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154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1.473cm"/>
    </style:style>
    <style:style style:name="co7" style:family="table-column">
      <style:table-column-properties fo:break-before="auto" style:column-width="2.427cm"/>
    </style:style>
    <style:style style:name="co8" style:family="table-column">
      <style:table-column-properties fo:break-before="auto" style:column-width="11.132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3.383cm"/>
    </style:style>
    <style:style style:name="co11" style:family="table-column">
      <style:table-column-properties fo:break-before="auto" style:column-width="2.302cm"/>
    </style:style>
    <style:style style:name="co12" style:family="table-column">
      <style:table-column-properties fo:break-before="auto" style:column-width="3.11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2" style:family="table-cell" style:parent-style-name="Default" style:data-style-name="N4"/>
    <style:style style:name="ce3" style:family="table-cell" style:parent-style-name="Default" style:data-style-name="N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mk_2024-10-10 18:25:25.597117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ce2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4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full_price</text:p>
          </table:table-cell>
          <table:table-cell table:style-name="Default" office:value-type="string" calcext:value-type="string">
            <text:p>area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overprice</text:p>
          </table:table-cell>
          <table:table-cell office:value-type="string" calcext:value-type="string">
            <text:p>pv+overpri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ject_name</text:p>
          </table:table-cell>
          <table:table-cell office:value-type="string" calcext:value-type="string">
            <text:p>preset</text:p>
          </table:table-cell>
          <table:table-cell table:style-name="Default" office:value-type="string" calcext:value-type="string">
            <text:p>sale_price</text:p>
          </table:table-cell>
          <table:table-cell table:style-name="Default" office:value-type="string" calcext:value-type="string">
            <text:p>sale_area_price</text:p>
          </table:table-cell>
          <table:table-cell table:style-name="Default" office:value-type="string" calcext:value-type="string">
            <text:p>sale_overprice</text:p>
          </table:table-cell>
          <table:table-cell table:style-name="Default" office:value-type="string" calcext:value-type="string">
            <text:p>sale_pv</text:p>
          </table:table-cell>
          <table:table-cell table:style-name="Default" office:value-type="string" calcext:value-type="string">
            <text:p>sale_pv+over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7078" calcext:value-type="float">
            <text:p>6817078</text:p>
          </table:table-cell>
          <table:table-cell office:value-type="float" office:value="48.31" calcext:value-type="float">
            <text:p>48,31</text:p>
          </table:table-cell>
          <table:table-cell office:value-type="float" office:value="1370232.68" calcext:value-type="float">
            <text:p>1370232,68</text:p>
          </table:table-cell>
          <table:table-cell office:value-type="float" office:value="855624" calcext:value-type="float">
            <text:p>855624</text:p>
          </table:table-cell>
          <table:table-cell office:value-type="float" office:value="2225856.68" calcext:value-type="float">
            <text:p>2225856,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993a3d09f.png</text:p>
          </table:table-cell>
          <table:table-cell table:formula="of:=IF([.H2]=&quot;Мегаполис&quot;;[.B2]*0.93;[.B2]*0.96)" office:value-type="float" office:value="6339882.54" calcext:value-type="float">
            <text:p>6 339 882,54</text:p>
          </table:table-cell>
          <table:table-cell table:formula="of:=[.J2]/[.C2]" office:value-type="float" office:value="131233.337611261" calcext:value-type="float">
            <text:p>131 233,34</text:p>
          </table:table-cell>
          <table:table-cell table:formula="of:=([.K2]-123400)*[.C2]" office:value-type="float" office:value="378428.539999999" calcext:value-type="float">
            <text:p>378 428,54</text:p>
          </table:table-cell>
          <table:table-cell table:formula="of:=[.J2]*0.2" office:value-type="float" office:value="1267976.508" calcext:value-type="float">
            <text:p>1 267 976,51</text:p>
          </table:table-cell>
          <table:table-cell table:formula="of:=IF([.L2]&lt;0;[.M2];[.L2]+[.M2])" office:value-type="float" office:value="1646405.048" calcext:value-type="float">
            <text:p>1 646 405,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95533" calcext:value-type="float">
            <text:p>6595533</text:p>
          </table:table-cell>
          <table:table-cell office:value-type="float" office:value="46.74" calcext:value-type="float">
            <text:p>46,74</text:p>
          </table:table-cell>
          <table:table-cell office:value-type="float" office:value="1325702.13" calcext:value-type="float">
            <text:p>1325702,13</text:p>
          </table:table-cell>
          <table:table-cell office:value-type="float" office:value="827817" calcext:value-type="float">
            <text:p>827817</text:p>
          </table:table-cell>
          <table:table-cell office:value-type="float" office:value="2153519.13" calcext:value-type="float">
            <text:p>2153519,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99405dba0.png</text:p>
          </table:table-cell>
          <table:table-cell table:formula="of:=IF([.H3]=&quot;Мегаполис&quot;;[.B3]*0.93;[.B3]*0.96)" office:value-type="float" office:value="6133845.69" calcext:value-type="float">
            <text:p>6 133 845,69</text:p>
          </table:table-cell>
          <table:table-cell table:formula="of:=[.J3]/[.C3]" office:value-type="float" office:value="131233.326700899" calcext:value-type="float">
            <text:p>131 233,33</text:p>
          </table:table-cell>
          <table:table-cell table:formula="of:=([.K3]-123400)*[.C3]" office:value-type="float" office:value="366129.69" calcext:value-type="float">
            <text:p>366 129,69</text:p>
          </table:table-cell>
          <table:table-cell table:formula="of:=[.J3]*0.2" office:value-type="float" office:value="1226769.138" calcext:value-type="float">
            <text:p>1 226 769,14</text:p>
          </table:table-cell>
          <table:table-cell table:formula="of:=IF([.L3]&lt;0;[.M3];[.L3]+[.M3])" office:value-type="float" office:value="1592898.828" calcext:value-type="float">
            <text:p>1 592 898,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51333" calcext:value-type="float">
            <text:p>6751333</text:p>
          </table:table-cell>
          <table:table-cell office:value-type="float" office:value="48.82" calcext:value-type="float">
            <text:p>48,82</text:p>
          </table:table-cell>
          <table:table-cell office:value-type="float" office:value="1357017.93" calcext:value-type="float">
            <text:p>1357017,93</text:p>
          </table:table-cell>
          <table:table-cell office:value-type="float" office:value="726945" calcext:value-type="float">
            <text:p>726945</text:p>
          </table:table-cell>
          <table:table-cell office:value-type="float" office:value="2083962.93" calcext:value-type="float">
            <text:p>2083962,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994208267.png</text:p>
          </table:table-cell>
          <table:table-cell table:formula="of:=IF([.H4]=&quot;Мегаполис&quot;;[.B4]*0.93;[.B4]*0.96)" office:value-type="float" office:value="6278739.69" calcext:value-type="float">
            <text:p>6 278 739,69</text:p>
          </table:table-cell>
          <table:table-cell table:formula="of:=[.J4]/[.C4]" office:value-type="float" office:value="128609.989553462" calcext:value-type="float">
            <text:p>128 609,99</text:p>
          </table:table-cell>
          <table:table-cell table:formula="of:=([.K4]-123400)*[.C4]" office:value-type="float" office:value="254351.690000001" calcext:value-type="float">
            <text:p>254 351,69</text:p>
          </table:table-cell>
          <table:table-cell table:formula="of:=[.J4]*0.2" office:value-type="float" office:value="1255747.938" calcext:value-type="float">
            <text:p>1 255 747,94</text:p>
          </table:table-cell>
          <table:table-cell table:formula="of:=IF([.L4]&lt;0;[.M4];[.L4]+[.M4])" office:value-type="float" office:value="1510099.628" calcext:value-type="float">
            <text:p>1 510 099,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66000" calcext:value-type="float">
            <text:p>6966000</text:p>
          </table:table-cell>
          <table:table-cell office:value-type="float" office:value="46.44" calcext:value-type="float">
            <text:p>46,44</text:p>
          </table:table-cell>
          <table:table-cell office:value-type="float" office:value="1400166" calcext:value-type="float">
            <text:p>1400166</text:p>
          </table:table-cell>
          <table:table-cell office:value-type="float" office:value="1235304" calcext:value-type="float">
            <text:p>1235304</text:p>
          </table:table-cell>
          <table:table-cell office:value-type="float" office:value="2635470" calcext:value-type="float">
            <text:p>26354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99553bcb5.png</text:p>
          </table:table-cell>
          <table:table-cell table:formula="of:=IF([.H5]=&quot;Мегаполис&quot;;[.B5]*0.93;[.B5]*0.96)" office:value-type="float" office:value="6478380" calcext:value-type="float">
            <text:p>6 478 380,00</text:p>
          </table:table-cell>
          <table:table-cell table:formula="of:=[.J5]/[.C5]" office:value-type="float" office:value="139500" calcext:value-type="float">
            <text:p>139 500,00</text:p>
          </table:table-cell>
          <table:table-cell table:formula="of:=([.K5]-123400)*[.C5]" office:value-type="float" office:value="747684" calcext:value-type="float">
            <text:p>747 684,00</text:p>
          </table:table-cell>
          <table:table-cell table:formula="of:=[.J5]*0.2" office:value-type="float" office:value="1295676" calcext:value-type="float">
            <text:p>1 295 676,00</text:p>
          </table:table-cell>
          <table:table-cell table:formula="of:=IF([.L5]&lt;0;[.M5];[.L5]+[.M5])" office:value-type="float" office:value="2043360" calcext:value-type="float">
            <text:p>2 043 36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03000" calcext:value-type="float">
            <text:p>7203000</text:p>
          </table:table-cell>
          <table:table-cell office:value-type="float" office:value="48.31" calcext:value-type="float">
            <text:p>48,31</text:p>
          </table:table-cell>
          <table:table-cell office:value-type="float" office:value="1447803" calcext:value-type="float">
            <text:p>1447803</text:p>
          </table:table-cell>
          <table:table-cell office:value-type="float" office:value="1241546" calcext:value-type="float">
            <text:p>1241546</text:p>
          </table:table-cell>
          <table:table-cell office:value-type="float" office:value="2689349" calcext:value-type="float">
            <text:p>26893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994d6ac7b.png</text:p>
          </table:table-cell>
          <table:table-cell table:formula="of:=IF([.H6]=&quot;Мегаполис&quot;;[.B6]*0.93;[.B6]*0.96)" office:value-type="float" office:value="6698790" calcext:value-type="float">
            <text:p>6 698 790,00</text:p>
          </table:table-cell>
          <table:table-cell table:formula="of:=[.J6]/[.C6]" office:value-type="float" office:value="138662.595735872" calcext:value-type="float">
            <text:p>138 662,60</text:p>
          </table:table-cell>
          <table:table-cell table:formula="of:=([.K6]-123400)*[.C6]" office:value-type="float" office:value="737336" calcext:value-type="float">
            <text:p>737 336,00</text:p>
          </table:table-cell>
          <table:table-cell table:formula="of:=[.J6]*0.2" office:value-type="float" office:value="1339758" calcext:value-type="float">
            <text:p>1 339 758,00</text:p>
          </table:table-cell>
          <table:table-cell table:formula="of:=IF([.L6]&lt;0;[.M6];[.L6]+[.M6])" office:value-type="float" office:value="2077094" calcext:value-type="float">
            <text:p>2 077 094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81000" calcext:value-type="float">
            <text:p>7281000</text:p>
          </table:table-cell>
          <table:table-cell office:value-type="float" office:value="48.54" calcext:value-type="float">
            <text:p>48,54</text:p>
          </table:table-cell>
          <table:table-cell office:value-type="float" office:value="1463481" calcext:value-type="float">
            <text:p>1463481</text:p>
          </table:table-cell>
          <table:table-cell office:value-type="float" office:value="1291164" calcext:value-type="float">
            <text:p>1291164</text:p>
          </table:table-cell>
          <table:table-cell office:value-type="float" office:value="2754645" calcext:value-type="float">
            <text:p>27546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995783eaf.png</text:p>
          </table:table-cell>
          <table:table-cell table:formula="of:=IF([.H7]=&quot;Мегаполис&quot;;[.B7]*0.93;[.B7]*0.96)" office:value-type="float" office:value="6771330" calcext:value-type="float">
            <text:p>6 771 330,00</text:p>
          </table:table-cell>
          <table:table-cell table:formula="of:=[.J7]/[.C7]" office:value-type="float" office:value="139500" calcext:value-type="float">
            <text:p>139 500,00</text:p>
          </table:table-cell>
          <table:table-cell table:formula="of:=([.K7]-123400)*[.C7]" office:value-type="float" office:value="781494" calcext:value-type="float">
            <text:p>781 494,00</text:p>
          </table:table-cell>
          <table:table-cell table:formula="of:=[.J7]*0.2" office:value-type="float" office:value="1354266" calcext:value-type="float">
            <text:p>1 354 266,00</text:p>
          </table:table-cell>
          <table:table-cell table:formula="of:=IF([.L7]&lt;0;[.M7];[.L7]+[.M7])" office:value-type="float" office:value="2135760" calcext:value-type="float">
            <text:p>2 135 76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03000" calcext:value-type="float">
            <text:p>7203000</text:p>
          </table:table-cell>
          <table:table-cell office:value-type="float" office:value="48.31" calcext:value-type="float">
            <text:p>48,31</text:p>
          </table:table-cell>
          <table:table-cell office:value-type="float" office:value="1447803" calcext:value-type="float">
            <text:p>1447803</text:p>
          </table:table-cell>
          <table:table-cell office:value-type="float" office:value="1241546" calcext:value-type="float">
            <text:p>1241546</text:p>
          </table:table-cell>
          <table:table-cell office:value-type="float" office:value="2689349" calcext:value-type="float">
            <text:p>268934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994d6ac7b.png</text:p>
          </table:table-cell>
          <table:table-cell table:formula="of:=IF([.H8]=&quot;Мегаполис&quot;;[.B8]*0.93;[.B8]*0.96)" office:value-type="float" office:value="6698790" calcext:value-type="float">
            <text:p>6 698 790,00</text:p>
          </table:table-cell>
          <table:table-cell table:formula="of:=[.J8]/[.C8]" office:value-type="float" office:value="138662.595735872" calcext:value-type="float">
            <text:p>138 662,60</text:p>
          </table:table-cell>
          <table:table-cell table:formula="of:=([.K8]-123400)*[.C8]" office:value-type="float" office:value="737336" calcext:value-type="float">
            <text:p>737 336,00</text:p>
          </table:table-cell>
          <table:table-cell table:formula="of:=[.J8]*0.2" office:value-type="float" office:value="1339758" calcext:value-type="float">
            <text:p>1 339 758,00</text:p>
          </table:table-cell>
          <table:table-cell table:formula="of:=IF([.L8]&lt;0;[.M8];[.L8]+[.M8])" office:value-type="float" office:value="2077094" calcext:value-type="float">
            <text:p>2 077 094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97533" calcext:value-type="float">
            <text:p>7297533</text:p>
          </table:table-cell>
          <table:table-cell office:value-type="float" office:value="47.94" calcext:value-type="float">
            <text:p>47,94</text:p>
          </table:table-cell>
          <table:table-cell office:value-type="float" office:value="1466804.13" calcext:value-type="float">
            <text:p>1466804,13</text:p>
          </table:table-cell>
          <table:table-cell office:value-type="float" office:value="1381737" calcext:value-type="float">
            <text:p>1381737</text:p>
          </table:table-cell>
          <table:table-cell office:value-type="float" office:value="2848541.13" calcext:value-type="float">
            <text:p>2848541,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9966eef4c.png</text:p>
          </table:table-cell>
          <table:table-cell table:formula="of:=IF([.H9]=&quot;Мегаполис&quot;;[.B9]*0.93;[.B9]*0.96)" office:value-type="float" office:value="6786705.69" calcext:value-type="float">
            <text:p>6 786 705,69</text:p>
          </table:table-cell>
          <table:table-cell table:formula="of:=[.J9]/[.C9]" office:value-type="float" office:value="141566.66020025" calcext:value-type="float">
            <text:p>141 566,66</text:p>
          </table:table-cell>
          <table:table-cell table:formula="of:=([.K9]-123400)*[.C9]" office:value-type="float" office:value="870909.690000001" calcext:value-type="float">
            <text:p>870 909,69</text:p>
          </table:table-cell>
          <table:table-cell table:formula="of:=[.J9]*0.2" office:value-type="float" office:value="1357341.138" calcext:value-type="float">
            <text:p>1 357 341,14</text:p>
          </table:table-cell>
          <table:table-cell table:formula="of:=IF([.L9]&lt;0;[.M9];[.L9]+[.M9])" office:value-type="float" office:value="2228250.828" calcext:value-type="float">
            <text:p>2 228 250,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58544" calcext:value-type="float">
            <text:p>7058544</text:p>
          </table:table-cell>
          <table:table-cell office:value-type="float" office:value="46.37" calcext:value-type="float">
            <text:p>46,37</text:p>
          </table:table-cell>
          <table:table-cell office:value-type="float" office:value="1418767.34" calcext:value-type="float">
            <text:p>1418767,34</text:p>
          </table:table-cell>
          <table:table-cell office:value-type="float" office:value="1336486" calcext:value-type="float">
            <text:p>1336486</text:p>
          </table:table-cell>
          <table:table-cell office:value-type="float" office:value="2755253.34" calcext:value-type="float">
            <text:p>2755253,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99a947725.png</text:p>
          </table:table-cell>
          <table:table-cell table:formula="of:=IF([.H10]=&quot;Мегаполис&quot;;[.B10]*0.93;[.B10]*0.96)" office:value-type="float" office:value="6564445.92" calcext:value-type="float">
            <text:p>6 564 445,92</text:p>
          </table:table-cell>
          <table:table-cell table:formula="of:=[.J10]/[.C10]" office:value-type="float" office:value="141566.657752857" calcext:value-type="float">
            <text:p>141 566,66</text:p>
          </table:table-cell>
          <table:table-cell table:formula="of:=([.K10]-123400)*[.C10]" office:value-type="float" office:value="842387.92" calcext:value-type="float">
            <text:p>842 387,92</text:p>
          </table:table-cell>
          <table:table-cell table:formula="of:=[.J10]*0.2" office:value-type="float" office:value="1312889.184" calcext:value-type="float">
            <text:p>1 312 889,18</text:p>
          </table:table-cell>
          <table:table-cell table:formula="of:=IF([.L10]&lt;0;[.M10];[.L10]+[.M10])" office:value-type="float" office:value="2155277.104" calcext:value-type="float">
            <text:p>2 155 277,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58544" calcext:value-type="float">
            <text:p>7058544</text:p>
          </table:table-cell>
          <table:table-cell office:value-type="float" office:value="46.37" calcext:value-type="float">
            <text:p>46,37</text:p>
          </table:table-cell>
          <table:table-cell office:value-type="float" office:value="1418767.34" calcext:value-type="float">
            <text:p>1418767,34</text:p>
          </table:table-cell>
          <table:table-cell office:value-type="float" office:value="1336486" calcext:value-type="float">
            <text:p>1336486</text:p>
          </table:table-cell>
          <table:table-cell office:value-type="float" office:value="2755253.34" calcext:value-type="float">
            <text:p>2755253,3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99a947725.png</text:p>
          </table:table-cell>
          <table:table-cell table:formula="of:=IF([.H11]=&quot;Мегаполис&quot;;[.B11]*0.93;[.B11]*0.96)" office:value-type="float" office:value="6564445.92" calcext:value-type="float">
            <text:p>6 564 445,92</text:p>
          </table:table-cell>
          <table:table-cell table:formula="of:=[.J11]/[.C11]" office:value-type="float" office:value="141566.657752857" calcext:value-type="float">
            <text:p>141 566,66</text:p>
          </table:table-cell>
          <table:table-cell table:formula="of:=([.K11]-123400)*[.C11]" office:value-type="float" office:value="842387.92" calcext:value-type="float">
            <text:p>842 387,92</text:p>
          </table:table-cell>
          <table:table-cell table:formula="of:=[.J11]*0.2" office:value-type="float" office:value="1312889.184" calcext:value-type="float">
            <text:p>1 312 889,18</text:p>
          </table:table-cell>
          <table:table-cell table:formula="of:=IF([.L11]&lt;0;[.M11];[.L11]+[.M11])" office:value-type="float" office:value="2155277.104" calcext:value-type="float">
            <text:p>2 155 277,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40611" calcext:value-type="float">
            <text:p>8140611</text:p>
          </table:table-cell>
          <table:table-cell office:value-type="float" office:value="60.55" calcext:value-type="float">
            <text:p>60,55</text:p>
          </table:table-cell>
          <table:table-cell office:value-type="float" office:value="1636262.81" calcext:value-type="float">
            <text:p>1636262,81</text:p>
          </table:table-cell>
          <table:table-cell office:value-type="float" office:value="668741" calcext:value-type="float">
            <text:p>668741</text:p>
          </table:table-cell>
          <table:table-cell office:value-type="float" office:value="2305003.81" calcext:value-type="float">
            <text:p>2305003,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48b05f6b9.png</text:p>
          </table:table-cell>
          <table:table-cell table:formula="of:=IF([.H12]=&quot;Мегаполис&quot;;[.B12]*0.93;[.B12]*0.96)" office:value-type="float" office:value="7570768.23" calcext:value-type="float">
            <text:p>7 570 768,23</text:p>
          </table:table-cell>
          <table:table-cell table:formula="of:=[.J12]/[.C12]" office:value-type="float" office:value="125033.331626755" calcext:value-type="float">
            <text:p>125 033,33</text:p>
          </table:table-cell>
          <table:table-cell table:formula="of:=([.K12]-123400)*[.C12]" office:value-type="float" office:value="98898.2300000009" calcext:value-type="float">
            <text:p>98 898,23</text:p>
          </table:table-cell>
          <table:table-cell table:formula="of:=[.J12]*0.2" office:value-type="float" office:value="1514153.646" calcext:value-type="float">
            <text:p>1 514 153,65</text:p>
          </table:table-cell>
          <table:table-cell table:formula="of:=IF([.L12]&lt;0;[.M12];[.L12]+[.M12])" office:value-type="float" office:value="1613051.876" calcext:value-type="float">
            <text:p>1 613 051,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50244" calcext:value-type="float">
            <text:p>7050244</text:p>
          </table:table-cell>
          <table:table-cell office:value-type="float" office:value="52.01" calcext:value-type="float">
            <text:p>52,01</text:p>
          </table:table-cell>
          <table:table-cell office:value-type="float" office:value="1417099.04" calcext:value-type="float">
            <text:p>1417099,04</text:p>
          </table:table-cell>
          <table:table-cell office:value-type="float" office:value="632210" calcext:value-type="float">
            <text:p>632210</text:p>
          </table:table-cell>
          <table:table-cell office:value-type="float" office:value="2049309.04" calcext:value-type="float">
            <text:p>2049309,0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48b3115fa.png</text:p>
          </table:table-cell>
          <table:table-cell table:formula="of:=IF([.H13]=&quot;Мегаполис&quot;;[.B13]*0.93;[.B13]*0.96)" office:value-type="float" office:value="6556726.92" calcext:value-type="float">
            <text:p>6 556 726,92</text:p>
          </table:table-cell>
          <table:table-cell table:formula="of:=[.J13]/[.C13]" office:value-type="float" office:value="126066.658719477" calcext:value-type="float">
            <text:p>126 066,66</text:p>
          </table:table-cell>
          <table:table-cell table:formula="of:=([.K13]-123400)*[.C13]" office:value-type="float" office:value="138692.92" calcext:value-type="float">
            <text:p>138 692,92</text:p>
          </table:table-cell>
          <table:table-cell table:formula="of:=[.J13]*0.2" office:value-type="float" office:value="1311345.384" calcext:value-type="float">
            <text:p>1 311 345,38</text:p>
          </table:table-cell>
          <table:table-cell table:formula="of:=IF([.L13]&lt;0;[.M13];[.L13]+[.M13])" office:value-type="float" office:value="1450038.304" calcext:value-type="float">
            <text:p>1 450 038,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75356" calcext:value-type="float">
            <text:p>8175356</text:p>
          </table:table-cell>
          <table:table-cell office:value-type="float" office:value="60.31" calcext:value-type="float">
            <text:p>60,31</text:p>
          </table:table-cell>
          <table:table-cell office:value-type="float" office:value="1643246.56" calcext:value-type="float">
            <text:p>1643246,56</text:p>
          </table:table-cell>
          <table:table-cell office:value-type="float" office:value="733102" calcext:value-type="float">
            <text:p>733102</text:p>
          </table:table-cell>
          <table:table-cell office:value-type="float" office:value="2376348.56" calcext:value-type="float">
            <text:p>2376348,5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b62c3f30.png</text:p>
          </table:table-cell>
          <table:table-cell table:formula="of:=IF([.H14]=&quot;Мегаполис&quot;;[.B14]*0.93;[.B14]*0.96)" office:value-type="float" office:value="7603081.08" calcext:value-type="float">
            <text:p>7 603 081,08</text:p>
          </table:table-cell>
          <table:table-cell table:formula="of:=[.J14]/[.C14]" office:value-type="float" office:value="126066.673520146" calcext:value-type="float">
            <text:p>126 066,67</text:p>
          </table:table-cell>
          <table:table-cell table:formula="of:=([.K14]-123400)*[.C14]" office:value-type="float" office:value="160827.08" calcext:value-type="float">
            <text:p>160 827,08</text:p>
          </table:table-cell>
          <table:table-cell table:formula="of:=[.J14]*0.2" office:value-type="float" office:value="1520616.216" calcext:value-type="float">
            <text:p>1 520 616,22</text:p>
          </table:table-cell>
          <table:table-cell table:formula="of:=IF([.L14]&lt;0;[.M14];[.L14]+[.M14])" office:value-type="float" office:value="1681443.296" calcext:value-type="float">
            <text:p>1 681 443,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90267" calcext:value-type="float">
            <text:p>6790267</text:p>
          </table:table-cell>
          <table:table-cell office:value-type="float" office:value="48.12" calcext:value-type="float">
            <text:p>48,12</text:p>
          </table:table-cell>
          <table:table-cell office:value-type="float" office:value="1364843.67" calcext:value-type="float">
            <text:p>1364843,67</text:p>
          </table:table-cell>
          <table:table-cell office:value-type="float" office:value="852259" calcext:value-type="float">
            <text:p>852259</text:p>
          </table:table-cell>
          <table:table-cell office:value-type="float" office:value="2217102.67" calcext:value-type="float">
            <text:p>2217102,6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b64663fb.png</text:p>
          </table:table-cell>
          <table:table-cell table:formula="of:=IF([.H15]=&quot;Мегаполис&quot;;[.B15]*0.93;[.B15]*0.96)" office:value-type="float" office:value="6314948.31" calcext:value-type="float">
            <text:p>6 314 948,31</text:p>
          </table:table-cell>
          <table:table-cell table:formula="of:=[.J15]/[.C15]" office:value-type="float" office:value="131233.339775561" calcext:value-type="float">
            <text:p>131 233,34</text:p>
          </table:table-cell>
          <table:table-cell table:formula="of:=([.K15]-123400)*[.C15]" office:value-type="float" office:value="376940.310000001" calcext:value-type="float">
            <text:p>376 940,31</text:p>
          </table:table-cell>
          <table:table-cell table:formula="of:=[.J15]*0.2" office:value-type="float" office:value="1262989.662" calcext:value-type="float">
            <text:p>1 262 989,66</text:p>
          </table:table-cell>
          <table:table-cell table:formula="of:=IF([.L15]&lt;0;[.M15];[.L15]+[.M15])" office:value-type="float" office:value="1639929.972" calcext:value-type="float">
            <text:p>1 639 929,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51.3" calcext:value-type="float">
            <text:p>51,3</text:p>
          </table:table-cell>
          <table:table-cell office:value-type="float" office:value="1432125" calcext:value-type="float">
            <text:p>1432125</text:p>
          </table:table-cell>
          <table:table-cell office:value-type="float" office:value="794580" calcext:value-type="float">
            <text:p>794580</text:p>
          </table:table-cell>
          <table:table-cell office:value-type="float" office:value="2226705" calcext:value-type="float">
            <text:p>22267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b6be4b6c.png</text:p>
          </table:table-cell>
          <table:table-cell table:formula="of:=IF([.H16]=&quot;Мегаполис&quot;;[.B16]*0.93;[.B16]*0.96)" office:value-type="float" office:value="6626250" calcext:value-type="float">
            <text:p>6 626 250,00</text:p>
          </table:table-cell>
          <table:table-cell table:formula="of:=[.J16]/[.C16]" office:value-type="float" office:value="129166.666666667" calcext:value-type="float">
            <text:p>129 166,67</text:p>
          </table:table-cell>
          <table:table-cell table:formula="of:=([.K16]-123400)*[.C16]" office:value-type="float" office:value="295830" calcext:value-type="float">
            <text:p>295 830,00</text:p>
          </table:table-cell>
          <table:table-cell table:formula="of:=[.J16]*0.2" office:value-type="float" office:value="1325250" calcext:value-type="float">
            <text:p>1 325 250,00</text:p>
          </table:table-cell>
          <table:table-cell table:formula="of:=IF([.L16]&lt;0;[.M16];[.L16]+[.M16])" office:value-type="float" office:value="1621080" calcext:value-type="float">
            <text:p>1 621 08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75356" calcext:value-type="float">
            <text:p>8175356</text:p>
          </table:table-cell>
          <table:table-cell office:value-type="float" office:value="60.31" calcext:value-type="float">
            <text:p>60,31</text:p>
          </table:table-cell>
          <table:table-cell office:value-type="float" office:value="1643246.56" calcext:value-type="float">
            <text:p>1643246,56</text:p>
          </table:table-cell>
          <table:table-cell office:value-type="float" office:value="733102" calcext:value-type="float">
            <text:p>733102</text:p>
          </table:table-cell>
          <table:table-cell office:value-type="float" office:value="2376348.56" calcext:value-type="float">
            <text:p>2376348,5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b62c3f30.png</text:p>
          </table:table-cell>
          <table:table-cell table:formula="of:=IF([.H17]=&quot;Мегаполис&quot;;[.B17]*0.93;[.B17]*0.96)" office:value-type="float" office:value="7603081.08" calcext:value-type="float">
            <text:p>7 603 081,08</text:p>
          </table:table-cell>
          <table:table-cell table:formula="of:=[.J17]/[.C17]" office:value-type="float" office:value="126066.673520146" calcext:value-type="float">
            <text:p>126 066,67</text:p>
          </table:table-cell>
          <table:table-cell table:formula="of:=([.K17]-123400)*[.C17]" office:value-type="float" office:value="160827.08" calcext:value-type="float">
            <text:p>160 827,08</text:p>
          </table:table-cell>
          <table:table-cell table:formula="of:=[.J17]*0.2" office:value-type="float" office:value="1520616.216" calcext:value-type="float">
            <text:p>1 520 616,22</text:p>
          </table:table-cell>
          <table:table-cell table:formula="of:=IF([.L17]&lt;0;[.M17];[.L17]+[.M17])" office:value-type="float" office:value="1681443.296" calcext:value-type="float">
            <text:p>1 681 443,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90267" calcext:value-type="float">
            <text:p>6790267</text:p>
          </table:table-cell>
          <table:table-cell office:value-type="float" office:value="48.12" calcext:value-type="float">
            <text:p>48,12</text:p>
          </table:table-cell>
          <table:table-cell office:value-type="float" office:value="1364843.67" calcext:value-type="float">
            <text:p>1364843,67</text:p>
          </table:table-cell>
          <table:table-cell office:value-type="float" office:value="852259" calcext:value-type="float">
            <text:p>852259</text:p>
          </table:table-cell>
          <table:table-cell office:value-type="float" office:value="2217102.67" calcext:value-type="float">
            <text:p>2217102,6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b64663fb.png</text:p>
          </table:table-cell>
          <table:table-cell table:formula="of:=IF([.H18]=&quot;Мегаполис&quot;;[.B18]*0.93;[.B18]*0.96)" office:value-type="float" office:value="6314948.31" calcext:value-type="float">
            <text:p>6 314 948,31</text:p>
          </table:table-cell>
          <table:table-cell table:formula="of:=[.J18]/[.C18]" office:value-type="float" office:value="131233.339775561" calcext:value-type="float">
            <text:p>131 233,34</text:p>
          </table:table-cell>
          <table:table-cell table:formula="of:=([.K18]-123400)*[.C18]" office:value-type="float" office:value="376940.310000001" calcext:value-type="float">
            <text:p>376 940,31</text:p>
          </table:table-cell>
          <table:table-cell table:formula="of:=[.J18]*0.2" office:value-type="float" office:value="1262989.662" calcext:value-type="float">
            <text:p>1 262 989,66</text:p>
          </table:table-cell>
          <table:table-cell table:formula="of:=IF([.L18]&lt;0;[.M18];[.L18]+[.M18])" office:value-type="float" office:value="1639929.972" calcext:value-type="float">
            <text:p>1 639 929,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51.3" calcext:value-type="float">
            <text:p>51,3</text:p>
          </table:table-cell>
          <table:table-cell office:value-type="float" office:value="1432125" calcext:value-type="float">
            <text:p>1432125</text:p>
          </table:table-cell>
          <table:table-cell office:value-type="float" office:value="794580" calcext:value-type="float">
            <text:p>794580</text:p>
          </table:table-cell>
          <table:table-cell office:value-type="float" office:value="2226705" calcext:value-type="float">
            <text:p>222670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b6be4b6c.png</text:p>
          </table:table-cell>
          <table:table-cell table:formula="of:=IF([.H19]=&quot;Мегаполис&quot;;[.B19]*0.93;[.B19]*0.96)" office:value-type="float" office:value="6626250" calcext:value-type="float">
            <text:p>6 626 250,00</text:p>
          </table:table-cell>
          <table:table-cell table:formula="of:=[.J19]/[.C19]" office:value-type="float" office:value="129166.666666667" calcext:value-type="float">
            <text:p>129 166,67</text:p>
          </table:table-cell>
          <table:table-cell table:formula="of:=([.K19]-123400)*[.C19]" office:value-type="float" office:value="295830" calcext:value-type="float">
            <text:p>295 830,00</text:p>
          </table:table-cell>
          <table:table-cell table:formula="of:=[.J19]*0.2" office:value-type="float" office:value="1325250" calcext:value-type="float">
            <text:p>1 325 250,00</text:p>
          </table:table-cell>
          <table:table-cell table:formula="of:=IF([.L19]&lt;0;[.M19];[.L19]+[.M19])" office:value-type="float" office:value="1621080" calcext:value-type="float">
            <text:p>1 621 08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75356" calcext:value-type="float">
            <text:p>8175356</text:p>
          </table:table-cell>
          <table:table-cell office:value-type="float" office:value="60.31" calcext:value-type="float">
            <text:p>60,31</text:p>
          </table:table-cell>
          <table:table-cell office:value-type="float" office:value="1643246.56" calcext:value-type="float">
            <text:p>1643246,56</text:p>
          </table:table-cell>
          <table:table-cell office:value-type="float" office:value="733102" calcext:value-type="float">
            <text:p>733102</text:p>
          </table:table-cell>
          <table:table-cell office:value-type="float" office:value="2376348.56" calcext:value-type="float">
            <text:p>2376348,5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b62c3f30.png</text:p>
          </table:table-cell>
          <table:table-cell table:formula="of:=IF([.H20]=&quot;Мегаполис&quot;;[.B20]*0.93;[.B20]*0.96)" office:value-type="float" office:value="7603081.08" calcext:value-type="float">
            <text:p>7 603 081,08</text:p>
          </table:table-cell>
          <table:table-cell table:formula="of:=[.J20]/[.C20]" office:value-type="float" office:value="126066.673520146" calcext:value-type="float">
            <text:p>126 066,67</text:p>
          </table:table-cell>
          <table:table-cell table:formula="of:=([.K20]-123400)*[.C20]" office:value-type="float" office:value="160827.08" calcext:value-type="float">
            <text:p>160 827,08</text:p>
          </table:table-cell>
          <table:table-cell table:formula="of:=[.J20]*0.2" office:value-type="float" office:value="1520616.216" calcext:value-type="float">
            <text:p>1 520 616,22</text:p>
          </table:table-cell>
          <table:table-cell table:formula="of:=IF([.L20]&lt;0;[.M20];[.L20]+[.M20])" office:value-type="float" office:value="1681443.296" calcext:value-type="float">
            <text:p>1 681 443,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90267" calcext:value-type="float">
            <text:p>6790267</text:p>
          </table:table-cell>
          <table:table-cell office:value-type="float" office:value="48.12" calcext:value-type="float">
            <text:p>48,12</text:p>
          </table:table-cell>
          <table:table-cell office:value-type="float" office:value="1364843.67" calcext:value-type="float">
            <text:p>1364843,67</text:p>
          </table:table-cell>
          <table:table-cell office:value-type="float" office:value="852259" calcext:value-type="float">
            <text:p>852259</text:p>
          </table:table-cell>
          <table:table-cell office:value-type="float" office:value="2217102.67" calcext:value-type="float">
            <text:p>2217102,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b64663fb.png</text:p>
          </table:table-cell>
          <table:table-cell table:formula="of:=IF([.H21]=&quot;Мегаполис&quot;;[.B21]*0.93;[.B21]*0.96)" office:value-type="float" office:value="6314948.31" calcext:value-type="float">
            <text:p>6 314 948,31</text:p>
          </table:table-cell>
          <table:table-cell table:formula="of:=[.J21]/[.C21]" office:value-type="float" office:value="131233.339775561" calcext:value-type="float">
            <text:p>131 233,34</text:p>
          </table:table-cell>
          <table:table-cell table:formula="of:=([.K21]-123400)*[.C21]" office:value-type="float" office:value="376940.310000001" calcext:value-type="float">
            <text:p>376 940,31</text:p>
          </table:table-cell>
          <table:table-cell table:formula="of:=[.J21]*0.2" office:value-type="float" office:value="1262989.662" calcext:value-type="float">
            <text:p>1 262 989,66</text:p>
          </table:table-cell>
          <table:table-cell table:formula="of:=IF([.L21]&lt;0;[.M21];[.L21]+[.M21])" office:value-type="float" office:value="1639929.972" calcext:value-type="float">
            <text:p>1 639 929,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51.3" calcext:value-type="float">
            <text:p>51,3</text:p>
          </table:table-cell>
          <table:table-cell office:value-type="float" office:value="1432125" calcext:value-type="float">
            <text:p>1432125</text:p>
          </table:table-cell>
          <table:table-cell office:value-type="float" office:value="794580" calcext:value-type="float">
            <text:p>794580</text:p>
          </table:table-cell>
          <table:table-cell office:value-type="float" office:value="2226705" calcext:value-type="float">
            <text:p>222670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b6be4b6c.png</text:p>
          </table:table-cell>
          <table:table-cell table:formula="of:=IF([.H22]=&quot;Мегаполис&quot;;[.B22]*0.93;[.B22]*0.96)" office:value-type="float" office:value="6626250" calcext:value-type="float">
            <text:p>6 626 250,00</text:p>
          </table:table-cell>
          <table:table-cell table:formula="of:=[.J22]/[.C22]" office:value-type="float" office:value="129166.666666667" calcext:value-type="float">
            <text:p>129 166,67</text:p>
          </table:table-cell>
          <table:table-cell table:formula="of:=([.K22]-123400)*[.C22]" office:value-type="float" office:value="295830" calcext:value-type="float">
            <text:p>295 830,00</text:p>
          </table:table-cell>
          <table:table-cell table:formula="of:=[.J22]*0.2" office:value-type="float" office:value="1325250" calcext:value-type="float">
            <text:p>1 325 250,00</text:p>
          </table:table-cell>
          <table:table-cell table:formula="of:=IF([.L22]&lt;0;[.M22];[.L22]+[.M22])" office:value-type="float" office:value="1621080" calcext:value-type="float">
            <text:p>1 621 08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232800" calcext:value-type="float">
            <text:p>8232800</text:p>
          </table:table-cell>
          <table:table-cell office:value-type="float" office:value="60.24" calcext:value-type="float">
            <text:p>60,24</text:p>
          </table:table-cell>
          <table:table-cell office:value-type="float" office:value="1654792.8" calcext:value-type="float">
            <text:p>1654792,8</text:p>
          </table:table-cell>
          <table:table-cell office:value-type="float" office:value="799184" calcext:value-type="float">
            <text:p>799184</text:p>
          </table:table-cell>
          <table:table-cell office:value-type="float" office:value="2453976.8" calcext:value-type="float">
            <text:p>2453976,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c0d1de36.png</text:p>
          </table:table-cell>
          <table:table-cell table:formula="of:=IF([.H23]=&quot;Мегаполис&quot;;[.B23]*0.93;[.B23]*0.96)" office:value-type="float" office:value="7656504" calcext:value-type="float">
            <text:p>7 656 504,00</text:p>
          </table:table-cell>
          <table:table-cell table:formula="of:=[.J23]/[.C23]" office:value-type="float" office:value="127100" calcext:value-type="float">
            <text:p>127 100,00</text:p>
          </table:table-cell>
          <table:table-cell table:formula="of:=([.K23]-123400)*[.C23]" office:value-type="float" office:value="222888" calcext:value-type="float">
            <text:p>222 888,00</text:p>
          </table:table-cell>
          <table:table-cell table:formula="of:=[.J23]*0.2" office:value-type="float" office:value="1531300.8" calcext:value-type="float">
            <text:p>1 531 300,80</text:p>
          </table:table-cell>
          <table:table-cell table:formula="of:=IF([.L23]&lt;0;[.M23];[.L23]+[.M23])" office:value-type="float" office:value="1754188.8" calcext:value-type="float">
            <text:p>1 754 188,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13889" calcext:value-type="float">
            <text:p>7113889</text:p>
          </table:table-cell>
          <table:table-cell office:value-type="float" office:value="51.22" calcext:value-type="float">
            <text:p>51,22</text:p>
          </table:table-cell>
          <table:table-cell office:value-type="float" office:value="1429891.69" calcext:value-type="float">
            <text:p>1429891,69</text:p>
          </table:table-cell>
          <table:table-cell office:value-type="float" office:value="793341" calcext:value-type="float">
            <text:p>793341</text:p>
          </table:table-cell>
          <table:table-cell office:value-type="float" office:value="2223232.69" calcext:value-type="float">
            <text:p>2223232,6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c1434837.png</text:p>
          </table:table-cell>
          <table:table-cell table:formula="of:=IF([.H24]=&quot;Мегаполис&quot;;[.B24]*0.93;[.B24]*0.96)" office:value-type="float" office:value="6615916.77" calcext:value-type="float">
            <text:p>6 615 916,77</text:p>
          </table:table-cell>
          <table:table-cell table:formula="of:=[.J24]/[.C24]" office:value-type="float" office:value="129166.668684108" calcext:value-type="float">
            <text:p>129 166,67</text:p>
          </table:table-cell>
          <table:table-cell table:formula="of:=([.K24]-123400)*[.C24]" office:value-type="float" office:value="295368.770000001" calcext:value-type="float">
            <text:p>295 368,77</text:p>
          </table:table-cell>
          <table:table-cell table:formula="of:=[.J24]*0.2" office:value-type="float" office:value="1323183.354" calcext:value-type="float">
            <text:p>1 323 183,35</text:p>
          </table:table-cell>
          <table:table-cell table:formula="of:=IF([.L24]&lt;0;[.M24];[.L24]+[.M24])" office:value-type="float" office:value="1618552.124" calcext:value-type="float">
            <text:p>1 618 552,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32800" calcext:value-type="float">
            <text:p>8232800</text:p>
          </table:table-cell>
          <table:table-cell office:value-type="float" office:value="60.24" calcext:value-type="float">
            <text:p>60,24</text:p>
          </table:table-cell>
          <table:table-cell office:value-type="float" office:value="1654792.8" calcext:value-type="float">
            <text:p>1654792,8</text:p>
          </table:table-cell>
          <table:table-cell office:value-type="float" office:value="799184" calcext:value-type="float">
            <text:p>799184</text:p>
          </table:table-cell>
          <table:table-cell office:value-type="float" office:value="2453976.8" calcext:value-type="float">
            <text:p>2453976,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c0d1de36.png</text:p>
          </table:table-cell>
          <table:table-cell table:formula="of:=IF([.H25]=&quot;Мегаполис&quot;;[.B25]*0.93;[.B25]*0.96)" office:value-type="float" office:value="7656504" calcext:value-type="float">
            <text:p>7 656 504,00</text:p>
          </table:table-cell>
          <table:table-cell table:formula="of:=[.J25]/[.C25]" office:value-type="float" office:value="127100" calcext:value-type="float">
            <text:p>127 100,00</text:p>
          </table:table-cell>
          <table:table-cell table:formula="of:=([.K25]-123400)*[.C25]" office:value-type="float" office:value="222888" calcext:value-type="float">
            <text:p>222 888,00</text:p>
          </table:table-cell>
          <table:table-cell table:formula="of:=[.J25]*0.2" office:value-type="float" office:value="1531300.8" calcext:value-type="float">
            <text:p>1 531 300,80</text:p>
          </table:table-cell>
          <table:table-cell table:formula="of:=IF([.L25]&lt;0;[.M25];[.L25]+[.M25])" office:value-type="float" office:value="1754188.8" calcext:value-type="float">
            <text:p>1 754 188,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113889" calcext:value-type="float">
            <text:p>7113889</text:p>
          </table:table-cell>
          <table:table-cell office:value-type="float" office:value="51.22" calcext:value-type="float">
            <text:p>51,22</text:p>
          </table:table-cell>
          <table:table-cell office:value-type="float" office:value="1429891.69" calcext:value-type="float">
            <text:p>1429891,69</text:p>
          </table:table-cell>
          <table:table-cell office:value-type="float" office:value="793341" calcext:value-type="float">
            <text:p>793341</text:p>
          </table:table-cell>
          <table:table-cell office:value-type="float" office:value="2223232.69" calcext:value-type="float">
            <text:p>2223232,6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c1434837.png</text:p>
          </table:table-cell>
          <table:table-cell table:formula="of:=IF([.H26]=&quot;Мегаполис&quot;;[.B26]*0.93;[.B26]*0.96)" office:value-type="float" office:value="6615916.77" calcext:value-type="float">
            <text:p>6 615 916,77</text:p>
          </table:table-cell>
          <table:table-cell table:formula="of:=[.J26]/[.C26]" office:value-type="float" office:value="129166.668684108" calcext:value-type="float">
            <text:p>129 166,67</text:p>
          </table:table-cell>
          <table:table-cell table:formula="of:=([.K26]-123400)*[.C26]" office:value-type="float" office:value="295368.770000001" calcext:value-type="float">
            <text:p>295 368,77</text:p>
          </table:table-cell>
          <table:table-cell table:formula="of:=[.J26]*0.2" office:value-type="float" office:value="1323183.354" calcext:value-type="float">
            <text:p>1 323 183,35</text:p>
          </table:table-cell>
          <table:table-cell table:formula="of:=IF([.L26]&lt;0;[.M26];[.L26]+[.M26])" office:value-type="float" office:value="1618552.124" calcext:value-type="float">
            <text:p>1 618 552,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32800" calcext:value-type="float">
            <text:p>8232800</text:p>
          </table:table-cell>
          <table:table-cell office:value-type="float" office:value="60.24" calcext:value-type="float">
            <text:p>60,24</text:p>
          </table:table-cell>
          <table:table-cell office:value-type="float" office:value="1654792.8" calcext:value-type="float">
            <text:p>1654792,8</text:p>
          </table:table-cell>
          <table:table-cell office:value-type="float" office:value="799184" calcext:value-type="float">
            <text:p>799184</text:p>
          </table:table-cell>
          <table:table-cell office:value-type="float" office:value="2453976.8" calcext:value-type="float">
            <text:p>2453976,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c0d1de36.png</text:p>
          </table:table-cell>
          <table:table-cell table:formula="of:=IF([.H27]=&quot;Мегаполис&quot;;[.B27]*0.93;[.B27]*0.96)" office:value-type="float" office:value="7656504" calcext:value-type="float">
            <text:p>7 656 504,00</text:p>
          </table:table-cell>
          <table:table-cell table:formula="of:=[.J27]/[.C27]" office:value-type="float" office:value="127100" calcext:value-type="float">
            <text:p>127 100,00</text:p>
          </table:table-cell>
          <table:table-cell table:formula="of:=([.K27]-123400)*[.C27]" office:value-type="float" office:value="222888" calcext:value-type="float">
            <text:p>222 888,00</text:p>
          </table:table-cell>
          <table:table-cell table:formula="of:=[.J27]*0.2" office:value-type="float" office:value="1531300.8" calcext:value-type="float">
            <text:p>1 531 300,80</text:p>
          </table:table-cell>
          <table:table-cell table:formula="of:=IF([.L27]&lt;0;[.M27];[.L27]+[.M27])" office:value-type="float" office:value="1754188.8" calcext:value-type="float">
            <text:p>1 754 188,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939111" calcext:value-type="float">
            <text:p>6939111</text:p>
          </table:table-cell>
          <table:table-cell office:value-type="float" office:value="48.04" calcext:value-type="float">
            <text:p>48,04</text:p>
          </table:table-cell>
          <table:table-cell office:value-type="float" office:value="1394761.31" calcext:value-type="float">
            <text:p>1394761,31</text:p>
          </table:table-cell>
          <table:table-cell office:value-type="float" office:value="1010975" calcext:value-type="float">
            <text:p>1010975</text:p>
          </table:table-cell>
          <table:table-cell office:value-type="float" office:value="2405736.31" calcext:value-type="float">
            <text:p>2405736,3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c0ed44ef.png</text:p>
          </table:table-cell>
          <table:table-cell table:formula="of:=IF([.H28]=&quot;Мегаполис&quot;;[.B28]*0.93;[.B28]*0.96)" office:value-type="float" office:value="6453373.23" calcext:value-type="float">
            <text:p>6 453 373,23</text:p>
          </table:table-cell>
          <table:table-cell table:formula="of:=[.J28]/[.C28]" office:value-type="float" office:value="134333.331182348" calcext:value-type="float">
            <text:p>134 333,33</text:p>
          </table:table-cell>
          <table:table-cell table:formula="of:=([.K28]-123400)*[.C28]" office:value-type="float" office:value="525237.23" calcext:value-type="float">
            <text:p>525 237,23</text:p>
          </table:table-cell>
          <table:table-cell table:formula="of:=[.J28]*0.2" office:value-type="float" office:value="1290674.646" calcext:value-type="float">
            <text:p>1 290 674,65</text:p>
          </table:table-cell>
          <table:table-cell table:formula="of:=IF([.L28]&lt;0;[.M28];[.L28]+[.M28])" office:value-type="float" office:value="1815911.876" calcext:value-type="float">
            <text:p>1 815 911,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13889" calcext:value-type="float">
            <text:p>7113889</text:p>
          </table:table-cell>
          <table:table-cell office:value-type="float" office:value="51.22" calcext:value-type="float">
            <text:p>51,22</text:p>
          </table:table-cell>
          <table:table-cell office:value-type="float" office:value="1429891.69" calcext:value-type="float">
            <text:p>1429891,69</text:p>
          </table:table-cell>
          <table:table-cell office:value-type="float" office:value="793341" calcext:value-type="float">
            <text:p>793341</text:p>
          </table:table-cell>
          <table:table-cell office:value-type="float" office:value="2223232.69" calcext:value-type="float">
            <text:p>2223232,6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c1434837.png</text:p>
          </table:table-cell>
          <table:table-cell table:formula="of:=IF([.H29]=&quot;Мегаполис&quot;;[.B29]*0.93;[.B29]*0.96)" office:value-type="float" office:value="6615916.77" calcext:value-type="float">
            <text:p>6 615 916,77</text:p>
          </table:table-cell>
          <table:table-cell table:formula="of:=[.J29]/[.C29]" office:value-type="float" office:value="129166.668684108" calcext:value-type="float">
            <text:p>129 166,67</text:p>
          </table:table-cell>
          <table:table-cell table:formula="of:=([.K29]-123400)*[.C29]" office:value-type="float" office:value="295368.770000001" calcext:value-type="float">
            <text:p>295 368,77</text:p>
          </table:table-cell>
          <table:table-cell table:formula="of:=[.J29]*0.2" office:value-type="float" office:value="1323183.354" calcext:value-type="float">
            <text:p>1 323 183,35</text:p>
          </table:table-cell>
          <table:table-cell table:formula="of:=IF([.L29]&lt;0;[.M29];[.L29]+[.M29])" office:value-type="float" office:value="1618552.124" calcext:value-type="float">
            <text:p>1 618 552,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232800" calcext:value-type="float">
            <text:p>8232800</text:p>
          </table:table-cell>
          <table:table-cell office:value-type="float" office:value="60.24" calcext:value-type="float">
            <text:p>60,24</text:p>
          </table:table-cell>
          <table:table-cell office:value-type="float" office:value="1654792.8" calcext:value-type="float">
            <text:p>1654792,8</text:p>
          </table:table-cell>
          <table:table-cell office:value-type="float" office:value="799184" calcext:value-type="float">
            <text:p>799184</text:p>
          </table:table-cell>
          <table:table-cell office:value-type="float" office:value="2453976.8" calcext:value-type="float">
            <text:p>2453976,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c0d1de36.png</text:p>
          </table:table-cell>
          <table:table-cell table:formula="of:=IF([.H30]=&quot;Мегаполис&quot;;[.B30]*0.93;[.B30]*0.96)" office:value-type="float" office:value="7656504" calcext:value-type="float">
            <text:p>7 656 504,00</text:p>
          </table:table-cell>
          <table:table-cell table:formula="of:=[.J30]/[.C30]" office:value-type="float" office:value="127100" calcext:value-type="float">
            <text:p>127 100,00</text:p>
          </table:table-cell>
          <table:table-cell table:formula="of:=([.K30]-123400)*[.C30]" office:value-type="float" office:value="222888" calcext:value-type="float">
            <text:p>222 888,00</text:p>
          </table:table-cell>
          <table:table-cell table:formula="of:=[.J30]*0.2" office:value-type="float" office:value="1531300.8" calcext:value-type="float">
            <text:p>1 531 300,80</text:p>
          </table:table-cell>
          <table:table-cell table:formula="of:=IF([.L30]&lt;0;[.M30];[.L30]+[.M30])" office:value-type="float" office:value="1754188.8" calcext:value-type="float">
            <text:p>1 754 188,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13889" calcext:value-type="float">
            <text:p>7113889</text:p>
          </table:table-cell>
          <table:table-cell office:value-type="float" office:value="51.22" calcext:value-type="float">
            <text:p>51,22</text:p>
          </table:table-cell>
          <table:table-cell office:value-type="float" office:value="1429891.69" calcext:value-type="float">
            <text:p>1429891,69</text:p>
          </table:table-cell>
          <table:table-cell office:value-type="float" office:value="793341" calcext:value-type="float">
            <text:p>793341</text:p>
          </table:table-cell>
          <table:table-cell office:value-type="float" office:value="2223232.69" calcext:value-type="float">
            <text:p>2223232,6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c1434837.png</text:p>
          </table:table-cell>
          <table:table-cell table:formula="of:=IF([.H31]=&quot;Мегаполис&quot;;[.B31]*0.93;[.B31]*0.96)" office:value-type="float" office:value="6615916.77" calcext:value-type="float">
            <text:p>6 615 916,77</text:p>
          </table:table-cell>
          <table:table-cell table:formula="of:=[.J31]/[.C31]" office:value-type="float" office:value="129166.668684108" calcext:value-type="float">
            <text:p>129 166,67</text:p>
          </table:table-cell>
          <table:table-cell table:formula="of:=([.K31]-123400)*[.C31]" office:value-type="float" office:value="295368.770000001" calcext:value-type="float">
            <text:p>295 368,77</text:p>
          </table:table-cell>
          <table:table-cell table:formula="of:=[.J31]*0.2" office:value-type="float" office:value="1323183.354" calcext:value-type="float">
            <text:p>1 323 183,35</text:p>
          </table:table-cell>
          <table:table-cell table:formula="of:=IF([.L31]&lt;0;[.M31];[.L31]+[.M31])" office:value-type="float" office:value="1618552.124" calcext:value-type="float">
            <text:p>1 618 552,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232800" calcext:value-type="float">
            <text:p>8232800</text:p>
          </table:table-cell>
          <table:table-cell office:value-type="float" office:value="60.24" calcext:value-type="float">
            <text:p>60,24</text:p>
          </table:table-cell>
          <table:table-cell office:value-type="float" office:value="1654792.8" calcext:value-type="float">
            <text:p>1654792,8</text:p>
          </table:table-cell>
          <table:table-cell office:value-type="float" office:value="799184" calcext:value-type="float">
            <text:p>799184</text:p>
          </table:table-cell>
          <table:table-cell office:value-type="float" office:value="2453976.8" calcext:value-type="float">
            <text:p>2453976,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c0d1de36.png</text:p>
          </table:table-cell>
          <table:table-cell table:formula="of:=IF([.H32]=&quot;Мегаполис&quot;;[.B32]*0.93;[.B32]*0.96)" office:value-type="float" office:value="7656504" calcext:value-type="float">
            <text:p>7 656 504,00</text:p>
          </table:table-cell>
          <table:table-cell table:formula="of:=[.J32]/[.C32]" office:value-type="float" office:value="127100" calcext:value-type="float">
            <text:p>127 100,00</text:p>
          </table:table-cell>
          <table:table-cell table:formula="of:=([.K32]-123400)*[.C32]" office:value-type="float" office:value="222888" calcext:value-type="float">
            <text:p>222 888,00</text:p>
          </table:table-cell>
          <table:table-cell table:formula="of:=[.J32]*0.2" office:value-type="float" office:value="1531300.8" calcext:value-type="float">
            <text:p>1 531 300,80</text:p>
          </table:table-cell>
          <table:table-cell table:formula="of:=IF([.L32]&lt;0;[.M32];[.L32]+[.M32])" office:value-type="float" office:value="1754188.8" calcext:value-type="float">
            <text:p>1 754 188,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39111" calcext:value-type="float">
            <text:p>6939111</text:p>
          </table:table-cell>
          <table:table-cell office:value-type="float" office:value="48.04" calcext:value-type="float">
            <text:p>48,04</text:p>
          </table:table-cell>
          <table:table-cell office:value-type="float" office:value="1394761.31" calcext:value-type="float">
            <text:p>1394761,31</text:p>
          </table:table-cell>
          <table:table-cell office:value-type="float" office:value="1010975" calcext:value-type="float">
            <text:p>1010975</text:p>
          </table:table-cell>
          <table:table-cell office:value-type="float" office:value="2405736.31" calcext:value-type="float">
            <text:p>2405736,3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c0ed44ef.png</text:p>
          </table:table-cell>
          <table:table-cell table:formula="of:=IF([.H33]=&quot;Мегаполис&quot;;[.B33]*0.93;[.B33]*0.96)" office:value-type="float" office:value="6453373.23" calcext:value-type="float">
            <text:p>6 453 373,23</text:p>
          </table:table-cell>
          <table:table-cell table:formula="of:=[.J33]/[.C33]" office:value-type="float" office:value="134333.331182348" calcext:value-type="float">
            <text:p>134 333,33</text:p>
          </table:table-cell>
          <table:table-cell table:formula="of:=([.K33]-123400)*[.C33]" office:value-type="float" office:value="525237.23" calcext:value-type="float">
            <text:p>525 237,23</text:p>
          </table:table-cell>
          <table:table-cell table:formula="of:=[.J33]*0.2" office:value-type="float" office:value="1290674.646" calcext:value-type="float">
            <text:p>1 290 674,65</text:p>
          </table:table-cell>
          <table:table-cell table:formula="of:=IF([.L33]&lt;0;[.M33];[.L33]+[.M33])" office:value-type="float" office:value="1815911.876" calcext:value-type="float">
            <text:p>1 815 911,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217767" calcext:value-type="float">
            <text:p>8217767</text:p>
          </table:table-cell>
          <table:table-cell office:value-type="float" office:value="60.13" calcext:value-type="float">
            <text:p>60,13</text:p>
          </table:table-cell>
          <table:table-cell office:value-type="float" office:value="1651771.17" calcext:value-type="float">
            <text:p>1651771,17</text:p>
          </table:table-cell>
          <table:table-cell office:value-type="float" office:value="797725" calcext:value-type="float">
            <text:p>797725</text:p>
          </table:table-cell>
          <table:table-cell office:value-type="float" office:value="2449496.17" calcext:value-type="float">
            <text:p>2449496,1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d994c42b.png</text:p>
          </table:table-cell>
          <table:table-cell table:formula="of:=IF([.H34]=&quot;Мегаполис&quot;;[.B34]*0.93;[.B34]*0.96)" office:value-type="float" office:value="7642523.31" calcext:value-type="float">
            <text:p>7 642 523,31</text:p>
          </table:table-cell>
          <table:table-cell table:formula="of:=[.J34]/[.C34]" office:value-type="float" office:value="127100.005155496" calcext:value-type="float">
            <text:p>127 100,01</text:p>
          </table:table-cell>
          <table:table-cell table:formula="of:=([.K34]-123400)*[.C34]" office:value-type="float" office:value="222481.31" calcext:value-type="float">
            <text:p>222 481,31</text:p>
          </table:table-cell>
          <table:table-cell table:formula="of:=[.J34]*0.2" office:value-type="float" office:value="1528504.662" calcext:value-type="float">
            <text:p>1 528 504,66</text:p>
          </table:table-cell>
          <table:table-cell table:formula="of:=IF([.L34]&lt;0;[.M34];[.L34]+[.M34])" office:value-type="float" office:value="1750985.972" calcext:value-type="float">
            <text:p>1 750 985,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953556" calcext:value-type="float">
            <text:p>6953556</text:p>
          </table:table-cell>
          <table:table-cell office:value-type="float" office:value="48.14" calcext:value-type="float">
            <text:p>48,14</text:p>
          </table:table-cell>
          <table:table-cell office:value-type="float" office:value="1397664.76" calcext:value-type="float">
            <text:p>1397664,76</text:p>
          </table:table-cell>
          <table:table-cell office:value-type="float" office:value="1013080" calcext:value-type="float">
            <text:p>1013080</text:p>
          </table:table-cell>
          <table:table-cell office:value-type="float" office:value="2410744.76" calcext:value-type="float">
            <text:p>2410744,7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d9c7fa42.png</text:p>
          </table:table-cell>
          <table:table-cell table:formula="of:=IF([.H35]=&quot;Мегаполис&quot;;[.B35]*0.93;[.B35]*0.96)" office:value-type="float" office:value="6466807.08" calcext:value-type="float">
            <text:p>6 466 807,08</text:p>
          </table:table-cell>
          <table:table-cell table:formula="of:=[.J35]/[.C35]" office:value-type="float" office:value="134333.341919402" calcext:value-type="float">
            <text:p>134 333,34</text:p>
          </table:table-cell>
          <table:table-cell table:formula="of:=([.K35]-123400)*[.C35]" office:value-type="float" office:value="526331.08" calcext:value-type="float">
            <text:p>526 331,08</text:p>
          </table:table-cell>
          <table:table-cell table:formula="of:=[.J35]*0.2" office:value-type="float" office:value="1293361.416" calcext:value-type="float">
            <text:p>1 293 361,42</text:p>
          </table:table-cell>
          <table:table-cell table:formula="of:=IF([.L35]&lt;0;[.M35];[.L35]+[.M35])" office:value-type="float" office:value="1819692.496" calcext:value-type="float">
            <text:p>1 819 692,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217767" calcext:value-type="float">
            <text:p>8217767</text:p>
          </table:table-cell>
          <table:table-cell office:value-type="float" office:value="60.13" calcext:value-type="float">
            <text:p>60,13</text:p>
          </table:table-cell>
          <table:table-cell office:value-type="float" office:value="1651771.17" calcext:value-type="float">
            <text:p>1651771,17</text:p>
          </table:table-cell>
          <table:table-cell office:value-type="float" office:value="797725" calcext:value-type="float">
            <text:p>797725</text:p>
          </table:table-cell>
          <table:table-cell office:value-type="float" office:value="2449496.17" calcext:value-type="float">
            <text:p>2449496,1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e46560ed.png</text:p>
          </table:table-cell>
          <table:table-cell table:formula="of:=IF([.H36]=&quot;Мегаполис&quot;;[.B36]*0.93;[.B36]*0.96)" office:value-type="float" office:value="7642523.31" calcext:value-type="float">
            <text:p>7 642 523,31</text:p>
          </table:table-cell>
          <table:table-cell table:formula="of:=[.J36]/[.C36]" office:value-type="float" office:value="127100.005155496" calcext:value-type="float">
            <text:p>127 100,01</text:p>
          </table:table-cell>
          <table:table-cell table:formula="of:=([.K36]-123400)*[.C36]" office:value-type="float" office:value="222481.31" calcext:value-type="float">
            <text:p>222 481,31</text:p>
          </table:table-cell>
          <table:table-cell table:formula="of:=[.J36]*0.2" office:value-type="float" office:value="1528504.662" calcext:value-type="float">
            <text:p>1 528 504,66</text:p>
          </table:table-cell>
          <table:table-cell table:formula="of:=IF([.L36]&lt;0;[.M36];[.L36]+[.M36])" office:value-type="float" office:value="1750985.972" calcext:value-type="float">
            <text:p>1 750 985,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69444" calcext:value-type="float">
            <text:p>6969444</text:p>
          </table:table-cell>
          <table:table-cell office:value-type="float" office:value="48.25" calcext:value-type="float">
            <text:p>48,25</text:p>
          </table:table-cell>
          <table:table-cell office:value-type="float" office:value="1400858.24" calcext:value-type="float">
            <text:p>1400858,24</text:p>
          </table:table-cell>
          <table:table-cell office:value-type="float" office:value="1015394" calcext:value-type="float">
            <text:p>1015394</text:p>
          </table:table-cell>
          <table:table-cell office:value-type="float" office:value="2416252.24" calcext:value-type="float">
            <text:p>2416252,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e4a5faf7.png</text:p>
          </table:table-cell>
          <table:table-cell table:formula="of:=IF([.H37]=&quot;Мегаполис&quot;;[.B37]*0.93;[.B37]*0.96)" office:value-type="float" office:value="6481582.92" calcext:value-type="float">
            <text:p>6 481 582,92</text:p>
          </table:table-cell>
          <table:table-cell table:formula="of:=[.J37]/[.C37]" office:value-type="float" office:value="134333.324766839" calcext:value-type="float">
            <text:p>134 333,32</text:p>
          </table:table-cell>
          <table:table-cell table:formula="of:=([.K37]-123400)*[.C37]" office:value-type="float" office:value="527532.920000001" calcext:value-type="float">
            <text:p>527 532,92</text:p>
          </table:table-cell>
          <table:table-cell table:formula="of:=[.J37]*0.2" office:value-type="float" office:value="1296316.584" calcext:value-type="float">
            <text:p>1 296 316,58</text:p>
          </table:table-cell>
          <table:table-cell table:formula="of:=IF([.L37]&lt;0;[.M37];[.L37]+[.M37])" office:value-type="float" office:value="1823849.504" calcext:value-type="float">
            <text:p>1 823 849,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261578" calcext:value-type="float">
            <text:p>7261578</text:p>
          </table:table-cell>
          <table:table-cell office:value-type="float" office:value="51.46" calcext:value-type="float">
            <text:p>51,46</text:p>
          </table:table-cell>
          <table:table-cell office:value-type="float" office:value="1459577.18" calcext:value-type="float">
            <text:p>1459577,18</text:p>
          </table:table-cell>
          <table:table-cell office:value-type="float" office:value="911414" calcext:value-type="float">
            <text:p>911414</text:p>
          </table:table-cell>
          <table:table-cell office:value-type="float" office:value="2370991.18" calcext:value-type="float">
            <text:p>2370991,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84a9b04e5.png</text:p>
          </table:table-cell>
          <table:table-cell table:formula="of:=IF([.H38]=&quot;Мегаполис&quot;;[.B38]*0.93;[.B38]*0.96)" office:value-type="float" office:value="6753267.54" calcext:value-type="float">
            <text:p>6 753 267,54</text:p>
          </table:table-cell>
          <table:table-cell table:formula="of:=[.J38]/[.C38]" office:value-type="float" office:value="131233.337349398" calcext:value-type="float">
            <text:p>131 233,34</text:p>
          </table:table-cell>
          <table:table-cell table:formula="of:=([.K38]-123400)*[.C38]" office:value-type="float" office:value="403103.54" calcext:value-type="float">
            <text:p>403 103,54</text:p>
          </table:table-cell>
          <table:table-cell table:formula="of:=[.J38]*0.2" office:value-type="float" office:value="1350653.508" calcext:value-type="float">
            <text:p>1 350 653,51</text:p>
          </table:table-cell>
          <table:table-cell table:formula="of:=IF([.L38]&lt;0;[.M38];[.L38]+[.M38])" office:value-type="float" office:value="1753757.048" calcext:value-type="float">
            <text:p>1 753 757,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261578" calcext:value-type="float">
            <text:p>7261578</text:p>
          </table:table-cell>
          <table:table-cell office:value-type="float" office:value="51.46" calcext:value-type="float">
            <text:p>51,46</text:p>
          </table:table-cell>
          <table:table-cell office:value-type="float" office:value="1459577.18" calcext:value-type="float">
            <text:p>1459577,18</text:p>
          </table:table-cell>
          <table:table-cell office:value-type="float" office:value="911414" calcext:value-type="float">
            <text:p>911414</text:p>
          </table:table-cell>
          <table:table-cell office:value-type="float" office:value="2370991.18" calcext:value-type="float">
            <text:p>2370991,1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84a9b04e5.png</text:p>
          </table:table-cell>
          <table:table-cell table:formula="of:=IF([.H39]=&quot;Мегаполис&quot;;[.B39]*0.93;[.B39]*0.96)" office:value-type="float" office:value="6753267.54" calcext:value-type="float">
            <text:p>6 753 267,54</text:p>
          </table:table-cell>
          <table:table-cell table:formula="of:=[.J39]/[.C39]" office:value-type="float" office:value="131233.337349398" calcext:value-type="float">
            <text:p>131 233,34</text:p>
          </table:table-cell>
          <table:table-cell table:formula="of:=([.K39]-123400)*[.C39]" office:value-type="float" office:value="403103.54" calcext:value-type="float">
            <text:p>403 103,54</text:p>
          </table:table-cell>
          <table:table-cell table:formula="of:=[.J39]*0.2" office:value-type="float" office:value="1350653.508" calcext:value-type="float">
            <text:p>1 350 653,51</text:p>
          </table:table-cell>
          <table:table-cell table:formula="of:=IF([.L39]&lt;0;[.M39];[.L39]+[.M39])" office:value-type="float" office:value="1753757.048" calcext:value-type="float">
            <text:p>1 753 757,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79900" calcext:value-type="float">
            <text:p>7279900</text:p>
          </table:table-cell>
          <table:table-cell office:value-type="float" office:value="50.79" calcext:value-type="float">
            <text:p>50,79</text:p>
          </table:table-cell>
          <table:table-cell office:value-type="float" office:value="1463259.9" calcext:value-type="float">
            <text:p>1463259,9</text:p>
          </table:table-cell>
          <table:table-cell office:value-type="float" office:value="1012414" calcext:value-type="float">
            <text:p>1012414</text:p>
          </table:table-cell>
          <table:table-cell office:value-type="float" office:value="2475673.9" calcext:value-type="float">
            <text:p>2475673,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84b092cd0.png</text:p>
          </table:table-cell>
          <table:table-cell table:formula="of:=IF([.H40]=&quot;Мегаполис&quot;;[.B40]*0.93;[.B40]*0.96)" office:value-type="float" office:value="6770307" calcext:value-type="float">
            <text:p>6 770 307,00</text:p>
          </table:table-cell>
          <table:table-cell table:formula="of:=[.J40]/[.C40]" office:value-type="float" office:value="133300" calcext:value-type="float">
            <text:p>133 300,00</text:p>
          </table:table-cell>
          <table:table-cell table:formula="of:=([.K40]-123400)*[.C40]" office:value-type="float" office:value="502821" calcext:value-type="float">
            <text:p>502 821,00</text:p>
          </table:table-cell>
          <table:table-cell table:formula="of:=[.J40]*0.2" office:value-type="float" office:value="1354061.4" calcext:value-type="float">
            <text:p>1 354 061,40</text:p>
          </table:table-cell>
          <table:table-cell table:formula="of:=IF([.L40]&lt;0;[.M40];[.L40]+[.M40])" office:value-type="float" office:value="1856882.4" calcext:value-type="float">
            <text:p>1 856 882,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61578" calcext:value-type="float">
            <text:p>7261578</text:p>
          </table:table-cell>
          <table:table-cell office:value-type="float" office:value="51.46" calcext:value-type="float">
            <text:p>51,46</text:p>
          </table:table-cell>
          <table:table-cell office:value-type="float" office:value="1459577.18" calcext:value-type="float">
            <text:p>1459577,18</text:p>
          </table:table-cell>
          <table:table-cell office:value-type="float" office:value="911414" calcext:value-type="float">
            <text:p>911414</text:p>
          </table:table-cell>
          <table:table-cell office:value-type="float" office:value="2370991.18" calcext:value-type="float">
            <text:p>2370991,1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84a9b04e5.png</text:p>
          </table:table-cell>
          <table:table-cell table:formula="of:=IF([.H41]=&quot;Мегаполис&quot;;[.B41]*0.93;[.B41]*0.96)" office:value-type="float" office:value="6753267.54" calcext:value-type="float">
            <text:p>6 753 267,54</text:p>
          </table:table-cell>
          <table:table-cell table:formula="of:=[.J41]/[.C41]" office:value-type="float" office:value="131233.337349398" calcext:value-type="float">
            <text:p>131 233,34</text:p>
          </table:table-cell>
          <table:table-cell table:formula="of:=([.K41]-123400)*[.C41]" office:value-type="float" office:value="403103.54" calcext:value-type="float">
            <text:p>403 103,54</text:p>
          </table:table-cell>
          <table:table-cell table:formula="of:=[.J41]*0.2" office:value-type="float" office:value="1350653.508" calcext:value-type="float">
            <text:p>1 350 653,51</text:p>
          </table:table-cell>
          <table:table-cell table:formula="of:=IF([.L41]&lt;0;[.M41];[.L41]+[.M41])" office:value-type="float" office:value="1753757.048" calcext:value-type="float">
            <text:p>1 753 757,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364467" calcext:value-type="float">
            <text:p>7364467</text:p>
          </table:table-cell>
          <table:table-cell office:value-type="float" office:value="51.38" calcext:value-type="float">
            <text:p>51,38</text:p>
          </table:table-cell>
          <table:table-cell office:value-type="float" office:value="1480257.87" calcext:value-type="float">
            <text:p>1480257,87</text:p>
          </table:table-cell>
          <table:table-cell office:value-type="float" office:value="1024175" calcext:value-type="float">
            <text:p>1024175</text:p>
          </table:table-cell>
          <table:table-cell office:value-type="float" office:value="2504432.87" calcext:value-type="float">
            <text:p>2504432,8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84d268bcb.png</text:p>
          </table:table-cell>
          <table:table-cell table:formula="of:=IF([.H42]=&quot;Мегаполис&quot;;[.B42]*0.93;[.B42]*0.96)" office:value-type="float" office:value="6848954.31" calcext:value-type="float">
            <text:p>6 848 954,31</text:p>
          </table:table-cell>
          <table:table-cell table:formula="of:=[.J42]/[.C42]" office:value-type="float" office:value="133300.006033476" calcext:value-type="float">
            <text:p>133 300,01</text:p>
          </table:table-cell>
          <table:table-cell table:formula="of:=([.K42]-123400)*[.C42]" office:value-type="float" office:value="508662.31" calcext:value-type="float">
            <text:p>508 662,31</text:p>
          </table:table-cell>
          <table:table-cell table:formula="of:=[.J42]*0.2" office:value-type="float" office:value="1369790.862" calcext:value-type="float">
            <text:p>1 369 790,86</text:p>
          </table:table-cell>
          <table:table-cell table:formula="of:=IF([.L42]&lt;0;[.M42];[.L42]+[.M42])" office:value-type="float" office:value="1878453.172" calcext:value-type="float">
            <text:p>1 878 453,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679105" calcext:value-type="float">
            <text:p>7679105</text:p>
          </table:table-cell>
          <table:table-cell office:value-type="float" office:value="48.33" calcext:value-type="float">
            <text:p>48,33</text:p>
          </table:table-cell>
          <table:table-cell office:value-type="float" office:value="1543500.1" calcext:value-type="float">
            <text:p>1543500,1</text:p>
          </table:table-cell>
          <table:table-cell office:value-type="float" office:value="1715183" calcext:value-type="float">
            <text:p>1715183</text:p>
          </table:table-cell>
          <table:table-cell office:value-type="float" office:value="3258683.1" calcext:value-type="float">
            <text:p>3258683,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84d4837d6.png</text:p>
          </table:table-cell>
          <table:table-cell table:formula="of:=IF([.H43]=&quot;Мегаполис&quot;;[.B43]*0.93;[.B43]*0.96)" office:value-type="float" office:value="7141567.65" calcext:value-type="float">
            <text:p>7 141 567,65</text:p>
          </table:table-cell>
          <table:table-cell table:formula="of:=[.J43]/[.C43]" office:value-type="float" office:value="147766.762880199" calcext:value-type="float">
            <text:p>147 766,76</text:p>
          </table:table-cell>
          <table:table-cell table:formula="of:=([.K43]-123400)*[.C43]" office:value-type="float" office:value="1177645.65" calcext:value-type="float">
            <text:p>1 177 645,65</text:p>
          </table:table-cell>
          <table:table-cell table:formula="of:=[.J43]*0.2" office:value-type="float" office:value="1428313.53" calcext:value-type="float">
            <text:p>1 428 313,53</text:p>
          </table:table-cell>
          <table:table-cell table:formula="of:=IF([.L43]&lt;0;[.M43];[.L43]+[.M43])" office:value-type="float" office:value="2605959.18" calcext:value-type="float">
            <text:p>2 605 959,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382578" calcext:value-type="float">
            <text:p>7382578</text:p>
          </table:table-cell>
          <table:table-cell office:value-type="float" office:value="50.72" calcext:value-type="float">
            <text:p>50,72</text:p>
          </table:table-cell>
          <table:table-cell office:value-type="float" office:value="1483898.18" calcext:value-type="float">
            <text:p>1483898,18</text:p>
          </table:table-cell>
          <table:table-cell office:value-type="float" office:value="1123730" calcext:value-type="float">
            <text:p>1123730</text:p>
          </table:table-cell>
          <table:table-cell office:value-type="float" office:value="2607628.18" calcext:value-type="float">
            <text:p>2607628,1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84d657a38.png</text:p>
          </table:table-cell>
          <table:table-cell table:formula="of:=IF([.H44]=&quot;Мегаполис&quot;;[.B44]*0.93;[.B44]*0.96)" office:value-type="float" office:value="6865797.54" calcext:value-type="float">
            <text:p>6 865 797,54</text:p>
          </table:table-cell>
          <table:table-cell table:formula="of:=[.J44]/[.C44]" office:value-type="float" office:value="135366.670741325" calcext:value-type="float">
            <text:p>135 366,67</text:p>
          </table:table-cell>
          <table:table-cell table:formula="of:=([.K44]-123400)*[.C44]" office:value-type="float" office:value="606949.54" calcext:value-type="float">
            <text:p>606 949,54</text:p>
          </table:table-cell>
          <table:table-cell table:formula="of:=[.J44]*0.2" office:value-type="float" office:value="1373159.508" calcext:value-type="float">
            <text:p>1 373 159,51</text:p>
          </table:table-cell>
          <table:table-cell table:formula="of:=IF([.L44]&lt;0;[.M44];[.L44]+[.M44])" office:value-type="float" office:value="1980109.048" calcext:value-type="float">
            <text:p>1 980 109,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364467" calcext:value-type="float">
            <text:p>7364467</text:p>
          </table:table-cell>
          <table:table-cell office:value-type="float" office:value="51.38" calcext:value-type="float">
            <text:p>51,38</text:p>
          </table:table-cell>
          <table:table-cell office:value-type="float" office:value="1480257.87" calcext:value-type="float">
            <text:p>1480257,87</text:p>
          </table:table-cell>
          <table:table-cell office:value-type="float" office:value="1024175" calcext:value-type="float">
            <text:p>1024175</text:p>
          </table:table-cell>
          <table:table-cell office:value-type="float" office:value="2504432.87" calcext:value-type="float">
            <text:p>2504432,8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84d268bcb.png</text:p>
          </table:table-cell>
          <table:table-cell table:formula="of:=IF([.H45]=&quot;Мегаполис&quot;;[.B45]*0.93;[.B45]*0.96)" office:value-type="float" office:value="6848954.31" calcext:value-type="float">
            <text:p>6 848 954,31</text:p>
          </table:table-cell>
          <table:table-cell table:formula="of:=[.J45]/[.C45]" office:value-type="float" office:value="133300.006033476" calcext:value-type="float">
            <text:p>133 300,01</text:p>
          </table:table-cell>
          <table:table-cell table:formula="of:=([.K45]-123400)*[.C45]" office:value-type="float" office:value="508662.31" calcext:value-type="float">
            <text:p>508 662,31</text:p>
          </table:table-cell>
          <table:table-cell table:formula="of:=[.J45]*0.2" office:value-type="float" office:value="1369790.862" calcext:value-type="float">
            <text:p>1 369 790,86</text:p>
          </table:table-cell>
          <table:table-cell table:formula="of:=IF([.L45]&lt;0;[.M45];[.L45]+[.M45])" office:value-type="float" office:value="1878453.172" calcext:value-type="float">
            <text:p>1 878 453,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679105" calcext:value-type="float">
            <text:p>7679105</text:p>
          </table:table-cell>
          <table:table-cell office:value-type="float" office:value="48.33" calcext:value-type="float">
            <text:p>48,33</text:p>
          </table:table-cell>
          <table:table-cell office:value-type="float" office:value="1543500.1" calcext:value-type="float">
            <text:p>1543500,1</text:p>
          </table:table-cell>
          <table:table-cell office:value-type="float" office:value="1715183" calcext:value-type="float">
            <text:p>1715183</text:p>
          </table:table-cell>
          <table:table-cell office:value-type="float" office:value="3258683.1" calcext:value-type="float">
            <text:p>3258683,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84d4837d6.png</text:p>
          </table:table-cell>
          <table:table-cell table:formula="of:=IF([.H46]=&quot;Мегаполис&quot;;[.B46]*0.93;[.B46]*0.96)" office:value-type="float" office:value="7141567.65" calcext:value-type="float">
            <text:p>7 141 567,65</text:p>
          </table:table-cell>
          <table:table-cell table:formula="of:=[.J46]/[.C46]" office:value-type="float" office:value="147766.762880199" calcext:value-type="float">
            <text:p>147 766,76</text:p>
          </table:table-cell>
          <table:table-cell table:formula="of:=([.K46]-123400)*[.C46]" office:value-type="float" office:value="1177645.65" calcext:value-type="float">
            <text:p>1 177 645,65</text:p>
          </table:table-cell>
          <table:table-cell table:formula="of:=[.J46]*0.2" office:value-type="float" office:value="1428313.53" calcext:value-type="float">
            <text:p>1 428 313,53</text:p>
          </table:table-cell>
          <table:table-cell table:formula="of:=IF([.L46]&lt;0;[.M46];[.L46]+[.M46])" office:value-type="float" office:value="2605959.18" calcext:value-type="float">
            <text:p>2 605 959,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382578" calcext:value-type="float">
            <text:p>7382578</text:p>
          </table:table-cell>
          <table:table-cell office:value-type="float" office:value="50.72" calcext:value-type="float">
            <text:p>50,72</text:p>
          </table:table-cell>
          <table:table-cell office:value-type="float" office:value="1483898.18" calcext:value-type="float">
            <text:p>1483898,18</text:p>
          </table:table-cell>
          <table:table-cell office:value-type="float" office:value="1123730" calcext:value-type="float">
            <text:p>1123730</text:p>
          </table:table-cell>
          <table:table-cell office:value-type="float" office:value="2607628.18" calcext:value-type="float">
            <text:p>2607628,1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84d657a38.png</text:p>
          </table:table-cell>
          <table:table-cell table:formula="of:=IF([.H47]=&quot;Мегаполис&quot;;[.B47]*0.93;[.B47]*0.96)" office:value-type="float" office:value="6865797.54" calcext:value-type="float">
            <text:p>6 865 797,54</text:p>
          </table:table-cell>
          <table:table-cell table:formula="of:=[.J47]/[.C47]" office:value-type="float" office:value="135366.670741325" calcext:value-type="float">
            <text:p>135 366,67</text:p>
          </table:table-cell>
          <table:table-cell table:formula="of:=([.K47]-123400)*[.C47]" office:value-type="float" office:value="606949.54" calcext:value-type="float">
            <text:p>606 949,54</text:p>
          </table:table-cell>
          <table:table-cell table:formula="of:=[.J47]*0.2" office:value-type="float" office:value="1373159.508" calcext:value-type="float">
            <text:p>1 373 159,51</text:p>
          </table:table-cell>
          <table:table-cell table:formula="of:=IF([.L47]&lt;0;[.M47];[.L47]+[.M47])" office:value-type="float" office:value="1980109.048" calcext:value-type="float">
            <text:p>1 980 109,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364467" calcext:value-type="float">
            <text:p>7364467</text:p>
          </table:table-cell>
          <table:table-cell office:value-type="float" office:value="51.38" calcext:value-type="float">
            <text:p>51,38</text:p>
          </table:table-cell>
          <table:table-cell office:value-type="float" office:value="1480257.87" calcext:value-type="float">
            <text:p>1480257,87</text:p>
          </table:table-cell>
          <table:table-cell office:value-type="float" office:value="1024175" calcext:value-type="float">
            <text:p>1024175</text:p>
          </table:table-cell>
          <table:table-cell office:value-type="float" office:value="2504432.87" calcext:value-type="float">
            <text:p>2504432,8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84d268bcb.png</text:p>
          </table:table-cell>
          <table:table-cell table:formula="of:=IF([.H48]=&quot;Мегаполис&quot;;[.B48]*0.93;[.B48]*0.96)" office:value-type="float" office:value="6848954.31" calcext:value-type="float">
            <text:p>6 848 954,31</text:p>
          </table:table-cell>
          <table:table-cell table:formula="of:=[.J48]/[.C48]" office:value-type="float" office:value="133300.006033476" calcext:value-type="float">
            <text:p>133 300,01</text:p>
          </table:table-cell>
          <table:table-cell table:formula="of:=([.K48]-123400)*[.C48]" office:value-type="float" office:value="508662.31" calcext:value-type="float">
            <text:p>508 662,31</text:p>
          </table:table-cell>
          <table:table-cell table:formula="of:=[.J48]*0.2" office:value-type="float" office:value="1369790.862" calcext:value-type="float">
            <text:p>1 369 790,86</text:p>
          </table:table-cell>
          <table:table-cell table:formula="of:=IF([.L48]&lt;0;[.M48];[.L48]+[.M48])" office:value-type="float" office:value="1878453.172" calcext:value-type="float">
            <text:p>1 878 453,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382578" calcext:value-type="float">
            <text:p>7382578</text:p>
          </table:table-cell>
          <table:table-cell office:value-type="float" office:value="50.72" calcext:value-type="float">
            <text:p>50,72</text:p>
          </table:table-cell>
          <table:table-cell office:value-type="float" office:value="1483898.18" calcext:value-type="float">
            <text:p>1483898,18</text:p>
          </table:table-cell>
          <table:table-cell office:value-type="float" office:value="1123730" calcext:value-type="float">
            <text:p>1123730</text:p>
          </table:table-cell>
          <table:table-cell office:value-type="float" office:value="2607628.18" calcext:value-type="float">
            <text:p>2607628,1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84d657a38.png</text:p>
          </table:table-cell>
          <table:table-cell table:formula="of:=IF([.H49]=&quot;Мегаполис&quot;;[.B49]*0.93;[.B49]*0.96)" office:value-type="float" office:value="6865797.54" calcext:value-type="float">
            <text:p>6 865 797,54</text:p>
          </table:table-cell>
          <table:table-cell table:formula="of:=[.J49]/[.C49]" office:value-type="float" office:value="135366.670741325" calcext:value-type="float">
            <text:p>135 366,67</text:p>
          </table:table-cell>
          <table:table-cell table:formula="of:=([.K49]-123400)*[.C49]" office:value-type="float" office:value="606949.54" calcext:value-type="float">
            <text:p>606 949,54</text:p>
          </table:table-cell>
          <table:table-cell table:formula="of:=[.J49]*0.2" office:value-type="float" office:value="1373159.508" calcext:value-type="float">
            <text:p>1 373 159,51</text:p>
          </table:table-cell>
          <table:table-cell table:formula="of:=IF([.L49]&lt;0;[.M49];[.L49]+[.M49])" office:value-type="float" office:value="1980109.048" calcext:value-type="float">
            <text:p>1 980 109,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364467" calcext:value-type="float">
            <text:p>7364467</text:p>
          </table:table-cell>
          <table:table-cell office:value-type="float" office:value="51.38" calcext:value-type="float">
            <text:p>51,38</text:p>
          </table:table-cell>
          <table:table-cell office:value-type="float" office:value="1480257.87" calcext:value-type="float">
            <text:p>1480257,87</text:p>
          </table:table-cell>
          <table:table-cell office:value-type="float" office:value="1024175" calcext:value-type="float">
            <text:p>1024175</text:p>
          </table:table-cell>
          <table:table-cell office:value-type="float" office:value="2504432.87" calcext:value-type="float">
            <text:p>2504432,8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84d268bcb.png</text:p>
          </table:table-cell>
          <table:table-cell table:formula="of:=IF([.H50]=&quot;Мегаполис&quot;;[.B50]*0.93;[.B50]*0.96)" office:value-type="float" office:value="6848954.31" calcext:value-type="float">
            <text:p>6 848 954,31</text:p>
          </table:table-cell>
          <table:table-cell table:formula="of:=[.J50]/[.C50]" office:value-type="float" office:value="133300.006033476" calcext:value-type="float">
            <text:p>133 300,01</text:p>
          </table:table-cell>
          <table:table-cell table:formula="of:=([.K50]-123400)*[.C50]" office:value-type="float" office:value="508662.31" calcext:value-type="float">
            <text:p>508 662,31</text:p>
          </table:table-cell>
          <table:table-cell table:formula="of:=[.J50]*0.2" office:value-type="float" office:value="1369790.862" calcext:value-type="float">
            <text:p>1 369 790,86</text:p>
          </table:table-cell>
          <table:table-cell table:formula="of:=IF([.L50]&lt;0;[.M50];[.L50]+[.M50])" office:value-type="float" office:value="1878453.172" calcext:value-type="float">
            <text:p>1 878 453,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82578" calcext:value-type="float">
            <text:p>7382578</text:p>
          </table:table-cell>
          <table:table-cell office:value-type="float" office:value="50.72" calcext:value-type="float">
            <text:p>50,72</text:p>
          </table:table-cell>
          <table:table-cell office:value-type="float" office:value="1483898.18" calcext:value-type="float">
            <text:p>1483898,18</text:p>
          </table:table-cell>
          <table:table-cell office:value-type="float" office:value="1123730" calcext:value-type="float">
            <text:p>1123730</text:p>
          </table:table-cell>
          <table:table-cell office:value-type="float" office:value="2607628.18" calcext:value-type="float">
            <text:p>2607628,1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84d657a38.png</text:p>
          </table:table-cell>
          <table:table-cell table:formula="of:=IF([.H51]=&quot;Мегаполис&quot;;[.B51]*0.93;[.B51]*0.96)" office:value-type="float" office:value="6865797.54" calcext:value-type="float">
            <text:p>6 865 797,54</text:p>
          </table:table-cell>
          <table:table-cell table:formula="of:=[.J51]/[.C51]" office:value-type="float" office:value="135366.670741325" calcext:value-type="float">
            <text:p>135 366,67</text:p>
          </table:table-cell>
          <table:table-cell table:formula="of:=([.K51]-123400)*[.C51]" office:value-type="float" office:value="606949.54" calcext:value-type="float">
            <text:p>606 949,54</text:p>
          </table:table-cell>
          <table:table-cell table:formula="of:=[.J51]*0.2" office:value-type="float" office:value="1373159.508" calcext:value-type="float">
            <text:p>1 373 159,51</text:p>
          </table:table-cell>
          <table:table-cell table:formula="of:=IF([.L51]&lt;0;[.M51];[.L51]+[.M51])" office:value-type="float" office:value="1980109.048" calcext:value-type="float">
            <text:p>1 980 109,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364467" calcext:value-type="float">
            <text:p>7364467</text:p>
          </table:table-cell>
          <table:table-cell office:value-type="float" office:value="51.38" calcext:value-type="float">
            <text:p>51,38</text:p>
          </table:table-cell>
          <table:table-cell office:value-type="float" office:value="1480257.87" calcext:value-type="float">
            <text:p>1480257,87</text:p>
          </table:table-cell>
          <table:table-cell office:value-type="float" office:value="1024175" calcext:value-type="float">
            <text:p>1024175</text:p>
          </table:table-cell>
          <table:table-cell office:value-type="float" office:value="2504432.87" calcext:value-type="float">
            <text:p>2504432,8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84d268bcb.png</text:p>
          </table:table-cell>
          <table:table-cell table:formula="of:=IF([.H52]=&quot;Мегаполис&quot;;[.B52]*0.93;[.B52]*0.96)" office:value-type="float" office:value="6848954.31" calcext:value-type="float">
            <text:p>6 848 954,31</text:p>
          </table:table-cell>
          <table:table-cell table:formula="of:=[.J52]/[.C52]" office:value-type="float" office:value="133300.006033476" calcext:value-type="float">
            <text:p>133 300,01</text:p>
          </table:table-cell>
          <table:table-cell table:formula="of:=([.K52]-123400)*[.C52]" office:value-type="float" office:value="508662.31" calcext:value-type="float">
            <text:p>508 662,31</text:p>
          </table:table-cell>
          <table:table-cell table:formula="of:=[.J52]*0.2" office:value-type="float" office:value="1369790.862" calcext:value-type="float">
            <text:p>1 369 790,86</text:p>
          </table:table-cell>
          <table:table-cell table:formula="of:=IF([.L52]&lt;0;[.M52];[.L52]+[.M52])" office:value-type="float" office:value="1878453.172" calcext:value-type="float">
            <text:p>1 878 453,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582478" calcext:value-type="float">
            <text:p>7582478</text:p>
          </table:table-cell>
          <table:table-cell office:value-type="float" office:value="51.31" calcext:value-type="float">
            <text:p>51,31</text:p>
          </table:table-cell>
          <table:table-cell office:value-type="float" office:value="1524078.08" calcext:value-type="float">
            <text:p>1524078,08</text:p>
          </table:table-cell>
          <table:table-cell office:value-type="float" office:value="1250824" calcext:value-type="float">
            <text:p>1250824</text:p>
          </table:table-cell>
          <table:table-cell office:value-type="float" office:value="2774902.08" calcext:value-type="float">
            <text:p>2774902,0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84e75a44a.png</text:p>
          </table:table-cell>
          <table:table-cell table:formula="of:=IF([.H53]=&quot;Мегаполис&quot;;[.B53]*0.93;[.B53]*0.96)" office:value-type="float" office:value="7051704.54" calcext:value-type="float">
            <text:p>7 051 704,54</text:p>
          </table:table-cell>
          <table:table-cell table:formula="of:=[.J53]/[.C53]" office:value-type="float" office:value="137433.337361138" calcext:value-type="float">
            <text:p>137 433,34</text:p>
          </table:table-cell>
          <table:table-cell table:formula="of:=([.K53]-123400)*[.C53]" office:value-type="float" office:value="720050.54" calcext:value-type="float">
            <text:p>720 050,54</text:p>
          </table:table-cell>
          <table:table-cell table:formula="of:=[.J53]*0.2" office:value-type="float" office:value="1410340.908" calcext:value-type="float">
            <text:p>1 410 340,91</text:p>
          </table:table-cell>
          <table:table-cell table:formula="of:=IF([.L53]&lt;0;[.M53];[.L53]+[.M53])" office:value-type="float" office:value="2130391.448" calcext:value-type="float">
            <text:p>2 130 391,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596000" calcext:value-type="float">
            <text:p>7596000</text:p>
          </table:table-cell>
          <table:table-cell office:value-type="float" office:value="50.64" calcext:value-type="float">
            <text:p>50,64</text:p>
          </table:table-cell>
          <table:table-cell office:value-type="float" office:value="1526796" calcext:value-type="float">
            <text:p>1526796</text:p>
          </table:table-cell>
          <table:table-cell office:value-type="float" office:value="1347024" calcext:value-type="float">
            <text:p>1347024</text:p>
          </table:table-cell>
          <table:table-cell office:value-type="float" office:value="2873820" calcext:value-type="float">
            <text:p>287382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84ec9b272.png</text:p>
          </table:table-cell>
          <table:table-cell table:formula="of:=IF([.H54]=&quot;Мегаполис&quot;;[.B54]*0.93;[.B54]*0.96)" office:value-type="float" office:value="7064280" calcext:value-type="float">
            <text:p>7 064 280,00</text:p>
          </table:table-cell>
          <table:table-cell table:formula="of:=[.J54]/[.C54]" office:value-type="float" office:value="139500" calcext:value-type="float">
            <text:p>139 500,00</text:p>
          </table:table-cell>
          <table:table-cell table:formula="of:=([.K54]-123400)*[.C54]" office:value-type="float" office:value="815304" calcext:value-type="float">
            <text:p>815 304,00</text:p>
          </table:table-cell>
          <table:table-cell table:formula="of:=[.J54]*0.2" office:value-type="float" office:value="1412856" calcext:value-type="float">
            <text:p>1 412 856,00</text:p>
          </table:table-cell>
          <table:table-cell table:formula="of:=IF([.L54]&lt;0;[.M54];[.L54]+[.M54])" office:value-type="float" office:value="2228160" calcext:value-type="float">
            <text:p>2 228 160,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582478" calcext:value-type="float">
            <text:p>7582478</text:p>
          </table:table-cell>
          <table:table-cell office:value-type="float" office:value="51.31" calcext:value-type="float">
            <text:p>51,31</text:p>
          </table:table-cell>
          <table:table-cell office:value-type="float" office:value="1524078.08" calcext:value-type="float">
            <text:p>1524078,08</text:p>
          </table:table-cell>
          <table:table-cell office:value-type="float" office:value="1250824" calcext:value-type="float">
            <text:p>1250824</text:p>
          </table:table-cell>
          <table:table-cell office:value-type="float" office:value="2774902.08" calcext:value-type="float">
            <text:p>2774902,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84e75a44a.png</text:p>
          </table:table-cell>
          <table:table-cell table:formula="of:=IF([.H55]=&quot;Мегаполис&quot;;[.B55]*0.93;[.B55]*0.96)" office:value-type="float" office:value="7051704.54" calcext:value-type="float">
            <text:p>7 051 704,54</text:p>
          </table:table-cell>
          <table:table-cell table:formula="of:=[.J55]/[.C55]" office:value-type="float" office:value="137433.337361138" calcext:value-type="float">
            <text:p>137 433,34</text:p>
          </table:table-cell>
          <table:table-cell table:formula="of:=([.K55]-123400)*[.C55]" office:value-type="float" office:value="720050.54" calcext:value-type="float">
            <text:p>720 050,54</text:p>
          </table:table-cell>
          <table:table-cell table:formula="of:=[.J55]*0.2" office:value-type="float" office:value="1410340.908" calcext:value-type="float">
            <text:p>1 410 340,91</text:p>
          </table:table-cell>
          <table:table-cell table:formula="of:=IF([.L55]&lt;0;[.M55];[.L55]+[.M55])" office:value-type="float" office:value="2130391.448" calcext:value-type="float">
            <text:p>2 130 391,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113889" calcext:value-type="float">
            <text:p>9113889</text:p>
          </table:table-cell>
          <table:table-cell office:value-type="float" office:value="48.25" calcext:value-type="float">
            <text:p>48,25</text:p>
          </table:table-cell>
          <table:table-cell office:value-type="float" office:value="1831891.69" calcext:value-type="float">
            <text:p>1831891,69</text:p>
          </table:table-cell>
          <table:table-cell office:value-type="float" office:value="3159839" calcext:value-type="float">
            <text:p>3159839</text:p>
          </table:table-cell>
          <table:table-cell office:value-type="float" office:value="4991730.69" calcext:value-type="float">
            <text:p>4991730,6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85129498a.png</text:p>
          </table:table-cell>
          <table:table-cell table:formula="of:=IF([.H56]=&quot;Мегаполис&quot;;[.B56]*0.93;[.B56]*0.96)" office:value-type="float" office:value="8475916.77" calcext:value-type="float">
            <text:p>8 475 916,77</text:p>
          </table:table-cell>
          <table:table-cell table:formula="of:=[.J56]/[.C56]" office:value-type="float" office:value="175666.66880829" calcext:value-type="float">
            <text:p>175 666,67</text:p>
          </table:table-cell>
          <table:table-cell table:formula="of:=([.K56]-123400)*[.C56]" office:value-type="float" office:value="2521866.77" calcext:value-type="float">
            <text:p>2 521 866,77</text:p>
          </table:table-cell>
          <table:table-cell table:formula="of:=[.J56]*0.2" office:value-type="float" office:value="1695183.354" calcext:value-type="float">
            <text:p>1 695 183,35</text:p>
          </table:table-cell>
          <table:table-cell table:formula="of:=IF([.L56]&lt;0;[.M56];[.L56]+[.M56])" office:value-type="float" office:value="4217050.124" calcext:value-type="float">
            <text:p>4 217 050,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98000" calcext:value-type="float">
            <text:p>7098000</text:p>
          </table:table-cell>
          <table:table-cell office:value-type="float" office:value="49.14" calcext:value-type="float">
            <text:p>49,14</text:p>
          </table:table-cell>
          <table:table-cell office:value-type="float" office:value="1426698" calcext:value-type="float">
            <text:p>1426698</text:p>
          </table:table-cell>
          <table:table-cell office:value-type="float" office:value="1034124" calcext:value-type="float">
            <text:p>1034124</text:p>
          </table:table-cell>
          <table:table-cell office:value-type="float" office:value="2460822" calcext:value-type="float">
            <text:p>246082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4105cde8.png</text:p>
          </table:table-cell>
          <table:table-cell table:formula="of:=IF([.H57]=&quot;Мегаполис&quot;;[.B57]*0.93;[.B57]*0.96)" office:value-type="float" office:value="6601140" calcext:value-type="float">
            <text:p>6 601 140,00</text:p>
          </table:table-cell>
          <table:table-cell table:formula="of:=[.J57]/[.C57]" office:value-type="float" office:value="134333.333333333" calcext:value-type="float">
            <text:p>134 333,33</text:p>
          </table:table-cell>
          <table:table-cell table:formula="of:=([.K57]-123400)*[.C57]" office:value-type="float" office:value="537264.000000001" calcext:value-type="float">
            <text:p>537 264,00</text:p>
          </table:table-cell>
          <table:table-cell table:formula="of:=[.J57]*0.2" office:value-type="float" office:value="1320228" calcext:value-type="float">
            <text:p>1 320 228,00</text:p>
          </table:table-cell>
          <table:table-cell table:formula="of:=IF([.L57]&lt;0;[.M57];[.L57]+[.M57])" office:value-type="float" office:value="1857492" calcext:value-type="float">
            <text:p>1 857 492,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098000" calcext:value-type="float">
            <text:p>7098000</text:p>
          </table:table-cell>
          <table:table-cell office:value-type="float" office:value="49.14" calcext:value-type="float">
            <text:p>49,14</text:p>
          </table:table-cell>
          <table:table-cell office:value-type="float" office:value="1426698" calcext:value-type="float">
            <text:p>1426698</text:p>
          </table:table-cell>
          <table:table-cell office:value-type="float" office:value="1034124" calcext:value-type="float">
            <text:p>1034124</text:p>
          </table:table-cell>
          <table:table-cell office:value-type="float" office:value="2460822" calcext:value-type="float">
            <text:p>246082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4105cde8.png</text:p>
          </table:table-cell>
          <table:table-cell table:formula="of:=IF([.H58]=&quot;Мегаполис&quot;;[.B58]*0.93;[.B58]*0.96)" office:value-type="float" office:value="6601140" calcext:value-type="float">
            <text:p>6 601 140,00</text:p>
          </table:table-cell>
          <table:table-cell table:formula="of:=[.J58]/[.C58]" office:value-type="float" office:value="134333.333333333" calcext:value-type="float">
            <text:p>134 333,33</text:p>
          </table:table-cell>
          <table:table-cell table:formula="of:=([.K58]-123400)*[.C58]" office:value-type="float" office:value="537264.000000001" calcext:value-type="float">
            <text:p>537 264,00</text:p>
          </table:table-cell>
          <table:table-cell table:formula="of:=[.J58]*0.2" office:value-type="float" office:value="1320228" calcext:value-type="float">
            <text:p>1 320 228,00</text:p>
          </table:table-cell>
          <table:table-cell table:formula="of:=IF([.L58]&lt;0;[.M58];[.L58]+[.M58])" office:value-type="float" office:value="1857492" calcext:value-type="float">
            <text:p>1 857 492,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098000" calcext:value-type="float">
            <text:p>7098000</text:p>
          </table:table-cell>
          <table:table-cell office:value-type="float" office:value="49.14" calcext:value-type="float">
            <text:p>49,14</text:p>
          </table:table-cell>
          <table:table-cell office:value-type="float" office:value="1426698" calcext:value-type="float">
            <text:p>1426698</text:p>
          </table:table-cell>
          <table:table-cell office:value-type="float" office:value="1034124" calcext:value-type="float">
            <text:p>1034124</text:p>
          </table:table-cell>
          <table:table-cell office:value-type="float" office:value="2460822" calcext:value-type="float">
            <text:p>246082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4105cde8.png</text:p>
          </table:table-cell>
          <table:table-cell table:formula="of:=IF([.H59]=&quot;Мегаполис&quot;;[.B59]*0.93;[.B59]*0.96)" office:value-type="float" office:value="6601140" calcext:value-type="float">
            <text:p>6 601 140,00</text:p>
          </table:table-cell>
          <table:table-cell table:formula="of:=[.J59]/[.C59]" office:value-type="float" office:value="134333.333333333" calcext:value-type="float">
            <text:p>134 333,33</text:p>
          </table:table-cell>
          <table:table-cell table:formula="of:=([.K59]-123400)*[.C59]" office:value-type="float" office:value="537264.000000001" calcext:value-type="float">
            <text:p>537 264,00</text:p>
          </table:table-cell>
          <table:table-cell table:formula="of:=[.J59]*0.2" office:value-type="float" office:value="1320228" calcext:value-type="float">
            <text:p>1 320 228,00</text:p>
          </table:table-cell>
          <table:table-cell table:formula="of:=IF([.L59]&lt;0;[.M59];[.L59]+[.M59])" office:value-type="float" office:value="1857492" calcext:value-type="float">
            <text:p>1 857 492,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196933" calcext:value-type="float">
            <text:p>7196933</text:p>
          </table:table-cell>
          <table:table-cell office:value-type="float" office:value="49.07" calcext:value-type="float">
            <text:p>49,07</text:p>
          </table:table-cell>
          <table:table-cell office:value-type="float" office:value="1446583.53" calcext:value-type="float">
            <text:p>1446583,53</text:p>
          </table:table-cell>
          <table:table-cell office:value-type="float" office:value="1141695" calcext:value-type="float">
            <text:p>1141695</text:p>
          </table:table-cell>
          <table:table-cell office:value-type="float" office:value="2588278.53" calcext:value-type="float">
            <text:p>2588278,5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423d8ccd.png</text:p>
          </table:table-cell>
          <table:table-cell table:formula="of:=IF([.H60]=&quot;Мегаполис&quot;;[.B60]*0.93;[.B60]*0.96)" office:value-type="float" office:value="6693147.69" calcext:value-type="float">
            <text:p>6 693 147,69</text:p>
          </table:table-cell>
          <table:table-cell table:formula="of:=[.J60]/[.C60]" office:value-type="float" office:value="136399.993682494" calcext:value-type="float">
            <text:p>136 399,99</text:p>
          </table:table-cell>
          <table:table-cell table:formula="of:=([.K60]-123400)*[.C60]" office:value-type="float" office:value="637909.690000001" calcext:value-type="float">
            <text:p>637 909,69</text:p>
          </table:table-cell>
          <table:table-cell table:formula="of:=[.J60]*0.2" office:value-type="float" office:value="1338629.538" calcext:value-type="float">
            <text:p>1 338 629,54</text:p>
          </table:table-cell>
          <table:table-cell table:formula="of:=IF([.L60]&lt;0;[.M60];[.L60]+[.M60])" office:value-type="float" office:value="1976539.228" calcext:value-type="float">
            <text:p>1 976 539,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196933" calcext:value-type="float">
            <text:p>7196933</text:p>
          </table:table-cell>
          <table:table-cell office:value-type="float" office:value="49.07" calcext:value-type="float">
            <text:p>49,07</text:p>
          </table:table-cell>
          <table:table-cell office:value-type="float" office:value="1446583.53" calcext:value-type="float">
            <text:p>1446583,53</text:p>
          </table:table-cell>
          <table:table-cell office:value-type="float" office:value="1141695" calcext:value-type="float">
            <text:p>1141695</text:p>
          </table:table-cell>
          <table:table-cell office:value-type="float" office:value="2588278.53" calcext:value-type="float">
            <text:p>2588278,53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423d8ccd.png</text:p>
          </table:table-cell>
          <table:table-cell table:formula="of:=IF([.H61]=&quot;Мегаполис&quot;;[.B61]*0.93;[.B61]*0.96)" office:value-type="float" office:value="6693147.69" calcext:value-type="float">
            <text:p>6 693 147,69</text:p>
          </table:table-cell>
          <table:table-cell table:formula="of:=[.J61]/[.C61]" office:value-type="float" office:value="136399.993682494" calcext:value-type="float">
            <text:p>136 399,99</text:p>
          </table:table-cell>
          <table:table-cell table:formula="of:=([.K61]-123400)*[.C61]" office:value-type="float" office:value="637909.690000001" calcext:value-type="float">
            <text:p>637 909,69</text:p>
          </table:table-cell>
          <table:table-cell table:formula="of:=[.J61]*0.2" office:value-type="float" office:value="1338629.538" calcext:value-type="float">
            <text:p>1 338 629,54</text:p>
          </table:table-cell>
          <table:table-cell table:formula="of:=IF([.L61]&lt;0;[.M61];[.L61]+[.M61])" office:value-type="float" office:value="1976539.228" calcext:value-type="float">
            <text:p>1 976 539,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196933" calcext:value-type="float">
            <text:p>7196933</text:p>
          </table:table-cell>
          <table:table-cell office:value-type="float" office:value="49.07" calcext:value-type="float">
            <text:p>49,07</text:p>
          </table:table-cell>
          <table:table-cell office:value-type="float" office:value="1446583.53" calcext:value-type="float">
            <text:p>1446583,53</text:p>
          </table:table-cell>
          <table:table-cell office:value-type="float" office:value="1141695" calcext:value-type="float">
            <text:p>1141695</text:p>
          </table:table-cell>
          <table:table-cell office:value-type="float" office:value="2588278.53" calcext:value-type="float">
            <text:p>2588278,53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423d8ccd.png</text:p>
          </table:table-cell>
          <table:table-cell table:formula="of:=IF([.H62]=&quot;Мегаполис&quot;;[.B62]*0.93;[.B62]*0.96)" office:value-type="float" office:value="6693147.69" calcext:value-type="float">
            <text:p>6 693 147,69</text:p>
          </table:table-cell>
          <table:table-cell table:formula="of:=[.J62]/[.C62]" office:value-type="float" office:value="136399.993682494" calcext:value-type="float">
            <text:p>136 399,99</text:p>
          </table:table-cell>
          <table:table-cell table:formula="of:=([.K62]-123400)*[.C62]" office:value-type="float" office:value="637909.690000001" calcext:value-type="float">
            <text:p>637 909,69</text:p>
          </table:table-cell>
          <table:table-cell table:formula="of:=[.J62]*0.2" office:value-type="float" office:value="1338629.538" calcext:value-type="float">
            <text:p>1 338 629,54</text:p>
          </table:table-cell>
          <table:table-cell table:formula="of:=IF([.L62]&lt;0;[.M62];[.L62]+[.M62])" office:value-type="float" office:value="1976539.228" calcext:value-type="float">
            <text:p>1 976 539,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423267" calcext:value-type="float">
            <text:p>9423267</text:p>
          </table:table-cell>
          <table:table-cell office:value-type="float" office:value="64.74" calcext:value-type="float">
            <text:p>64,74</text:p>
          </table:table-cell>
          <table:table-cell office:value-type="float" office:value="1894076.67" calcext:value-type="float">
            <text:p>1894076,67</text:p>
          </table:table-cell>
          <table:table-cell office:value-type="float" office:value="1434351" calcext:value-type="float">
            <text:p>1434351</text:p>
          </table:table-cell>
          <table:table-cell office:value-type="float" office:value="3328427.67" calcext:value-type="float">
            <text:p>3328427,6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42834939.png</text:p>
          </table:table-cell>
          <table:table-cell table:formula="of:=IF([.H63]=&quot;Мегаполис&quot;;[.B63]*0.93;[.B63]*0.96)" office:value-type="float" office:value="8763638.31" calcext:value-type="float">
            <text:p>8 763 638,31</text:p>
          </table:table-cell>
          <table:table-cell table:formula="of:=[.J63]/[.C63]" office:value-type="float" office:value="135366.671455051" calcext:value-type="float">
            <text:p>135 366,67</text:p>
          </table:table-cell>
          <table:table-cell table:formula="of:=([.K63]-123400)*[.C63]" office:value-type="float" office:value="774722.310000001" calcext:value-type="float">
            <text:p>774 722,31</text:p>
          </table:table-cell>
          <table:table-cell table:formula="of:=[.J63]*0.2" office:value-type="float" office:value="1752727.662" calcext:value-type="float">
            <text:p>1 752 727,66</text:p>
          </table:table-cell>
          <table:table-cell table:formula="of:=IF([.L63]&lt;0;[.M63];[.L63]+[.M63])" office:value-type="float" office:value="2527449.972" calcext:value-type="float">
            <text:p>2 527 449,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196933" calcext:value-type="float">
            <text:p>7196933</text:p>
          </table:table-cell>
          <table:table-cell office:value-type="float" office:value="49.07" calcext:value-type="float">
            <text:p>49,07</text:p>
          </table:table-cell>
          <table:table-cell office:value-type="float" office:value="1446583.53" calcext:value-type="float">
            <text:p>1446583,53</text:p>
          </table:table-cell>
          <table:table-cell office:value-type="float" office:value="1141695" calcext:value-type="float">
            <text:p>1141695</text:p>
          </table:table-cell>
          <table:table-cell office:value-type="float" office:value="2588278.53" calcext:value-type="float">
            <text:p>2588278,5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423d8ccd.png</text:p>
          </table:table-cell>
          <table:table-cell table:formula="of:=IF([.H64]=&quot;Мегаполис&quot;;[.B64]*0.93;[.B64]*0.96)" office:value-type="float" office:value="6693147.69" calcext:value-type="float">
            <text:p>6 693 147,69</text:p>
          </table:table-cell>
          <table:table-cell table:formula="of:=[.J64]/[.C64]" office:value-type="float" office:value="136399.993682494" calcext:value-type="float">
            <text:p>136 399,99</text:p>
          </table:table-cell>
          <table:table-cell table:formula="of:=([.K64]-123400)*[.C64]" office:value-type="float" office:value="637909.690000001" calcext:value-type="float">
            <text:p>637 909,69</text:p>
          </table:table-cell>
          <table:table-cell table:formula="of:=[.J64]*0.2" office:value-type="float" office:value="1338629.538" calcext:value-type="float">
            <text:p>1 338 629,54</text:p>
          </table:table-cell>
          <table:table-cell table:formula="of:=IF([.L64]&lt;0;[.M64];[.L64]+[.M64])" office:value-type="float" office:value="1976539.228" calcext:value-type="float">
            <text:p>1 976 539,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196933" calcext:value-type="float">
            <text:p>7196933</text:p>
          </table:table-cell>
          <table:table-cell office:value-type="float" office:value="49.07" calcext:value-type="float">
            <text:p>49,07</text:p>
          </table:table-cell>
          <table:table-cell office:value-type="float" office:value="1446583.53" calcext:value-type="float">
            <text:p>1446583,53</text:p>
          </table:table-cell>
          <table:table-cell office:value-type="float" office:value="1141695" calcext:value-type="float">
            <text:p>1141695</text:p>
          </table:table-cell>
          <table:table-cell office:value-type="float" office:value="2588278.53" calcext:value-type="float">
            <text:p>2588278,5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423d8ccd.png</text:p>
          </table:table-cell>
          <table:table-cell table:formula="of:=IF([.H65]=&quot;Мегаполис&quot;;[.B65]*0.93;[.B65]*0.96)" office:value-type="float" office:value="6693147.69" calcext:value-type="float">
            <text:p>6 693 147,69</text:p>
          </table:table-cell>
          <table:table-cell table:formula="of:=[.J65]/[.C65]" office:value-type="float" office:value="136399.993682494" calcext:value-type="float">
            <text:p>136 399,99</text:p>
          </table:table-cell>
          <table:table-cell table:formula="of:=([.K65]-123400)*[.C65]" office:value-type="float" office:value="637909.690000001" calcext:value-type="float">
            <text:p>637 909,69</text:p>
          </table:table-cell>
          <table:table-cell table:formula="of:=[.J65]*0.2" office:value-type="float" office:value="1338629.538" calcext:value-type="float">
            <text:p>1 338 629,54</text:p>
          </table:table-cell>
          <table:table-cell table:formula="of:=IF([.L65]&lt;0;[.M65];[.L65]+[.M65])" office:value-type="float" office:value="1976539.228" calcext:value-type="float">
            <text:p>1 976 539,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402933" calcext:value-type="float">
            <text:p>7402933</text:p>
          </table:table-cell>
          <table:table-cell office:value-type="float" office:value="48.99" calcext:value-type="float">
            <text:p>48,99</text:p>
          </table:table-cell>
          <table:table-cell office:value-type="float" office:value="1487989.53" calcext:value-type="float">
            <text:p>1487989,53</text:p>
          </table:table-cell>
          <table:table-cell office:value-type="float" office:value="1357567" calcext:value-type="float">
            <text:p>1357567</text:p>
          </table:table-cell>
          <table:table-cell office:value-type="float" office:value="2845556.53" calcext:value-type="float">
            <text:p>2845556,5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4362c865.png</text:p>
          </table:table-cell>
          <table:table-cell table:formula="of:=IF([.H66]=&quot;Мегаполис&quot;;[.B66]*0.93;[.B66]*0.96)" office:value-type="float" office:value="6884727.69" calcext:value-type="float">
            <text:p>6 884 727,69</text:p>
          </table:table-cell>
          <table:table-cell table:formula="of:=[.J66]/[.C66]" office:value-type="float" office:value="140533.327005511" calcext:value-type="float">
            <text:p>140 533,33</text:p>
          </table:table-cell>
          <table:table-cell table:formula="of:=([.K66]-123400)*[.C66]" office:value-type="float" office:value="839361.69" calcext:value-type="float">
            <text:p>839 361,69</text:p>
          </table:table-cell>
          <table:table-cell table:formula="of:=[.J66]*0.2" office:value-type="float" office:value="1376945.538" calcext:value-type="float">
            <text:p>1 376 945,54</text:p>
          </table:table-cell>
          <table:table-cell table:formula="of:=IF([.L66]&lt;0;[.M66];[.L66]+[.M66])" office:value-type="float" office:value="2216307.228" calcext:value-type="float">
            <text:p>2 216 307,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402933" calcext:value-type="float">
            <text:p>7402933</text:p>
          </table:table-cell>
          <table:table-cell office:value-type="float" office:value="48.99" calcext:value-type="float">
            <text:p>48,99</text:p>
          </table:table-cell>
          <table:table-cell office:value-type="float" office:value="1487989.53" calcext:value-type="float">
            <text:p>1487989,53</text:p>
          </table:table-cell>
          <table:table-cell office:value-type="float" office:value="1357567" calcext:value-type="float">
            <text:p>1357567</text:p>
          </table:table-cell>
          <table:table-cell office:value-type="float" office:value="2845556.53" calcext:value-type="float">
            <text:p>2845556,5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4362c865.png</text:p>
          </table:table-cell>
          <table:table-cell table:formula="of:=IF([.H67]=&quot;Мегаполис&quot;;[.B67]*0.93;[.B67]*0.96)" office:value-type="float" office:value="6884727.69" calcext:value-type="float">
            <text:p>6 884 727,69</text:p>
          </table:table-cell>
          <table:table-cell table:formula="of:=[.J67]/[.C67]" office:value-type="float" office:value="140533.327005511" calcext:value-type="float">
            <text:p>140 533,33</text:p>
          </table:table-cell>
          <table:table-cell table:formula="of:=([.K67]-123400)*[.C67]" office:value-type="float" office:value="839361.69" calcext:value-type="float">
            <text:p>839 361,69</text:p>
          </table:table-cell>
          <table:table-cell table:formula="of:=[.J67]*0.2" office:value-type="float" office:value="1376945.538" calcext:value-type="float">
            <text:p>1 376 945,54</text:p>
          </table:table-cell>
          <table:table-cell table:formula="of:=IF([.L67]&lt;0;[.M67];[.L67]+[.M67])" office:value-type="float" office:value="2216307.228" calcext:value-type="float">
            <text:p>2 216 307,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402933" calcext:value-type="float">
            <text:p>7402933</text:p>
          </table:table-cell>
          <table:table-cell office:value-type="float" office:value="48.99" calcext:value-type="float">
            <text:p>48,99</text:p>
          </table:table-cell>
          <table:table-cell office:value-type="float" office:value="1487989.53" calcext:value-type="float">
            <text:p>1487989,53</text:p>
          </table:table-cell>
          <table:table-cell office:value-type="float" office:value="1357567" calcext:value-type="float">
            <text:p>1357567</text:p>
          </table:table-cell>
          <table:table-cell office:value-type="float" office:value="2845556.53" calcext:value-type="float">
            <text:p>2845556,53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4362c865.png</text:p>
          </table:table-cell>
          <table:table-cell table:formula="of:=IF([.H68]=&quot;Мегаполис&quot;;[.B68]*0.93;[.B68]*0.96)" office:value-type="float" office:value="6884727.69" calcext:value-type="float">
            <text:p>6 884 727,69</text:p>
          </table:table-cell>
          <table:table-cell table:formula="of:=[.J68]/[.C68]" office:value-type="float" office:value="140533.327005511" calcext:value-type="float">
            <text:p>140 533,33</text:p>
          </table:table-cell>
          <table:table-cell table:formula="of:=([.K68]-123400)*[.C68]" office:value-type="float" office:value="839361.69" calcext:value-type="float">
            <text:p>839 361,69</text:p>
          </table:table-cell>
          <table:table-cell table:formula="of:=[.J68]*0.2" office:value-type="float" office:value="1376945.538" calcext:value-type="float">
            <text:p>1 376 945,54</text:p>
          </table:table-cell>
          <table:table-cell table:formula="of:=IF([.L68]&lt;0;[.M68];[.L68]+[.M68])" office:value-type="float" office:value="2216307.228" calcext:value-type="float">
            <text:p>2 216 307,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81944" calcext:value-type="float">
            <text:p>6781944</text:p>
          </table:table-cell>
          <table:table-cell office:value-type="float" office:value="48.83" calcext:value-type="float">
            <text:p>48,83</text:p>
          </table:table-cell>
          <table:table-cell office:value-type="float" office:value="1363170.74" calcext:value-type="float">
            <text:p>1363170,74</text:p>
          </table:table-cell>
          <table:table-cell office:value-type="float" office:value="756322" calcext:value-type="float">
            <text:p>756322</text:p>
          </table:table-cell>
          <table:table-cell office:value-type="float" office:value="2119492.74" calcext:value-type="float">
            <text:p>2119492,7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c8743a1c.png</text:p>
          </table:table-cell>
          <table:table-cell table:formula="of:=IF([.H69]=&quot;Мегаполис&quot;;[.B69]*0.93;[.B69]*0.96)" office:value-type="float" office:value="6307207.92" calcext:value-type="float">
            <text:p>6 307 207,92</text:p>
          </table:table-cell>
          <table:table-cell table:formula="of:=[.J69]/[.C69]" office:value-type="float" office:value="129166.658201925" calcext:value-type="float">
            <text:p>129 166,66</text:p>
          </table:table-cell>
          <table:table-cell table:formula="of:=([.K69]-123400)*[.C69]" office:value-type="float" office:value="281585.92" calcext:value-type="float">
            <text:p>281 585,92</text:p>
          </table:table-cell>
          <table:table-cell table:formula="of:=[.J69]*0.2" office:value-type="float" office:value="1261441.584" calcext:value-type="float">
            <text:p>1 261 441,58</text:p>
          </table:table-cell>
          <table:table-cell table:formula="of:=IF([.L69]&lt;0;[.M69];[.L69]+[.M69])" office:value-type="float" office:value="1543027.504" calcext:value-type="float">
            <text:p>1 543 027,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55556" calcext:value-type="float">
            <text:p>6555556</text:p>
          </table:table-cell>
          <table:table-cell office:value-type="float" office:value="47.2" calcext:value-type="float">
            <text:p>47,2</text:p>
          </table:table-cell>
          <table:table-cell office:value-type="float" office:value="1317666.76" calcext:value-type="float">
            <text:p>1317666,76</text:p>
          </table:table-cell>
          <table:table-cell office:value-type="float" office:value="731076" calcext:value-type="float">
            <text:p>731076</text:p>
          </table:table-cell>
          <table:table-cell office:value-type="float" office:value="2048742.76" calcext:value-type="float">
            <text:p>2048742,7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cc5a762b.png</text:p>
          </table:table-cell>
          <table:table-cell table:formula="of:=IF([.H70]=&quot;Мегаполис&quot;;[.B70]*0.93;[.B70]*0.96)" office:value-type="float" office:value="6096667.08" calcext:value-type="float">
            <text:p>6 096 667,08</text:p>
          </table:table-cell>
          <table:table-cell table:formula="of:=[.J70]/[.C70]" office:value-type="float" office:value="129166.675423729" calcext:value-type="float">
            <text:p>129 166,68</text:p>
          </table:table-cell>
          <table:table-cell table:formula="of:=([.K70]-123400)*[.C70]" office:value-type="float" office:value="272187.08" calcext:value-type="float">
            <text:p>272 187,08</text:p>
          </table:table-cell>
          <table:table-cell table:formula="of:=[.J70]*0.2" office:value-type="float" office:value="1219333.416" calcext:value-type="float">
            <text:p>1 219 333,42</text:p>
          </table:table-cell>
          <table:table-cell table:formula="of:=IF([.L70]&lt;0;[.M70];[.L70]+[.M70])" office:value-type="float" office:value="1491520.496" calcext:value-type="float">
            <text:p>1 491 520,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90133" calcext:value-type="float">
            <text:p>6690133</text:p>
          </table:table-cell>
          <table:table-cell office:value-type="float" office:value="47.04" calcext:value-type="float">
            <text:p>47,04</text:p>
          </table:table-cell>
          <table:table-cell office:value-type="float" office:value="1344716.73" calcext:value-type="float">
            <text:p>1344716,73</text:p>
          </table:table-cell>
          <table:table-cell office:value-type="float" office:value="885397" calcext:value-type="float">
            <text:p>885397</text:p>
          </table:table-cell>
          <table:table-cell office:value-type="float" office:value="2230113.73" calcext:value-type="float">
            <text:p>2230113,7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cca44215.png</text:p>
          </table:table-cell>
          <table:table-cell table:formula="of:=IF([.H71]=&quot;Мегаполис&quot;;[.B71]*0.93;[.B71]*0.96)" office:value-type="float" office:value="6221823.69" calcext:value-type="float">
            <text:p>6 221 823,69</text:p>
          </table:table-cell>
          <table:table-cell table:formula="of:=[.J71]/[.C71]" office:value-type="float" office:value="132266.660076531" calcext:value-type="float">
            <text:p>132 266,66</text:p>
          </table:table-cell>
          <table:table-cell table:formula="of:=([.K71]-123400)*[.C71]" office:value-type="float" office:value="417087.69" calcext:value-type="float">
            <text:p>417 087,69</text:p>
          </table:table-cell>
          <table:table-cell table:formula="of:=[.J71]*0.2" office:value-type="float" office:value="1244364.738" calcext:value-type="float">
            <text:p>1 244 364,74</text:p>
          </table:table-cell>
          <table:table-cell table:formula="of:=IF([.L71]&lt;0;[.M71];[.L71]+[.M71])" office:value-type="float" office:value="1661452.428" calcext:value-type="float">
            <text:p>1 661 452,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763889" calcext:value-type="float">
            <text:p>6763889</text:p>
          </table:table-cell>
          <table:table-cell office:value-type="float" office:value="48.7" calcext:value-type="float">
            <text:p>48,7</text:p>
          </table:table-cell>
          <table:table-cell office:value-type="float" office:value="1359541.69" calcext:value-type="float">
            <text:p>1359541,69</text:p>
          </table:table-cell>
          <table:table-cell office:value-type="float" office:value="754309" calcext:value-type="float">
            <text:p>754309</text:p>
          </table:table-cell>
          <table:table-cell office:value-type="float" office:value="2113850.69" calcext:value-type="float">
            <text:p>2113850,6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ccc32a8e.png</text:p>
          </table:table-cell>
          <table:table-cell table:formula="of:=IF([.H72]=&quot;Мегаполис&quot;;[.B72]*0.93;[.B72]*0.96)" office:value-type="float" office:value="6290416.77" calcext:value-type="float">
            <text:p>6 290 416,77</text:p>
          </table:table-cell>
          <table:table-cell table:formula="of:=[.J72]/[.C72]" office:value-type="float" office:value="129166.668788501" calcext:value-type="float">
            <text:p>129 166,67</text:p>
          </table:table-cell>
          <table:table-cell table:formula="of:=([.K72]-123400)*[.C72]" office:value-type="float" office:value="280836.77" calcext:value-type="float">
            <text:p>280 836,77</text:p>
          </table:table-cell>
          <table:table-cell table:formula="of:=[.J72]*0.2" office:value-type="float" office:value="1258083.354" calcext:value-type="float">
            <text:p>1 258 083,35</text:p>
          </table:table-cell>
          <table:table-cell table:formula="of:=IF([.L72]&lt;0;[.M72];[.L72]+[.M72])" office:value-type="float" office:value="1538920.124" calcext:value-type="float">
            <text:p>1 538 920,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84622" calcext:value-type="float">
            <text:p>6784622</text:p>
          </table:table-cell>
          <table:table-cell office:value-type="float" office:value="48.08" calcext:value-type="float">
            <text:p>48,08</text:p>
          </table:table-cell>
          <table:table-cell office:value-type="float" office:value="1363709.02" calcext:value-type="float">
            <text:p>1363709,02</text:p>
          </table:table-cell>
          <table:table-cell office:value-type="float" office:value="851550" calcext:value-type="float">
            <text:p>851550</text:p>
          </table:table-cell>
          <table:table-cell office:value-type="float" office:value="2215259.02" calcext:value-type="float">
            <text:p>2215259,0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ced85bf2.png</text:p>
          </table:table-cell>
          <table:table-cell table:formula="of:=IF([.H73]=&quot;Мегаполис&quot;;[.B73]*0.93;[.B73]*0.96)" office:value-type="float" office:value="6309698.46" calcext:value-type="float">
            <text:p>6 309 698,46</text:p>
          </table:table-cell>
          <table:table-cell table:formula="of:=[.J73]/[.C73]" office:value-type="float" office:value="131233.329034942" calcext:value-type="float">
            <text:p>131 233,33</text:p>
          </table:table-cell>
          <table:table-cell table:formula="of:=([.K73]-123400)*[.C73]" office:value-type="float" office:value="376626.46" calcext:value-type="float">
            <text:p>376 626,46</text:p>
          </table:table-cell>
          <table:table-cell table:formula="of:=[.J73]*0.2" office:value-type="float" office:value="1261939.692" calcext:value-type="float">
            <text:p>1 261 939,69</text:p>
          </table:table-cell>
          <table:table-cell table:formula="of:=IF([.L73]&lt;0;[.M73];[.L73]+[.M73])" office:value-type="float" office:value="1638566.152" calcext:value-type="float">
            <text:p>1 638 566,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734000" calcext:value-type="float">
            <text:p>6734000</text:p>
          </table:table-cell>
          <table:table-cell office:value-type="float" office:value="46.62" calcext:value-type="float">
            <text:p>46,62</text:p>
          </table:table-cell>
          <table:table-cell office:value-type="float" office:value="1353534" calcext:value-type="float">
            <text:p>1353534</text:p>
          </table:table-cell>
          <table:table-cell office:value-type="float" office:value="981092" calcext:value-type="float">
            <text:p>981092</text:p>
          </table:table-cell>
          <table:table-cell office:value-type="float" office:value="2334626" calcext:value-type="float">
            <text:p>233462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cefaee87.png</text:p>
          </table:table-cell>
          <table:table-cell table:formula="of:=IF([.H74]=&quot;Мегаполис&quot;;[.B74]*0.93;[.B74]*0.96)" office:value-type="float" office:value="6262620" calcext:value-type="float">
            <text:p>6 262 620,00</text:p>
          </table:table-cell>
          <table:table-cell table:formula="of:=[.J74]/[.C74]" office:value-type="float" office:value="134333.333333333" calcext:value-type="float">
            <text:p>134 333,33</text:p>
          </table:table-cell>
          <table:table-cell table:formula="of:=([.K74]-123400)*[.C74]" office:value-type="float" office:value="509712" calcext:value-type="float">
            <text:p>509 712,00</text:p>
          </table:table-cell>
          <table:table-cell table:formula="of:=[.J74]*0.2" office:value-type="float" office:value="1252524" calcext:value-type="float">
            <text:p>1 252 524,00</text:p>
          </table:table-cell>
          <table:table-cell table:formula="of:=IF([.L74]&lt;0;[.M74];[.L74]+[.M74])" office:value-type="float" office:value="1762236" calcext:value-type="float">
            <text:p>1 762 236,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729667" calcext:value-type="float">
            <text:p>6729667</text:p>
          </table:table-cell>
          <table:table-cell office:value-type="float" office:value="46.59" calcext:value-type="float">
            <text:p>46,59</text:p>
          </table:table-cell>
          <table:table-cell office:value-type="float" office:value="1352663.07" calcext:value-type="float">
            <text:p>1352663,07</text:p>
          </table:table-cell>
          <table:table-cell office:value-type="float" office:value="980461" calcext:value-type="float">
            <text:p>980461</text:p>
          </table:table-cell>
          <table:table-cell office:value-type="float" office:value="2333124.07" calcext:value-type="float">
            <text:p>2333124,0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cf7371c5.png</text:p>
          </table:table-cell>
          <table:table-cell table:formula="of:=IF([.H75]=&quot;Мегаполис&quot;;[.B75]*0.93;[.B75]*0.96)" office:value-type="float" office:value="6258590.31" calcext:value-type="float">
            <text:p>6 258 590,31</text:p>
          </table:table-cell>
          <table:table-cell table:formula="of:=[.J75]/[.C75]" office:value-type="float" office:value="134333.339987122" calcext:value-type="float">
            <text:p>134 333,34</text:p>
          </table:table-cell>
          <table:table-cell table:formula="of:=([.K75]-123400)*[.C75]" office:value-type="float" office:value="509384.31" calcext:value-type="float">
            <text:p>509 384,31</text:p>
          </table:table-cell>
          <table:table-cell table:formula="of:=[.J75]*0.2" office:value-type="float" office:value="1251718.062" calcext:value-type="float">
            <text:p>1 251 718,06</text:p>
          </table:table-cell>
          <table:table-cell table:formula="of:=IF([.L75]&lt;0;[.M75];[.L75]+[.M75])" office:value-type="float" office:value="1761102.372" calcext:value-type="float">
            <text:p>1 761 102,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807200" calcext:value-type="float">
            <text:p>6807200</text:p>
          </table:table-cell>
          <table:table-cell office:value-type="float" office:value="48.24" calcext:value-type="float">
            <text:p>48,24</text:p>
          </table:table-cell>
          <table:table-cell office:value-type="float" office:value="1368247.2" calcext:value-type="float">
            <text:p>1368247,2</text:p>
          </table:table-cell>
          <table:table-cell office:value-type="float" office:value="854384" calcext:value-type="float">
            <text:p>854384</text:p>
          </table:table-cell>
          <table:table-cell office:value-type="float" office:value="2222631.2" calcext:value-type="float">
            <text:p>2222631,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345e1e9.png</text:p>
          </table:table-cell>
          <table:table-cell table:formula="of:=IF([.H76]=&quot;Мегаполис&quot;;[.B76]*0.93;[.B76]*0.96)" office:value-type="float" office:value="6330696" calcext:value-type="float">
            <text:p>6 330 696,00</text:p>
          </table:table-cell>
          <table:table-cell table:formula="of:=[.J76]/[.C76]" office:value-type="float" office:value="131233.333333333" calcext:value-type="float">
            <text:p>131 233,33</text:p>
          </table:table-cell>
          <table:table-cell table:formula="of:=([.K76]-123400)*[.C76]" office:value-type="float" office:value="377879.999999999" calcext:value-type="float">
            <text:p>377 880,00</text:p>
          </table:table-cell>
          <table:table-cell table:formula="of:=[.J76]*0.2" office:value-type="float" office:value="1266139.2" calcext:value-type="float">
            <text:p>1 266 139,20</text:p>
          </table:table-cell>
          <table:table-cell table:formula="of:=IF([.L76]&lt;0;[.M76];[.L76]+[.M76])" office:value-type="float" office:value="1644019.2" calcext:value-type="float">
            <text:p>1 644 019,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784622" calcext:value-type="float">
            <text:p>6784622</text:p>
          </table:table-cell>
          <table:table-cell office:value-type="float" office:value="48.08" calcext:value-type="float">
            <text:p>48,08</text:p>
          </table:table-cell>
          <table:table-cell office:value-type="float" office:value="1363709.02" calcext:value-type="float">
            <text:p>1363709,02</text:p>
          </table:table-cell>
          <table:table-cell office:value-type="float" office:value="851550" calcext:value-type="float">
            <text:p>851550</text:p>
          </table:table-cell>
          <table:table-cell office:value-type="float" office:value="2215259.02" calcext:value-type="float">
            <text:p>2215259,0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ced85bf2.png</text:p>
          </table:table-cell>
          <table:table-cell table:formula="of:=IF([.H77]=&quot;Мегаполис&quot;;[.B77]*0.93;[.B77]*0.96)" office:value-type="float" office:value="6309698.46" calcext:value-type="float">
            <text:p>6 309 698,46</text:p>
          </table:table-cell>
          <table:table-cell table:formula="of:=[.J77]/[.C77]" office:value-type="float" office:value="131233.329034942" calcext:value-type="float">
            <text:p>131 233,33</text:p>
          </table:table-cell>
          <table:table-cell table:formula="of:=([.K77]-123400)*[.C77]" office:value-type="float" office:value="376626.46" calcext:value-type="float">
            <text:p>376 626,46</text:p>
          </table:table-cell>
          <table:table-cell table:formula="of:=[.J77]*0.2" office:value-type="float" office:value="1261939.692" calcext:value-type="float">
            <text:p>1 261 939,69</text:p>
          </table:table-cell>
          <table:table-cell table:formula="of:=IF([.L77]&lt;0;[.M77];[.L77]+[.M77])" office:value-type="float" office:value="1638566.152" calcext:value-type="float">
            <text:p>1 638 566,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734000" calcext:value-type="float">
            <text:p>6734000</text:p>
          </table:table-cell>
          <table:table-cell office:value-type="float" office:value="46.62" calcext:value-type="float">
            <text:p>46,62</text:p>
          </table:table-cell>
          <table:table-cell office:value-type="float" office:value="1353534" calcext:value-type="float">
            <text:p>1353534</text:p>
          </table:table-cell>
          <table:table-cell office:value-type="float" office:value="981092" calcext:value-type="float">
            <text:p>981092</text:p>
          </table:table-cell>
          <table:table-cell office:value-type="float" office:value="2334626" calcext:value-type="float">
            <text:p>233462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cefaee87.png</text:p>
          </table:table-cell>
          <table:table-cell table:formula="of:=IF([.H78]=&quot;Мегаполис&quot;;[.B78]*0.93;[.B78]*0.96)" office:value-type="float" office:value="6262620" calcext:value-type="float">
            <text:p>6 262 620,00</text:p>
          </table:table-cell>
          <table:table-cell table:formula="of:=[.J78]/[.C78]" office:value-type="float" office:value="134333.333333333" calcext:value-type="float">
            <text:p>134 333,33</text:p>
          </table:table-cell>
          <table:table-cell table:formula="of:=([.K78]-123400)*[.C78]" office:value-type="float" office:value="509712" calcext:value-type="float">
            <text:p>509 712,00</text:p>
          </table:table-cell>
          <table:table-cell table:formula="of:=[.J78]*0.2" office:value-type="float" office:value="1252524" calcext:value-type="float">
            <text:p>1 252 524,00</text:p>
          </table:table-cell>
          <table:table-cell table:formula="of:=IF([.L78]&lt;0;[.M78];[.L78]+[.M78])" office:value-type="float" office:value="1762236" calcext:value-type="float">
            <text:p>1 762 236,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807200" calcext:value-type="float">
            <text:p>6807200</text:p>
          </table:table-cell>
          <table:table-cell office:value-type="float" office:value="48.24" calcext:value-type="float">
            <text:p>48,24</text:p>
          </table:table-cell>
          <table:table-cell office:value-type="float" office:value="1368247.2" calcext:value-type="float">
            <text:p>1368247,2</text:p>
          </table:table-cell>
          <table:table-cell office:value-type="float" office:value="854384" calcext:value-type="float">
            <text:p>854384</text:p>
          </table:table-cell>
          <table:table-cell office:value-type="float" office:value="2222631.2" calcext:value-type="float">
            <text:p>2222631,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345e1e9.png</text:p>
          </table:table-cell>
          <table:table-cell table:formula="of:=IF([.H79]=&quot;Мегаполис&quot;;[.B79]*0.93;[.B79]*0.96)" office:value-type="float" office:value="6330696" calcext:value-type="float">
            <text:p>6 330 696,00</text:p>
          </table:table-cell>
          <table:table-cell table:formula="of:=[.J79]/[.C79]" office:value-type="float" office:value="131233.333333333" calcext:value-type="float">
            <text:p>131 233,33</text:p>
          </table:table-cell>
          <table:table-cell table:formula="of:=([.K79]-123400)*[.C79]" office:value-type="float" office:value="377879.999999999" calcext:value-type="float">
            <text:p>377 880,00</text:p>
          </table:table-cell>
          <table:table-cell table:formula="of:=[.J79]*0.2" office:value-type="float" office:value="1266139.2" calcext:value-type="float">
            <text:p>1 266 139,20</text:p>
          </table:table-cell>
          <table:table-cell table:formula="of:=IF([.L79]&lt;0;[.M79];[.L79]+[.M79])" office:value-type="float" office:value="1644019.2" calcext:value-type="float">
            <text:p>1 644 019,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84622" calcext:value-type="float">
            <text:p>6784622</text:p>
          </table:table-cell>
          <table:table-cell office:value-type="float" office:value="48.08" calcext:value-type="float">
            <text:p>48,08</text:p>
          </table:table-cell>
          <table:table-cell office:value-type="float" office:value="1363709.02" calcext:value-type="float">
            <text:p>1363709,02</text:p>
          </table:table-cell>
          <table:table-cell office:value-type="float" office:value="851550" calcext:value-type="float">
            <text:p>851550</text:p>
          </table:table-cell>
          <table:table-cell office:value-type="float" office:value="2215259.02" calcext:value-type="float">
            <text:p>2215259,0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ced85bf2.png</text:p>
          </table:table-cell>
          <table:table-cell table:formula="of:=IF([.H80]=&quot;Мегаполис&quot;;[.B80]*0.93;[.B80]*0.96)" office:value-type="float" office:value="6309698.46" calcext:value-type="float">
            <text:p>6 309 698,46</text:p>
          </table:table-cell>
          <table:table-cell table:formula="of:=[.J80]/[.C80]" office:value-type="float" office:value="131233.329034942" calcext:value-type="float">
            <text:p>131 233,33</text:p>
          </table:table-cell>
          <table:table-cell table:formula="of:=([.K80]-123400)*[.C80]" office:value-type="float" office:value="376626.46" calcext:value-type="float">
            <text:p>376 626,46</text:p>
          </table:table-cell>
          <table:table-cell table:formula="of:=[.J80]*0.2" office:value-type="float" office:value="1261939.692" calcext:value-type="float">
            <text:p>1 261 939,69</text:p>
          </table:table-cell>
          <table:table-cell table:formula="of:=IF([.L80]&lt;0;[.M80];[.L80]+[.M80])" office:value-type="float" office:value="1638566.152" calcext:value-type="float">
            <text:p>1 638 566,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807200" calcext:value-type="float">
            <text:p>6807200</text:p>
          </table:table-cell>
          <table:table-cell office:value-type="float" office:value="48.24" calcext:value-type="float">
            <text:p>48,24</text:p>
          </table:table-cell>
          <table:table-cell office:value-type="float" office:value="1368247.2" calcext:value-type="float">
            <text:p>1368247,2</text:p>
          </table:table-cell>
          <table:table-cell office:value-type="float" office:value="854384" calcext:value-type="float">
            <text:p>854384</text:p>
          </table:table-cell>
          <table:table-cell office:value-type="float" office:value="2222631.2" calcext:value-type="float">
            <text:p>2222631,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345e1e9.png</text:p>
          </table:table-cell>
          <table:table-cell table:formula="of:=IF([.H81]=&quot;Мегаполис&quot;;[.B81]*0.93;[.B81]*0.96)" office:value-type="float" office:value="6330696" calcext:value-type="float">
            <text:p>6 330 696,00</text:p>
          </table:table-cell>
          <table:table-cell table:formula="of:=[.J81]/[.C81]" office:value-type="float" office:value="131233.333333333" calcext:value-type="float">
            <text:p>131 233,33</text:p>
          </table:table-cell>
          <table:table-cell table:formula="of:=([.K81]-123400)*[.C81]" office:value-type="float" office:value="377879.999999999" calcext:value-type="float">
            <text:p>377 880,00</text:p>
          </table:table-cell>
          <table:table-cell table:formula="of:=[.J81]*0.2" office:value-type="float" office:value="1266139.2" calcext:value-type="float">
            <text:p>1 266 139,20</text:p>
          </table:table-cell>
          <table:table-cell table:formula="of:=IF([.L81]&lt;0;[.M81];[.L81]+[.M81])" office:value-type="float" office:value="1644019.2" calcext:value-type="float">
            <text:p>1 644 019,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784622" calcext:value-type="float">
            <text:p>6784622</text:p>
          </table:table-cell>
          <table:table-cell office:value-type="float" office:value="48.08" calcext:value-type="float">
            <text:p>48,08</text:p>
          </table:table-cell>
          <table:table-cell office:value-type="float" office:value="1363709.02" calcext:value-type="float">
            <text:p>1363709,02</text:p>
          </table:table-cell>
          <table:table-cell office:value-type="float" office:value="851550" calcext:value-type="float">
            <text:p>851550</text:p>
          </table:table-cell>
          <table:table-cell office:value-type="float" office:value="2215259.02" calcext:value-type="float">
            <text:p>2215259,02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ced85bf2.png</text:p>
          </table:table-cell>
          <table:table-cell table:formula="of:=IF([.H82]=&quot;Мегаполис&quot;;[.B82]*0.93;[.B82]*0.96)" office:value-type="float" office:value="6309698.46" calcext:value-type="float">
            <text:p>6 309 698,46</text:p>
          </table:table-cell>
          <table:table-cell table:formula="of:=[.J82]/[.C82]" office:value-type="float" office:value="131233.329034942" calcext:value-type="float">
            <text:p>131 233,33</text:p>
          </table:table-cell>
          <table:table-cell table:formula="of:=([.K82]-123400)*[.C82]" office:value-type="float" office:value="376626.46" calcext:value-type="float">
            <text:p>376 626,46</text:p>
          </table:table-cell>
          <table:table-cell table:formula="of:=[.J82]*0.2" office:value-type="float" office:value="1261939.692" calcext:value-type="float">
            <text:p>1 261 939,69</text:p>
          </table:table-cell>
          <table:table-cell table:formula="of:=IF([.L82]&lt;0;[.M82];[.L82]+[.M82])" office:value-type="float" office:value="1638566.152" calcext:value-type="float">
            <text:p>1 638 566,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837600" calcext:value-type="float">
            <text:p>6837600</text:p>
          </table:table-cell>
          <table:table-cell office:value-type="float" office:value="46.62" calcext:value-type="float">
            <text:p>46,62</text:p>
          </table:table-cell>
          <table:table-cell office:value-type="float" office:value="1374357.6" calcext:value-type="float">
            <text:p>1374357,6</text:p>
          </table:table-cell>
          <table:table-cell office:value-type="float" office:value="1084692" calcext:value-type="float">
            <text:p>1084692</text:p>
          </table:table-cell>
          <table:table-cell office:value-type="float" office:value="2459049.6" calcext:value-type="float">
            <text:p>2459049,6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cefaee87.png</text:p>
          </table:table-cell>
          <table:table-cell table:formula="of:=IF([.H83]=&quot;Мегаполис&quot;;[.B83]*0.93;[.B83]*0.96)" office:value-type="float" office:value="6358968" calcext:value-type="float">
            <text:p>6 358 968,00</text:p>
          </table:table-cell>
          <table:table-cell table:formula="of:=[.J83]/[.C83]" office:value-type="float" office:value="136400" calcext:value-type="float">
            <text:p>136 400,00</text:p>
          </table:table-cell>
          <table:table-cell table:formula="of:=([.K83]-123400)*[.C83]" office:value-type="float" office:value="606060" calcext:value-type="float">
            <text:p>606 060,00</text:p>
          </table:table-cell>
          <table:table-cell table:formula="of:=[.J83]*0.2" office:value-type="float" office:value="1271793.6" calcext:value-type="float">
            <text:p>1 271 793,60</text:p>
          </table:table-cell>
          <table:table-cell table:formula="of:=IF([.L83]&lt;0;[.M83];[.L83]+[.M83])" office:value-type="float" office:value="1877853.6" calcext:value-type="float">
            <text:p>1 877 853,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833200" calcext:value-type="float">
            <text:p>6833200</text:p>
          </table:table-cell>
          <table:table-cell office:value-type="float" office:value="46.59" calcext:value-type="float">
            <text:p>46,59</text:p>
          </table:table-cell>
          <table:table-cell office:value-type="float" office:value="1373473.2" calcext:value-type="float">
            <text:p>1373473,2</text:p>
          </table:table-cell>
          <table:table-cell office:value-type="float" office:value="1083994" calcext:value-type="float">
            <text:p>1083994</text:p>
          </table:table-cell>
          <table:table-cell office:value-type="float" office:value="2457467.2" calcext:value-type="float">
            <text:p>2457467,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cf7371c5.png</text:p>
          </table:table-cell>
          <table:table-cell table:formula="of:=IF([.H84]=&quot;Мегаполис&quot;;[.B84]*0.93;[.B84]*0.96)" office:value-type="float" office:value="6354876" calcext:value-type="float">
            <text:p>6 354 876,00</text:p>
          </table:table-cell>
          <table:table-cell table:formula="of:=[.J84]/[.C84]" office:value-type="float" office:value="136400" calcext:value-type="float">
            <text:p>136 400,00</text:p>
          </table:table-cell>
          <table:table-cell table:formula="of:=([.K84]-123400)*[.C84]" office:value-type="float" office:value="605670" calcext:value-type="float">
            <text:p>605 670,00</text:p>
          </table:table-cell>
          <table:table-cell table:formula="of:=[.J84]*0.2" office:value-type="float" office:value="1270975.2" calcext:value-type="float">
            <text:p>1 270 975,20</text:p>
          </table:table-cell>
          <table:table-cell table:formula="of:=IF([.L84]&lt;0;[.M84];[.L84]+[.M84])" office:value-type="float" office:value="1876645.2" calcext:value-type="float">
            <text:p>1 876 645,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807200" calcext:value-type="float">
            <text:p>6807200</text:p>
          </table:table-cell>
          <table:table-cell office:value-type="float" office:value="48.24" calcext:value-type="float">
            <text:p>48,24</text:p>
          </table:table-cell>
          <table:table-cell office:value-type="float" office:value="1368247.2" calcext:value-type="float">
            <text:p>1368247,2</text:p>
          </table:table-cell>
          <table:table-cell office:value-type="float" office:value="854384" calcext:value-type="float">
            <text:p>854384</text:p>
          </table:table-cell>
          <table:table-cell office:value-type="float" office:value="2222631.2" calcext:value-type="float">
            <text:p>2222631,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345e1e9.png</text:p>
          </table:table-cell>
          <table:table-cell table:formula="of:=IF([.H85]=&quot;Мегаполис&quot;;[.B85]*0.93;[.B85]*0.96)" office:value-type="float" office:value="6330696" calcext:value-type="float">
            <text:p>6 330 696,00</text:p>
          </table:table-cell>
          <table:table-cell table:formula="of:=[.J85]/[.C85]" office:value-type="float" office:value="131233.333333333" calcext:value-type="float">
            <text:p>131 233,33</text:p>
          </table:table-cell>
          <table:table-cell table:formula="of:=([.K85]-123400)*[.C85]" office:value-type="float" office:value="377879.999999999" calcext:value-type="float">
            <text:p>377 880,00</text:p>
          </table:table-cell>
          <table:table-cell table:formula="of:=[.J85]*0.2" office:value-type="float" office:value="1266139.2" calcext:value-type="float">
            <text:p>1 266 139,20</text:p>
          </table:table-cell>
          <table:table-cell table:formula="of:=IF([.L85]&lt;0;[.M85];[.L85]+[.M85])" office:value-type="float" office:value="1644019.2" calcext:value-type="float">
            <text:p>1 644 019,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890033" calcext:value-type="float">
            <text:p>6890033</text:p>
          </table:table-cell>
          <table:table-cell office:value-type="float" office:value="48.07" calcext:value-type="float">
            <text:p>48,07</text:p>
          </table:table-cell>
          <table:table-cell office:value-type="float" office:value="1384896.63" calcext:value-type="float">
            <text:p>1384896,63</text:p>
          </table:table-cell>
          <table:table-cell office:value-type="float" office:value="958195" calcext:value-type="float">
            <text:p>958195</text:p>
          </table:table-cell>
          <table:table-cell office:value-type="float" office:value="2343091.63" calcext:value-type="float">
            <text:p>2343091,6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d64e491.png</text:p>
          </table:table-cell>
          <table:table-cell table:formula="of:=IF([.H86]=&quot;Мегаполис&quot;;[.B86]*0.93;[.B86]*0.96)" office:value-type="float" office:value="6407730.69" calcext:value-type="float">
            <text:p>6 407 730,69</text:p>
          </table:table-cell>
          <table:table-cell table:formula="of:=[.J86]/[.C86]" office:value-type="float" office:value="133299.993551071" calcext:value-type="float">
            <text:p>133 299,99</text:p>
          </table:table-cell>
          <table:table-cell table:formula="of:=([.K86]-123400)*[.C86]" office:value-type="float" office:value="475892.69" calcext:value-type="float">
            <text:p>475 892,69</text:p>
          </table:table-cell>
          <table:table-cell table:formula="of:=[.J86]*0.2" office:value-type="float" office:value="1281546.138" calcext:value-type="float">
            <text:p>1 281 546,14</text:p>
          </table:table-cell>
          <table:table-cell table:formula="of:=IF([.L86]&lt;0;[.M86];[.L86]+[.M86])" office:value-type="float" office:value="1757438.828" calcext:value-type="float">
            <text:p>1 757 438,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27333" calcext:value-type="float">
            <text:p>6827333</text:p>
          </table:table-cell>
          <table:table-cell office:value-type="float" office:value="46.55" calcext:value-type="float">
            <text:p>46,55</text:p>
          </table:table-cell>
          <table:table-cell office:value-type="float" office:value="1372293.93" calcext:value-type="float">
            <text:p>1372293,93</text:p>
          </table:table-cell>
          <table:table-cell office:value-type="float" office:value="1083063" calcext:value-type="float">
            <text:p>1083063</text:p>
          </table:table-cell>
          <table:table-cell office:value-type="float" office:value="2455356.93" calcext:value-type="float">
            <text:p>2455356,9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d921587.png</text:p>
          </table:table-cell>
          <table:table-cell table:formula="of:=IF([.H87]=&quot;Мегаполис&quot;;[.B87]*0.93;[.B87]*0.96)" office:value-type="float" office:value="6349419.69" calcext:value-type="float">
            <text:p>6 349 419,69</text:p>
          </table:table-cell>
          <table:table-cell table:formula="of:=[.J87]/[.C87]" office:value-type="float" office:value="136399.993340494" calcext:value-type="float">
            <text:p>136 399,99</text:p>
          </table:table-cell>
          <table:table-cell table:formula="of:=([.K87]-123400)*[.C87]" office:value-type="float" office:value="605149.690000001" calcext:value-type="float">
            <text:p>605 149,69</text:p>
          </table:table-cell>
          <table:table-cell table:formula="of:=[.J87]*0.2" office:value-type="float" office:value="1269883.938" calcext:value-type="float">
            <text:p>1 269 883,94</text:p>
          </table:table-cell>
          <table:table-cell table:formula="of:=IF([.L87]&lt;0;[.M87];[.L87]+[.M87])" office:value-type="float" office:value="1875033.628" calcext:value-type="float">
            <text:p>1 875 033,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21467" calcext:value-type="float">
            <text:p>6821467</text:p>
          </table:table-cell>
          <table:table-cell office:value-type="float" office:value="46.51" calcext:value-type="float">
            <text:p>46,51</text:p>
          </table:table-cell>
          <table:table-cell office:value-type="float" office:value="1371114.87" calcext:value-type="float">
            <text:p>1371114,87</text:p>
          </table:table-cell>
          <table:table-cell office:value-type="float" office:value="1082133" calcext:value-type="float">
            <text:p>1082133</text:p>
          </table:table-cell>
          <table:table-cell office:value-type="float" office:value="2453247.87" calcext:value-type="float">
            <text:p>2453247,87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e0a96c8.png</text:p>
          </table:table-cell>
          <table:table-cell table:formula="of:=IF([.H88]=&quot;Мегаполис&quot;;[.B88]*0.93;[.B88]*0.96)" office:value-type="float" office:value="6343964.31" calcext:value-type="float">
            <text:p>6 343 964,31</text:p>
          </table:table-cell>
          <table:table-cell table:formula="of:=[.J88]/[.C88]" office:value-type="float" office:value="136400.006665233" calcext:value-type="float">
            <text:p>136 400,01</text:p>
          </table:table-cell>
          <table:table-cell table:formula="of:=([.K88]-123400)*[.C88]" office:value-type="float" office:value="604630.31" calcext:value-type="float">
            <text:p>604 630,31</text:p>
          </table:table-cell>
          <table:table-cell table:formula="of:=[.J88]*0.2" office:value-type="float" office:value="1268792.862" calcext:value-type="float">
            <text:p>1 268 792,86</text:p>
          </table:table-cell>
          <table:table-cell table:formula="of:=IF([.L88]&lt;0;[.M88];[.L88]+[.M88])" office:value-type="float" office:value="1873423.172" calcext:value-type="float">
            <text:p>1 873 423,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902933" calcext:value-type="float">
            <text:p>6902933</text:p>
          </table:table-cell>
          <table:table-cell office:value-type="float" office:value="48.16" calcext:value-type="float">
            <text:p>48,16</text:p>
          </table:table-cell>
          <table:table-cell office:value-type="float" office:value="1387489.53" calcext:value-type="float">
            <text:p>1387489,53</text:p>
          </table:table-cell>
          <table:table-cell office:value-type="float" office:value="959989" calcext:value-type="float">
            <text:p>959989</text:p>
          </table:table-cell>
          <table:table-cell office:value-type="float" office:value="2347478.53" calcext:value-type="float">
            <text:p>2347478,53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e352e28.png</text:p>
          </table:table-cell>
          <table:table-cell table:formula="of:=IF([.H89]=&quot;Мегаполис&quot;;[.B89]*0.93;[.B89]*0.96)" office:value-type="float" office:value="6419727.69" calcext:value-type="float">
            <text:p>6 419 727,69</text:p>
          </table:table-cell>
          <table:table-cell table:formula="of:=[.J89]/[.C89]" office:value-type="float" office:value="133299.993563123" calcext:value-type="float">
            <text:p>133 299,99</text:p>
          </table:table-cell>
          <table:table-cell table:formula="of:=([.K89]-123400)*[.C89]" office:value-type="float" office:value="476783.69" calcext:value-type="float">
            <text:p>476 783,69</text:p>
          </table:table-cell>
          <table:table-cell table:formula="of:=[.J89]*0.2" office:value-type="float" office:value="1283945.538" calcext:value-type="float">
            <text:p>1 283 945,54</text:p>
          </table:table-cell>
          <table:table-cell table:formula="of:=IF([.L89]&lt;0;[.M89];[.L89]+[.M89])" office:value-type="float" office:value="1760729.228" calcext:value-type="float">
            <text:p>1 760 729,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890033" calcext:value-type="float">
            <text:p>6890033</text:p>
          </table:table-cell>
          <table:table-cell office:value-type="float" office:value="48.07" calcext:value-type="float">
            <text:p>48,07</text:p>
          </table:table-cell>
          <table:table-cell office:value-type="float" office:value="1384896.63" calcext:value-type="float">
            <text:p>1384896,63</text:p>
          </table:table-cell>
          <table:table-cell office:value-type="float" office:value="958195" calcext:value-type="float">
            <text:p>958195</text:p>
          </table:table-cell>
          <table:table-cell office:value-type="float" office:value="2343091.63" calcext:value-type="float">
            <text:p>2343091,6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d64e491.png</text:p>
          </table:table-cell>
          <table:table-cell table:formula="of:=IF([.H90]=&quot;Мегаполис&quot;;[.B90]*0.93;[.B90]*0.96)" office:value-type="float" office:value="6407730.69" calcext:value-type="float">
            <text:p>6 407 730,69</text:p>
          </table:table-cell>
          <table:table-cell table:formula="of:=[.J90]/[.C90]" office:value-type="float" office:value="133299.993551071" calcext:value-type="float">
            <text:p>133 299,99</text:p>
          </table:table-cell>
          <table:table-cell table:formula="of:=([.K90]-123400)*[.C90]" office:value-type="float" office:value="475892.69" calcext:value-type="float">
            <text:p>475 892,69</text:p>
          </table:table-cell>
          <table:table-cell table:formula="of:=[.J90]*0.2" office:value-type="float" office:value="1281546.138" calcext:value-type="float">
            <text:p>1 281 546,14</text:p>
          </table:table-cell>
          <table:table-cell table:formula="of:=IF([.L90]&lt;0;[.M90];[.L90]+[.M90])" office:value-type="float" office:value="1757438.828" calcext:value-type="float">
            <text:p>1 757 438,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827333" calcext:value-type="float">
            <text:p>6827333</text:p>
          </table:table-cell>
          <table:table-cell office:value-type="float" office:value="46.55" calcext:value-type="float">
            <text:p>46,55</text:p>
          </table:table-cell>
          <table:table-cell office:value-type="float" office:value="1372293.93" calcext:value-type="float">
            <text:p>1372293,93</text:p>
          </table:table-cell>
          <table:table-cell office:value-type="float" office:value="1083063" calcext:value-type="float">
            <text:p>1083063</text:p>
          </table:table-cell>
          <table:table-cell office:value-type="float" office:value="2455356.93" calcext:value-type="float">
            <text:p>2455356,93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d921587.png</text:p>
          </table:table-cell>
          <table:table-cell table:formula="of:=IF([.H91]=&quot;Мегаполис&quot;;[.B91]*0.93;[.B91]*0.96)" office:value-type="float" office:value="6349419.69" calcext:value-type="float">
            <text:p>6 349 419,69</text:p>
          </table:table-cell>
          <table:table-cell table:formula="of:=[.J91]/[.C91]" office:value-type="float" office:value="136399.993340494" calcext:value-type="float">
            <text:p>136 399,99</text:p>
          </table:table-cell>
          <table:table-cell table:formula="of:=([.K91]-123400)*[.C91]" office:value-type="float" office:value="605149.690000001" calcext:value-type="float">
            <text:p>605 149,69</text:p>
          </table:table-cell>
          <table:table-cell table:formula="of:=[.J91]*0.2" office:value-type="float" office:value="1269883.938" calcext:value-type="float">
            <text:p>1 269 883,94</text:p>
          </table:table-cell>
          <table:table-cell table:formula="of:=IF([.L91]&lt;0;[.M91];[.L91]+[.M91])" office:value-type="float" office:value="1875033.628" calcext:value-type="float">
            <text:p>1 875 033,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792133" calcext:value-type="float">
            <text:p>6792133</text:p>
          </table:table-cell>
          <table:table-cell office:value-type="float" office:value="46.31" calcext:value-type="float">
            <text:p>46,31</text:p>
          </table:table-cell>
          <table:table-cell office:value-type="float" office:value="1365218.73" calcext:value-type="float">
            <text:p>1365218,73</text:p>
          </table:table-cell>
          <table:table-cell office:value-type="float" office:value="1077479" calcext:value-type="float">
            <text:p>1077479</text:p>
          </table:table-cell>
          <table:table-cell office:value-type="float" office:value="2442697.73" calcext:value-type="float">
            <text:p>2442697,73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a5d1475.png</text:p>
          </table:table-cell>
          <table:table-cell table:formula="of:=IF([.H92]=&quot;Мегаполис&quot;;[.B92]*0.93;[.B92]*0.96)" office:value-type="float" office:value="6316683.69" calcext:value-type="float">
            <text:p>6 316 683,69</text:p>
          </table:table-cell>
          <table:table-cell table:formula="of:=[.J92]/[.C92]" office:value-type="float" office:value="136399.993305981" calcext:value-type="float">
            <text:p>136 399,99</text:p>
          </table:table-cell>
          <table:table-cell table:formula="of:=([.K92]-123400)*[.C92]" office:value-type="float" office:value="602029.69" calcext:value-type="float">
            <text:p>602 029,69</text:p>
          </table:table-cell>
          <table:table-cell table:formula="of:=[.J92]*0.2" office:value-type="float" office:value="1263336.738" calcext:value-type="float">
            <text:p>1 263 336,74</text:p>
          </table:table-cell>
          <table:table-cell table:formula="of:=IF([.L92]&lt;0;[.M92];[.L92]+[.M92])" office:value-type="float" office:value="1865366.428" calcext:value-type="float">
            <text:p>1 865 366,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902933" calcext:value-type="float">
            <text:p>6902933</text:p>
          </table:table-cell>
          <table:table-cell office:value-type="float" office:value="48.16" calcext:value-type="float">
            <text:p>48,16</text:p>
          </table:table-cell>
          <table:table-cell office:value-type="float" office:value="1387489.53" calcext:value-type="float">
            <text:p>1387489,53</text:p>
          </table:table-cell>
          <table:table-cell office:value-type="float" office:value="959989" calcext:value-type="float">
            <text:p>959989</text:p>
          </table:table-cell>
          <table:table-cell office:value-type="float" office:value="2347478.53" calcext:value-type="float">
            <text:p>2347478,5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e352e28.png</text:p>
          </table:table-cell>
          <table:table-cell table:formula="of:=IF([.H93]=&quot;Мегаполис&quot;;[.B93]*0.93;[.B93]*0.96)" office:value-type="float" office:value="6419727.69" calcext:value-type="float">
            <text:p>6 419 727,69</text:p>
          </table:table-cell>
          <table:table-cell table:formula="of:=[.J93]/[.C93]" office:value-type="float" office:value="133299.993563123" calcext:value-type="float">
            <text:p>133 299,99</text:p>
          </table:table-cell>
          <table:table-cell table:formula="of:=([.K93]-123400)*[.C93]" office:value-type="float" office:value="476783.69" calcext:value-type="float">
            <text:p>476 783,69</text:p>
          </table:table-cell>
          <table:table-cell table:formula="of:=[.J93]*0.2" office:value-type="float" office:value="1283945.538" calcext:value-type="float">
            <text:p>1 283 945,54</text:p>
          </table:table-cell>
          <table:table-cell table:formula="of:=IF([.L93]&lt;0;[.M93];[.L93]+[.M93])" office:value-type="float" office:value="1760729.228" calcext:value-type="float">
            <text:p>1 760 729,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890033" calcext:value-type="float">
            <text:p>6890033</text:p>
          </table:table-cell>
          <table:table-cell office:value-type="float" office:value="48.07" calcext:value-type="float">
            <text:p>48,07</text:p>
          </table:table-cell>
          <table:table-cell office:value-type="float" office:value="1384896.63" calcext:value-type="float">
            <text:p>1384896,63</text:p>
          </table:table-cell>
          <table:table-cell office:value-type="float" office:value="958195" calcext:value-type="float">
            <text:p>958195</text:p>
          </table:table-cell>
          <table:table-cell office:value-type="float" office:value="2343091.63" calcext:value-type="float">
            <text:p>2343091,6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d64e491.png</text:p>
          </table:table-cell>
          <table:table-cell table:formula="of:=IF([.H94]=&quot;Мегаполис&quot;;[.B94]*0.93;[.B94]*0.96)" office:value-type="float" office:value="6407730.69" calcext:value-type="float">
            <text:p>6 407 730,69</text:p>
          </table:table-cell>
          <table:table-cell table:formula="of:=[.J94]/[.C94]" office:value-type="float" office:value="133299.993551071" calcext:value-type="float">
            <text:p>133 299,99</text:p>
          </table:table-cell>
          <table:table-cell table:formula="of:=([.K94]-123400)*[.C94]" office:value-type="float" office:value="475892.69" calcext:value-type="float">
            <text:p>475 892,69</text:p>
          </table:table-cell>
          <table:table-cell table:formula="of:=[.J94]*0.2" office:value-type="float" office:value="1281546.138" calcext:value-type="float">
            <text:p>1 281 546,14</text:p>
          </table:table-cell>
          <table:table-cell table:formula="of:=IF([.L94]&lt;0;[.M94];[.L94]+[.M94])" office:value-type="float" office:value="1757438.828" calcext:value-type="float">
            <text:p>1 757 438,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827333" calcext:value-type="float">
            <text:p>6827333</text:p>
          </table:table-cell>
          <table:table-cell office:value-type="float" office:value="46.55" calcext:value-type="float">
            <text:p>46,55</text:p>
          </table:table-cell>
          <table:table-cell office:value-type="float" office:value="1372293.93" calcext:value-type="float">
            <text:p>1372293,93</text:p>
          </table:table-cell>
          <table:table-cell office:value-type="float" office:value="1083063" calcext:value-type="float">
            <text:p>1083063</text:p>
          </table:table-cell>
          <table:table-cell office:value-type="float" office:value="2455356.93" calcext:value-type="float">
            <text:p>2455356,9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d921587.png</text:p>
          </table:table-cell>
          <table:table-cell table:formula="of:=IF([.H95]=&quot;Мегаполис&quot;;[.B95]*0.93;[.B95]*0.96)" office:value-type="float" office:value="6349419.69" calcext:value-type="float">
            <text:p>6 349 419,69</text:p>
          </table:table-cell>
          <table:table-cell table:formula="of:=[.J95]/[.C95]" office:value-type="float" office:value="136399.993340494" calcext:value-type="float">
            <text:p>136 399,99</text:p>
          </table:table-cell>
          <table:table-cell table:formula="of:=([.K95]-123400)*[.C95]" office:value-type="float" office:value="605149.690000001" calcext:value-type="float">
            <text:p>605 149,69</text:p>
          </table:table-cell>
          <table:table-cell table:formula="of:=[.J95]*0.2" office:value-type="float" office:value="1269883.938" calcext:value-type="float">
            <text:p>1 269 883,94</text:p>
          </table:table-cell>
          <table:table-cell table:formula="of:=IF([.L95]&lt;0;[.M95];[.L95]+[.M95])" office:value-type="float" office:value="1875033.628" calcext:value-type="float">
            <text:p>1 875 033,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02933" calcext:value-type="float">
            <text:p>6902933</text:p>
          </table:table-cell>
          <table:table-cell office:value-type="float" office:value="48.16" calcext:value-type="float">
            <text:p>48,16</text:p>
          </table:table-cell>
          <table:table-cell office:value-type="float" office:value="1387489.53" calcext:value-type="float">
            <text:p>1387489,53</text:p>
          </table:table-cell>
          <table:table-cell office:value-type="float" office:value="959989" calcext:value-type="float">
            <text:p>959989</text:p>
          </table:table-cell>
          <table:table-cell office:value-type="float" office:value="2347478.53" calcext:value-type="float">
            <text:p>2347478,5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e352e28.png</text:p>
          </table:table-cell>
          <table:table-cell table:formula="of:=IF([.H96]=&quot;Мегаполис&quot;;[.B96]*0.93;[.B96]*0.96)" office:value-type="float" office:value="6419727.69" calcext:value-type="float">
            <text:p>6 419 727,69</text:p>
          </table:table-cell>
          <table:table-cell table:formula="of:=[.J96]/[.C96]" office:value-type="float" office:value="133299.993563123" calcext:value-type="float">
            <text:p>133 299,99</text:p>
          </table:table-cell>
          <table:table-cell table:formula="of:=([.K96]-123400)*[.C96]" office:value-type="float" office:value="476783.69" calcext:value-type="float">
            <text:p>476 783,69</text:p>
          </table:table-cell>
          <table:table-cell table:formula="of:=[.J96]*0.2" office:value-type="float" office:value="1283945.538" calcext:value-type="float">
            <text:p>1 283 945,54</text:p>
          </table:table-cell>
          <table:table-cell table:formula="of:=IF([.L96]&lt;0;[.M96];[.L96]+[.M96])" office:value-type="float" office:value="1760729.228" calcext:value-type="float">
            <text:p>1 760 729,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943444" calcext:value-type="float">
            <text:p>6943444</text:p>
          </table:table-cell>
          <table:table-cell office:value-type="float" office:value="48.07" calcext:value-type="float">
            <text:p>48,07</text:p>
          </table:table-cell>
          <table:table-cell office:value-type="float" office:value="1395632.24" calcext:value-type="float">
            <text:p>1395632,24</text:p>
          </table:table-cell>
          <table:table-cell office:value-type="float" office:value="1011606" calcext:value-type="float">
            <text:p>1011606</text:p>
          </table:table-cell>
          <table:table-cell office:value-type="float" office:value="2407238.24" calcext:value-type="float">
            <text:p>2407238,24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d64e491.png</text:p>
          </table:table-cell>
          <table:table-cell table:formula="of:=IF([.H97]=&quot;Мегаполис&quot;;[.B97]*0.93;[.B97]*0.96)" office:value-type="float" office:value="6457402.92" calcext:value-type="float">
            <text:p>6 457 402,92</text:p>
          </table:table-cell>
          <table:table-cell table:formula="of:=[.J97]/[.C97]" office:value-type="float" office:value="134333.324734762" calcext:value-type="float">
            <text:p>134 333,32</text:p>
          </table:table-cell>
          <table:table-cell table:formula="of:=([.K97]-123400)*[.C97]" office:value-type="float" office:value="525564.920000001" calcext:value-type="float">
            <text:p>525 564,92</text:p>
          </table:table-cell>
          <table:table-cell table:formula="of:=[.J97]*0.2" office:value-type="float" office:value="1291480.584" calcext:value-type="float">
            <text:p>1 291 480,58</text:p>
          </table:table-cell>
          <table:table-cell table:formula="of:=IF([.L97]&lt;0;[.M97];[.L97]+[.M97])" office:value-type="float" office:value="1817045.504" calcext:value-type="float">
            <text:p>1 817 045,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956444" calcext:value-type="float">
            <text:p>6956444</text:p>
          </table:table-cell>
          <table:table-cell office:value-type="float" office:value="48.16" calcext:value-type="float">
            <text:p>48,16</text:p>
          </table:table-cell>
          <table:table-cell office:value-type="float" office:value="1398245.24" calcext:value-type="float">
            <text:p>1398245,24</text:p>
          </table:table-cell>
          <table:table-cell office:value-type="float" office:value="1013500" calcext:value-type="float">
            <text:p>1013500</text:p>
          </table:table-cell>
          <table:table-cell office:value-type="float" office:value="2411745.24" calcext:value-type="float">
            <text:p>2411745,24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e352e28.png</text:p>
          </table:table-cell>
          <table:table-cell table:formula="of:=IF([.H98]=&quot;Мегаполис&quot;;[.B98]*0.93;[.B98]*0.96)" office:value-type="float" office:value="6469492.92" calcext:value-type="float">
            <text:p>6 469 492,92</text:p>
          </table:table-cell>
          <table:table-cell table:formula="of:=[.J98]/[.C98]" office:value-type="float" office:value="134333.324750831" calcext:value-type="float">
            <text:p>134 333,32</text:p>
          </table:table-cell>
          <table:table-cell table:formula="of:=([.K98]-123400)*[.C98]" office:value-type="float" office:value="526548.92" calcext:value-type="float">
            <text:p>526 548,92</text:p>
          </table:table-cell>
          <table:table-cell table:formula="of:=[.J98]*0.2" office:value-type="float" office:value="1293898.584" calcext:value-type="float">
            <text:p>1 293 898,58</text:p>
          </table:table-cell>
          <table:table-cell table:formula="of:=IF([.L98]&lt;0;[.M98];[.L98]+[.M98])" office:value-type="float" office:value="1820447.504" calcext:value-type="float">
            <text:p>1 820 447,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43444" calcext:value-type="float">
            <text:p>6943444</text:p>
          </table:table-cell>
          <table:table-cell office:value-type="float" office:value="48.07" calcext:value-type="float">
            <text:p>48,07</text:p>
          </table:table-cell>
          <table:table-cell office:value-type="float" office:value="1395632.24" calcext:value-type="float">
            <text:p>1395632,24</text:p>
          </table:table-cell>
          <table:table-cell office:value-type="float" office:value="1011606" calcext:value-type="float">
            <text:p>1011606</text:p>
          </table:table-cell>
          <table:table-cell office:value-type="float" office:value="2407238.24" calcext:value-type="float">
            <text:p>2407238,24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d64e491.png</text:p>
          </table:table-cell>
          <table:table-cell table:formula="of:=IF([.H99]=&quot;Мегаполис&quot;;[.B99]*0.93;[.B99]*0.96)" office:value-type="float" office:value="6457402.92" calcext:value-type="float">
            <text:p>6 457 402,92</text:p>
          </table:table-cell>
          <table:table-cell table:formula="of:=[.J99]/[.C99]" office:value-type="float" office:value="134333.324734762" calcext:value-type="float">
            <text:p>134 333,32</text:p>
          </table:table-cell>
          <table:table-cell table:formula="of:=([.K99]-123400)*[.C99]" office:value-type="float" office:value="525564.920000001" calcext:value-type="float">
            <text:p>525 564,92</text:p>
          </table:table-cell>
          <table:table-cell table:formula="of:=[.J99]*0.2" office:value-type="float" office:value="1291480.584" calcext:value-type="float">
            <text:p>1 291 480,58</text:p>
          </table:table-cell>
          <table:table-cell table:formula="of:=IF([.L99]&lt;0;[.M99];[.L99]+[.M99])" office:value-type="float" office:value="1817045.504" calcext:value-type="float">
            <text:p>1 817 045,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6444" calcext:value-type="float">
            <text:p>6956444</text:p>
          </table:table-cell>
          <table:table-cell office:value-type="float" office:value="48.16" calcext:value-type="float">
            <text:p>48,16</text:p>
          </table:table-cell>
          <table:table-cell office:value-type="float" office:value="1398245.24" calcext:value-type="float">
            <text:p>1398245,24</text:p>
          </table:table-cell>
          <table:table-cell office:value-type="float" office:value="1013500" calcext:value-type="float">
            <text:p>1013500</text:p>
          </table:table-cell>
          <table:table-cell office:value-type="float" office:value="2411745.24" calcext:value-type="float">
            <text:p>2411745,24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e352e28.png</text:p>
          </table:table-cell>
          <table:table-cell table:formula="of:=IF([.H100]=&quot;Мегаполис&quot;;[.B100]*0.93;[.B100]*0.96)" office:value-type="float" office:value="6469492.92" calcext:value-type="float">
            <text:p>6 469 492,92</text:p>
          </table:table-cell>
          <table:table-cell table:formula="of:=[.J100]/[.C100]" office:value-type="float" office:value="134333.324750831" calcext:value-type="float">
            <text:p>134 333,32</text:p>
          </table:table-cell>
          <table:table-cell table:formula="of:=([.K100]-123400)*[.C100]" office:value-type="float" office:value="526548.92" calcext:value-type="float">
            <text:p>526 548,92</text:p>
          </table:table-cell>
          <table:table-cell table:formula="of:=[.J100]*0.2" office:value-type="float" office:value="1293898.584" calcext:value-type="float">
            <text:p>1 293 898,58</text:p>
          </table:table-cell>
          <table:table-cell table:formula="of:=IF([.L100]&lt;0;[.M100];[.L100]+[.M100])" office:value-type="float" office:value="1820447.504" calcext:value-type="float">
            <text:p>1 820 447,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50267" calcext:value-type="float">
            <text:p>7050267</text:p>
          </table:table-cell>
          <table:table-cell office:value-type="float" office:value="48.07" calcext:value-type="float">
            <text:p>48,07</text:p>
          </table:table-cell>
          <table:table-cell office:value-type="float" office:value="1417103.67" calcext:value-type="float">
            <text:p>1417103,67</text:p>
          </table:table-cell>
          <table:table-cell office:value-type="float" office:value="1118429" calcext:value-type="float">
            <text:p>1118429</text:p>
          </table:table-cell>
          <table:table-cell office:value-type="float" office:value="2535532.67" calcext:value-type="float">
            <text:p>2535532,6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d64e491.png</text:p>
          </table:table-cell>
          <table:table-cell table:formula="of:=IF([.H101]=&quot;Мегаполис&quot;;[.B101]*0.93;[.B101]*0.96)" office:value-type="float" office:value="6556748.31" calcext:value-type="float">
            <text:p>6 556 748,31</text:p>
          </table:table-cell>
          <table:table-cell table:formula="of:=[.J101]/[.C101]" office:value-type="float" office:value="136400.006448929" calcext:value-type="float">
            <text:p>136 400,01</text:p>
          </table:table-cell>
          <table:table-cell table:formula="of:=([.K101]-123400)*[.C101]" office:value-type="float" office:value="624910.31" calcext:value-type="float">
            <text:p>624 910,31</text:p>
          </table:table-cell>
          <table:table-cell table:formula="of:=[.J101]*0.2" office:value-type="float" office:value="1311349.662" calcext:value-type="float">
            <text:p>1 311 349,66</text:p>
          </table:table-cell>
          <table:table-cell table:formula="of:=IF([.L101]&lt;0;[.M101];[.L101]+[.M101])" office:value-type="float" office:value="1936259.972" calcext:value-type="float">
            <text:p>1 936 259,9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051733" calcext:value-type="float">
            <text:p>7051733</text:p>
          </table:table-cell>
          <table:table-cell office:value-type="float" office:value="48.08" calcext:value-type="float">
            <text:p>48,08</text:p>
          </table:table-cell>
          <table:table-cell office:value-type="float" office:value="1417398.33" calcext:value-type="float">
            <text:p>1417398,33</text:p>
          </table:table-cell>
          <table:table-cell office:value-type="float" office:value="1118661" calcext:value-type="float">
            <text:p>1118661</text:p>
          </table:table-cell>
          <table:table-cell office:value-type="float" office:value="2536059.33" calcext:value-type="float">
            <text:p>2536059,3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df2c4c6.png</text:p>
          </table:table-cell>
          <table:table-cell table:formula="of:=IF([.H102]=&quot;Мегаполис&quot;;[.B102]*0.93;[.B102]*0.96)" office:value-type="float" office:value="6558111.69" calcext:value-type="float">
            <text:p>6 558 111,69</text:p>
          </table:table-cell>
          <table:table-cell table:formula="of:=[.J102]/[.C102]" office:value-type="float" office:value="136399.993552413" calcext:value-type="float">
            <text:p>136 399,99</text:p>
          </table:table-cell>
          <table:table-cell table:formula="of:=([.K102]-123400)*[.C102]" office:value-type="float" office:value="625039.690000001" calcext:value-type="float">
            <text:p>625 039,69</text:p>
          </table:table-cell>
          <table:table-cell table:formula="of:=[.J102]*0.2" office:value-type="float" office:value="1311622.338" calcext:value-type="float">
            <text:p>1 311 622,34</text:p>
          </table:table-cell>
          <table:table-cell table:formula="of:=IF([.L102]&lt;0;[.M102];[.L102]+[.M102])" office:value-type="float" office:value="1936662.028" calcext:value-type="float">
            <text:p>1 936 662,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050267" calcext:value-type="float">
            <text:p>7050267</text:p>
          </table:table-cell>
          <table:table-cell office:value-type="float" office:value="48.07" calcext:value-type="float">
            <text:p>48,07</text:p>
          </table:table-cell>
          <table:table-cell office:value-type="float" office:value="1417103.67" calcext:value-type="float">
            <text:p>1417103,67</text:p>
          </table:table-cell>
          <table:table-cell office:value-type="float" office:value="1118429" calcext:value-type="float">
            <text:p>1118429</text:p>
          </table:table-cell>
          <table:table-cell office:value-type="float" office:value="2535532.67" calcext:value-type="float">
            <text:p>2535532,6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d64e491.png</text:p>
          </table:table-cell>
          <table:table-cell table:formula="of:=IF([.H103]=&quot;Мегаполис&quot;;[.B103]*0.93;[.B103]*0.96)" office:value-type="float" office:value="6556748.31" calcext:value-type="float">
            <text:p>6 556 748,31</text:p>
          </table:table-cell>
          <table:table-cell table:formula="of:=[.J103]/[.C103]" office:value-type="float" office:value="136400.006448929" calcext:value-type="float">
            <text:p>136 400,01</text:p>
          </table:table-cell>
          <table:table-cell table:formula="of:=([.K103]-123400)*[.C103]" office:value-type="float" office:value="624910.31" calcext:value-type="float">
            <text:p>624 910,31</text:p>
          </table:table-cell>
          <table:table-cell table:formula="of:=[.J103]*0.2" office:value-type="float" office:value="1311349.662" calcext:value-type="float">
            <text:p>1 311 349,66</text:p>
          </table:table-cell>
          <table:table-cell table:formula="of:=IF([.L103]&lt;0;[.M103];[.L103]+[.M103])" office:value-type="float" office:value="1936259.972" calcext:value-type="float">
            <text:p>1 936 259,9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985867" calcext:value-type="float">
            <text:p>6985867</text:p>
          </table:table-cell>
          <table:table-cell office:value-type="float" office:value="46.23" calcext:value-type="float">
            <text:p>46,23</text:p>
          </table:table-cell>
          <table:table-cell office:value-type="float" office:value="1404159.27" calcext:value-type="float">
            <text:p>1404159,27</text:p>
          </table:table-cell>
          <table:table-cell office:value-type="float" office:value="1281085" calcext:value-type="float">
            <text:p>1281085</text:p>
          </table:table-cell>
          <table:table-cell office:value-type="float" office:value="2685244.27" calcext:value-type="float">
            <text:p>2685244,27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da86050.png</text:p>
          </table:table-cell>
          <table:table-cell table:formula="of:=IF([.H104]=&quot;Мегаполис&quot;;[.B104]*0.93;[.B104]*0.96)" office:value-type="float" office:value="6496856.31" calcext:value-type="float">
            <text:p>6 496 856,31</text:p>
          </table:table-cell>
          <table:table-cell table:formula="of:=[.J104]/[.C104]" office:value-type="float" office:value="140533.340038936" calcext:value-type="float">
            <text:p>140 533,34</text:p>
          </table:table-cell>
          <table:table-cell table:formula="of:=([.K104]-123400)*[.C104]" office:value-type="float" office:value="792074.310000001" calcext:value-type="float">
            <text:p>792 074,31</text:p>
          </table:table-cell>
          <table:table-cell table:formula="of:=[.J104]*0.2" office:value-type="float" office:value="1299371.262" calcext:value-type="float">
            <text:p>1 299 371,26</text:p>
          </table:table-cell>
          <table:table-cell table:formula="of:=IF([.L104]&lt;0;[.M104];[.L104]+[.M104])" office:value-type="float" office:value="2091445.572" calcext:value-type="float">
            <text:p>2 091 445,5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51733" calcext:value-type="float">
            <text:p>7051733</text:p>
          </table:table-cell>
          <table:table-cell office:value-type="float" office:value="48.08" calcext:value-type="float">
            <text:p>48,08</text:p>
          </table:table-cell>
          <table:table-cell office:value-type="float" office:value="1417398.33" calcext:value-type="float">
            <text:p>1417398,33</text:p>
          </table:table-cell>
          <table:table-cell office:value-type="float" office:value="1118661" calcext:value-type="float">
            <text:p>1118661</text:p>
          </table:table-cell>
          <table:table-cell office:value-type="float" office:value="2536059.33" calcext:value-type="float">
            <text:p>2536059,3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df2c4c6.png</text:p>
          </table:table-cell>
          <table:table-cell table:formula="of:=IF([.H105]=&quot;Мегаполис&quot;;[.B105]*0.93;[.B105]*0.96)" office:value-type="float" office:value="6558111.69" calcext:value-type="float">
            <text:p>6 558 111,69</text:p>
          </table:table-cell>
          <table:table-cell table:formula="of:=[.J105]/[.C105]" office:value-type="float" office:value="136399.993552413" calcext:value-type="float">
            <text:p>136 399,99</text:p>
          </table:table-cell>
          <table:table-cell table:formula="of:=([.K105]-123400)*[.C105]" office:value-type="float" office:value="625039.690000001" calcext:value-type="float">
            <text:p>625 039,69</text:p>
          </table:table-cell>
          <table:table-cell table:formula="of:=[.J105]*0.2" office:value-type="float" office:value="1311622.338" calcext:value-type="float">
            <text:p>1 311 622,34</text:p>
          </table:table-cell>
          <table:table-cell table:formula="of:=IF([.L105]&lt;0;[.M105];[.L105]+[.M105])" office:value-type="float" office:value="1936662.028" calcext:value-type="float">
            <text:p>1 936 662,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652800" calcext:value-type="float">
            <text:p>6652800</text:p>
          </table:table-cell>
          <table:table-cell office:value-type="float" office:value="47.52" calcext:value-type="float">
            <text:p>47,52</text:p>
          </table:table-cell>
          <table:table-cell office:value-type="float" office:value="1337212.8" calcext:value-type="float">
            <text:p>1337212,8</text:p>
          </table:table-cell>
          <table:table-cell office:value-type="float" office:value="788832" calcext:value-type="float">
            <text:p>788832</text:p>
          </table:table-cell>
          <table:table-cell office:value-type="float" office:value="2126044.8" calcext:value-type="float">
            <text:p>2126044,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cd963c75.png</text:p>
          </table:table-cell>
          <table:table-cell table:formula="of:=IF([.H106]=&quot;Мегаполис&quot;;[.B106]*0.93;[.B106]*0.96)" office:value-type="float" office:value="6187104" calcext:value-type="float">
            <text:p>6 187 104,00</text:p>
          </table:table-cell>
          <table:table-cell table:formula="of:=[.J106]/[.C106]" office:value-type="float" office:value="130200" calcext:value-type="float">
            <text:p>130 200,00</text:p>
          </table:table-cell>
          <table:table-cell table:formula="of:=([.K106]-123400)*[.C106]" office:value-type="float" office:value="323135.999999999" calcext:value-type="float">
            <text:p>323 136,00</text:p>
          </table:table-cell>
          <table:table-cell table:formula="of:=[.J106]*0.2" office:value-type="float" office:value="1237420.8" calcext:value-type="float">
            <text:p>1 237 420,80</text:p>
          </table:table-cell>
          <table:table-cell table:formula="of:=IF([.L106]&lt;0;[.M106];[.L106]+[.M106])" office:value-type="float" office:value="1560556.8" calcext:value-type="float">
            <text:p>1 560 556,8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529711" calcext:value-type="float">
            <text:p>6529711</text:p>
          </table:table-cell>
          <table:table-cell office:value-type="float" office:value="48.17" calcext:value-type="float">
            <text:p>48,17</text:p>
          </table:table-cell>
          <table:table-cell office:value-type="float" office:value="1312471.91" calcext:value-type="float">
            <text:p>1312471,91</text:p>
          </table:table-cell>
          <table:table-cell office:value-type="float" office:value="585533" calcext:value-type="float">
            <text:p>585533</text:p>
          </table:table-cell>
          <table:table-cell office:value-type="float" office:value="1898004.91" calcext:value-type="float">
            <text:p>1898004,9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cdd75f3c.png</text:p>
          </table:table-cell>
          <table:table-cell table:formula="of:=IF([.H107]=&quot;Мегаполис&quot;;[.B107]*0.93;[.B107]*0.96)" office:value-type="float" office:value="6072631.23" calcext:value-type="float">
            <text:p>6 072 631,23</text:p>
          </table:table-cell>
          <table:table-cell table:formula="of:=[.J107]/[.C107]" office:value-type="float" office:value="126066.664521486" calcext:value-type="float">
            <text:p>126 066,66</text:p>
          </table:table-cell>
          <table:table-cell table:formula="of:=([.K107]-123400)*[.C107]" office:value-type="float" office:value="128453.23" calcext:value-type="float">
            <text:p>128 453,23</text:p>
          </table:table-cell>
          <table:table-cell table:formula="of:=[.J107]*0.2" office:value-type="float" office:value="1214526.246" calcext:value-type="float">
            <text:p>1 214 526,25</text:p>
          </table:table-cell>
          <table:table-cell table:formula="of:=IF([.L107]&lt;0;[.M107];[.L107]+[.M107])" office:value-type="float" office:value="1342979.476" calcext:value-type="float">
            <text:p>1 342 979,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788622" calcext:value-type="float">
            <text:p>6788622</text:p>
          </table:table-cell>
          <table:table-cell office:value-type="float" office:value="50.08" calcext:value-type="float">
            <text:p>50,08</text:p>
          </table:table-cell>
          <table:table-cell office:value-type="float" office:value="1364513.02" calcext:value-type="float">
            <text:p>1364513,02</text:p>
          </table:table-cell>
          <table:table-cell office:value-type="float" office:value="608750" calcext:value-type="float">
            <text:p>608750</text:p>
          </table:table-cell>
          <table:table-cell office:value-type="float" office:value="1973263.02" calcext:value-type="float">
            <text:p>1973263,02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ce01d58f.png</text:p>
          </table:table-cell>
          <table:table-cell table:formula="of:=IF([.H108]=&quot;Мегаполис&quot;;[.B108]*0.93;[.B108]*0.96)" office:value-type="float" office:value="6313418.46" calcext:value-type="float">
            <text:p>6 313 418,46</text:p>
          </table:table-cell>
          <table:table-cell table:formula="of:=[.J108]/[.C108]" office:value-type="float" office:value="126066.662539936" calcext:value-type="float">
            <text:p>126 066,66</text:p>
          </table:table-cell>
          <table:table-cell table:formula="of:=([.K108]-123400)*[.C108]" office:value-type="float" office:value="133546.46" calcext:value-type="float">
            <text:p>133 546,46</text:p>
          </table:table-cell>
          <table:table-cell table:formula="of:=[.J108]*0.2" office:value-type="float" office:value="1262683.692" calcext:value-type="float">
            <text:p>1 262 683,69</text:p>
          </table:table-cell>
          <table:table-cell table:formula="of:=IF([.L108]&lt;0;[.M108];[.L108]+[.M108])" office:value-type="float" office:value="1396230.152" calcext:value-type="float">
            <text:p>1 396 230,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674489" calcext:value-type="float">
            <text:p>6674489</text:p>
          </table:table-cell>
          <table:table-cell office:value-type="float" office:value="46.93" calcext:value-type="float">
            <text:p>46,93</text:p>
          </table:table-cell>
          <table:table-cell office:value-type="float" office:value="1341572.29" calcext:value-type="float">
            <text:p>1341572,29</text:p>
          </table:table-cell>
          <table:table-cell office:value-type="float" office:value="883327" calcext:value-type="float">
            <text:p>883327</text:p>
          </table:table-cell>
          <table:table-cell office:value-type="float" office:value="2224899.29" calcext:value-type="float">
            <text:p>2224899,2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43d247b.png</text:p>
          </table:table-cell>
          <table:table-cell table:formula="of:=IF([.H109]=&quot;Мегаполис&quot;;[.B109]*0.93;[.B109]*0.96)" office:value-type="float" office:value="6207274.77" calcext:value-type="float">
            <text:p>6 207 274,77</text:p>
          </table:table-cell>
          <table:table-cell table:formula="of:=[.J109]/[.C109]" office:value-type="float" office:value="132266.668868528" calcext:value-type="float">
            <text:p>132 266,67</text:p>
          </table:table-cell>
          <table:table-cell table:formula="of:=([.K109]-123400)*[.C109]" office:value-type="float" office:value="416112.77" calcext:value-type="float">
            <text:p>416 112,77</text:p>
          </table:table-cell>
          <table:table-cell table:formula="of:=[.J109]*0.2" office:value-type="float" office:value="1241454.954" calcext:value-type="float">
            <text:p>1 241 454,95</text:p>
          </table:table-cell>
          <table:table-cell table:formula="of:=IF([.L109]&lt;0;[.M109];[.L109]+[.M109])" office:value-type="float" office:value="1657567.724" calcext:value-type="float">
            <text:p>1 657 567,7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345833" calcext:value-type="float">
            <text:p>8345833</text:p>
          </table:table-cell>
          <table:table-cell office:value-type="float" office:value="60.09" calcext:value-type="float">
            <text:p>60,09</text:p>
          </table:table-cell>
          <table:table-cell office:value-type="float" office:value="1677512.43" calcext:value-type="float">
            <text:p>1677512,43</text:p>
          </table:table-cell>
          <table:table-cell office:value-type="float" office:value="930727" calcext:value-type="float">
            <text:p>930727</text:p>
          </table:table-cell>
          <table:table-cell office:value-type="float" office:value="2608239.43" calcext:value-type="float">
            <text:p>2608239,4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4567a9f.png</text:p>
          </table:table-cell>
          <table:table-cell table:formula="of:=IF([.H110]=&quot;Мегаполис&quot;;[.B110]*0.93;[.B110]*0.96)" office:value-type="float" office:value="7761624.69" calcext:value-type="float">
            <text:p>7 761 624,69</text:p>
          </table:table-cell>
          <table:table-cell table:formula="of:=[.J110]/[.C110]" office:value-type="float" office:value="129166.661507738" calcext:value-type="float">
            <text:p>129 166,66</text:p>
          </table:table-cell>
          <table:table-cell table:formula="of:=([.K110]-123400)*[.C110]" office:value-type="float" office:value="346518.69" calcext:value-type="float">
            <text:p>346 518,69</text:p>
          </table:table-cell>
          <table:table-cell table:formula="of:=[.J110]*0.2" office:value-type="float" office:value="1552324.938" calcext:value-type="float">
            <text:p>1 552 324,94</text:p>
          </table:table-cell>
          <table:table-cell table:formula="of:=IF([.L110]&lt;0;[.M110];[.L110]+[.M110])" office:value-type="float" office:value="1898843.628" calcext:value-type="float">
            <text:p>1 898 843,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270044" calcext:value-type="float">
            <text:p>7270044</text:p>
          </table:table-cell>
          <table:table-cell office:value-type="float" office:value="51.52" calcext:value-type="float">
            <text:p>51,52</text:p>
          </table:table-cell>
          <table:table-cell office:value-type="float" office:value="1461278.84" calcext:value-type="float">
            <text:p>1461278,84</text:p>
          </table:table-cell>
          <table:table-cell office:value-type="float" office:value="912476" calcext:value-type="float">
            <text:p>912476</text:p>
          </table:table-cell>
          <table:table-cell office:value-type="float" office:value="2373754.84" calcext:value-type="float">
            <text:p>2373754,84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469b716.png</text:p>
          </table:table-cell>
          <table:table-cell table:formula="of:=IF([.H111]=&quot;Мегаполис&quot;;[.B111]*0.93;[.B111]*0.96)" office:value-type="float" office:value="6761140.92" calcext:value-type="float">
            <text:p>6 761 140,92</text:p>
          </table:table-cell>
          <table:table-cell table:formula="of:=[.J111]/[.C111]" office:value-type="float" office:value="131233.325310559" calcext:value-type="float">
            <text:p>131 233,33</text:p>
          </table:table-cell>
          <table:table-cell table:formula="of:=([.K111]-123400)*[.C111]" office:value-type="float" office:value="403572.919999999" calcext:value-type="float">
            <text:p>403 572,92</text:p>
          </table:table-cell>
          <table:table-cell table:formula="of:=[.J111]*0.2" office:value-type="float" office:value="1352228.184" calcext:value-type="float">
            <text:p>1 352 228,18</text:p>
          </table:table-cell>
          <table:table-cell table:formula="of:=IF([.L111]&lt;0;[.M111];[.L111]+[.M111])" office:value-type="float" office:value="1755801.104" calcext:value-type="float">
            <text:p>1 755 801,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656944" calcext:value-type="float">
            <text:p>6656944</text:p>
          </table:table-cell>
          <table:table-cell office:value-type="float" office:value="47.93" calcext:value-type="float">
            <text:p>47,93</text:p>
          </table:table-cell>
          <table:table-cell office:value-type="float" office:value="1338045.74" calcext:value-type="float">
            <text:p>1338045,74</text:p>
          </table:table-cell>
          <table:table-cell office:value-type="float" office:value="742382" calcext:value-type="float">
            <text:p>742382</text:p>
          </table:table-cell>
          <table:table-cell office:value-type="float" office:value="2080427.74" calcext:value-type="float">
            <text:p>2080427,7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47bbbeb.png</text:p>
          </table:table-cell>
          <table:table-cell table:formula="of:=IF([.H112]=&quot;Мегаполис&quot;;[.B112]*0.93;[.B112]*0.96)" office:value-type="float" office:value="6190957.92" calcext:value-type="float">
            <text:p>6 190 957,92</text:p>
          </table:table-cell>
          <table:table-cell table:formula="of:=[.J112]/[.C112]" office:value-type="float" office:value="129166.658042979" calcext:value-type="float">
            <text:p>129 166,66</text:p>
          </table:table-cell>
          <table:table-cell table:formula="of:=([.K112]-123400)*[.C112]" office:value-type="float" office:value="276395.92" calcext:value-type="float">
            <text:p>276 395,92</text:p>
          </table:table-cell>
          <table:table-cell table:formula="of:=[.J112]*0.2" office:value-type="float" office:value="1238191.584" calcext:value-type="float">
            <text:p>1 238 191,58</text:p>
          </table:table-cell>
          <table:table-cell table:formula="of:=IF([.L112]&lt;0;[.M112];[.L112]+[.M112])" office:value-type="float" office:value="1514587.504" calcext:value-type="float">
            <text:p>1 514 587,5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865278" calcext:value-type="float">
            <text:p>6865278</text:p>
          </table:table-cell>
          <table:table-cell office:value-type="float" office:value="49.43" calcext:value-type="float">
            <text:p>49,43</text:p>
          </table:table-cell>
          <table:table-cell office:value-type="float" office:value="1379920.88" calcext:value-type="float">
            <text:p>1379920,88</text:p>
          </table:table-cell>
          <table:table-cell office:value-type="float" office:value="765616" calcext:value-type="float">
            <text:p>765616</text:p>
          </table:table-cell>
          <table:table-cell office:value-type="float" office:value="2145536.88" calcext:value-type="float">
            <text:p>2145536,8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c12d324.png</text:p>
          </table:table-cell>
          <table:table-cell table:formula="of:=IF([.H113]=&quot;Мегаполис&quot;;[.B113]*0.93;[.B113]*0.96)" office:value-type="float" office:value="6384708.54" calcext:value-type="float">
            <text:p>6 384 708,54</text:p>
          </table:table-cell>
          <table:table-cell table:formula="of:=[.J113]/[.C113]" office:value-type="float" office:value="129166.670847663" calcext:value-type="float">
            <text:p>129 166,67</text:p>
          </table:table-cell>
          <table:table-cell table:formula="of:=([.K113]-123400)*[.C113]" office:value-type="float" office:value="285046.54" calcext:value-type="float">
            <text:p>285 046,54</text:p>
          </table:table-cell>
          <table:table-cell table:formula="of:=[.J113]*0.2" office:value-type="float" office:value="1276941.708" calcext:value-type="float">
            <text:p>1 276 941,71</text:p>
          </table:table-cell>
          <table:table-cell table:formula="of:=IF([.L113]&lt;0;[.M113];[.L113]+[.M113])" office:value-type="float" office:value="1561988.248" calcext:value-type="float">
            <text:p>1 561 988,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674489" calcext:value-type="float">
            <text:p>6674489</text:p>
          </table:table-cell>
          <table:table-cell office:value-type="float" office:value="46.93" calcext:value-type="float">
            <text:p>46,93</text:p>
          </table:table-cell>
          <table:table-cell office:value-type="float" office:value="1341572.29" calcext:value-type="float">
            <text:p>1341572,29</text:p>
          </table:table-cell>
          <table:table-cell office:value-type="float" office:value="883327" calcext:value-type="float">
            <text:p>883327</text:p>
          </table:table-cell>
          <table:table-cell office:value-type="float" office:value="2224899.29" calcext:value-type="float">
            <text:p>2224899,2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43d247b.png</text:p>
          </table:table-cell>
          <table:table-cell table:formula="of:=IF([.H114]=&quot;Мегаполис&quot;;[.B114]*0.93;[.B114]*0.96)" office:value-type="float" office:value="6207274.77" calcext:value-type="float">
            <text:p>6 207 274,77</text:p>
          </table:table-cell>
          <table:table-cell table:formula="of:=[.J114]/[.C114]" office:value-type="float" office:value="132266.668868528" calcext:value-type="float">
            <text:p>132 266,67</text:p>
          </table:table-cell>
          <table:table-cell table:formula="of:=([.K114]-123400)*[.C114]" office:value-type="float" office:value="416112.77" calcext:value-type="float">
            <text:p>416 112,77</text:p>
          </table:table-cell>
          <table:table-cell table:formula="of:=[.J114]*0.2" office:value-type="float" office:value="1241454.954" calcext:value-type="float">
            <text:p>1 241 454,95</text:p>
          </table:table-cell>
          <table:table-cell table:formula="of:=IF([.L114]&lt;0;[.M114];[.L114]+[.M114])" office:value-type="float" office:value="1657567.724" calcext:value-type="float">
            <text:p>1 657 567,7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345833" calcext:value-type="float">
            <text:p>8345833</text:p>
          </table:table-cell>
          <table:table-cell office:value-type="float" office:value="60.09" calcext:value-type="float">
            <text:p>60,09</text:p>
          </table:table-cell>
          <table:table-cell office:value-type="float" office:value="1677512.43" calcext:value-type="float">
            <text:p>1677512,43</text:p>
          </table:table-cell>
          <table:table-cell office:value-type="float" office:value="930727" calcext:value-type="float">
            <text:p>930727</text:p>
          </table:table-cell>
          <table:table-cell office:value-type="float" office:value="2608239.43" calcext:value-type="float">
            <text:p>2608239,4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4567a9f.png</text:p>
          </table:table-cell>
          <table:table-cell table:formula="of:=IF([.H115]=&quot;Мегаполис&quot;;[.B115]*0.93;[.B115]*0.96)" office:value-type="float" office:value="7761624.69" calcext:value-type="float">
            <text:p>7 761 624,69</text:p>
          </table:table-cell>
          <table:table-cell table:formula="of:=[.J115]/[.C115]" office:value-type="float" office:value="129166.661507738" calcext:value-type="float">
            <text:p>129 166,66</text:p>
          </table:table-cell>
          <table:table-cell table:formula="of:=([.K115]-123400)*[.C115]" office:value-type="float" office:value="346518.69" calcext:value-type="float">
            <text:p>346 518,69</text:p>
          </table:table-cell>
          <table:table-cell table:formula="of:=[.J115]*0.2" office:value-type="float" office:value="1552324.938" calcext:value-type="float">
            <text:p>1 552 324,94</text:p>
          </table:table-cell>
          <table:table-cell table:formula="of:=IF([.L115]&lt;0;[.M115];[.L115]+[.M115])" office:value-type="float" office:value="1898843.628" calcext:value-type="float">
            <text:p>1 898 843,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270044" calcext:value-type="float">
            <text:p>7270044</text:p>
          </table:table-cell>
          <table:table-cell office:value-type="float" office:value="51.52" calcext:value-type="float">
            <text:p>51,52</text:p>
          </table:table-cell>
          <table:table-cell office:value-type="float" office:value="1461278.84" calcext:value-type="float">
            <text:p>1461278,84</text:p>
          </table:table-cell>
          <table:table-cell office:value-type="float" office:value="912476" calcext:value-type="float">
            <text:p>912476</text:p>
          </table:table-cell>
          <table:table-cell office:value-type="float" office:value="2373754.84" calcext:value-type="float">
            <text:p>2373754,8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469b716.png</text:p>
          </table:table-cell>
          <table:table-cell table:formula="of:=IF([.H116]=&quot;Мегаполис&quot;;[.B116]*0.93;[.B116]*0.96)" office:value-type="float" office:value="6761140.92" calcext:value-type="float">
            <text:p>6 761 140,92</text:p>
          </table:table-cell>
          <table:table-cell table:formula="of:=[.J116]/[.C116]" office:value-type="float" office:value="131233.325310559" calcext:value-type="float">
            <text:p>131 233,33</text:p>
          </table:table-cell>
          <table:table-cell table:formula="of:=([.K116]-123400)*[.C116]" office:value-type="float" office:value="403572.919999999" calcext:value-type="float">
            <text:p>403 572,92</text:p>
          </table:table-cell>
          <table:table-cell table:formula="of:=[.J116]*0.2" office:value-type="float" office:value="1352228.184" calcext:value-type="float">
            <text:p>1 352 228,18</text:p>
          </table:table-cell>
          <table:table-cell table:formula="of:=IF([.L116]&lt;0;[.M116];[.L116]+[.M116])" office:value-type="float" office:value="1755801.104" calcext:value-type="float">
            <text:p>1 755 801,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656944" calcext:value-type="float">
            <text:p>6656944</text:p>
          </table:table-cell>
          <table:table-cell office:value-type="float" office:value="47.93" calcext:value-type="float">
            <text:p>47,93</text:p>
          </table:table-cell>
          <table:table-cell office:value-type="float" office:value="1338045.74" calcext:value-type="float">
            <text:p>1338045,74</text:p>
          </table:table-cell>
          <table:table-cell office:value-type="float" office:value="742382" calcext:value-type="float">
            <text:p>742382</text:p>
          </table:table-cell>
          <table:table-cell office:value-type="float" office:value="2080427.74" calcext:value-type="float">
            <text:p>2080427,7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47bbbeb.png</text:p>
          </table:table-cell>
          <table:table-cell table:formula="of:=IF([.H117]=&quot;Мегаполис&quot;;[.B117]*0.93;[.B117]*0.96)" office:value-type="float" office:value="6190957.92" calcext:value-type="float">
            <text:p>6 190 957,92</text:p>
          </table:table-cell>
          <table:table-cell table:formula="of:=[.J117]/[.C117]" office:value-type="float" office:value="129166.658042979" calcext:value-type="float">
            <text:p>129 166,66</text:p>
          </table:table-cell>
          <table:table-cell table:formula="of:=([.K117]-123400)*[.C117]" office:value-type="float" office:value="276395.92" calcext:value-type="float">
            <text:p>276 395,92</text:p>
          </table:table-cell>
          <table:table-cell table:formula="of:=[.J117]*0.2" office:value-type="float" office:value="1238191.584" calcext:value-type="float">
            <text:p>1 238 191,58</text:p>
          </table:table-cell>
          <table:table-cell table:formula="of:=IF([.L117]&lt;0;[.M117];[.L117]+[.M117])" office:value-type="float" office:value="1514587.504" calcext:value-type="float">
            <text:p>1 514 587,5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865278" calcext:value-type="float">
            <text:p>6865278</text:p>
          </table:table-cell>
          <table:table-cell office:value-type="float" office:value="49.43" calcext:value-type="float">
            <text:p>49,43</text:p>
          </table:table-cell>
          <table:table-cell office:value-type="float" office:value="1379920.88" calcext:value-type="float">
            <text:p>1379920,88</text:p>
          </table:table-cell>
          <table:table-cell office:value-type="float" office:value="765616" calcext:value-type="float">
            <text:p>765616</text:p>
          </table:table-cell>
          <table:table-cell office:value-type="float" office:value="2145536.88" calcext:value-type="float">
            <text:p>2145536,8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c12d324.png</text:p>
          </table:table-cell>
          <table:table-cell table:formula="of:=IF([.H118]=&quot;Мегаполис&quot;;[.B118]*0.93;[.B118]*0.96)" office:value-type="float" office:value="6384708.54" calcext:value-type="float">
            <text:p>6 384 708,54</text:p>
          </table:table-cell>
          <table:table-cell table:formula="of:=[.J118]/[.C118]" office:value-type="float" office:value="129166.670847663" calcext:value-type="float">
            <text:p>129 166,67</text:p>
          </table:table-cell>
          <table:table-cell table:formula="of:=([.K118]-123400)*[.C118]" office:value-type="float" office:value="285046.54" calcext:value-type="float">
            <text:p>285 046,54</text:p>
          </table:table-cell>
          <table:table-cell table:formula="of:=[.J118]*0.2" office:value-type="float" office:value="1276941.708" calcext:value-type="float">
            <text:p>1 276 941,71</text:p>
          </table:table-cell>
          <table:table-cell table:formula="of:=IF([.L118]&lt;0;[.M118];[.L118]+[.M118])" office:value-type="float" office:value="1561988.248" calcext:value-type="float">
            <text:p>1 561 988,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270044" calcext:value-type="float">
            <text:p>7270044</text:p>
          </table:table-cell>
          <table:table-cell office:value-type="float" office:value="51.52" calcext:value-type="float">
            <text:p>51,52</text:p>
          </table:table-cell>
          <table:table-cell office:value-type="float" office:value="1461278.84" calcext:value-type="float">
            <text:p>1461278,84</text:p>
          </table:table-cell>
          <table:table-cell office:value-type="float" office:value="912476" calcext:value-type="float">
            <text:p>912476</text:p>
          </table:table-cell>
          <table:table-cell office:value-type="float" office:value="2373754.84" calcext:value-type="float">
            <text:p>2373754,84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469b716.png</text:p>
          </table:table-cell>
          <table:table-cell table:formula="of:=IF([.H119]=&quot;Мегаполис&quot;;[.B119]*0.93;[.B119]*0.96)" office:value-type="float" office:value="6761140.92" calcext:value-type="float">
            <text:p>6 761 140,92</text:p>
          </table:table-cell>
          <table:table-cell table:formula="of:=[.J119]/[.C119]" office:value-type="float" office:value="131233.325310559" calcext:value-type="float">
            <text:p>131 233,33</text:p>
          </table:table-cell>
          <table:table-cell table:formula="of:=([.K119]-123400)*[.C119]" office:value-type="float" office:value="403572.919999999" calcext:value-type="float">
            <text:p>403 572,92</text:p>
          </table:table-cell>
          <table:table-cell table:formula="of:=[.J119]*0.2" office:value-type="float" office:value="1352228.184" calcext:value-type="float">
            <text:p>1 352 228,18</text:p>
          </table:table-cell>
          <table:table-cell table:formula="of:=IF([.L119]&lt;0;[.M119];[.L119]+[.M119])" office:value-type="float" office:value="1755801.104" calcext:value-type="float">
            <text:p>1 755 801,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656944" calcext:value-type="float">
            <text:p>6656944</text:p>
          </table:table-cell>
          <table:table-cell office:value-type="float" office:value="47.93" calcext:value-type="float">
            <text:p>47,93</text:p>
          </table:table-cell>
          <table:table-cell office:value-type="float" office:value="1338045.74" calcext:value-type="float">
            <text:p>1338045,74</text:p>
          </table:table-cell>
          <table:table-cell office:value-type="float" office:value="742382" calcext:value-type="float">
            <text:p>742382</text:p>
          </table:table-cell>
          <table:table-cell office:value-type="float" office:value="2080427.74" calcext:value-type="float">
            <text:p>2080427,7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47bbbeb.png</text:p>
          </table:table-cell>
          <table:table-cell table:formula="of:=IF([.H120]=&quot;Мегаполис&quot;;[.B120]*0.93;[.B120]*0.96)" office:value-type="float" office:value="6190957.92" calcext:value-type="float">
            <text:p>6 190 957,92</text:p>
          </table:table-cell>
          <table:table-cell table:formula="of:=[.J120]/[.C120]" office:value-type="float" office:value="129166.658042979" calcext:value-type="float">
            <text:p>129 166,66</text:p>
          </table:table-cell>
          <table:table-cell table:formula="of:=([.K120]-123400)*[.C120]" office:value-type="float" office:value="276395.92" calcext:value-type="float">
            <text:p>276 395,92</text:p>
          </table:table-cell>
          <table:table-cell table:formula="of:=[.J120]*0.2" office:value-type="float" office:value="1238191.584" calcext:value-type="float">
            <text:p>1 238 191,58</text:p>
          </table:table-cell>
          <table:table-cell table:formula="of:=IF([.L120]&lt;0;[.M120];[.L120]+[.M120])" office:value-type="float" office:value="1514587.504" calcext:value-type="float">
            <text:p>1 514 587,5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778778" calcext:value-type="float">
            <text:p>6778778</text:p>
          </table:table-cell>
          <table:table-cell office:value-type="float" office:value="46.93" calcext:value-type="float">
            <text:p>46,93</text:p>
          </table:table-cell>
          <table:table-cell office:value-type="float" office:value="1362534.38" calcext:value-type="float">
            <text:p>1362534,38</text:p>
          </table:table-cell>
          <table:table-cell office:value-type="float" office:value="987616" calcext:value-type="float">
            <text:p>987616</text:p>
          </table:table-cell>
          <table:table-cell office:value-type="float" office:value="2350150.38" calcext:value-type="float">
            <text:p>2350150,38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43d247b.png</text:p>
          </table:table-cell>
          <table:table-cell table:formula="of:=IF([.H121]=&quot;Мегаполис&quot;;[.B121]*0.93;[.B121]*0.96)" office:value-type="float" office:value="6304263.54" calcext:value-type="float">
            <text:p>6 304 263,54</text:p>
          </table:table-cell>
          <table:table-cell table:formula="of:=[.J121]/[.C121]" office:value-type="float" office:value="134333.337737055" calcext:value-type="float">
            <text:p>134 333,34</text:p>
          </table:table-cell>
          <table:table-cell table:formula="of:=([.K121]-123400)*[.C121]" office:value-type="float" office:value="513101.540000001" calcext:value-type="float">
            <text:p>513 101,54</text:p>
          </table:table-cell>
          <table:table-cell table:formula="of:=[.J121]*0.2" office:value-type="float" office:value="1260852.708" calcext:value-type="float">
            <text:p>1 260 852,71</text:p>
          </table:table-cell>
          <table:table-cell table:formula="of:=IF([.L121]&lt;0;[.M121];[.L121]+[.M121])" office:value-type="float" office:value="1773954.248" calcext:value-type="float">
            <text:p>1 773 954,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763456" calcext:value-type="float">
            <text:p>6763456</text:p>
          </table:table-cell>
          <table:table-cell office:value-type="float" office:value="47.93" calcext:value-type="float">
            <text:p>47,93</text:p>
          </table:table-cell>
          <table:table-cell office:value-type="float" office:value="1359454.66" calcext:value-type="float">
            <text:p>1359454,66</text:p>
          </table:table-cell>
          <table:table-cell office:value-type="float" office:value="848894" calcext:value-type="float">
            <text:p>848894</text:p>
          </table:table-cell>
          <table:table-cell office:value-type="float" office:value="2208348.66" calcext:value-type="float">
            <text:p>2208348,6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47bbbeb.png</text:p>
          </table:table-cell>
          <table:table-cell table:formula="of:=IF([.H122]=&quot;Мегаполис&quot;;[.B122]*0.93;[.B122]*0.96)" office:value-type="float" office:value="6290014.08" calcext:value-type="float">
            <text:p>6 290 014,08</text:p>
          </table:table-cell>
          <table:table-cell table:formula="of:=[.J122]/[.C122]" office:value-type="float" office:value="131233.341957021" calcext:value-type="float">
            <text:p>131 233,34</text:p>
          </table:table-cell>
          <table:table-cell table:formula="of:=([.K122]-123400)*[.C122]" office:value-type="float" office:value="375452.08" calcext:value-type="float">
            <text:p>375 452,08</text:p>
          </table:table-cell>
          <table:table-cell table:formula="of:=[.J122]*0.2" office:value-type="float" office:value="1258002.816" calcext:value-type="float">
            <text:p>1 258 002,82</text:p>
          </table:table-cell>
          <table:table-cell table:formula="of:=IF([.L122]&lt;0;[.M122];[.L122]+[.M122])" office:value-type="float" office:value="1633454.896" calcext:value-type="float">
            <text:p>1 633 454,9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975122" calcext:value-type="float">
            <text:p>6975122</text:p>
          </table:table-cell>
          <table:table-cell office:value-type="float" office:value="49.43" calcext:value-type="float">
            <text:p>49,43</text:p>
          </table:table-cell>
          <table:table-cell office:value-type="float" office:value="1401999.52" calcext:value-type="float">
            <text:p>1401999,52</text:p>
          </table:table-cell>
          <table:table-cell office:value-type="float" office:value="875460" calcext:value-type="float">
            <text:p>875460</text:p>
          </table:table-cell>
          <table:table-cell office:value-type="float" office:value="2277459.52" calcext:value-type="float">
            <text:p>2277459,52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c12d324.png</text:p>
          </table:table-cell>
          <table:table-cell table:formula="of:=IF([.H123]=&quot;Мегаполис&quot;;[.B123]*0.93;[.B123]*0.96)" office:value-type="float" office:value="6486863.46" calcext:value-type="float">
            <text:p>6 486 863,46</text:p>
          </table:table-cell>
          <table:table-cell table:formula="of:=[.J123]/[.C123]" office:value-type="float" office:value="131233.329152337" calcext:value-type="float">
            <text:p>131 233,33</text:p>
          </table:table-cell>
          <table:table-cell table:formula="of:=([.K123]-123400)*[.C123]" office:value-type="float" office:value="387201.46" calcext:value-type="float">
            <text:p>387 201,46</text:p>
          </table:table-cell>
          <table:table-cell table:formula="of:=[.J123]*0.2" office:value-type="float" office:value="1297372.692" calcext:value-type="float">
            <text:p>1 297 372,69</text:p>
          </table:table-cell>
          <table:table-cell table:formula="of:=IF([.L123]&lt;0;[.M123];[.L123]+[.M123])" office:value-type="float" office:value="1684574.152" calcext:value-type="float">
            <text:p>1 684 574,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830922" calcext:value-type="float">
            <text:p>6830922</text:p>
          </table:table-cell>
          <table:table-cell office:value-type="float" office:value="46.93" calcext:value-type="float">
            <text:p>46,93</text:p>
          </table:table-cell>
          <table:table-cell office:value-type="float" office:value="1373015.32" calcext:value-type="float">
            <text:p>1373015,32</text:p>
          </table:table-cell>
          <table:table-cell office:value-type="float" office:value="1039760" calcext:value-type="float">
            <text:p>1039760</text:p>
          </table:table-cell>
          <table:table-cell office:value-type="float" office:value="2412775.32" calcext:value-type="float">
            <text:p>2412775,3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43d247b.png</text:p>
          </table:table-cell>
          <table:table-cell table:formula="of:=IF([.H124]=&quot;Мегаполис&quot;;[.B124]*0.93;[.B124]*0.96)" office:value-type="float" office:value="6352757.46" calcext:value-type="float">
            <text:p>6 352 757,46</text:p>
          </table:table-cell>
          <table:table-cell table:formula="of:=[.J124]/[.C124]" office:value-type="float" office:value="135366.662262945" calcext:value-type="float">
            <text:p>135 366,66</text:p>
          </table:table-cell>
          <table:table-cell table:formula="of:=([.K124]-123400)*[.C124]" office:value-type="float" office:value="561595.460000001" calcext:value-type="float">
            <text:p>561 595,46</text:p>
          </table:table-cell>
          <table:table-cell table:formula="of:=[.J124]*0.2" office:value-type="float" office:value="1270551.492" calcext:value-type="float">
            <text:p>1 270 551,49</text:p>
          </table:table-cell>
          <table:table-cell table:formula="of:=IF([.L124]&lt;0;[.M124];[.L124]+[.M124])" office:value-type="float" office:value="1832146.952" calcext:value-type="float">
            <text:p>1 832 146,9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412600" calcext:value-type="float">
            <text:p>8412600</text:p>
          </table:table-cell>
          <table:table-cell office:value-type="float" office:value="60.09" calcext:value-type="float">
            <text:p>60,09</text:p>
          </table:table-cell>
          <table:table-cell office:value-type="float" office:value="1690932.6" calcext:value-type="float">
            <text:p>1690932,6</text:p>
          </table:table-cell>
          <table:table-cell office:value-type="float" office:value="997494" calcext:value-type="float">
            <text:p>997494</text:p>
          </table:table-cell>
          <table:table-cell office:value-type="float" office:value="2688426.6" calcext:value-type="float">
            <text:p>2688426,6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4567a9f.png</text:p>
          </table:table-cell>
          <table:table-cell table:formula="of:=IF([.H125]=&quot;Мегаполис&quot;;[.B125]*0.93;[.B125]*0.96)" office:value-type="float" office:value="7823718" calcext:value-type="float">
            <text:p>7 823 718,00</text:p>
          </table:table-cell>
          <table:table-cell table:formula="of:=[.J125]/[.C125]" office:value-type="float" office:value="130200" calcext:value-type="float">
            <text:p>130 200,00</text:p>
          </table:table-cell>
          <table:table-cell table:formula="of:=([.K125]-123400)*[.C125]" office:value-type="float" office:value="408611.999999999" calcext:value-type="float">
            <text:p>408 612,00</text:p>
          </table:table-cell>
          <table:table-cell table:formula="of:=[.J125]*0.2" office:value-type="float" office:value="1564743.6" calcext:value-type="float">
            <text:p>1 564 743,60</text:p>
          </table:table-cell>
          <table:table-cell table:formula="of:=IF([.L125]&lt;0;[.M125];[.L125]+[.M125])" office:value-type="float" office:value="1973355.6" calcext:value-type="float">
            <text:p>1 973 355,6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556667" calcext:value-type="float">
            <text:p>8556667</text:p>
          </table:table-cell>
          <table:table-cell office:value-type="float" office:value="51.34" calcext:value-type="float">
            <text:p>51,34</text:p>
          </table:table-cell>
          <table:table-cell office:value-type="float" office:value="1719890.07" calcext:value-type="float">
            <text:p>1719890,07</text:p>
          </table:table-cell>
          <table:table-cell office:value-type="float" office:value="2221311" calcext:value-type="float">
            <text:p>2221311</text:p>
          </table:table-cell>
          <table:table-cell office:value-type="float" office:value="3941201.07" calcext:value-type="float">
            <text:p>3941201,07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f5d1563.png</text:p>
          </table:table-cell>
          <table:table-cell table:formula="of:=IF([.H126]=&quot;Мегаполис&quot;;[.B126]*0.93;[.B126]*0.96)" office:value-type="float" office:value="7957700.31" calcext:value-type="float">
            <text:p>7 957 700,31</text:p>
          </table:table-cell>
          <table:table-cell table:formula="of:=[.J126]/[.C126]" office:value-type="float" office:value="155000.006038177" calcext:value-type="float">
            <text:p>155 000,01</text:p>
          </table:table-cell>
          <table:table-cell table:formula="of:=([.K126]-123400)*[.C126]" office:value-type="float" office:value="1622344.31" calcext:value-type="float">
            <text:p>1 622 344,31</text:p>
          </table:table-cell>
          <table:table-cell table:formula="of:=[.J126]*0.2" office:value-type="float" office:value="1591540.062" calcext:value-type="float">
            <text:p>1 591 540,06</text:p>
          </table:table-cell>
          <table:table-cell table:formula="of:=IF([.L126]&lt;0;[.M126];[.L126]+[.M126])" office:value-type="float" office:value="3213884.372" calcext:value-type="float">
            <text:p>3 213 884,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752167" calcext:value-type="float">
            <text:p>6752167</text:p>
          </table:table-cell>
          <table:table-cell office:value-type="float" office:value="47.85" calcext:value-type="float">
            <text:p>47,85</text:p>
          </table:table-cell>
          <table:table-cell office:value-type="float" office:value="1357185.57" calcext:value-type="float">
            <text:p>1357185,57</text:p>
          </table:table-cell>
          <table:table-cell office:value-type="float" office:value="847477" calcext:value-type="float">
            <text:p>847477</text:p>
          </table:table-cell>
          <table:table-cell office:value-type="float" office:value="2204662.57" calcext:value-type="float">
            <text:p>2204662,5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f74023a.png</text:p>
          </table:table-cell>
          <table:table-cell table:formula="of:=IF([.H127]=&quot;Мегаполис&quot;;[.B127]*0.93;[.B127]*0.96)" office:value-type="float" office:value="6279515.31" calcext:value-type="float">
            <text:p>6 279 515,31</text:p>
          </table:table-cell>
          <table:table-cell table:formula="of:=[.J127]/[.C127]" office:value-type="float" office:value="131233.339811912" calcext:value-type="float">
            <text:p>131 233,34</text:p>
          </table:table-cell>
          <table:table-cell table:formula="of:=([.K127]-123400)*[.C127]" office:value-type="float" office:value="374825.310000001" calcext:value-type="float">
            <text:p>374 825,31</text:p>
          </table:table-cell>
          <table:table-cell table:formula="of:=[.J127]*0.2" office:value-type="float" office:value="1255903.062" calcext:value-type="float">
            <text:p>1 255 903,06</text:p>
          </table:table-cell>
          <table:table-cell table:formula="of:=IF([.L127]&lt;0;[.M127];[.L127]+[.M127])" office:value-type="float" office:value="1630728.372" calcext:value-type="float">
            <text:p>1 630 728,3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225000" calcext:value-type="float">
            <text:p>8225000</text:p>
          </table:table-cell>
          <table:table-cell office:value-type="float" office:value="49.35" calcext:value-type="float">
            <text:p>49,35</text:p>
          </table:table-cell>
          <table:table-cell office:value-type="float" office:value="1653225" calcext:value-type="float">
            <text:p>1653225</text:p>
          </table:table-cell>
          <table:table-cell office:value-type="float" office:value="2135210" calcext:value-type="float">
            <text:p>2135210</text:p>
          </table:table-cell>
          <table:table-cell office:value-type="float" office:value="3788435" calcext:value-type="float">
            <text:p>3788435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35b6a07.png</text:p>
          </table:table-cell>
          <table:table-cell table:formula="of:=IF([.H128]=&quot;Мегаполис&quot;;[.B128]*0.93;[.B128]*0.96)" office:value-type="float" office:value="7649250" calcext:value-type="float">
            <text:p>7 649 250,00</text:p>
          </table:table-cell>
          <table:table-cell table:formula="of:=[.J128]/[.C128]" office:value-type="float" office:value="155000" calcext:value-type="float">
            <text:p>155 000,00</text:p>
          </table:table-cell>
          <table:table-cell table:formula="of:=([.K128]-123400)*[.C128]" office:value-type="float" office:value="1559460" calcext:value-type="float">
            <text:p>1 559 460,00</text:p>
          </table:table-cell>
          <table:table-cell table:formula="of:=[.J128]*0.2" office:value-type="float" office:value="1529850" calcext:value-type="float">
            <text:p>1 529 850,00</text:p>
          </table:table-cell>
          <table:table-cell table:formula="of:=IF([.L128]&lt;0;[.M128];[.L128]+[.M128])" office:value-type="float" office:value="3089310" calcext:value-type="float">
            <text:p>3 089 310,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819278" calcext:value-type="float">
            <text:p>6819278</text:p>
          </table:table-cell>
          <table:table-cell office:value-type="float" office:value="46.85" calcext:value-type="float">
            <text:p>46,85</text:p>
          </table:table-cell>
          <table:table-cell office:value-type="float" office:value="1370674.88" calcext:value-type="float">
            <text:p>1370674,88</text:p>
          </table:table-cell>
          <table:table-cell office:value-type="float" office:value="1037988" calcext:value-type="float">
            <text:p>1037988</text:p>
          </table:table-cell>
          <table:table-cell office:value-type="float" office:value="2408662.88" calcext:value-type="float">
            <text:p>2408662,8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b7c47d7.png</text:p>
          </table:table-cell>
          <table:table-cell table:formula="of:=IF([.H129]=&quot;Мегаполис&quot;;[.B129]*0.93;[.B129]*0.96)" office:value-type="float" office:value="6341928.54" calcext:value-type="float">
            <text:p>6 341 928,54</text:p>
          </table:table-cell>
          <table:table-cell table:formula="of:=[.J129]/[.C129]" office:value-type="float" office:value="135366.671077908" calcext:value-type="float">
            <text:p>135 366,67</text:p>
          </table:table-cell>
          <table:table-cell table:formula="of:=([.K129]-123400)*[.C129]" office:value-type="float" office:value="560638.54" calcext:value-type="float">
            <text:p>560 638,54</text:p>
          </table:table-cell>
          <table:table-cell table:formula="of:=[.J129]*0.2" office:value-type="float" office:value="1268385.708" calcext:value-type="float">
            <text:p>1 268 385,71</text:p>
          </table:table-cell>
          <table:table-cell table:formula="of:=IF([.L129]&lt;0;[.M129];[.L129]+[.M129])" office:value-type="float" office:value="1829024.248" calcext:value-type="float">
            <text:p>1 829 024,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519111" calcext:value-type="float">
            <text:p>8519111</text:p>
          </table:table-cell>
          <table:table-cell office:value-type="float" office:value="59.9" calcext:value-type="float">
            <text:p>59,9</text:p>
          </table:table-cell>
          <table:table-cell office:value-type="float" office:value="1712341.31" calcext:value-type="float">
            <text:p>1712341,31</text:p>
          </table:table-cell>
          <table:table-cell office:value-type="float" office:value="1127451" calcext:value-type="float">
            <text:p>1127451</text:p>
          </table:table-cell>
          <table:table-cell office:value-type="float" office:value="2839792.31" calcext:value-type="float">
            <text:p>2839792,31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b92dc0a.png</text:p>
          </table:table-cell>
          <table:table-cell table:formula="of:=IF([.H130]=&quot;Мегаполис&quot;;[.B130]*0.93;[.B130]*0.96)" office:value-type="float" office:value="7922773.23" calcext:value-type="float">
            <text:p>7 922 773,23</text:p>
          </table:table-cell>
          <table:table-cell table:formula="of:=[.J130]/[.C130]" office:value-type="float" office:value="132266.664941569" calcext:value-type="float">
            <text:p>132 266,66</text:p>
          </table:table-cell>
          <table:table-cell table:formula="of:=([.K130]-123400)*[.C130]" office:value-type="float" office:value="531113.230000001" calcext:value-type="float">
            <text:p>531 113,23</text:p>
          </table:table-cell>
          <table:table-cell table:formula="of:=[.J130]*0.2" office:value-type="float" office:value="1584554.646" calcext:value-type="float">
            <text:p>1 584 554,65</text:p>
          </table:table-cell>
          <table:table-cell table:formula="of:=IF([.L130]&lt;0;[.M130];[.L130]+[.M130])" office:value-type="float" office:value="2115667.876" calcext:value-type="float">
            <text:p>2 115 667,8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521667" calcext:value-type="float">
            <text:p>8521667</text:p>
          </table:table-cell>
          <table:table-cell office:value-type="float" office:value="51.13" calcext:value-type="float">
            <text:p>51,13</text:p>
          </table:table-cell>
          <table:table-cell office:value-type="float" office:value="1712855.07" calcext:value-type="float">
            <text:p>1712855,07</text:p>
          </table:table-cell>
          <table:table-cell office:value-type="float" office:value="2212225" calcext:value-type="float">
            <text:p>2212225</text:p>
          </table:table-cell>
          <table:table-cell office:value-type="float" office:value="3925080.07" calcext:value-type="float">
            <text:p>3925080,0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ba835fb.png</text:p>
          </table:table-cell>
          <table:table-cell table:formula="of:=IF([.H131]=&quot;Мегаполис&quot;;[.B131]*0.93;[.B131]*0.96)" office:value-type="float" office:value="7925150.31" calcext:value-type="float">
            <text:p>7 925 150,31</text:p>
          </table:table-cell>
          <table:table-cell table:formula="of:=[.J131]/[.C131]" office:value-type="float" office:value="155000.006062977" calcext:value-type="float">
            <text:p>155 000,01</text:p>
          </table:table-cell>
          <table:table-cell table:formula="of:=([.K131]-123400)*[.C131]" office:value-type="float" office:value="1615708.31" calcext:value-type="float">
            <text:p>1 615 708,31</text:p>
          </table:table-cell>
          <table:table-cell table:formula="of:=[.J131]*0.2" office:value-type="float" office:value="1585030.062" calcext:value-type="float">
            <text:p>1 585 030,06</text:p>
          </table:table-cell>
          <table:table-cell table:formula="of:=IF([.L131]&lt;0;[.M131];[.L131]+[.M131])" office:value-type="float" office:value="3200738.372" calcext:value-type="float">
            <text:p>3 200 738,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752167" calcext:value-type="float">
            <text:p>6752167</text:p>
          </table:table-cell>
          <table:table-cell office:value-type="float" office:value="47.85" calcext:value-type="float">
            <text:p>47,85</text:p>
          </table:table-cell>
          <table:table-cell office:value-type="float" office:value="1357185.57" calcext:value-type="float">
            <text:p>1357185,57</text:p>
          </table:table-cell>
          <table:table-cell office:value-type="float" office:value="847477" calcext:value-type="float">
            <text:p>847477</text:p>
          </table:table-cell>
          <table:table-cell office:value-type="float" office:value="2204662.57" calcext:value-type="float">
            <text:p>2204662,5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f74023a.png</text:p>
          </table:table-cell>
          <table:table-cell table:formula="of:=IF([.H132]=&quot;Мегаполис&quot;;[.B132]*0.93;[.B132]*0.96)" office:value-type="float" office:value="6279515.31" calcext:value-type="float">
            <text:p>6 279 515,31</text:p>
          </table:table-cell>
          <table:table-cell table:formula="of:=[.J132]/[.C132]" office:value-type="float" office:value="131233.339811912" calcext:value-type="float">
            <text:p>131 233,34</text:p>
          </table:table-cell>
          <table:table-cell table:formula="of:=([.K132]-123400)*[.C132]" office:value-type="float" office:value="374825.310000001" calcext:value-type="float">
            <text:p>374 825,31</text:p>
          </table:table-cell>
          <table:table-cell table:formula="of:=[.J132]*0.2" office:value-type="float" office:value="1255903.062" calcext:value-type="float">
            <text:p>1 255 903,06</text:p>
          </table:table-cell>
          <table:table-cell table:formula="of:=IF([.L132]&lt;0;[.M132];[.L132]+[.M132])" office:value-type="float" office:value="1630728.372" calcext:value-type="float">
            <text:p>1 630 728,3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963833" calcext:value-type="float">
            <text:p>6963833</text:p>
          </table:table-cell>
          <table:table-cell office:value-type="float" office:value="49.35" calcext:value-type="float">
            <text:p>49,35</text:p>
          </table:table-cell>
          <table:table-cell office:value-type="float" office:value="1399730.43" calcext:value-type="float">
            <text:p>1399730,43</text:p>
          </table:table-cell>
          <table:table-cell office:value-type="float" office:value="874043" calcext:value-type="float">
            <text:p>874043</text:p>
          </table:table-cell>
          <table:table-cell office:value-type="float" office:value="2273773.43" calcext:value-type="float">
            <text:p>2273773,4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35b6a07.png</text:p>
          </table:table-cell>
          <table:table-cell table:formula="of:=IF([.H133]=&quot;Мегаполис&quot;;[.B133]*0.93;[.B133]*0.96)" office:value-type="float" office:value="6476364.69" calcext:value-type="float">
            <text:p>6 476 364,69</text:p>
          </table:table-cell>
          <table:table-cell table:formula="of:=[.J133]/[.C133]" office:value-type="float" office:value="131233.327051672" calcext:value-type="float">
            <text:p>131 233,33</text:p>
          </table:table-cell>
          <table:table-cell table:formula="of:=([.K133]-123400)*[.C133]" office:value-type="float" office:value="386574.690000001" calcext:value-type="float">
            <text:p>386 574,69</text:p>
          </table:table-cell>
          <table:table-cell table:formula="of:=[.J133]*0.2" office:value-type="float" office:value="1295272.938" calcext:value-type="float">
            <text:p>1 295 272,94</text:p>
          </table:table-cell>
          <table:table-cell table:formula="of:=IF([.L133]&lt;0;[.M133];[.L133]+[.M133])" office:value-type="float" office:value="1681847.628" calcext:value-type="float">
            <text:p>1 681 847,6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819278" calcext:value-type="float">
            <text:p>6819278</text:p>
          </table:table-cell>
          <table:table-cell office:value-type="float" office:value="46.85" calcext:value-type="float">
            <text:p>46,85</text:p>
          </table:table-cell>
          <table:table-cell office:value-type="float" office:value="1370674.88" calcext:value-type="float">
            <text:p>1370674,88</text:p>
          </table:table-cell>
          <table:table-cell office:value-type="float" office:value="1037988" calcext:value-type="float">
            <text:p>1037988</text:p>
          </table:table-cell>
          <table:table-cell office:value-type="float" office:value="2408662.88" calcext:value-type="float">
            <text:p>2408662,88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b7c47d7.png</text:p>
          </table:table-cell>
          <table:table-cell table:formula="of:=IF([.H134]=&quot;Мегаполис&quot;;[.B134]*0.93;[.B134]*0.96)" office:value-type="float" office:value="6341928.54" calcext:value-type="float">
            <text:p>6 341 928,54</text:p>
          </table:table-cell>
          <table:table-cell table:formula="of:=[.J134]/[.C134]" office:value-type="float" office:value="135366.671077908" calcext:value-type="float">
            <text:p>135 366,67</text:p>
          </table:table-cell>
          <table:table-cell table:formula="of:=([.K134]-123400)*[.C134]" office:value-type="float" office:value="560638.54" calcext:value-type="float">
            <text:p>560 638,54</text:p>
          </table:table-cell>
          <table:table-cell table:formula="of:=[.J134]*0.2" office:value-type="float" office:value="1268385.708" calcext:value-type="float">
            <text:p>1 268 385,71</text:p>
          </table:table-cell>
          <table:table-cell table:formula="of:=IF([.L134]&lt;0;[.M134];[.L134]+[.M134])" office:value-type="float" office:value="1829024.248" calcext:value-type="float">
            <text:p>1 829 024,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519111" calcext:value-type="float">
            <text:p>8519111</text:p>
          </table:table-cell>
          <table:table-cell office:value-type="float" office:value="59.9" calcext:value-type="float">
            <text:p>59,9</text:p>
          </table:table-cell>
          <table:table-cell office:value-type="float" office:value="1712341.31" calcext:value-type="float">
            <text:p>1712341,31</text:p>
          </table:table-cell>
          <table:table-cell office:value-type="float" office:value="1127451" calcext:value-type="float">
            <text:p>1127451</text:p>
          </table:table-cell>
          <table:table-cell office:value-type="float" office:value="2839792.31" calcext:value-type="float">
            <text:p>2839792,3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b92dc0a.png</text:p>
          </table:table-cell>
          <table:table-cell table:formula="of:=IF([.H135]=&quot;Мегаполис&quot;;[.B135]*0.93;[.B135]*0.96)" office:value-type="float" office:value="7922773.23" calcext:value-type="float">
            <text:p>7 922 773,23</text:p>
          </table:table-cell>
          <table:table-cell table:formula="of:=[.J135]/[.C135]" office:value-type="float" office:value="132266.664941569" calcext:value-type="float">
            <text:p>132 266,66</text:p>
          </table:table-cell>
          <table:table-cell table:formula="of:=([.K135]-123400)*[.C135]" office:value-type="float" office:value="531113.230000001" calcext:value-type="float">
            <text:p>531 113,23</text:p>
          </table:table-cell>
          <table:table-cell table:formula="of:=[.J135]*0.2" office:value-type="float" office:value="1584554.646" calcext:value-type="float">
            <text:p>1 584 554,65</text:p>
          </table:table-cell>
          <table:table-cell table:formula="of:=IF([.L135]&lt;0;[.M135];[.L135]+[.M135])" office:value-type="float" office:value="2115667.876" calcext:value-type="float">
            <text:p>2 115 667,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521667" calcext:value-type="float">
            <text:p>8521667</text:p>
          </table:table-cell>
          <table:table-cell office:value-type="float" office:value="51.13" calcext:value-type="float">
            <text:p>51,13</text:p>
          </table:table-cell>
          <table:table-cell office:value-type="float" office:value="1712855.07" calcext:value-type="float">
            <text:p>1712855,07</text:p>
          </table:table-cell>
          <table:table-cell office:value-type="float" office:value="2212225" calcext:value-type="float">
            <text:p>2212225</text:p>
          </table:table-cell>
          <table:table-cell office:value-type="float" office:value="3925080.07" calcext:value-type="float">
            <text:p>3925080,07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ba835fb.png</text:p>
          </table:table-cell>
          <table:table-cell table:formula="of:=IF([.H136]=&quot;Мегаполис&quot;;[.B136]*0.93;[.B136]*0.96)" office:value-type="float" office:value="7925150.31" calcext:value-type="float">
            <text:p>7 925 150,31</text:p>
          </table:table-cell>
          <table:table-cell table:formula="of:=[.J136]/[.C136]" office:value-type="float" office:value="155000.006062977" calcext:value-type="float">
            <text:p>155 000,01</text:p>
          </table:table-cell>
          <table:table-cell table:formula="of:=([.K136]-123400)*[.C136]" office:value-type="float" office:value="1615708.31" calcext:value-type="float">
            <text:p>1 615 708,31</text:p>
          </table:table-cell>
          <table:table-cell table:formula="of:=[.J136]*0.2" office:value-type="float" office:value="1585030.062" calcext:value-type="float">
            <text:p>1 585 030,06</text:p>
          </table:table-cell>
          <table:table-cell table:formula="of:=IF([.L136]&lt;0;[.M136];[.L136]+[.M136])" office:value-type="float" office:value="3200738.372" calcext:value-type="float">
            <text:p>3 200 738,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858500" calcext:value-type="float">
            <text:p>6858500</text:p>
          </table:table-cell>
          <table:table-cell office:value-type="float" office:value="47.85" calcext:value-type="float">
            <text:p>47,85</text:p>
          </table:table-cell>
          <table:table-cell office:value-type="float" office:value="1378558.5" calcext:value-type="float">
            <text:p>1378558,5</text:p>
          </table:table-cell>
          <table:table-cell office:value-type="float" office:value="953810" calcext:value-type="float">
            <text:p>953810</text:p>
          </table:table-cell>
          <table:table-cell office:value-type="float" office:value="2332368.5" calcext:value-type="float">
            <text:p>2332368,5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f74023a.png</text:p>
          </table:table-cell>
          <table:table-cell table:formula="of:=IF([.H137]=&quot;Мегаполис&quot;;[.B137]*0.93;[.B137]*0.96)" office:value-type="float" office:value="6378405" calcext:value-type="float">
            <text:p>6 378 405,00</text:p>
          </table:table-cell>
          <table:table-cell table:formula="of:=[.J137]/[.C137]" office:value-type="float" office:value="133300" calcext:value-type="float">
            <text:p>133 300,00</text:p>
          </table:table-cell>
          <table:table-cell table:formula="of:=([.K137]-123400)*[.C137]" office:value-type="float" office:value="473715" calcext:value-type="float">
            <text:p>473 715,00</text:p>
          </table:table-cell>
          <table:table-cell table:formula="of:=[.J137]*0.2" office:value-type="float" office:value="1275681" calcext:value-type="float">
            <text:p>1 275 681,00</text:p>
          </table:table-cell>
          <table:table-cell table:formula="of:=IF([.L137]&lt;0;[.M137];[.L137]+[.M137])" office:value-type="float" office:value="1749396" calcext:value-type="float">
            <text:p>1 749 396,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073500" calcext:value-type="float">
            <text:p>7073500</text:p>
          </table:table-cell>
          <table:table-cell office:value-type="float" office:value="49.35" calcext:value-type="float">
            <text:p>49,35</text:p>
          </table:table-cell>
          <table:table-cell office:value-type="float" office:value="1421773.5" calcext:value-type="float">
            <text:p>1421773,5</text:p>
          </table:table-cell>
          <table:table-cell office:value-type="float" office:value="983710" calcext:value-type="float">
            <text:p>983710</text:p>
          </table:table-cell>
          <table:table-cell office:value-type="float" office:value="2405483.5" calcext:value-type="float">
            <text:p>2405483,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35b6a07.png</text:p>
          </table:table-cell>
          <table:table-cell table:formula="of:=IF([.H138]=&quot;Мегаполис&quot;;[.B138]*0.93;[.B138]*0.96)" office:value-type="float" office:value="6578355" calcext:value-type="float">
            <text:p>6 578 355,00</text:p>
          </table:table-cell>
          <table:table-cell table:formula="of:=[.J138]/[.C138]" office:value-type="float" office:value="133300" calcext:value-type="float">
            <text:p>133 300,00</text:p>
          </table:table-cell>
          <table:table-cell table:formula="of:=([.K138]-123400)*[.C138]" office:value-type="float" office:value="488565" calcext:value-type="float">
            <text:p>488 565,00</text:p>
          </table:table-cell>
          <table:table-cell table:formula="of:=[.J138]*0.2" office:value-type="float" office:value="1315671" calcext:value-type="float">
            <text:p>1 315 671,00</text:p>
          </table:table-cell>
          <table:table-cell table:formula="of:=IF([.L138]&lt;0;[.M138];[.L138]+[.M138])" office:value-type="float" office:value="1804236" calcext:value-type="float">
            <text:p>1 804 236,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819278" calcext:value-type="float">
            <text:p>6819278</text:p>
          </table:table-cell>
          <table:table-cell office:value-type="float" office:value="46.85" calcext:value-type="float">
            <text:p>46,85</text:p>
          </table:table-cell>
          <table:table-cell office:value-type="float" office:value="1370674.88" calcext:value-type="float">
            <text:p>1370674,88</text:p>
          </table:table-cell>
          <table:table-cell office:value-type="float" office:value="1037988" calcext:value-type="float">
            <text:p>1037988</text:p>
          </table:table-cell>
          <table:table-cell office:value-type="float" office:value="2408662.88" calcext:value-type="float">
            <text:p>2408662,8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b7c47d7.png</text:p>
          </table:table-cell>
          <table:table-cell table:formula="of:=IF([.H139]=&quot;Мегаполис&quot;;[.B139]*0.93;[.B139]*0.96)" office:value-type="float" office:value="6341928.54" calcext:value-type="float">
            <text:p>6 341 928,54</text:p>
          </table:table-cell>
          <table:table-cell table:formula="of:=[.J139]/[.C139]" office:value-type="float" office:value="135366.671077908" calcext:value-type="float">
            <text:p>135 366,67</text:p>
          </table:table-cell>
          <table:table-cell table:formula="of:=([.K139]-123400)*[.C139]" office:value-type="float" office:value="560638.54" calcext:value-type="float">
            <text:p>560 638,54</text:p>
          </table:table-cell>
          <table:table-cell table:formula="of:=[.J139]*0.2" office:value-type="float" office:value="1268385.708" calcext:value-type="float">
            <text:p>1 268 385,71</text:p>
          </table:table-cell>
          <table:table-cell table:formula="of:=IF([.L139]&lt;0;[.M139];[.L139]+[.M139])" office:value-type="float" office:value="1829024.248" calcext:value-type="float">
            <text:p>1 829 024,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85667" calcext:value-type="float">
            <text:p>8585667</text:p>
          </table:table-cell>
          <table:table-cell office:value-type="float" office:value="59.9" calcext:value-type="float">
            <text:p>59,9</text:p>
          </table:table-cell>
          <table:table-cell office:value-type="float" office:value="1725719.07" calcext:value-type="float">
            <text:p>1725719,07</text:p>
          </table:table-cell>
          <table:table-cell office:value-type="float" office:value="1194007" calcext:value-type="float">
            <text:p>1194007</text:p>
          </table:table-cell>
          <table:table-cell office:value-type="float" office:value="2919726.07" calcext:value-type="float">
            <text:p>2919726,0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b92dc0a.png</text:p>
          </table:table-cell>
          <table:table-cell table:formula="of:=IF([.H140]=&quot;Мегаполис&quot;;[.B140]*0.93;[.B140]*0.96)" office:value-type="float" office:value="7984670.31" calcext:value-type="float">
            <text:p>7 984 670,31</text:p>
          </table:table-cell>
          <table:table-cell table:formula="of:=[.J140]/[.C140]" office:value-type="float" office:value="133300.005175292" calcext:value-type="float">
            <text:p>133 300,01</text:p>
          </table:table-cell>
          <table:table-cell table:formula="of:=([.K140]-123400)*[.C140]" office:value-type="float" office:value="593010.310000001" calcext:value-type="float">
            <text:p>593 010,31</text:p>
          </table:table-cell>
          <table:table-cell table:formula="of:=[.J140]*0.2" office:value-type="float" office:value="1596934.062" calcext:value-type="float">
            <text:p>1 596 934,06</text:p>
          </table:table-cell>
          <table:table-cell table:formula="of:=IF([.L140]&lt;0;[.M140];[.L140]+[.M140])" office:value-type="float" office:value="2189944.372" calcext:value-type="float">
            <text:p>2 189 944,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521667" calcext:value-type="float">
            <text:p>8521667</text:p>
          </table:table-cell>
          <table:table-cell office:value-type="float" office:value="51.13" calcext:value-type="float">
            <text:p>51,13</text:p>
          </table:table-cell>
          <table:table-cell office:value-type="float" office:value="1712855.07" calcext:value-type="float">
            <text:p>1712855,07</text:p>
          </table:table-cell>
          <table:table-cell office:value-type="float" office:value="2212225" calcext:value-type="float">
            <text:p>2212225</text:p>
          </table:table-cell>
          <table:table-cell office:value-type="float" office:value="3925080.07" calcext:value-type="float">
            <text:p>3925080,07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ba835fb.png</text:p>
          </table:table-cell>
          <table:table-cell table:formula="of:=IF([.H141]=&quot;Мегаполис&quot;;[.B141]*0.93;[.B141]*0.96)" office:value-type="float" office:value="7925150.31" calcext:value-type="float">
            <text:p>7 925 150,31</text:p>
          </table:table-cell>
          <table:table-cell table:formula="of:=[.J141]/[.C141]" office:value-type="float" office:value="155000.006062977" calcext:value-type="float">
            <text:p>155 000,01</text:p>
          </table:table-cell>
          <table:table-cell table:formula="of:=([.K141]-123400)*[.C141]" office:value-type="float" office:value="1615708.31" calcext:value-type="float">
            <text:p>1 615 708,31</text:p>
          </table:table-cell>
          <table:table-cell table:formula="of:=[.J141]*0.2" office:value-type="float" office:value="1585030.062" calcext:value-type="float">
            <text:p>1 585 030,06</text:p>
          </table:table-cell>
          <table:table-cell table:formula="of:=IF([.L141]&lt;0;[.M141];[.L141]+[.M141])" office:value-type="float" office:value="3200738.372" calcext:value-type="float">
            <text:p>3 200 738,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858500" calcext:value-type="float">
            <text:p>6858500</text:p>
          </table:table-cell>
          <table:table-cell office:value-type="float" office:value="47.85" calcext:value-type="float">
            <text:p>47,85</text:p>
          </table:table-cell>
          <table:table-cell office:value-type="float" office:value="1378558.5" calcext:value-type="float">
            <text:p>1378558,5</text:p>
          </table:table-cell>
          <table:table-cell office:value-type="float" office:value="953810" calcext:value-type="float">
            <text:p>953810</text:p>
          </table:table-cell>
          <table:table-cell office:value-type="float" office:value="2332368.5" calcext:value-type="float">
            <text:p>2332368,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df74023a.png</text:p>
          </table:table-cell>
          <table:table-cell table:formula="of:=IF([.H142]=&quot;Мегаполис&quot;;[.B142]*0.93;[.B142]*0.96)" office:value-type="float" office:value="6378405" calcext:value-type="float">
            <text:p>6 378 405,00</text:p>
          </table:table-cell>
          <table:table-cell table:formula="of:=[.J142]/[.C142]" office:value-type="float" office:value="133300" calcext:value-type="float">
            <text:p>133 300,00</text:p>
          </table:table-cell>
          <table:table-cell table:formula="of:=([.K142]-123400)*[.C142]" office:value-type="float" office:value="473715" calcext:value-type="float">
            <text:p>473 715,00</text:p>
          </table:table-cell>
          <table:table-cell table:formula="of:=[.J142]*0.2" office:value-type="float" office:value="1275681" calcext:value-type="float">
            <text:p>1 275 681,00</text:p>
          </table:table-cell>
          <table:table-cell table:formula="of:=IF([.L142]&lt;0;[.M142];[.L142]+[.M142])" office:value-type="float" office:value="1749396" calcext:value-type="float">
            <text:p>1 749 396,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073500" calcext:value-type="float">
            <text:p>7073500</text:p>
          </table:table-cell>
          <table:table-cell office:value-type="float" office:value="49.35" calcext:value-type="float">
            <text:p>49,35</text:p>
          </table:table-cell>
          <table:table-cell office:value-type="float" office:value="1421773.5" calcext:value-type="float">
            <text:p>1421773,5</text:p>
          </table:table-cell>
          <table:table-cell office:value-type="float" office:value="983710" calcext:value-type="float">
            <text:p>983710</text:p>
          </table:table-cell>
          <table:table-cell office:value-type="float" office:value="2405483.5" calcext:value-type="float">
            <text:p>2405483,5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35b6a07.png</text:p>
          </table:table-cell>
          <table:table-cell table:formula="of:=IF([.H143]=&quot;Мегаполис&quot;;[.B143]*0.93;[.B143]*0.96)" office:value-type="float" office:value="6578355" calcext:value-type="float">
            <text:p>6 578 355,00</text:p>
          </table:table-cell>
          <table:table-cell table:formula="of:=[.J143]/[.C143]" office:value-type="float" office:value="133300" calcext:value-type="float">
            <text:p>133 300,00</text:p>
          </table:table-cell>
          <table:table-cell table:formula="of:=([.K143]-123400)*[.C143]" office:value-type="float" office:value="488565" calcext:value-type="float">
            <text:p>488 565,00</text:p>
          </table:table-cell>
          <table:table-cell table:formula="of:=[.J143]*0.2" office:value-type="float" office:value="1315671" calcext:value-type="float">
            <text:p>1 315 671,00</text:p>
          </table:table-cell>
          <table:table-cell table:formula="of:=IF([.L143]&lt;0;[.M143];[.L143]+[.M143])" office:value-type="float" office:value="1804236" calcext:value-type="float">
            <text:p>1 804 236,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521667" calcext:value-type="float">
            <text:p>8521667</text:p>
          </table:table-cell>
          <table:table-cell office:value-type="float" office:value="51.13" calcext:value-type="float">
            <text:p>51,13</text:p>
          </table:table-cell>
          <table:table-cell office:value-type="float" office:value="1712855.07" calcext:value-type="float">
            <text:p>1712855,07</text:p>
          </table:table-cell>
          <table:table-cell office:value-type="float" office:value="2212225" calcext:value-type="float">
            <text:p>2212225</text:p>
          </table:table-cell>
          <table:table-cell office:value-type="float" office:value="3925080.07" calcext:value-type="float">
            <text:p>3925080,07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ba835fb.png</text:p>
          </table:table-cell>
          <table:table-cell table:formula="of:=IF([.H144]=&quot;Мегаполис&quot;;[.B144]*0.93;[.B144]*0.96)" office:value-type="float" office:value="7925150.31" calcext:value-type="float">
            <text:p>7 925 150,31</text:p>
          </table:table-cell>
          <table:table-cell table:formula="of:=[.J144]/[.C144]" office:value-type="float" office:value="155000.006062977" calcext:value-type="float">
            <text:p>155 000,01</text:p>
          </table:table-cell>
          <table:table-cell table:formula="of:=([.K144]-123400)*[.C144]" office:value-type="float" office:value="1615708.31" calcext:value-type="float">
            <text:p>1 615 708,31</text:p>
          </table:table-cell>
          <table:table-cell table:formula="of:=[.J144]*0.2" office:value-type="float" office:value="1585030.062" calcext:value-type="float">
            <text:p>1 585 030,06</text:p>
          </table:table-cell>
          <table:table-cell table:formula="of:=IF([.L144]&lt;0;[.M144];[.L144]+[.M144])" office:value-type="float" office:value="3200738.372" calcext:value-type="float">
            <text:p>3 200 738,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073500" calcext:value-type="float">
            <text:p>7073500</text:p>
          </table:table-cell>
          <table:table-cell office:value-type="float" office:value="49.35" calcext:value-type="float">
            <text:p>49,35</text:p>
          </table:table-cell>
          <table:table-cell office:value-type="float" office:value="1421773.5" calcext:value-type="float">
            <text:p>1421773,5</text:p>
          </table:table-cell>
          <table:table-cell office:value-type="float" office:value="983710" calcext:value-type="float">
            <text:p>983710</text:p>
          </table:table-cell>
          <table:table-cell office:value-type="float" office:value="2405483.5" calcext:value-type="float">
            <text:p>2405483,5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35b6a07.png</text:p>
          </table:table-cell>
          <table:table-cell table:formula="of:=IF([.H145]=&quot;Мегаполис&quot;;[.B145]*0.93;[.B145]*0.96)" office:value-type="float" office:value="6578355" calcext:value-type="float">
            <text:p>6 578 355,00</text:p>
          </table:table-cell>
          <table:table-cell table:formula="of:=[.J145]/[.C145]" office:value-type="float" office:value="133300" calcext:value-type="float">
            <text:p>133 300,00</text:p>
          </table:table-cell>
          <table:table-cell table:formula="of:=([.K145]-123400)*[.C145]" office:value-type="float" office:value="488565" calcext:value-type="float">
            <text:p>488 565,00</text:p>
          </table:table-cell>
          <table:table-cell table:formula="of:=[.J145]*0.2" office:value-type="float" office:value="1315671" calcext:value-type="float">
            <text:p>1 315 671,00</text:p>
          </table:table-cell>
          <table:table-cell table:formula="of:=IF([.L145]&lt;0;[.M145];[.L145]+[.M145])" office:value-type="float" office:value="1804236" calcext:value-type="float">
            <text:p>1 804 236,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339833" calcext:value-type="float">
            <text:p>7339833</text:p>
          </table:table-cell>
          <table:table-cell office:value-type="float" office:value="46.85" calcext:value-type="float">
            <text:p>46,85</text:p>
          </table:table-cell>
          <table:table-cell office:value-type="float" office:value="1475306.43" calcext:value-type="float">
            <text:p>1475306,43</text:p>
          </table:table-cell>
          <table:table-cell office:value-type="float" office:value="1558543" calcext:value-type="float">
            <text:p>1558543</text:p>
          </table:table-cell>
          <table:table-cell office:value-type="float" office:value="3033849.43" calcext:value-type="float">
            <text:p>3033849,4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b7c47d7.png</text:p>
          </table:table-cell>
          <table:table-cell table:formula="of:=IF([.H146]=&quot;Мегаполис&quot;;[.B146]*0.93;[.B146]*0.96)" office:value-type="float" office:value="6826044.69" calcext:value-type="float">
            <text:p>6 826 044,69</text:p>
          </table:table-cell>
          <table:table-cell table:formula="of:=[.J146]/[.C146]" office:value-type="float" office:value="145699.993383138" calcext:value-type="float">
            <text:p>145 699,99</text:p>
          </table:table-cell>
          <table:table-cell table:formula="of:=([.K146]-123400)*[.C146]" office:value-type="float" office:value="1044754.69" calcext:value-type="float">
            <text:p>1 044 754,69</text:p>
          </table:table-cell>
          <table:table-cell table:formula="of:=[.J146]*0.2" office:value-type="float" office:value="1365208.938" calcext:value-type="float">
            <text:p>1 365 208,94</text:p>
          </table:table-cell>
          <table:table-cell table:formula="of:=IF([.L146]&lt;0;[.M146];[.L146]+[.M146])" office:value-type="float" office:value="2409963.628" calcext:value-type="float">
            <text:p>2 409 963,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051556" calcext:value-type="float">
            <text:p>9051556</text:p>
          </table:table-cell>
          <table:table-cell office:value-type="float" office:value="59.9" calcext:value-type="float">
            <text:p>59,9</text:p>
          </table:table-cell>
          <table:table-cell office:value-type="float" office:value="1819362.76" calcext:value-type="float">
            <text:p>1819362,76</text:p>
          </table:table-cell>
          <table:table-cell office:value-type="float" office:value="1659896" calcext:value-type="float">
            <text:p>1659896</text:p>
          </table:table-cell>
          <table:table-cell office:value-type="float" office:value="3479258.76" calcext:value-type="float">
            <text:p>3479258,7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b92dc0a.png</text:p>
          </table:table-cell>
          <table:table-cell table:formula="of:=IF([.H147]=&quot;Мегаполис&quot;;[.B147]*0.93;[.B147]*0.96)" office:value-type="float" office:value="8417947.08" calcext:value-type="float">
            <text:p>8 417 947,08</text:p>
          </table:table-cell>
          <table:table-cell table:formula="of:=[.J147]/[.C147]" office:value-type="float" office:value="140533.340233723" calcext:value-type="float">
            <text:p>140 533,34</text:p>
          </table:table-cell>
          <table:table-cell table:formula="of:=([.K147]-123400)*[.C147]" office:value-type="float" office:value="1026287.08" calcext:value-type="float">
            <text:p>1 026 287,08</text:p>
          </table:table-cell>
          <table:table-cell table:formula="of:=[.J147]*0.2" office:value-type="float" office:value="1683589.416" calcext:value-type="float">
            <text:p>1 683 589,42</text:p>
          </table:table-cell>
          <table:table-cell table:formula="of:=IF([.L147]&lt;0;[.M147];[.L147]+[.M147])" office:value-type="float" office:value="2709876.496" calcext:value-type="float">
            <text:p>2 709 876,5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521667" calcext:value-type="float">
            <text:p>8521667</text:p>
          </table:table-cell>
          <table:table-cell office:value-type="float" office:value="51.13" calcext:value-type="float">
            <text:p>51,13</text:p>
          </table:table-cell>
          <table:table-cell office:value-type="float" office:value="1712855.07" calcext:value-type="float">
            <text:p>1712855,07</text:p>
          </table:table-cell>
          <table:table-cell office:value-type="float" office:value="2212225" calcext:value-type="float">
            <text:p>2212225</text:p>
          </table:table-cell>
          <table:table-cell office:value-type="float" office:value="3925080.07" calcext:value-type="float">
            <text:p>3925080,07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eba835fb.png</text:p>
          </table:table-cell>
          <table:table-cell table:formula="of:=IF([.H148]=&quot;Мегаполис&quot;;[.B148]*0.93;[.B148]*0.96)" office:value-type="float" office:value="7925150.31" calcext:value-type="float">
            <text:p>7 925 150,31</text:p>
          </table:table-cell>
          <table:table-cell table:formula="of:=[.J148]/[.C148]" office:value-type="float" office:value="155000.006062977" calcext:value-type="float">
            <text:p>155 000,01</text:p>
          </table:table-cell>
          <table:table-cell table:formula="of:=([.K148]-123400)*[.C148]" office:value-type="float" office:value="1615708.31" calcext:value-type="float">
            <text:p>1 615 708,31</text:p>
          </table:table-cell>
          <table:table-cell table:formula="of:=[.J148]*0.2" office:value-type="float" office:value="1585030.062" calcext:value-type="float">
            <text:p>1 585 030,06</text:p>
          </table:table-cell>
          <table:table-cell table:formula="of:=IF([.L148]&lt;0;[.M148];[.L148]+[.M148])" office:value-type="float" office:value="3200738.372" calcext:value-type="float">
            <text:p>3 200 738,3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00111" calcext:value-type="float">
            <text:p>6900111</text:p>
          </table:table-cell>
          <table:table-cell office:value-type="float" office:value="47.77" calcext:value-type="float">
            <text:p>47,77</text:p>
          </table:table-cell>
          <table:table-cell office:value-type="float" office:value="1386922.31" calcext:value-type="float">
            <text:p>1386922,31</text:p>
          </table:table-cell>
          <table:table-cell office:value-type="float" office:value="1005293" calcext:value-type="float">
            <text:p>1005293</text:p>
          </table:table-cell>
          <table:table-cell office:value-type="float" office:value="2392215.31" calcext:value-type="float">
            <text:p>2392215,31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f1503a96.png</text:p>
          </table:table-cell>
          <table:table-cell table:formula="of:=IF([.H149]=&quot;Мегаполис&quot;;[.B149]*0.93;[.B149]*0.96)" office:value-type="float" office:value="6417103.23" calcext:value-type="float">
            <text:p>6 417 103,23</text:p>
          </table:table-cell>
          <table:table-cell table:formula="of:=[.J149]/[.C149]" office:value-type="float" office:value="134333.331170191" calcext:value-type="float">
            <text:p>134 333,33</text:p>
          </table:table-cell>
          <table:table-cell table:formula="of:=([.K149]-123400)*[.C149]" office:value-type="float" office:value="522285.23" calcext:value-type="float">
            <text:p>522 285,23</text:p>
          </table:table-cell>
          <table:table-cell table:formula="of:=[.J149]*0.2" office:value-type="float" office:value="1283420.646" calcext:value-type="float">
            <text:p>1 283 420,65</text:p>
          </table:table-cell>
          <table:table-cell table:formula="of:=IF([.L149]&lt;0;[.M149];[.L149]+[.M149])" office:value-type="float" office:value="1805705.876" calcext:value-type="float">
            <text:p>1 805 705,8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900111" calcext:value-type="float">
            <text:p>6900111</text:p>
          </table:table-cell>
          <table:table-cell office:value-type="float" office:value="47.77" calcext:value-type="float">
            <text:p>47,77</text:p>
          </table:table-cell>
          <table:table-cell office:value-type="float" office:value="1386922.31" calcext:value-type="float">
            <text:p>1386922,31</text:p>
          </table:table-cell>
          <table:table-cell office:value-type="float" office:value="1005293" calcext:value-type="float">
            <text:p>1005293</text:p>
          </table:table-cell>
          <table:table-cell office:value-type="float" office:value="2392215.31" calcext:value-type="float">
            <text:p>2392215,31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f1503a96.png</text:p>
          </table:table-cell>
          <table:table-cell table:formula="of:=IF([.H150]=&quot;Мегаполис&quot;;[.B150]*0.93;[.B150]*0.96)" office:value-type="float" office:value="6417103.23" calcext:value-type="float">
            <text:p>6 417 103,23</text:p>
          </table:table-cell>
          <table:table-cell table:formula="of:=[.J150]/[.C150]" office:value-type="float" office:value="134333.331170191" calcext:value-type="float">
            <text:p>134 333,33</text:p>
          </table:table-cell>
          <table:table-cell table:formula="of:=([.K150]-123400)*[.C150]" office:value-type="float" office:value="522285.23" calcext:value-type="float">
            <text:p>522 285,23</text:p>
          </table:table-cell>
          <table:table-cell table:formula="of:=[.J150]*0.2" office:value-type="float" office:value="1283420.646" calcext:value-type="float">
            <text:p>1 283 420,65</text:p>
          </table:table-cell>
          <table:table-cell table:formula="of:=IF([.L150]&lt;0;[.M150];[.L150]+[.M150])" office:value-type="float" office:value="1805705.876" calcext:value-type="float">
            <text:p>1 805 705,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115333" calcext:value-type="float">
            <text:p>7115333</text:p>
          </table:table-cell>
          <table:table-cell office:value-type="float" office:value="49.26" calcext:value-type="float">
            <text:p>49,26</text:p>
          </table:table-cell>
          <table:table-cell office:value-type="float" office:value="1430181.93" calcext:value-type="float">
            <text:p>1430181,93</text:p>
          </table:table-cell>
          <table:table-cell office:value-type="float" office:value="1036649" calcext:value-type="float">
            <text:p>1036649</text:p>
          </table:table-cell>
          <table:table-cell office:value-type="float" office:value="2466830.93" calcext:value-type="float">
            <text:p>2466830,9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b3af18a6603.png</text:p>
          </table:table-cell>
          <table:table-cell table:formula="of:=IF([.H151]=&quot;Мегаполис&quot;;[.B151]*0.93;[.B151]*0.96)" office:value-type="float" office:value="6617259.69" calcext:value-type="float">
            <text:p>6 617 259,69</text:p>
          </table:table-cell>
          <table:table-cell table:formula="of:=[.J151]/[.C151]" office:value-type="float" office:value="134333.327040195" calcext:value-type="float">
            <text:p>134 333,33</text:p>
          </table:table-cell>
          <table:table-cell table:formula="of:=([.K151]-123400)*[.C151]" office:value-type="float" office:value="538575.690000001" calcext:value-type="float">
            <text:p>538 575,69</text:p>
          </table:table-cell>
          <table:table-cell table:formula="of:=[.J151]*0.2" office:value-type="float" office:value="1323451.938" calcext:value-type="float">
            <text:p>1 323 451,94</text:p>
          </table:table-cell>
          <table:table-cell table:formula="of:=IF([.L151]&lt;0;[.M151];[.L151]+[.M151])" office:value-type="float" office:value="1862027.628" calcext:value-type="float">
            <text:p>1 862 027,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222147" calcext:value-type="float">
            <text:p>6222147</text:p>
          </table:table-cell>
          <table:table-cell office:value-type="float" office:value="46.18" calcext:value-type="float">
            <text:p>46,18</text:p>
          </table:table-cell>
          <table:table-cell office:value-type="float" office:value="1250651.55" calcext:value-type="float">
            <text:p>1250651,55</text:p>
          </table:table-cell>
          <table:table-cell office:value-type="float" office:value="523535" calcext:value-type="float">
            <text:p>523535</text:p>
          </table:table-cell>
          <table:table-cell office:value-type="float" office:value="1774186.55" calcext:value-type="float">
            <text:p>1774186,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677d56b3.png</text:p>
          </table:table-cell>
          <table:table-cell table:formula="of:=IF([.H152]=&quot;Мегаполис&quot;;[.B152]*0.93;[.B152]*0.96)" office:value-type="float" office:value="5973261.12" calcext:value-type="float">
            <text:p>5 973 261,12</text:p>
          </table:table-cell>
          <table:table-cell table:formula="of:=[.J152]/[.C152]" office:value-type="float" office:value="129347.360762235" calcext:value-type="float">
            <text:p>129 347,36</text:p>
          </table:table-cell>
          <table:table-cell table:formula="of:=([.K152]-123400)*[.C152]" office:value-type="float" office:value="274649.12" calcext:value-type="float">
            <text:p>274 649,12</text:p>
          </table:table-cell>
          <table:table-cell table:formula="of:=[.J152]*0.2" office:value-type="float" office:value="1194652.224" calcext:value-type="float">
            <text:p>1 194 652,22</text:p>
          </table:table-cell>
          <table:table-cell table:formula="of:=IF([.L152]&lt;0;[.M152];[.L152]+[.M152])" office:value-type="float" office:value="1469301.344" calcext:value-type="float">
            <text:p>1 469 301,3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222147" calcext:value-type="float">
            <text:p>6222147</text:p>
          </table:table-cell>
          <table:table-cell office:value-type="float" office:value="46.18" calcext:value-type="float">
            <text:p>46,18</text:p>
          </table:table-cell>
          <table:table-cell office:value-type="float" office:value="1250651.55" calcext:value-type="float">
            <text:p>1250651,55</text:p>
          </table:table-cell>
          <table:table-cell office:value-type="float" office:value="523535" calcext:value-type="float">
            <text:p>523535</text:p>
          </table:table-cell>
          <table:table-cell office:value-type="float" office:value="1774186.55" calcext:value-type="float">
            <text:p>1774186,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677d56b3.png</text:p>
          </table:table-cell>
          <table:table-cell table:formula="of:=IF([.H153]=&quot;Мегаполис&quot;;[.B153]*0.93;[.B153]*0.96)" office:value-type="float" office:value="5973261.12" calcext:value-type="float">
            <text:p>5 973 261,12</text:p>
          </table:table-cell>
          <table:table-cell table:formula="of:=[.J153]/[.C153]" office:value-type="float" office:value="129347.360762235" calcext:value-type="float">
            <text:p>129 347,36</text:p>
          </table:table-cell>
          <table:table-cell table:formula="of:=([.K153]-123400)*[.C153]" office:value-type="float" office:value="274649.12" calcext:value-type="float">
            <text:p>274 649,12</text:p>
          </table:table-cell>
          <table:table-cell table:formula="of:=[.J153]*0.2" office:value-type="float" office:value="1194652.224" calcext:value-type="float">
            <text:p>1 194 652,22</text:p>
          </table:table-cell>
          <table:table-cell table:formula="of:=IF([.L153]&lt;0;[.M153];[.L153]+[.M153])" office:value-type="float" office:value="1469301.344" calcext:value-type="float">
            <text:p>1 469 301,3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222147" calcext:value-type="float">
            <text:p>6222147</text:p>
          </table:table-cell>
          <table:table-cell office:value-type="float" office:value="46.18" calcext:value-type="float">
            <text:p>46,18</text:p>
          </table:table-cell>
          <table:table-cell office:value-type="float" office:value="1250651.55" calcext:value-type="float">
            <text:p>1250651,55</text:p>
          </table:table-cell>
          <table:table-cell office:value-type="float" office:value="523535" calcext:value-type="float">
            <text:p>523535</text:p>
          </table:table-cell>
          <table:table-cell office:value-type="float" office:value="1774186.55" calcext:value-type="float">
            <text:p>1774186,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677d56b3.png</text:p>
          </table:table-cell>
          <table:table-cell table:formula="of:=IF([.H154]=&quot;Мегаполис&quot;;[.B154]*0.93;[.B154]*0.96)" office:value-type="float" office:value="5973261.12" calcext:value-type="float">
            <text:p>5 973 261,12</text:p>
          </table:table-cell>
          <table:table-cell table:formula="of:=[.J154]/[.C154]" office:value-type="float" office:value="129347.360762235" calcext:value-type="float">
            <text:p>129 347,36</text:p>
          </table:table-cell>
          <table:table-cell table:formula="of:=([.K154]-123400)*[.C154]" office:value-type="float" office:value="274649.12" calcext:value-type="float">
            <text:p>274 649,12</text:p>
          </table:table-cell>
          <table:table-cell table:formula="of:=[.J154]*0.2" office:value-type="float" office:value="1194652.224" calcext:value-type="float">
            <text:p>1 194 652,22</text:p>
          </table:table-cell>
          <table:table-cell table:formula="of:=IF([.L154]&lt;0;[.M154];[.L154]+[.M154])" office:value-type="float" office:value="1469301.344" calcext:value-type="float">
            <text:p>1 469 301,3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222147" calcext:value-type="float">
            <text:p>6222147</text:p>
          </table:table-cell>
          <table:table-cell office:value-type="float" office:value="46.18" calcext:value-type="float">
            <text:p>46,18</text:p>
          </table:table-cell>
          <table:table-cell office:value-type="float" office:value="1250651.55" calcext:value-type="float">
            <text:p>1250651,55</text:p>
          </table:table-cell>
          <table:table-cell office:value-type="float" office:value="523535" calcext:value-type="float">
            <text:p>523535</text:p>
          </table:table-cell>
          <table:table-cell office:value-type="float" office:value="1774186.55" calcext:value-type="float">
            <text:p>1774186,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677d56b3.png</text:p>
          </table:table-cell>
          <table:table-cell table:formula="of:=IF([.H155]=&quot;Мегаполис&quot;;[.B155]*0.93;[.B155]*0.96)" office:value-type="float" office:value="5973261.12" calcext:value-type="float">
            <text:p>5 973 261,12</text:p>
          </table:table-cell>
          <table:table-cell table:formula="of:=[.J155]/[.C155]" office:value-type="float" office:value="129347.360762235" calcext:value-type="float">
            <text:p>129 347,36</text:p>
          </table:table-cell>
          <table:table-cell table:formula="of:=([.K155]-123400)*[.C155]" office:value-type="float" office:value="274649.12" calcext:value-type="float">
            <text:p>274 649,12</text:p>
          </table:table-cell>
          <table:table-cell table:formula="of:=[.J155]*0.2" office:value-type="float" office:value="1194652.224" calcext:value-type="float">
            <text:p>1 194 652,22</text:p>
          </table:table-cell>
          <table:table-cell table:formula="of:=IF([.L155]&lt;0;[.M155];[.L155]+[.M155])" office:value-type="float" office:value="1469301.344" calcext:value-type="float">
            <text:p>1 469 301,3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319368" calcext:value-type="float">
            <text:p>6319368</text:p>
          </table:table-cell>
          <table:table-cell office:value-type="float" office:value="46.18" calcext:value-type="float">
            <text:p>46,18</text:p>
          </table:table-cell>
          <table:table-cell office:value-type="float" office:value="1270192.97" calcext:value-type="float">
            <text:p>1270192,97</text:p>
          </table:table-cell>
          <table:table-cell office:value-type="float" office:value="620756" calcext:value-type="float">
            <text:p>620756</text:p>
          </table:table-cell>
          <table:table-cell office:value-type="float" office:value="1890948.97" calcext:value-type="float">
            <text:p>1890948,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677d56b3.png</text:p>
          </table:table-cell>
          <table:table-cell table:formula="of:=IF([.H156]=&quot;Мегаполис&quot;;[.B156]*0.93;[.B156]*0.96)" office:value-type="float" office:value="6066593.28" calcext:value-type="float">
            <text:p>6 066 593,28</text:p>
          </table:table-cell>
          <table:table-cell table:formula="of:=[.J156]/[.C156]" office:value-type="float" office:value="131368.412299697" calcext:value-type="float">
            <text:p>131 368,41</text:p>
          </table:table-cell>
          <table:table-cell table:formula="of:=([.K156]-123400)*[.C156]" office:value-type="float" office:value="367981.279999999" calcext:value-type="float">
            <text:p>367 981,28</text:p>
          </table:table-cell>
          <table:table-cell table:formula="of:=[.J156]*0.2" office:value-type="float" office:value="1213318.656" calcext:value-type="float">
            <text:p>1 213 318,66</text:p>
          </table:table-cell>
          <table:table-cell table:formula="of:=IF([.L156]&lt;0;[.M156];[.L156]+[.M156])" office:value-type="float" office:value="1581299.936" calcext:value-type="float">
            <text:p>1 581 299,9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319368" calcext:value-type="float">
            <text:p>6319368</text:p>
          </table:table-cell>
          <table:table-cell office:value-type="float" office:value="46.18" calcext:value-type="float">
            <text:p>46,18</text:p>
          </table:table-cell>
          <table:table-cell office:value-type="float" office:value="1270192.97" calcext:value-type="float">
            <text:p>1270192,97</text:p>
          </table:table-cell>
          <table:table-cell office:value-type="float" office:value="620756" calcext:value-type="float">
            <text:p>620756</text:p>
          </table:table-cell>
          <table:table-cell office:value-type="float" office:value="1890948.97" calcext:value-type="float">
            <text:p>1890948,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677d56b3.png</text:p>
          </table:table-cell>
          <table:table-cell table:formula="of:=IF([.H157]=&quot;Мегаполис&quot;;[.B157]*0.93;[.B157]*0.96)" office:value-type="float" office:value="6066593.28" calcext:value-type="float">
            <text:p>6 066 593,28</text:p>
          </table:table-cell>
          <table:table-cell table:formula="of:=[.J157]/[.C157]" office:value-type="float" office:value="131368.412299697" calcext:value-type="float">
            <text:p>131 368,41</text:p>
          </table:table-cell>
          <table:table-cell table:formula="of:=([.K157]-123400)*[.C157]" office:value-type="float" office:value="367981.279999999" calcext:value-type="float">
            <text:p>367 981,28</text:p>
          </table:table-cell>
          <table:table-cell table:formula="of:=[.J157]*0.2" office:value-type="float" office:value="1213318.656" calcext:value-type="float">
            <text:p>1 213 318,66</text:p>
          </table:table-cell>
          <table:table-cell table:formula="of:=IF([.L157]&lt;0;[.M157];[.L157]+[.M157])" office:value-type="float" office:value="1581299.936" calcext:value-type="float">
            <text:p>1 581 299,9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319368" calcext:value-type="float">
            <text:p>6319368</text:p>
          </table:table-cell>
          <table:table-cell office:value-type="float" office:value="46.18" calcext:value-type="float">
            <text:p>46,18</text:p>
          </table:table-cell>
          <table:table-cell office:value-type="float" office:value="1270192.97" calcext:value-type="float">
            <text:p>1270192,97</text:p>
          </table:table-cell>
          <table:table-cell office:value-type="float" office:value="620756" calcext:value-type="float">
            <text:p>620756</text:p>
          </table:table-cell>
          <table:table-cell office:value-type="float" office:value="1890948.97" calcext:value-type="float">
            <text:p>1890948,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677d56b3.png</text:p>
          </table:table-cell>
          <table:table-cell table:formula="of:=IF([.H158]=&quot;Мегаполис&quot;;[.B158]*0.93;[.B158]*0.96)" office:value-type="float" office:value="6066593.28" calcext:value-type="float">
            <text:p>6 066 593,28</text:p>
          </table:table-cell>
          <table:table-cell table:formula="of:=[.J158]/[.C158]" office:value-type="float" office:value="131368.412299697" calcext:value-type="float">
            <text:p>131 368,41</text:p>
          </table:table-cell>
          <table:table-cell table:formula="of:=([.K158]-123400)*[.C158]" office:value-type="float" office:value="367981.279999999" calcext:value-type="float">
            <text:p>367 981,28</text:p>
          </table:table-cell>
          <table:table-cell table:formula="of:=[.J158]*0.2" office:value-type="float" office:value="1213318.656" calcext:value-type="float">
            <text:p>1 213 318,66</text:p>
          </table:table-cell>
          <table:table-cell table:formula="of:=IF([.L158]&lt;0;[.M158];[.L158]+[.M158])" office:value-type="float" office:value="1581299.936" calcext:value-type="float">
            <text:p>1 581 299,9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805284" calcext:value-type="float">
            <text:p>8805284</text:p>
          </table:table-cell>
          <table:table-cell office:value-type="float" office:value="70.89" calcext:value-type="float">
            <text:p>70,89</text:p>
          </table:table-cell>
          <table:table-cell office:value-type="float" office:value="1769862.08" calcext:value-type="float">
            <text:p>1769862,08</text:p>
          </table:table-cell>
          <table:table-cell office:value-type="float" office:value="57458" calcext:value-type="float">
            <text:p>57458</text:p>
          </table:table-cell>
          <table:table-cell office:value-type="float" office:value="1827320.08" calcext:value-type="float">
            <text:p>1827320,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96670160.png</text:p>
          </table:table-cell>
          <table:table-cell table:formula="of:=IF([.H159]=&quot;Мегаполис&quot;;[.B159]*0.93;[.B159]*0.96)" office:value-type="float" office:value="8453072.64" calcext:value-type="float">
            <text:p>8 453 072,64</text:p>
          </table:table-cell>
          <table:table-cell table:formula="of:=[.J159]/[.C159]" office:value-type="float" office:value="119242.102412188" calcext:value-type="float">
            <text:p>119 242,10</text:p>
          </table:table-cell>
          <table:table-cell table:formula="of:=([.K159]-123400)*[.C159]" office:value-type="float" office:value="-294753.36" calcext:value-type="float">
            <text:p>-294 753,36</text:p>
          </table:table-cell>
          <table:table-cell table:formula="of:=[.J159]*0.2" office:value-type="float" office:value="1690614.528" calcext:value-type="float">
            <text:p>1 690 614,53</text:p>
          </table:table-cell>
          <table:table-cell table:formula="of:=IF([.L159]&lt;0;[.M159];[.L159]+[.M159])" office:value-type="float" office:value="1690614.528" calcext:value-type="float">
            <text:p>1 690 614,5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0526" calcext:value-type="float">
            <text:p>7060526</text:p>
          </table:table-cell>
          <table:table-cell office:value-type="float" office:value="53.66" calcext:value-type="float">
            <text:p>53,66</text:p>
          </table:table-cell>
          <table:table-cell office:value-type="float" office:value="1419165.73" calcext:value-type="float">
            <text:p>1419165,73</text:p>
          </table:table-cell>
          <table:table-cell office:value-type="float" office:value="438882" calcext:value-type="float">
            <text:p>438882</text:p>
          </table:table-cell>
          <table:table-cell office:value-type="float" office:value="1858047.73" calcext:value-type="float">
            <text:p>1858047,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bfd6504.png</text:p>
          </table:table-cell>
          <table:table-cell table:formula="of:=IF([.H160]=&quot;Мегаполис&quot;;[.B160]*0.93;[.B160]*0.96)" office:value-type="float" office:value="6778104.96" calcext:value-type="float">
            <text:p>6 778 104,96</text:p>
          </table:table-cell>
          <table:table-cell table:formula="of:=[.J160]/[.C160]" office:value-type="float" office:value="126315.783824078" calcext:value-type="float">
            <text:p>126 315,78</text:p>
          </table:table-cell>
          <table:table-cell table:formula="of:=([.K160]-123400)*[.C160]" office:value-type="float" office:value="156460.96" calcext:value-type="float">
            <text:p>156 460,96</text:p>
          </table:table-cell>
          <table:table-cell table:formula="of:=[.J160]*0.2" office:value-type="float" office:value="1355620.992" calcext:value-type="float">
            <text:p>1 355 620,99</text:p>
          </table:table-cell>
          <table:table-cell table:formula="of:=IF([.L160]&lt;0;[.M160];[.L160]+[.M160])" office:value-type="float" office:value="1512081.952" calcext:value-type="float">
            <text:p>1 512 081,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732211" calcext:value-type="float">
            <text:p>8732211</text:p>
          </table:table-cell>
          <table:table-cell office:value-type="float" office:value="69.13" calcext:value-type="float">
            <text:p>69,13</text:p>
          </table:table-cell>
          <table:table-cell office:value-type="float" office:value="1755174.41" calcext:value-type="float">
            <text:p>1755174,41</text:p>
          </table:table-cell>
          <table:table-cell office:value-type="float" office:value="201569" calcext:value-type="float">
            <text:p>201569</text:p>
          </table:table-cell>
          <table:table-cell office:value-type="float" office:value="1956743.41" calcext:value-type="float">
            <text:p>1956743,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bce9828.png</text:p>
          </table:table-cell>
          <table:table-cell table:formula="of:=IF([.H161]=&quot;Мегаполис&quot;;[.B161]*0.93;[.B161]*0.96)" office:value-type="float" office:value="8382922.56" calcext:value-type="float">
            <text:p>8 382 922,56</text:p>
          </table:table-cell>
          <table:table-cell table:formula="of:=[.J161]/[.C161]" office:value-type="float" office:value="121263.164472733" calcext:value-type="float">
            <text:p>121 263,16</text:p>
          </table:table-cell>
          <table:table-cell table:formula="of:=([.K161]-123400)*[.C161]" office:value-type="float" office:value="-147719.44" calcext:value-type="float">
            <text:p>-147 719,44</text:p>
          </table:table-cell>
          <table:table-cell table:formula="of:=[.J161]*0.2" office:value-type="float" office:value="1676584.512" calcext:value-type="float">
            <text:p>1 676 584,51</text:p>
          </table:table-cell>
          <table:table-cell table:formula="of:=IF([.L161]&lt;0;[.M161];[.L161]+[.M161])" office:value-type="float" office:value="1676584.512" calcext:value-type="float">
            <text:p>1 676 584,5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060526" calcext:value-type="float">
            <text:p>7060526</text:p>
          </table:table-cell>
          <table:table-cell office:value-type="float" office:value="53.66" calcext:value-type="float">
            <text:p>53,66</text:p>
          </table:table-cell>
          <table:table-cell office:value-type="float" office:value="1419165.73" calcext:value-type="float">
            <text:p>1419165,73</text:p>
          </table:table-cell>
          <table:table-cell office:value-type="float" office:value="438882" calcext:value-type="float">
            <text:p>438882</text:p>
          </table:table-cell>
          <table:table-cell office:value-type="float" office:value="1858047.73" calcext:value-type="float">
            <text:p>1858047,7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bfd6504.png</text:p>
          </table:table-cell>
          <table:table-cell table:formula="of:=IF([.H162]=&quot;Мегаполис&quot;;[.B162]*0.93;[.B162]*0.96)" office:value-type="float" office:value="6778104.96" calcext:value-type="float">
            <text:p>6 778 104,96</text:p>
          </table:table-cell>
          <table:table-cell table:formula="of:=[.J162]/[.C162]" office:value-type="float" office:value="126315.783824078" calcext:value-type="float">
            <text:p>126 315,78</text:p>
          </table:table-cell>
          <table:table-cell table:formula="of:=([.K162]-123400)*[.C162]" office:value-type="float" office:value="156460.96" calcext:value-type="float">
            <text:p>156 460,96</text:p>
          </table:table-cell>
          <table:table-cell table:formula="of:=[.J162]*0.2" office:value-type="float" office:value="1355620.992" calcext:value-type="float">
            <text:p>1 355 620,99</text:p>
          </table:table-cell>
          <table:table-cell table:formula="of:=IF([.L162]&lt;0;[.M162];[.L162]+[.M162])" office:value-type="float" office:value="1512081.952" calcext:value-type="float">
            <text:p>1 512 081,9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732211" calcext:value-type="float">
            <text:p>8732211</text:p>
          </table:table-cell>
          <table:table-cell office:value-type="float" office:value="69.13" calcext:value-type="float">
            <text:p>69,13</text:p>
          </table:table-cell>
          <table:table-cell office:value-type="float" office:value="1755174.41" calcext:value-type="float">
            <text:p>1755174,41</text:p>
          </table:table-cell>
          <table:table-cell office:value-type="float" office:value="201569" calcext:value-type="float">
            <text:p>201569</text:p>
          </table:table-cell>
          <table:table-cell office:value-type="float" office:value="1956743.41" calcext:value-type="float">
            <text:p>1956743,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bce9828.png</text:p>
          </table:table-cell>
          <table:table-cell table:formula="of:=IF([.H163]=&quot;Мегаполис&quot;;[.B163]*0.93;[.B163]*0.96)" office:value-type="float" office:value="8382922.56" calcext:value-type="float">
            <text:p>8 382 922,56</text:p>
          </table:table-cell>
          <table:table-cell table:formula="of:=[.J163]/[.C163]" office:value-type="float" office:value="121263.164472733" calcext:value-type="float">
            <text:p>121 263,16</text:p>
          </table:table-cell>
          <table:table-cell table:formula="of:=([.K163]-123400)*[.C163]" office:value-type="float" office:value="-147719.44" calcext:value-type="float">
            <text:p>-147 719,44</text:p>
          </table:table-cell>
          <table:table-cell table:formula="of:=[.J163]*0.2" office:value-type="float" office:value="1676584.512" calcext:value-type="float">
            <text:p>1 676 584,51</text:p>
          </table:table-cell>
          <table:table-cell table:formula="of:=IF([.L163]&lt;0;[.M163];[.L163]+[.M163])" office:value-type="float" office:value="1676584.512" calcext:value-type="float">
            <text:p>1 676 584,5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732211" calcext:value-type="float">
            <text:p>8732211</text:p>
          </table:table-cell>
          <table:table-cell office:value-type="float" office:value="69.13" calcext:value-type="float">
            <text:p>69,13</text:p>
          </table:table-cell>
          <table:table-cell office:value-type="float" office:value="1755174.41" calcext:value-type="float">
            <text:p>1755174,41</text:p>
          </table:table-cell>
          <table:table-cell office:value-type="float" office:value="201569" calcext:value-type="float">
            <text:p>201569</text:p>
          </table:table-cell>
          <table:table-cell office:value-type="float" office:value="1956743.41" calcext:value-type="float">
            <text:p>1956743,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bce9828.png</text:p>
          </table:table-cell>
          <table:table-cell table:formula="of:=IF([.H164]=&quot;Мегаполис&quot;;[.B164]*0.93;[.B164]*0.96)" office:value-type="float" office:value="8382922.56" calcext:value-type="float">
            <text:p>8 382 922,56</text:p>
          </table:table-cell>
          <table:table-cell table:formula="of:=[.J164]/[.C164]" office:value-type="float" office:value="121263.164472733" calcext:value-type="float">
            <text:p>121 263,16</text:p>
          </table:table-cell>
          <table:table-cell table:formula="of:=([.K164]-123400)*[.C164]" office:value-type="float" office:value="-147719.44" calcext:value-type="float">
            <text:p>-147 719,44</text:p>
          </table:table-cell>
          <table:table-cell table:formula="of:=[.J164]*0.2" office:value-type="float" office:value="1676584.512" calcext:value-type="float">
            <text:p>1 676 584,51</text:p>
          </table:table-cell>
          <table:table-cell table:formula="of:=IF([.L164]&lt;0;[.M164];[.L164]+[.M164])" office:value-type="float" office:value="1676584.512" calcext:value-type="float">
            <text:p>1 676 584,5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804979" calcext:value-type="float">
            <text:p>8804979</text:p>
          </table:table-cell>
          <table:table-cell office:value-type="float" office:value="69.13" calcext:value-type="float">
            <text:p>69,13</text:p>
          </table:table-cell>
          <table:table-cell office:value-type="float" office:value="1769800.78" calcext:value-type="float">
            <text:p>1769800,78</text:p>
          </table:table-cell>
          <table:table-cell office:value-type="float" office:value="274337" calcext:value-type="float">
            <text:p>274337</text:p>
          </table:table-cell>
          <table:table-cell office:value-type="float" office:value="2044137.78" calcext:value-type="float">
            <text:p>2044137,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bce9828.png</text:p>
          </table:table-cell>
          <table:table-cell table:formula="of:=IF([.H165]=&quot;Мегаполис&quot;;[.B165]*0.93;[.B165]*0.96)" office:value-type="float" office:value="8452779.84" calcext:value-type="float">
            <text:p>8 452 779,84</text:p>
          </table:table-cell>
          <table:table-cell table:formula="of:=[.J165]/[.C165]" office:value-type="float" office:value="122273.684941415" calcext:value-type="float">
            <text:p>122 273,68</text:p>
          </table:table-cell>
          <table:table-cell table:formula="of:=([.K165]-123400)*[.C165]" office:value-type="float" office:value="-77862.1599999998" calcext:value-type="float">
            <text:p>-77 862,16</text:p>
          </table:table-cell>
          <table:table-cell table:formula="of:=[.J165]*0.2" office:value-type="float" office:value="1690555.968" calcext:value-type="float">
            <text:p>1 690 555,97</text:p>
          </table:table-cell>
          <table:table-cell table:formula="of:=IF([.L165]&lt;0;[.M165];[.L165]+[.M165])" office:value-type="float" office:value="1690555.968" calcext:value-type="float">
            <text:p>1 690 555,9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117011" calcext:value-type="float">
            <text:p>7117011</text:p>
          </table:table-cell>
          <table:table-cell office:value-type="float" office:value="53.66" calcext:value-type="float">
            <text:p>53,66</text:p>
          </table:table-cell>
          <table:table-cell office:value-type="float" office:value="1430519.21" calcext:value-type="float">
            <text:p>1430519,21</text:p>
          </table:table-cell>
          <table:table-cell office:value-type="float" office:value="495367" calcext:value-type="float">
            <text:p>495367</text:p>
          </table:table-cell>
          <table:table-cell office:value-type="float" office:value="1925886.21" calcext:value-type="float">
            <text:p>1925886,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bfd6504.png</text:p>
          </table:table-cell>
          <table:table-cell table:formula="of:=IF([.H166]=&quot;Мегаполис&quot;;[.B166]*0.93;[.B166]*0.96)" office:value-type="float" office:value="6832330.56" calcext:value-type="float">
            <text:p>6 832 330,56</text:p>
          </table:table-cell>
          <table:table-cell table:formula="of:=[.J166]/[.C166]" office:value-type="float" office:value="127326.324263884" calcext:value-type="float">
            <text:p>127 326,32</text:p>
          </table:table-cell>
          <table:table-cell table:formula="of:=([.K166]-123400)*[.C166]" office:value-type="float" office:value="210686.56" calcext:value-type="float">
            <text:p>210 686,56</text:p>
          </table:table-cell>
          <table:table-cell table:formula="of:=[.J166]*0.2" office:value-type="float" office:value="1366466.112" calcext:value-type="float">
            <text:p>1 366 466,11</text:p>
          </table:table-cell>
          <table:table-cell table:formula="of:=IF([.L166]&lt;0;[.M166];[.L166]+[.M166])" office:value-type="float" office:value="1577152.672" calcext:value-type="float">
            <text:p>1 577 152,6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804979" calcext:value-type="float">
            <text:p>8804979</text:p>
          </table:table-cell>
          <table:table-cell office:value-type="float" office:value="69.13" calcext:value-type="float">
            <text:p>69,13</text:p>
          </table:table-cell>
          <table:table-cell office:value-type="float" office:value="1769800.78" calcext:value-type="float">
            <text:p>1769800,78</text:p>
          </table:table-cell>
          <table:table-cell office:value-type="float" office:value="274337" calcext:value-type="float">
            <text:p>274337</text:p>
          </table:table-cell>
          <table:table-cell office:value-type="float" office:value="2044137.78" calcext:value-type="float">
            <text:p>2044137,7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bce9828.png</text:p>
          </table:table-cell>
          <table:table-cell table:formula="of:=IF([.H167]=&quot;Мегаполис&quot;;[.B167]*0.93;[.B167]*0.96)" office:value-type="float" office:value="8452779.84" calcext:value-type="float">
            <text:p>8 452 779,84</text:p>
          </table:table-cell>
          <table:table-cell table:formula="of:=[.J167]/[.C167]" office:value-type="float" office:value="122273.684941415" calcext:value-type="float">
            <text:p>122 273,68</text:p>
          </table:table-cell>
          <table:table-cell table:formula="of:=([.K167]-123400)*[.C167]" office:value-type="float" office:value="-77862.1599999998" calcext:value-type="float">
            <text:p>-77 862,16</text:p>
          </table:table-cell>
          <table:table-cell table:formula="of:=[.J167]*0.2" office:value-type="float" office:value="1690555.968" calcext:value-type="float">
            <text:p>1 690 555,97</text:p>
          </table:table-cell>
          <table:table-cell table:formula="of:=IF([.L167]&lt;0;[.M167];[.L167]+[.M167])" office:value-type="float" office:value="1690555.968" calcext:value-type="float">
            <text:p>1 690 555,9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117011" calcext:value-type="float">
            <text:p>7117011</text:p>
          </table:table-cell>
          <table:table-cell office:value-type="float" office:value="53.66" calcext:value-type="float">
            <text:p>53,66</text:p>
          </table:table-cell>
          <table:table-cell office:value-type="float" office:value="1430519.21" calcext:value-type="float">
            <text:p>1430519,21</text:p>
          </table:table-cell>
          <table:table-cell office:value-type="float" office:value="495367" calcext:value-type="float">
            <text:p>495367</text:p>
          </table:table-cell>
          <table:table-cell office:value-type="float" office:value="1925886.21" calcext:value-type="float">
            <text:p>1925886,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bfd6504.png</text:p>
          </table:table-cell>
          <table:table-cell table:formula="of:=IF([.H168]=&quot;Мегаполис&quot;;[.B168]*0.93;[.B168]*0.96)" office:value-type="float" office:value="6832330.56" calcext:value-type="float">
            <text:p>6 832 330,56</text:p>
          </table:table-cell>
          <table:table-cell table:formula="of:=[.J168]/[.C168]" office:value-type="float" office:value="127326.324263884" calcext:value-type="float">
            <text:p>127 326,32</text:p>
          </table:table-cell>
          <table:table-cell table:formula="of:=([.K168]-123400)*[.C168]" office:value-type="float" office:value="210686.56" calcext:value-type="float">
            <text:p>210 686,56</text:p>
          </table:table-cell>
          <table:table-cell table:formula="of:=[.J168]*0.2" office:value-type="float" office:value="1366466.112" calcext:value-type="float">
            <text:p>1 366 466,11</text:p>
          </table:table-cell>
          <table:table-cell table:formula="of:=IF([.L168]&lt;0;[.M168];[.L168]+[.M168])" office:value-type="float" office:value="1577152.672" calcext:value-type="float">
            <text:p>1 577 152,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804979" calcext:value-type="float">
            <text:p>8804979</text:p>
          </table:table-cell>
          <table:table-cell office:value-type="float" office:value="69.13" calcext:value-type="float">
            <text:p>69,13</text:p>
          </table:table-cell>
          <table:table-cell office:value-type="float" office:value="1769800.78" calcext:value-type="float">
            <text:p>1769800,78</text:p>
          </table:table-cell>
          <table:table-cell office:value-type="float" office:value="274337" calcext:value-type="float">
            <text:p>274337</text:p>
          </table:table-cell>
          <table:table-cell office:value-type="float" office:value="2044137.78" calcext:value-type="float">
            <text:p>2044137,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bce9828.png</text:p>
          </table:table-cell>
          <table:table-cell table:formula="of:=IF([.H169]=&quot;Мегаполис&quot;;[.B169]*0.93;[.B169]*0.96)" office:value-type="float" office:value="8452779.84" calcext:value-type="float">
            <text:p>8 452 779,84</text:p>
          </table:table-cell>
          <table:table-cell table:formula="of:=[.J169]/[.C169]" office:value-type="float" office:value="122273.684941415" calcext:value-type="float">
            <text:p>122 273,68</text:p>
          </table:table-cell>
          <table:table-cell table:formula="of:=([.K169]-123400)*[.C169]" office:value-type="float" office:value="-77862.1599999998" calcext:value-type="float">
            <text:p>-77 862,16</text:p>
          </table:table-cell>
          <table:table-cell table:formula="of:=[.J169]*0.2" office:value-type="float" office:value="1690555.968" calcext:value-type="float">
            <text:p>1 690 555,97</text:p>
          </table:table-cell>
          <table:table-cell table:formula="of:=IF([.L169]&lt;0;[.M169];[.L169]+[.M169])" office:value-type="float" office:value="1690555.968" calcext:value-type="float">
            <text:p>1 690 555,9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17011" calcext:value-type="float">
            <text:p>7117011</text:p>
          </table:table-cell>
          <table:table-cell office:value-type="float" office:value="53.66" calcext:value-type="float">
            <text:p>53,66</text:p>
          </table:table-cell>
          <table:table-cell office:value-type="float" office:value="1430519.21" calcext:value-type="float">
            <text:p>1430519,21</text:p>
          </table:table-cell>
          <table:table-cell office:value-type="float" office:value="495367" calcext:value-type="float">
            <text:p>495367</text:p>
          </table:table-cell>
          <table:table-cell office:value-type="float" office:value="1925886.21" calcext:value-type="float">
            <text:p>1925886,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bfd6504.png</text:p>
          </table:table-cell>
          <table:table-cell table:formula="of:=IF([.H170]=&quot;Мегаполис&quot;;[.B170]*0.93;[.B170]*0.96)" office:value-type="float" office:value="6832330.56" calcext:value-type="float">
            <text:p>6 832 330,56</text:p>
          </table:table-cell>
          <table:table-cell table:formula="of:=[.J170]/[.C170]" office:value-type="float" office:value="127326.324263884" calcext:value-type="float">
            <text:p>127 326,32</text:p>
          </table:table-cell>
          <table:table-cell table:formula="of:=([.K170]-123400)*[.C170]" office:value-type="float" office:value="210686.56" calcext:value-type="float">
            <text:p>210 686,56</text:p>
          </table:table-cell>
          <table:table-cell table:formula="of:=[.J170]*0.2" office:value-type="float" office:value="1366466.112" calcext:value-type="float">
            <text:p>1 366 466,11</text:p>
          </table:table-cell>
          <table:table-cell table:formula="of:=IF([.L170]&lt;0;[.M170];[.L170]+[.M170])" office:value-type="float" office:value="1577152.672" calcext:value-type="float">
            <text:p>1 577 152,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804979" calcext:value-type="float">
            <text:p>8804979</text:p>
          </table:table-cell>
          <table:table-cell office:value-type="float" office:value="69.13" calcext:value-type="float">
            <text:p>69,13</text:p>
          </table:table-cell>
          <table:table-cell office:value-type="float" office:value="1769800.78" calcext:value-type="float">
            <text:p>1769800,78</text:p>
          </table:table-cell>
          <table:table-cell office:value-type="float" office:value="274337" calcext:value-type="float">
            <text:p>274337</text:p>
          </table:table-cell>
          <table:table-cell office:value-type="float" office:value="2044137.78" calcext:value-type="float">
            <text:p>2044137,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bce9828.png</text:p>
          </table:table-cell>
          <table:table-cell table:formula="of:=IF([.H171]=&quot;Мегаполис&quot;;[.B171]*0.93;[.B171]*0.96)" office:value-type="float" office:value="8452779.84" calcext:value-type="float">
            <text:p>8 452 779,84</text:p>
          </table:table-cell>
          <table:table-cell table:formula="of:=[.J171]/[.C171]" office:value-type="float" office:value="122273.684941415" calcext:value-type="float">
            <text:p>122 273,68</text:p>
          </table:table-cell>
          <table:table-cell table:formula="of:=([.K171]-123400)*[.C171]" office:value-type="float" office:value="-77862.1599999998" calcext:value-type="float">
            <text:p>-77 862,16</text:p>
          </table:table-cell>
          <table:table-cell table:formula="of:=[.J171]*0.2" office:value-type="float" office:value="1690555.968" calcext:value-type="float">
            <text:p>1 690 555,97</text:p>
          </table:table-cell>
          <table:table-cell table:formula="of:=IF([.L171]&lt;0;[.M171];[.L171]+[.M171])" office:value-type="float" office:value="1690555.968" calcext:value-type="float">
            <text:p>1 690 555,9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877747" calcext:value-type="float">
            <text:p>8877747</text:p>
          </table:table-cell>
          <table:table-cell office:value-type="float" office:value="69.13" calcext:value-type="float">
            <text:p>69,13</text:p>
          </table:table-cell>
          <table:table-cell office:value-type="float" office:value="1784427.15" calcext:value-type="float">
            <text:p>1784427,15</text:p>
          </table:table-cell>
          <table:table-cell office:value-type="float" office:value="347105" calcext:value-type="float">
            <text:p>347105</text:p>
          </table:table-cell>
          <table:table-cell office:value-type="float" office:value="2131532.15" calcext:value-type="float">
            <text:p>2131532,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bce9828.png</text:p>
          </table:table-cell>
          <table:table-cell table:formula="of:=IF([.H172]=&quot;Мегаполис&quot;;[.B172]*0.93;[.B172]*0.96)" office:value-type="float" office:value="8522637.12" calcext:value-type="float">
            <text:p>8 522 637,12</text:p>
          </table:table-cell>
          <table:table-cell table:formula="of:=[.J172]/[.C172]" office:value-type="float" office:value="123284.205410097" calcext:value-type="float">
            <text:p>123 284,21</text:p>
          </table:table-cell>
          <table:table-cell table:formula="of:=([.K172]-123400)*[.C172]" office:value-type="float" office:value="-8004.88000000056" calcext:value-type="float">
            <text:p>-8 004,88</text:p>
          </table:table-cell>
          <table:table-cell table:formula="of:=[.J172]*0.2" office:value-type="float" office:value="1704527.424" calcext:value-type="float">
            <text:p>1 704 527,42</text:p>
          </table:table-cell>
          <table:table-cell table:formula="of:=IF([.L172]&lt;0;[.M172];[.L172]+[.M172])" office:value-type="float" office:value="1704527.424" calcext:value-type="float">
            <text:p>1 704 527,4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877747" calcext:value-type="float">
            <text:p>8877747</text:p>
          </table:table-cell>
          <table:table-cell office:value-type="float" office:value="69.13" calcext:value-type="float">
            <text:p>69,13</text:p>
          </table:table-cell>
          <table:table-cell office:value-type="float" office:value="1784427.15" calcext:value-type="float">
            <text:p>1784427,15</text:p>
          </table:table-cell>
          <table:table-cell office:value-type="float" office:value="347105" calcext:value-type="float">
            <text:p>347105</text:p>
          </table:table-cell>
          <table:table-cell office:value-type="float" office:value="2131532.15" calcext:value-type="float">
            <text:p>2131532,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bce9828.png</text:p>
          </table:table-cell>
          <table:table-cell table:formula="of:=IF([.H173]=&quot;Мегаполис&quot;;[.B173]*0.93;[.B173]*0.96)" office:value-type="float" office:value="8522637.12" calcext:value-type="float">
            <text:p>8 522 637,12</text:p>
          </table:table-cell>
          <table:table-cell table:formula="of:=[.J173]/[.C173]" office:value-type="float" office:value="123284.205410097" calcext:value-type="float">
            <text:p>123 284,21</text:p>
          </table:table-cell>
          <table:table-cell table:formula="of:=([.K173]-123400)*[.C173]" office:value-type="float" office:value="-8004.88000000056" calcext:value-type="float">
            <text:p>-8 004,88</text:p>
          </table:table-cell>
          <table:table-cell table:formula="of:=[.J173]*0.2" office:value-type="float" office:value="1704527.424" calcext:value-type="float">
            <text:p>1 704 527,42</text:p>
          </table:table-cell>
          <table:table-cell table:formula="of:=IF([.L173]&lt;0;[.M173];[.L173]+[.M173])" office:value-type="float" office:value="1704527.424" calcext:value-type="float">
            <text:p>1 704 527,4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512400" calcext:value-type="float">
            <text:p>7512400</text:p>
          </table:table-cell>
          <table:table-cell office:value-type="float" office:value="53.66" calcext:value-type="float">
            <text:p>53,66</text:p>
          </table:table-cell>
          <table:table-cell office:value-type="float" office:value="1509992.4" calcext:value-type="float">
            <text:p>1509992,4</text:p>
          </table:table-cell>
          <table:table-cell office:value-type="float" office:value="890756" calcext:value-type="float">
            <text:p>890756</text:p>
          </table:table-cell>
          <table:table-cell office:value-type="float" office:value="2400748.4" calcext:value-type="float">
            <text:p>2400748,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bfd6504.png</text:p>
          </table:table-cell>
          <table:table-cell table:formula="of:=IF([.H174]=&quot;Мегаполис&quot;;[.B174]*0.93;[.B174]*0.96)" office:value-type="float" office:value="7211904" calcext:value-type="float">
            <text:p>7 211 904,00</text:p>
          </table:table-cell>
          <table:table-cell table:formula="of:=[.J174]/[.C174]" office:value-type="float" office:value="134400" calcext:value-type="float">
            <text:p>134 400,00</text:p>
          </table:table-cell>
          <table:table-cell table:formula="of:=([.K174]-123400)*[.C174]" office:value-type="float" office:value="590260" calcext:value-type="float">
            <text:p>590 260,00</text:p>
          </table:table-cell>
          <table:table-cell table:formula="of:=[.J174]*0.2" office:value-type="float" office:value="1442380.8" calcext:value-type="float">
            <text:p>1 442 380,80</text:p>
          </table:table-cell>
          <table:table-cell table:formula="of:=IF([.L174]&lt;0;[.M174];[.L174]+[.M174])" office:value-type="float" office:value="2032640.8" calcext:value-type="float">
            <text:p>2 032 640,8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12400" calcext:value-type="float">
            <text:p>7512400</text:p>
          </table:table-cell>
          <table:table-cell office:value-type="float" office:value="53.66" calcext:value-type="float">
            <text:p>53,66</text:p>
          </table:table-cell>
          <table:table-cell office:value-type="float" office:value="1509992.4" calcext:value-type="float">
            <text:p>1509992,4</text:p>
          </table:table-cell>
          <table:table-cell office:value-type="float" office:value="890756" calcext:value-type="float">
            <text:p>890756</text:p>
          </table:table-cell>
          <table:table-cell office:value-type="float" office:value="2400748.4" calcext:value-type="float">
            <text:p>2400748,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bfd6504.png</text:p>
          </table:table-cell>
          <table:table-cell table:formula="of:=IF([.H175]=&quot;Мегаполис&quot;;[.B175]*0.93;[.B175]*0.96)" office:value-type="float" office:value="7211904" calcext:value-type="float">
            <text:p>7 211 904,00</text:p>
          </table:table-cell>
          <table:table-cell table:formula="of:=[.J175]/[.C175]" office:value-type="float" office:value="134400" calcext:value-type="float">
            <text:p>134 400,00</text:p>
          </table:table-cell>
          <table:table-cell table:formula="of:=([.K175]-123400)*[.C175]" office:value-type="float" office:value="590260" calcext:value-type="float">
            <text:p>590 260,00</text:p>
          </table:table-cell>
          <table:table-cell table:formula="of:=[.J175]*0.2" office:value-type="float" office:value="1442380.8" calcext:value-type="float">
            <text:p>1 442 380,80</text:p>
          </table:table-cell>
          <table:table-cell table:formula="of:=IF([.L175]&lt;0;[.M175];[.L175]+[.M175])" office:value-type="float" office:value="2032640.8" calcext:value-type="float">
            <text:p>2 032 640,8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795242" calcext:value-type="float">
            <text:p>8795242</text:p>
          </table:table-cell>
          <table:table-cell office:value-type="float" office:value="72.03" calcext:value-type="float">
            <text:p>72,03</text:p>
          </table:table-cell>
          <table:table-cell office:value-type="float" office:value="1767843.64" calcext:value-type="float">
            <text:p>1767843,64</text:p>
          </table:table-cell>
          <table:table-cell office:value-type="float" office:value="-93260" calcext:value-type="float">
            <text:p>-93260</text:p>
          </table:table-cell>
          <table:table-cell office:value-type="float" office:value="1674583.64" calcext:value-type="float">
            <text:p>1674583,6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974db4ba.png</text:p>
          </table:table-cell>
          <table:table-cell table:formula="of:=IF([.H176]=&quot;Мегаполис&quot;;[.B176]*0.93;[.B176]*0.96)" office:value-type="float" office:value="8443432.32" calcext:value-type="float">
            <text:p>8 443 432,32</text:p>
          </table:table-cell>
          <table:table-cell table:formula="of:=[.J176]/[.C176]" office:value-type="float" office:value="117221.051228655" calcext:value-type="float">
            <text:p>117 221,05</text:p>
          </table:table-cell>
          <table:table-cell table:formula="of:=([.K176]-123400)*[.C176]" office:value-type="float" office:value="-445069.68" calcext:value-type="float">
            <text:p>-445 069,68</text:p>
          </table:table-cell>
          <table:table-cell table:formula="of:=[.J176]*0.2" office:value-type="float" office:value="1688686.464" calcext:value-type="float">
            <text:p>1 688 686,46</text:p>
          </table:table-cell>
          <table:table-cell table:formula="of:=IF([.L176]&lt;0;[.M176];[.L176]+[.M176])" office:value-type="float" office:value="1688686.464" calcext:value-type="float">
            <text:p>1 688 686,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304379" calcext:value-type="float">
            <text:p>8304379</text:p>
          </table:table-cell>
          <table:table-cell office:value-type="float" office:value="68.01" calcext:value-type="float">
            <text:p>68,01</text:p>
          </table:table-cell>
          <table:table-cell office:value-type="float" office:value="1669180.18" calcext:value-type="float">
            <text:p>1669180,18</text:p>
          </table:table-cell>
          <table:table-cell office:value-type="float" office:value="-88055" calcext:value-type="float">
            <text:p>-88055</text:p>
          </table:table-cell>
          <table:table-cell office:value-type="float" office:value="1581125.18" calcext:value-type="float">
            <text:p>1581125,1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97591dfb.png</text:p>
          </table:table-cell>
          <table:table-cell table:formula="of:=IF([.H177]=&quot;Мегаполис&quot;;[.B177]*0.93;[.B177]*0.96)" office:value-type="float" office:value="7972203.84" calcext:value-type="float">
            <text:p>7 972 203,84</text:p>
          </table:table-cell>
          <table:table-cell table:formula="of:=[.J177]/[.C177]" office:value-type="float" office:value="117221.053374504" calcext:value-type="float">
            <text:p>117 221,05</text:p>
          </table:table-cell>
          <table:table-cell table:formula="of:=([.K177]-123400)*[.C177]" office:value-type="float" office:value="-420230.160000001" calcext:value-type="float">
            <text:p>-420 230,16</text:p>
          </table:table-cell>
          <table:table-cell table:formula="of:=[.J177]*0.2" office:value-type="float" office:value="1594440.768" calcext:value-type="float">
            <text:p>1 594 440,77</text:p>
          </table:table-cell>
          <table:table-cell table:formula="of:=IF([.L177]&lt;0;[.M177];[.L177]+[.M177])" office:value-type="float" office:value="1594440.768" calcext:value-type="float">
            <text:p>1 594 440,7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772989" calcext:value-type="float">
            <text:p>8772989</text:p>
          </table:table-cell>
          <table:table-cell office:value-type="float" office:value="70.63" calcext:value-type="float">
            <text:p>70,63</text:p>
          </table:table-cell>
          <table:table-cell office:value-type="float" office:value="1763370.79" calcext:value-type="float">
            <text:p>1763370,79</text:p>
          </table:table-cell>
          <table:table-cell office:value-type="float" office:value="57247" calcext:value-type="float">
            <text:p>57247</text:p>
          </table:table-cell>
          <table:table-cell office:value-type="float" office:value="1820617.79" calcext:value-type="float">
            <text:p>1820617,7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28c1c.png</text:p>
          </table:table-cell>
          <table:table-cell table:formula="of:=IF([.H178]=&quot;Мегаполис&quot;;[.B178]*0.93;[.B178]*0.96)" office:value-type="float" office:value="8422069.44" calcext:value-type="float">
            <text:p>8 422 069,44</text:p>
          </table:table-cell>
          <table:table-cell table:formula="of:=[.J178]/[.C178]" office:value-type="float" office:value="119242.098824862" calcext:value-type="float">
            <text:p>119 242,10</text:p>
          </table:table-cell>
          <table:table-cell table:formula="of:=([.K178]-123400)*[.C178]" office:value-type="float" office:value="-293672.56" calcext:value-type="float">
            <text:p>-293 672,56</text:p>
          </table:table-cell>
          <table:table-cell table:formula="of:=[.J178]*0.2" office:value-type="float" office:value="1684413.888" calcext:value-type="float">
            <text:p>1 684 413,89</text:p>
          </table:table-cell>
          <table:table-cell table:formula="of:=IF([.L178]&lt;0;[.M178];[.L178]+[.M178])" office:value-type="float" office:value="1684413.888" calcext:value-type="float">
            <text:p>1 684 413,8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639779" calcext:value-type="float">
            <text:p>8639779</text:p>
          </table:table-cell>
          <table:table-cell office:value-type="float" office:value="66.73" calcext:value-type="float">
            <text:p>66,73</text:p>
          </table:table-cell>
          <table:table-cell office:value-type="float" office:value="1736595.58" calcext:value-type="float">
            <text:p>1736595,58</text:p>
          </table:table-cell>
          <table:table-cell office:value-type="float" office:value="405297" calcext:value-type="float">
            <text:p>405297</text:p>
          </table:table-cell>
          <table:table-cell office:value-type="float" office:value="2141892.58" calcext:value-type="float">
            <text:p>2141892,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ce0c9.png</text:p>
          </table:table-cell>
          <table:table-cell table:formula="of:=IF([.H179]=&quot;Мегаполис&quot;;[.B179]*0.93;[.B179]*0.96)" office:value-type="float" office:value="8294187.84" calcext:value-type="float">
            <text:p>8 294 187,84</text:p>
          </table:table-cell>
          <table:table-cell table:formula="of:=[.J179]/[.C179]" office:value-type="float" office:value="124294.737599281" calcext:value-type="float">
            <text:p>124 294,74</text:p>
          </table:table-cell>
          <table:table-cell table:formula="of:=([.K179]-123400)*[.C179]" office:value-type="float" office:value="59705.8399999996" calcext:value-type="float">
            <text:p>59 705,84</text:p>
          </table:table-cell>
          <table:table-cell table:formula="of:=[.J179]*0.2" office:value-type="float" office:value="1658837.568" calcext:value-type="float">
            <text:p>1 658 837,57</text:p>
          </table:table-cell>
          <table:table-cell table:formula="of:=IF([.L179]&lt;0;[.M179];[.L179]+[.M179])" office:value-type="float" office:value="1718543.408" calcext:value-type="float">
            <text:p>1 718 543,4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028947" calcext:value-type="float">
            <text:p>7028947</text:p>
          </table:table-cell>
          <table:table-cell office:value-type="float" office:value="53.42" calcext:value-type="float">
            <text:p>53,42</text:p>
          </table:table-cell>
          <table:table-cell office:value-type="float" office:value="1412818.35" calcext:value-type="float">
            <text:p>1412818,35</text:p>
          </table:table-cell>
          <table:table-cell office:value-type="float" office:value="436919" calcext:value-type="float">
            <text:p>436919</text:p>
          </table:table-cell>
          <table:table-cell office:value-type="float" office:value="1849737.35" calcext:value-type="float">
            <text:p>1849737,3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f286d3.png</text:p>
          </table:table-cell>
          <table:table-cell table:formula="of:=IF([.H180]=&quot;Мегаполис&quot;;[.B180]*0.93;[.B180]*0.96)" office:value-type="float" office:value="6747789.12" calcext:value-type="float">
            <text:p>6 747 789,12</text:p>
          </table:table-cell>
          <table:table-cell table:formula="of:=[.J180]/[.C180]" office:value-type="float" office:value="126315.782852864" calcext:value-type="float">
            <text:p>126 315,78</text:p>
          </table:table-cell>
          <table:table-cell table:formula="of:=([.K180]-123400)*[.C180]" office:value-type="float" office:value="155761.12" calcext:value-type="float">
            <text:p>155 761,12</text:p>
          </table:table-cell>
          <table:table-cell table:formula="of:=[.J180]*0.2" office:value-type="float" office:value="1349557.824" calcext:value-type="float">
            <text:p>1 349 557,82</text:p>
          </table:table-cell>
          <table:table-cell table:formula="of:=IF([.L180]&lt;0;[.M180];[.L180]+[.M180])" office:value-type="float" office:value="1505318.944" calcext:value-type="float">
            <text:p>1 505 318,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772989" calcext:value-type="float">
            <text:p>8772989</text:p>
          </table:table-cell>
          <table:table-cell office:value-type="float" office:value="70.63" calcext:value-type="float">
            <text:p>70,63</text:p>
          </table:table-cell>
          <table:table-cell office:value-type="float" office:value="1763370.79" calcext:value-type="float">
            <text:p>1763370,79</text:p>
          </table:table-cell>
          <table:table-cell office:value-type="float" office:value="57247" calcext:value-type="float">
            <text:p>57247</text:p>
          </table:table-cell>
          <table:table-cell office:value-type="float" office:value="1820617.79" calcext:value-type="float">
            <text:p>1820617,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28c1c.png</text:p>
          </table:table-cell>
          <table:table-cell table:formula="of:=IF([.H181]=&quot;Мегаполис&quot;;[.B181]*0.93;[.B181]*0.96)" office:value-type="float" office:value="8422069.44" calcext:value-type="float">
            <text:p>8 422 069,44</text:p>
          </table:table-cell>
          <table:table-cell table:formula="of:=[.J181]/[.C181]" office:value-type="float" office:value="119242.098824862" calcext:value-type="float">
            <text:p>119 242,10</text:p>
          </table:table-cell>
          <table:table-cell table:formula="of:=([.K181]-123400)*[.C181]" office:value-type="float" office:value="-293672.56" calcext:value-type="float">
            <text:p>-293 672,56</text:p>
          </table:table-cell>
          <table:table-cell table:formula="of:=[.J181]*0.2" office:value-type="float" office:value="1684413.888" calcext:value-type="float">
            <text:p>1 684 413,89</text:p>
          </table:table-cell>
          <table:table-cell table:formula="of:=IF([.L181]&lt;0;[.M181];[.L181]+[.M181])" office:value-type="float" office:value="1684413.888" calcext:value-type="float">
            <text:p>1 684 413,8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639779" calcext:value-type="float">
            <text:p>8639779</text:p>
          </table:table-cell>
          <table:table-cell office:value-type="float" office:value="66.73" calcext:value-type="float">
            <text:p>66,73</text:p>
          </table:table-cell>
          <table:table-cell office:value-type="float" office:value="1736595.58" calcext:value-type="float">
            <text:p>1736595,58</text:p>
          </table:table-cell>
          <table:table-cell office:value-type="float" office:value="405297" calcext:value-type="float">
            <text:p>405297</text:p>
          </table:table-cell>
          <table:table-cell office:value-type="float" office:value="2141892.58" calcext:value-type="float">
            <text:p>2141892,5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ce0c9.png</text:p>
          </table:table-cell>
          <table:table-cell table:formula="of:=IF([.H182]=&quot;Мегаполис&quot;;[.B182]*0.93;[.B182]*0.96)" office:value-type="float" office:value="8294187.84" calcext:value-type="float">
            <text:p>8 294 187,84</text:p>
          </table:table-cell>
          <table:table-cell table:formula="of:=[.J182]/[.C182]" office:value-type="float" office:value="124294.737599281" calcext:value-type="float">
            <text:p>124 294,74</text:p>
          </table:table-cell>
          <table:table-cell table:formula="of:=([.K182]-123400)*[.C182]" office:value-type="float" office:value="59705.8399999996" calcext:value-type="float">
            <text:p>59 705,84</text:p>
          </table:table-cell>
          <table:table-cell table:formula="of:=[.J182]*0.2" office:value-type="float" office:value="1658837.568" calcext:value-type="float">
            <text:p>1 658 837,57</text:p>
          </table:table-cell>
          <table:table-cell table:formula="of:=IF([.L182]&lt;0;[.M182];[.L182]+[.M182])" office:value-type="float" office:value="1718543.408" calcext:value-type="float">
            <text:p>1 718 543,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772989" calcext:value-type="float">
            <text:p>8772989</text:p>
          </table:table-cell>
          <table:table-cell office:value-type="float" office:value="70.63" calcext:value-type="float">
            <text:p>70,63</text:p>
          </table:table-cell>
          <table:table-cell office:value-type="float" office:value="1763370.79" calcext:value-type="float">
            <text:p>1763370,79</text:p>
          </table:table-cell>
          <table:table-cell office:value-type="float" office:value="57247" calcext:value-type="float">
            <text:p>57247</text:p>
          </table:table-cell>
          <table:table-cell office:value-type="float" office:value="1820617.79" calcext:value-type="float">
            <text:p>1820617,7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28c1c.png</text:p>
          </table:table-cell>
          <table:table-cell table:formula="of:=IF([.H183]=&quot;Мегаполис&quot;;[.B183]*0.93;[.B183]*0.96)" office:value-type="float" office:value="8422069.44" calcext:value-type="float">
            <text:p>8 422 069,44</text:p>
          </table:table-cell>
          <table:table-cell table:formula="of:=[.J183]/[.C183]" office:value-type="float" office:value="119242.098824862" calcext:value-type="float">
            <text:p>119 242,10</text:p>
          </table:table-cell>
          <table:table-cell table:formula="of:=([.K183]-123400)*[.C183]" office:value-type="float" office:value="-293672.56" calcext:value-type="float">
            <text:p>-293 672,56</text:p>
          </table:table-cell>
          <table:table-cell table:formula="of:=[.J183]*0.2" office:value-type="float" office:value="1684413.888" calcext:value-type="float">
            <text:p>1 684 413,89</text:p>
          </table:table-cell>
          <table:table-cell table:formula="of:=IF([.L183]&lt;0;[.M183];[.L183]+[.M183])" office:value-type="float" office:value="1684413.888" calcext:value-type="float">
            <text:p>1 684 413,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639779" calcext:value-type="float">
            <text:p>8639779</text:p>
          </table:table-cell>
          <table:table-cell office:value-type="float" office:value="66.73" calcext:value-type="float">
            <text:p>66,73</text:p>
          </table:table-cell>
          <table:table-cell office:value-type="float" office:value="1736595.58" calcext:value-type="float">
            <text:p>1736595,58</text:p>
          </table:table-cell>
          <table:table-cell office:value-type="float" office:value="405297" calcext:value-type="float">
            <text:p>405297</text:p>
          </table:table-cell>
          <table:table-cell office:value-type="float" office:value="2141892.58" calcext:value-type="float">
            <text:p>2141892,5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ce0c9.png</text:p>
          </table:table-cell>
          <table:table-cell table:formula="of:=IF([.H184]=&quot;Мегаполис&quot;;[.B184]*0.93;[.B184]*0.96)" office:value-type="float" office:value="8294187.84" calcext:value-type="float">
            <text:p>8 294 187,84</text:p>
          </table:table-cell>
          <table:table-cell table:formula="of:=[.J184]/[.C184]" office:value-type="float" office:value="124294.737599281" calcext:value-type="float">
            <text:p>124 294,74</text:p>
          </table:table-cell>
          <table:table-cell table:formula="of:=([.K184]-123400)*[.C184]" office:value-type="float" office:value="59705.8399999996" calcext:value-type="float">
            <text:p>59 705,84</text:p>
          </table:table-cell>
          <table:table-cell table:formula="of:=[.J184]*0.2" office:value-type="float" office:value="1658837.568" calcext:value-type="float">
            <text:p>1 658 837,57</text:p>
          </table:table-cell>
          <table:table-cell table:formula="of:=IF([.L184]&lt;0;[.M184];[.L184]+[.M184])" office:value-type="float" office:value="1718543.408" calcext:value-type="float">
            <text:p>1 718 543,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028947" calcext:value-type="float">
            <text:p>7028947</text:p>
          </table:table-cell>
          <table:table-cell office:value-type="float" office:value="53.42" calcext:value-type="float">
            <text:p>53,42</text:p>
          </table:table-cell>
          <table:table-cell office:value-type="float" office:value="1412818.35" calcext:value-type="float">
            <text:p>1412818,35</text:p>
          </table:table-cell>
          <table:table-cell office:value-type="float" office:value="436919" calcext:value-type="float">
            <text:p>436919</text:p>
          </table:table-cell>
          <table:table-cell office:value-type="float" office:value="1849737.35" calcext:value-type="float">
            <text:p>1849737,3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f286d3.png</text:p>
          </table:table-cell>
          <table:table-cell table:formula="of:=IF([.H185]=&quot;Мегаполис&quot;;[.B185]*0.93;[.B185]*0.96)" office:value-type="float" office:value="6747789.12" calcext:value-type="float">
            <text:p>6 747 789,12</text:p>
          </table:table-cell>
          <table:table-cell table:formula="of:=[.J185]/[.C185]" office:value-type="float" office:value="126315.782852864" calcext:value-type="float">
            <text:p>126 315,78</text:p>
          </table:table-cell>
          <table:table-cell table:formula="of:=([.K185]-123400)*[.C185]" office:value-type="float" office:value="155761.12" calcext:value-type="float">
            <text:p>155 761,12</text:p>
          </table:table-cell>
          <table:table-cell table:formula="of:=[.J185]*0.2" office:value-type="float" office:value="1349557.824" calcext:value-type="float">
            <text:p>1 349 557,82</text:p>
          </table:table-cell>
          <table:table-cell table:formula="of:=IF([.L185]&lt;0;[.M185];[.L185]+[.M185])" office:value-type="float" office:value="1505318.944" calcext:value-type="float">
            <text:p>1 505 318,9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772989" calcext:value-type="float">
            <text:p>8772989</text:p>
          </table:table-cell>
          <table:table-cell office:value-type="float" office:value="70.63" calcext:value-type="float">
            <text:p>70,63</text:p>
          </table:table-cell>
          <table:table-cell office:value-type="float" office:value="1763370.79" calcext:value-type="float">
            <text:p>1763370,79</text:p>
          </table:table-cell>
          <table:table-cell office:value-type="float" office:value="57247" calcext:value-type="float">
            <text:p>57247</text:p>
          </table:table-cell>
          <table:table-cell office:value-type="float" office:value="1820617.79" calcext:value-type="float">
            <text:p>1820617,7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28c1c.png</text:p>
          </table:table-cell>
          <table:table-cell table:formula="of:=IF([.H186]=&quot;Мегаполис&quot;;[.B186]*0.93;[.B186]*0.96)" office:value-type="float" office:value="8422069.44" calcext:value-type="float">
            <text:p>8 422 069,44</text:p>
          </table:table-cell>
          <table:table-cell table:formula="of:=[.J186]/[.C186]" office:value-type="float" office:value="119242.098824862" calcext:value-type="float">
            <text:p>119 242,10</text:p>
          </table:table-cell>
          <table:table-cell table:formula="of:=([.K186]-123400)*[.C186]" office:value-type="float" office:value="-293672.56" calcext:value-type="float">
            <text:p>-293 672,56</text:p>
          </table:table-cell>
          <table:table-cell table:formula="of:=[.J186]*0.2" office:value-type="float" office:value="1684413.888" calcext:value-type="float">
            <text:p>1 684 413,89</text:p>
          </table:table-cell>
          <table:table-cell table:formula="of:=IF([.L186]&lt;0;[.M186];[.L186]+[.M186])" office:value-type="float" office:value="1684413.888" calcext:value-type="float">
            <text:p>1 684 413,8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639779" calcext:value-type="float">
            <text:p>8639779</text:p>
          </table:table-cell>
          <table:table-cell office:value-type="float" office:value="66.73" calcext:value-type="float">
            <text:p>66,73</text:p>
          </table:table-cell>
          <table:table-cell office:value-type="float" office:value="1736595.58" calcext:value-type="float">
            <text:p>1736595,58</text:p>
          </table:table-cell>
          <table:table-cell office:value-type="float" office:value="405297" calcext:value-type="float">
            <text:p>405297</text:p>
          </table:table-cell>
          <table:table-cell office:value-type="float" office:value="2141892.58" calcext:value-type="float">
            <text:p>2141892,5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ce0c9.png</text:p>
          </table:table-cell>
          <table:table-cell table:formula="of:=IF([.H187]=&quot;Мегаполис&quot;;[.B187]*0.93;[.B187]*0.96)" office:value-type="float" office:value="8294187.84" calcext:value-type="float">
            <text:p>8 294 187,84</text:p>
          </table:table-cell>
          <table:table-cell table:formula="of:=[.J187]/[.C187]" office:value-type="float" office:value="124294.737599281" calcext:value-type="float">
            <text:p>124 294,74</text:p>
          </table:table-cell>
          <table:table-cell table:formula="of:=([.K187]-123400)*[.C187]" office:value-type="float" office:value="59705.8399999996" calcext:value-type="float">
            <text:p>59 705,84</text:p>
          </table:table-cell>
          <table:table-cell table:formula="of:=[.J187]*0.2" office:value-type="float" office:value="1658837.568" calcext:value-type="float">
            <text:p>1 658 837,57</text:p>
          </table:table-cell>
          <table:table-cell table:formula="of:=IF([.L187]&lt;0;[.M187];[.L187]+[.M187])" office:value-type="float" office:value="1718543.408" calcext:value-type="float">
            <text:p>1 718 543,4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847337" calcext:value-type="float">
            <text:p>8847337</text:p>
          </table:table-cell>
          <table:table-cell office:value-type="float" office:value="70.63" calcext:value-type="float">
            <text:p>70,63</text:p>
          </table:table-cell>
          <table:table-cell office:value-type="float" office:value="1778314.74" calcext:value-type="float">
            <text:p>1778314,74</text:p>
          </table:table-cell>
          <table:table-cell office:value-type="float" office:value="131595" calcext:value-type="float">
            <text:p>131595</text:p>
          </table:table-cell>
          <table:table-cell office:value-type="float" office:value="1909909.74" calcext:value-type="float">
            <text:p>1909909,7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28c1c.png</text:p>
          </table:table-cell>
          <table:table-cell table:formula="of:=IF([.H188]=&quot;Мегаполис&quot;;[.B188]*0.93;[.B188]*0.96)" office:value-type="float" office:value="8493443.52" calcext:value-type="float">
            <text:p>8 493 443,52</text:p>
          </table:table-cell>
          <table:table-cell table:formula="of:=[.J188]/[.C188]" office:value-type="float" office:value="120252.633725046" calcext:value-type="float">
            <text:p>120 252,63</text:p>
          </table:table-cell>
          <table:table-cell table:formula="of:=([.K188]-123400)*[.C188]" office:value-type="float" office:value="-222298.48" calcext:value-type="float">
            <text:p>-222 298,48</text:p>
          </table:table-cell>
          <table:table-cell table:formula="of:=[.J188]*0.2" office:value-type="float" office:value="1698688.704" calcext:value-type="float">
            <text:p>1 698 688,70</text:p>
          </table:table-cell>
          <table:table-cell table:formula="of:=IF([.L188]&lt;0;[.M188];[.L188]+[.M188])" office:value-type="float" office:value="1698688.704" calcext:value-type="float">
            <text:p>1 698 688,7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710021" calcext:value-type="float">
            <text:p>8710021</text:p>
          </table:table-cell>
          <table:table-cell office:value-type="float" office:value="66.73" calcext:value-type="float">
            <text:p>66,73</text:p>
          </table:table-cell>
          <table:table-cell office:value-type="float" office:value="1750714.22" calcext:value-type="float">
            <text:p>1750714,22</text:p>
          </table:table-cell>
          <table:table-cell office:value-type="float" office:value="475539" calcext:value-type="float">
            <text:p>475539</text:p>
          </table:table-cell>
          <table:table-cell office:value-type="float" office:value="2226253.22" calcext:value-type="float">
            <text:p>2226253,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ce0c9.png</text:p>
          </table:table-cell>
          <table:table-cell table:formula="of:=IF([.H189]=&quot;Мегаполис&quot;;[.B189]*0.93;[.B189]*0.96)" office:value-type="float" office:value="8361620.16" calcext:value-type="float">
            <text:p>8 361 620,16</text:p>
          </table:table-cell>
          <table:table-cell table:formula="of:=[.J189]/[.C189]" office:value-type="float" office:value="125305.262400719" calcext:value-type="float">
            <text:p>125 305,26</text:p>
          </table:table-cell>
          <table:table-cell table:formula="of:=([.K189]-123400)*[.C189]" office:value-type="float" office:value="127138.159999999" calcext:value-type="float">
            <text:p>127 138,16</text:p>
          </table:table-cell>
          <table:table-cell table:formula="of:=[.J189]*0.2" office:value-type="float" office:value="1672324.032" calcext:value-type="float">
            <text:p>1 672 324,03</text:p>
          </table:table-cell>
          <table:table-cell table:formula="of:=IF([.L189]&lt;0;[.M189];[.L189]+[.M189])" office:value-type="float" office:value="1799462.192" calcext:value-type="float">
            <text:p>1 799 462,1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85179" calcext:value-type="float">
            <text:p>7085179</text:p>
          </table:table-cell>
          <table:table-cell office:value-type="float" office:value="53.42" calcext:value-type="float">
            <text:p>53,42</text:p>
          </table:table-cell>
          <table:table-cell office:value-type="float" office:value="1424120.98" calcext:value-type="float">
            <text:p>1424120,98</text:p>
          </table:table-cell>
          <table:table-cell office:value-type="float" office:value="493151" calcext:value-type="float">
            <text:p>493151</text:p>
          </table:table-cell>
          <table:table-cell office:value-type="float" office:value="1917271.98" calcext:value-type="float">
            <text:p>1917271,9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f286d3.png</text:p>
          </table:table-cell>
          <table:table-cell table:formula="of:=IF([.H190]=&quot;Мегаполис&quot;;[.B190]*0.93;[.B190]*0.96)" office:value-type="float" office:value="6801771.84" calcext:value-type="float">
            <text:p>6 801 771,84</text:p>
          </table:table-cell>
          <table:table-cell table:formula="of:=[.J190]/[.C190]" office:value-type="float" office:value="127326.316735305" calcext:value-type="float">
            <text:p>127 326,32</text:p>
          </table:table-cell>
          <table:table-cell table:formula="of:=([.K190]-123400)*[.C190]" office:value-type="float" office:value="209743.84" calcext:value-type="float">
            <text:p>209 743,84</text:p>
          </table:table-cell>
          <table:table-cell table:formula="of:=[.J190]*0.2" office:value-type="float" office:value="1360354.368" calcext:value-type="float">
            <text:p>1 360 354,37</text:p>
          </table:table-cell>
          <table:table-cell table:formula="of:=IF([.L190]&lt;0;[.M190];[.L190]+[.M190])" office:value-type="float" office:value="1570098.208" calcext:value-type="float">
            <text:p>1 570 098,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847337" calcext:value-type="float">
            <text:p>8847337</text:p>
          </table:table-cell>
          <table:table-cell office:value-type="float" office:value="70.63" calcext:value-type="float">
            <text:p>70,63</text:p>
          </table:table-cell>
          <table:table-cell office:value-type="float" office:value="1778314.74" calcext:value-type="float">
            <text:p>1778314,74</text:p>
          </table:table-cell>
          <table:table-cell office:value-type="float" office:value="131595" calcext:value-type="float">
            <text:p>131595</text:p>
          </table:table-cell>
          <table:table-cell office:value-type="float" office:value="1909909.74" calcext:value-type="float">
            <text:p>1909909,7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28c1c.png</text:p>
          </table:table-cell>
          <table:table-cell table:formula="of:=IF([.H191]=&quot;Мегаполис&quot;;[.B191]*0.93;[.B191]*0.96)" office:value-type="float" office:value="8493443.52" calcext:value-type="float">
            <text:p>8 493 443,52</text:p>
          </table:table-cell>
          <table:table-cell table:formula="of:=[.J191]/[.C191]" office:value-type="float" office:value="120252.633725046" calcext:value-type="float">
            <text:p>120 252,63</text:p>
          </table:table-cell>
          <table:table-cell table:formula="of:=([.K191]-123400)*[.C191]" office:value-type="float" office:value="-222298.48" calcext:value-type="float">
            <text:p>-222 298,48</text:p>
          </table:table-cell>
          <table:table-cell table:formula="of:=[.J191]*0.2" office:value-type="float" office:value="1698688.704" calcext:value-type="float">
            <text:p>1 698 688,70</text:p>
          </table:table-cell>
          <table:table-cell table:formula="of:=IF([.L191]&lt;0;[.M191];[.L191]+[.M191])" office:value-type="float" office:value="1698688.704" calcext:value-type="float">
            <text:p>1 698 688,7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710021" calcext:value-type="float">
            <text:p>8710021</text:p>
          </table:table-cell>
          <table:table-cell office:value-type="float" office:value="66.73" calcext:value-type="float">
            <text:p>66,73</text:p>
          </table:table-cell>
          <table:table-cell office:value-type="float" office:value="1750714.22" calcext:value-type="float">
            <text:p>1750714,22</text:p>
          </table:table-cell>
          <table:table-cell office:value-type="float" office:value="475539" calcext:value-type="float">
            <text:p>475539</text:p>
          </table:table-cell>
          <table:table-cell office:value-type="float" office:value="2226253.22" calcext:value-type="float">
            <text:p>2226253,2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ce0c9.png</text:p>
          </table:table-cell>
          <table:table-cell table:formula="of:=IF([.H192]=&quot;Мегаполис&quot;;[.B192]*0.93;[.B192]*0.96)" office:value-type="float" office:value="8361620.16" calcext:value-type="float">
            <text:p>8 361 620,16</text:p>
          </table:table-cell>
          <table:table-cell table:formula="of:=[.J192]/[.C192]" office:value-type="float" office:value="125305.262400719" calcext:value-type="float">
            <text:p>125 305,26</text:p>
          </table:table-cell>
          <table:table-cell table:formula="of:=([.K192]-123400)*[.C192]" office:value-type="float" office:value="127138.159999999" calcext:value-type="float">
            <text:p>127 138,16</text:p>
          </table:table-cell>
          <table:table-cell table:formula="of:=[.J192]*0.2" office:value-type="float" office:value="1672324.032" calcext:value-type="float">
            <text:p>1 672 324,03</text:p>
          </table:table-cell>
          <table:table-cell table:formula="of:=IF([.L192]&lt;0;[.M192];[.L192]+[.M192])" office:value-type="float" office:value="1799462.192" calcext:value-type="float">
            <text:p>1 799 462,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085179" calcext:value-type="float">
            <text:p>7085179</text:p>
          </table:table-cell>
          <table:table-cell office:value-type="float" office:value="53.42" calcext:value-type="float">
            <text:p>53,42</text:p>
          </table:table-cell>
          <table:table-cell office:value-type="float" office:value="1424120.98" calcext:value-type="float">
            <text:p>1424120,98</text:p>
          </table:table-cell>
          <table:table-cell office:value-type="float" office:value="493151" calcext:value-type="float">
            <text:p>493151</text:p>
          </table:table-cell>
          <table:table-cell office:value-type="float" office:value="1917271.98" calcext:value-type="float">
            <text:p>1917271,9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f286d3.png</text:p>
          </table:table-cell>
          <table:table-cell table:formula="of:=IF([.H193]=&quot;Мегаполис&quot;;[.B193]*0.93;[.B193]*0.96)" office:value-type="float" office:value="6801771.84" calcext:value-type="float">
            <text:p>6 801 771,84</text:p>
          </table:table-cell>
          <table:table-cell table:formula="of:=[.J193]/[.C193]" office:value-type="float" office:value="127326.316735305" calcext:value-type="float">
            <text:p>127 326,32</text:p>
          </table:table-cell>
          <table:table-cell table:formula="of:=([.K193]-123400)*[.C193]" office:value-type="float" office:value="209743.84" calcext:value-type="float">
            <text:p>209 743,84</text:p>
          </table:table-cell>
          <table:table-cell table:formula="of:=[.J193]*0.2" office:value-type="float" office:value="1360354.368" calcext:value-type="float">
            <text:p>1 360 354,37</text:p>
          </table:table-cell>
          <table:table-cell table:formula="of:=IF([.L193]&lt;0;[.M193];[.L193]+[.M193])" office:value-type="float" office:value="1570098.208" calcext:value-type="float">
            <text:p>1 570 098,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847337" calcext:value-type="float">
            <text:p>8847337</text:p>
          </table:table-cell>
          <table:table-cell office:value-type="float" office:value="70.63" calcext:value-type="float">
            <text:p>70,63</text:p>
          </table:table-cell>
          <table:table-cell office:value-type="float" office:value="1778314.74" calcext:value-type="float">
            <text:p>1778314,74</text:p>
          </table:table-cell>
          <table:table-cell office:value-type="float" office:value="131595" calcext:value-type="float">
            <text:p>131595</text:p>
          </table:table-cell>
          <table:table-cell office:value-type="float" office:value="1909909.74" calcext:value-type="float">
            <text:p>1909909,7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28c1c.png</text:p>
          </table:table-cell>
          <table:table-cell table:formula="of:=IF([.H194]=&quot;Мегаполис&quot;;[.B194]*0.93;[.B194]*0.96)" office:value-type="float" office:value="8493443.52" calcext:value-type="float">
            <text:p>8 493 443,52</text:p>
          </table:table-cell>
          <table:table-cell table:formula="of:=[.J194]/[.C194]" office:value-type="float" office:value="120252.633725046" calcext:value-type="float">
            <text:p>120 252,63</text:p>
          </table:table-cell>
          <table:table-cell table:formula="of:=([.K194]-123400)*[.C194]" office:value-type="float" office:value="-222298.48" calcext:value-type="float">
            <text:p>-222 298,48</text:p>
          </table:table-cell>
          <table:table-cell table:formula="of:=[.J194]*0.2" office:value-type="float" office:value="1698688.704" calcext:value-type="float">
            <text:p>1 698 688,70</text:p>
          </table:table-cell>
          <table:table-cell table:formula="of:=IF([.L194]&lt;0;[.M194];[.L194]+[.M194])" office:value-type="float" office:value="1698688.704" calcext:value-type="float">
            <text:p>1 698 688,7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710021" calcext:value-type="float">
            <text:p>8710021</text:p>
          </table:table-cell>
          <table:table-cell office:value-type="float" office:value="66.73" calcext:value-type="float">
            <text:p>66,73</text:p>
          </table:table-cell>
          <table:table-cell office:value-type="float" office:value="1750714.22" calcext:value-type="float">
            <text:p>1750714,22</text:p>
          </table:table-cell>
          <table:table-cell office:value-type="float" office:value="475539" calcext:value-type="float">
            <text:p>475539</text:p>
          </table:table-cell>
          <table:table-cell office:value-type="float" office:value="2226253.22" calcext:value-type="float">
            <text:p>2226253,2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ce0c9.png</text:p>
          </table:table-cell>
          <table:table-cell table:formula="of:=IF([.H195]=&quot;Мегаполис&quot;;[.B195]*0.93;[.B195]*0.96)" office:value-type="float" office:value="8361620.16" calcext:value-type="float">
            <text:p>8 361 620,16</text:p>
          </table:table-cell>
          <table:table-cell table:formula="of:=[.J195]/[.C195]" office:value-type="float" office:value="125305.262400719" calcext:value-type="float">
            <text:p>125 305,26</text:p>
          </table:table-cell>
          <table:table-cell table:formula="of:=([.K195]-123400)*[.C195]" office:value-type="float" office:value="127138.159999999" calcext:value-type="float">
            <text:p>127 138,16</text:p>
          </table:table-cell>
          <table:table-cell table:formula="of:=[.J195]*0.2" office:value-type="float" office:value="1672324.032" calcext:value-type="float">
            <text:p>1 672 324,03</text:p>
          </table:table-cell>
          <table:table-cell table:formula="of:=IF([.L195]&lt;0;[.M195];[.L195]+[.M195])" office:value-type="float" office:value="1799462.192" calcext:value-type="float">
            <text:p>1 799 462,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085179" calcext:value-type="float">
            <text:p>7085179</text:p>
          </table:table-cell>
          <table:table-cell office:value-type="float" office:value="53.42" calcext:value-type="float">
            <text:p>53,42</text:p>
          </table:table-cell>
          <table:table-cell office:value-type="float" office:value="1424120.98" calcext:value-type="float">
            <text:p>1424120,98</text:p>
          </table:table-cell>
          <table:table-cell office:value-type="float" office:value="493151" calcext:value-type="float">
            <text:p>493151</text:p>
          </table:table-cell>
          <table:table-cell office:value-type="float" office:value="1917271.98" calcext:value-type="float">
            <text:p>1917271,9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f286d3.png</text:p>
          </table:table-cell>
          <table:table-cell table:formula="of:=IF([.H196]=&quot;Мегаполис&quot;;[.B196]*0.93;[.B196]*0.96)" office:value-type="float" office:value="6801771.84" calcext:value-type="float">
            <text:p>6 801 771,84</text:p>
          </table:table-cell>
          <table:table-cell table:formula="of:=[.J196]/[.C196]" office:value-type="float" office:value="127326.316735305" calcext:value-type="float">
            <text:p>127 326,32</text:p>
          </table:table-cell>
          <table:table-cell table:formula="of:=([.K196]-123400)*[.C196]" office:value-type="float" office:value="209743.84" calcext:value-type="float">
            <text:p>209 743,84</text:p>
          </table:table-cell>
          <table:table-cell table:formula="of:=[.J196]*0.2" office:value-type="float" office:value="1360354.368" calcext:value-type="float">
            <text:p>1 360 354,37</text:p>
          </table:table-cell>
          <table:table-cell table:formula="of:=IF([.L196]&lt;0;[.M196];[.L196]+[.M196])" office:value-type="float" office:value="1570098.208" calcext:value-type="float">
            <text:p>1 570 098,2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847337" calcext:value-type="float">
            <text:p>8847337</text:p>
          </table:table-cell>
          <table:table-cell office:value-type="float" office:value="70.63" calcext:value-type="float">
            <text:p>70,63</text:p>
          </table:table-cell>
          <table:table-cell office:value-type="float" office:value="1778314.74" calcext:value-type="float">
            <text:p>1778314,74</text:p>
          </table:table-cell>
          <table:table-cell office:value-type="float" office:value="131595" calcext:value-type="float">
            <text:p>131595</text:p>
          </table:table-cell>
          <table:table-cell office:value-type="float" office:value="1909909.74" calcext:value-type="float">
            <text:p>1909909,7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28c1c.png</text:p>
          </table:table-cell>
          <table:table-cell table:formula="of:=IF([.H197]=&quot;Мегаполис&quot;;[.B197]*0.93;[.B197]*0.96)" office:value-type="float" office:value="8493443.52" calcext:value-type="float">
            <text:p>8 493 443,52</text:p>
          </table:table-cell>
          <table:table-cell table:formula="of:=[.J197]/[.C197]" office:value-type="float" office:value="120252.633725046" calcext:value-type="float">
            <text:p>120 252,63</text:p>
          </table:table-cell>
          <table:table-cell table:formula="of:=([.K197]-123400)*[.C197]" office:value-type="float" office:value="-222298.48" calcext:value-type="float">
            <text:p>-222 298,48</text:p>
          </table:table-cell>
          <table:table-cell table:formula="of:=[.J197]*0.2" office:value-type="float" office:value="1698688.704" calcext:value-type="float">
            <text:p>1 698 688,70</text:p>
          </table:table-cell>
          <table:table-cell table:formula="of:=IF([.L197]&lt;0;[.M197];[.L197]+[.M197])" office:value-type="float" office:value="1698688.704" calcext:value-type="float">
            <text:p>1 698 688,7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710021" calcext:value-type="float">
            <text:p>8710021</text:p>
          </table:table-cell>
          <table:table-cell office:value-type="float" office:value="66.73" calcext:value-type="float">
            <text:p>66,73</text:p>
          </table:table-cell>
          <table:table-cell office:value-type="float" office:value="1750714.22" calcext:value-type="float">
            <text:p>1750714,22</text:p>
          </table:table-cell>
          <table:table-cell office:value-type="float" office:value="475539" calcext:value-type="float">
            <text:p>475539</text:p>
          </table:table-cell>
          <table:table-cell office:value-type="float" office:value="2226253.22" calcext:value-type="float">
            <text:p>2226253,2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ce0c9.png</text:p>
          </table:table-cell>
          <table:table-cell table:formula="of:=IF([.H198]=&quot;Мегаполис&quot;;[.B198]*0.93;[.B198]*0.96)" office:value-type="float" office:value="8361620.16" calcext:value-type="float">
            <text:p>8 361 620,16</text:p>
          </table:table-cell>
          <table:table-cell table:formula="of:=[.J198]/[.C198]" office:value-type="float" office:value="125305.262400719" calcext:value-type="float">
            <text:p>125 305,26</text:p>
          </table:table-cell>
          <table:table-cell table:formula="of:=([.K198]-123400)*[.C198]" office:value-type="float" office:value="127138.159999999" calcext:value-type="float">
            <text:p>127 138,16</text:p>
          </table:table-cell>
          <table:table-cell table:formula="of:=[.J198]*0.2" office:value-type="float" office:value="1672324.032" calcext:value-type="float">
            <text:p>1 672 324,03</text:p>
          </table:table-cell>
          <table:table-cell table:formula="of:=IF([.L198]&lt;0;[.M198];[.L198]+[.M198])" office:value-type="float" office:value="1799462.192" calcext:value-type="float">
            <text:p>1 799 462,1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085179" calcext:value-type="float">
            <text:p>7085179</text:p>
          </table:table-cell>
          <table:table-cell office:value-type="float" office:value="53.42" calcext:value-type="float">
            <text:p>53,42</text:p>
          </table:table-cell>
          <table:table-cell office:value-type="float" office:value="1424120.98" calcext:value-type="float">
            <text:p>1424120,98</text:p>
          </table:table-cell>
          <table:table-cell office:value-type="float" office:value="493151" calcext:value-type="float">
            <text:p>493151</text:p>
          </table:table-cell>
          <table:table-cell office:value-type="float" office:value="1917271.98" calcext:value-type="float">
            <text:p>1917271,9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f286d3.png</text:p>
          </table:table-cell>
          <table:table-cell table:formula="of:=IF([.H199]=&quot;Мегаполис&quot;;[.B199]*0.93;[.B199]*0.96)" office:value-type="float" office:value="6801771.84" calcext:value-type="float">
            <text:p>6 801 771,84</text:p>
          </table:table-cell>
          <table:table-cell table:formula="of:=[.J199]/[.C199]" office:value-type="float" office:value="127326.316735305" calcext:value-type="float">
            <text:p>127 326,32</text:p>
          </table:table-cell>
          <table:table-cell table:formula="of:=([.K199]-123400)*[.C199]" office:value-type="float" office:value="209743.84" calcext:value-type="float">
            <text:p>209 743,84</text:p>
          </table:table-cell>
          <table:table-cell table:formula="of:=[.J199]*0.2" office:value-type="float" office:value="1360354.368" calcext:value-type="float">
            <text:p>1 360 354,37</text:p>
          </table:table-cell>
          <table:table-cell table:formula="of:=IF([.L199]&lt;0;[.M199];[.L199]+[.M199])" office:value-type="float" office:value="1570098.208" calcext:value-type="float">
            <text:p>1 570 098,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921684" calcext:value-type="float">
            <text:p>8921684</text:p>
          </table:table-cell>
          <table:table-cell office:value-type="float" office:value="70.63" calcext:value-type="float">
            <text:p>70,63</text:p>
          </table:table-cell>
          <table:table-cell office:value-type="float" office:value="1793258.48" calcext:value-type="float">
            <text:p>1793258,48</text:p>
          </table:table-cell>
          <table:table-cell office:value-type="float" office:value="205942" calcext:value-type="float">
            <text:p>205942</text:p>
          </table:table-cell>
          <table:table-cell office:value-type="float" office:value="1999200.48" calcext:value-type="float">
            <text:p>1999200,4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28c1c.png</text:p>
          </table:table-cell>
          <table:table-cell table:formula="of:=IF([.H200]=&quot;Мегаполис&quot;;[.B200]*0.93;[.B200]*0.96)" office:value-type="float" office:value="8564816.64" calcext:value-type="float">
            <text:p>8 564 816,64</text:p>
          </table:table-cell>
          <table:table-cell table:formula="of:=[.J200]/[.C200]" office:value-type="float" office:value="121263.155033272" calcext:value-type="float">
            <text:p>121 263,16</text:p>
          </table:table-cell>
          <table:table-cell table:formula="of:=([.K200]-123400)*[.C200]" office:value-type="float" office:value="-150925.359999999" calcext:value-type="float">
            <text:p>-150 925,36</text:p>
          </table:table-cell>
          <table:table-cell table:formula="of:=[.J200]*0.2" office:value-type="float" office:value="1712963.328" calcext:value-type="float">
            <text:p>1 712 963,33</text:p>
          </table:table-cell>
          <table:table-cell table:formula="of:=IF([.L200]&lt;0;[.M200];[.L200]+[.M200])" office:value-type="float" office:value="1712963.328" calcext:value-type="float">
            <text:p>1 712 963,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780263" calcext:value-type="float">
            <text:p>8780263</text:p>
          </table:table-cell>
          <table:table-cell office:value-type="float" office:value="66.73" calcext:value-type="float">
            <text:p>66,73</text:p>
          </table:table-cell>
          <table:table-cell office:value-type="float" office:value="1764832.86" calcext:value-type="float">
            <text:p>1764832,86</text:p>
          </table:table-cell>
          <table:table-cell office:value-type="float" office:value="545781" calcext:value-type="float">
            <text:p>545781</text:p>
          </table:table-cell>
          <table:table-cell office:value-type="float" office:value="2310613.86" calcext:value-type="float">
            <text:p>2310613,8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ce0c9.png</text:p>
          </table:table-cell>
          <table:table-cell table:formula="of:=IF([.H201]=&quot;Мегаполис&quot;;[.B201]*0.93;[.B201]*0.96)" office:value-type="float" office:value="8429052.48" calcext:value-type="float">
            <text:p>8 429 052,48</text:p>
          </table:table-cell>
          <table:table-cell table:formula="of:=[.J201]/[.C201]" office:value-type="float" office:value="126315.787202158" calcext:value-type="float">
            <text:p>126 315,79</text:p>
          </table:table-cell>
          <table:table-cell table:formula="of:=([.K201]-123400)*[.C201]" office:value-type="float" office:value="194570.48" calcext:value-type="float">
            <text:p>194 570,48</text:p>
          </table:table-cell>
          <table:table-cell table:formula="of:=[.J201]*0.2" office:value-type="float" office:value="1685810.496" calcext:value-type="float">
            <text:p>1 685 810,50</text:p>
          </table:table-cell>
          <table:table-cell table:formula="of:=IF([.L201]&lt;0;[.M201];[.L201]+[.M201])" office:value-type="float" office:value="1880380.976" calcext:value-type="float">
            <text:p>1 880 380,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141411" calcext:value-type="float">
            <text:p>7141411</text:p>
          </table:table-cell>
          <table:table-cell office:value-type="float" office:value="53.42" calcext:value-type="float">
            <text:p>53,42</text:p>
          </table:table-cell>
          <table:table-cell office:value-type="float" office:value="1435423.61" calcext:value-type="float">
            <text:p>1435423,61</text:p>
          </table:table-cell>
          <table:table-cell office:value-type="float" office:value="549383" calcext:value-type="float">
            <text:p>549383</text:p>
          </table:table-cell>
          <table:table-cell office:value-type="float" office:value="1984806.61" calcext:value-type="float">
            <text:p>1984806,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f286d3.png</text:p>
          </table:table-cell>
          <table:table-cell table:formula="of:=IF([.H202]=&quot;Мегаполис&quot;;[.B202]*0.93;[.B202]*0.96)" office:value-type="float" office:value="6855754.56" calcext:value-type="float">
            <text:p>6 855 754,56</text:p>
          </table:table-cell>
          <table:table-cell table:formula="of:=[.J202]/[.C202]" office:value-type="float" office:value="128336.850617746" calcext:value-type="float">
            <text:p>128 336,85</text:p>
          </table:table-cell>
          <table:table-cell table:formula="of:=([.K202]-123400)*[.C202]" office:value-type="float" office:value="263726.56" calcext:value-type="float">
            <text:p>263 726,56</text:p>
          </table:table-cell>
          <table:table-cell table:formula="of:=[.J202]*0.2" office:value-type="float" office:value="1371150.912" calcext:value-type="float">
            <text:p>1 371 150,91</text:p>
          </table:table-cell>
          <table:table-cell table:formula="of:=IF([.L202]&lt;0;[.M202];[.L202]+[.M202])" office:value-type="float" office:value="1634877.472" calcext:value-type="float">
            <text:p>1 634 877,4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921684" calcext:value-type="float">
            <text:p>8921684</text:p>
          </table:table-cell>
          <table:table-cell office:value-type="float" office:value="70.63" calcext:value-type="float">
            <text:p>70,63</text:p>
          </table:table-cell>
          <table:table-cell office:value-type="float" office:value="1793258.48" calcext:value-type="float">
            <text:p>1793258,48</text:p>
          </table:table-cell>
          <table:table-cell office:value-type="float" office:value="205942" calcext:value-type="float">
            <text:p>205942</text:p>
          </table:table-cell>
          <table:table-cell office:value-type="float" office:value="1999200.48" calcext:value-type="float">
            <text:p>1999200,4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28c1c.png</text:p>
          </table:table-cell>
          <table:table-cell table:formula="of:=IF([.H203]=&quot;Мегаполис&quot;;[.B203]*0.93;[.B203]*0.96)" office:value-type="float" office:value="8564816.64" calcext:value-type="float">
            <text:p>8 564 816,64</text:p>
          </table:table-cell>
          <table:table-cell table:formula="of:=[.J203]/[.C203]" office:value-type="float" office:value="121263.155033272" calcext:value-type="float">
            <text:p>121 263,16</text:p>
          </table:table-cell>
          <table:table-cell table:formula="of:=([.K203]-123400)*[.C203]" office:value-type="float" office:value="-150925.359999999" calcext:value-type="float">
            <text:p>-150 925,36</text:p>
          </table:table-cell>
          <table:table-cell table:formula="of:=[.J203]*0.2" office:value-type="float" office:value="1712963.328" calcext:value-type="float">
            <text:p>1 712 963,33</text:p>
          </table:table-cell>
          <table:table-cell table:formula="of:=IF([.L203]&lt;0;[.M203];[.L203]+[.M203])" office:value-type="float" office:value="1712963.328" calcext:value-type="float">
            <text:p>1 712 963,3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780263" calcext:value-type="float">
            <text:p>8780263</text:p>
          </table:table-cell>
          <table:table-cell office:value-type="float" office:value="66.73" calcext:value-type="float">
            <text:p>66,73</text:p>
          </table:table-cell>
          <table:table-cell office:value-type="float" office:value="1764832.86" calcext:value-type="float">
            <text:p>1764832,86</text:p>
          </table:table-cell>
          <table:table-cell office:value-type="float" office:value="545781" calcext:value-type="float">
            <text:p>545781</text:p>
          </table:table-cell>
          <table:table-cell office:value-type="float" office:value="2310613.86" calcext:value-type="float">
            <text:p>2310613,8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ce0c9.png</text:p>
          </table:table-cell>
          <table:table-cell table:formula="of:=IF([.H204]=&quot;Мегаполис&quot;;[.B204]*0.93;[.B204]*0.96)" office:value-type="float" office:value="8429052.48" calcext:value-type="float">
            <text:p>8 429 052,48</text:p>
          </table:table-cell>
          <table:table-cell table:formula="of:=[.J204]/[.C204]" office:value-type="float" office:value="126315.787202158" calcext:value-type="float">
            <text:p>126 315,79</text:p>
          </table:table-cell>
          <table:table-cell table:formula="of:=([.K204]-123400)*[.C204]" office:value-type="float" office:value="194570.48" calcext:value-type="float">
            <text:p>194 570,48</text:p>
          </table:table-cell>
          <table:table-cell table:formula="of:=[.J204]*0.2" office:value-type="float" office:value="1685810.496" calcext:value-type="float">
            <text:p>1 685 810,50</text:p>
          </table:table-cell>
          <table:table-cell table:formula="of:=IF([.L204]&lt;0;[.M204];[.L204]+[.M204])" office:value-type="float" office:value="1880380.976" calcext:value-type="float">
            <text:p>1 880 380,9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141411" calcext:value-type="float">
            <text:p>7141411</text:p>
          </table:table-cell>
          <table:table-cell office:value-type="float" office:value="53.42" calcext:value-type="float">
            <text:p>53,42</text:p>
          </table:table-cell>
          <table:table-cell office:value-type="float" office:value="1435423.61" calcext:value-type="float">
            <text:p>1435423,61</text:p>
          </table:table-cell>
          <table:table-cell office:value-type="float" office:value="549383" calcext:value-type="float">
            <text:p>549383</text:p>
          </table:table-cell>
          <table:table-cell office:value-type="float" office:value="1984806.61" calcext:value-type="float">
            <text:p>1984806,6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f286d3.png</text:p>
          </table:table-cell>
          <table:table-cell table:formula="of:=IF([.H205]=&quot;Мегаполис&quot;;[.B205]*0.93;[.B205]*0.96)" office:value-type="float" office:value="6855754.56" calcext:value-type="float">
            <text:p>6 855 754,56</text:p>
          </table:table-cell>
          <table:table-cell table:formula="of:=[.J205]/[.C205]" office:value-type="float" office:value="128336.850617746" calcext:value-type="float">
            <text:p>128 336,85</text:p>
          </table:table-cell>
          <table:table-cell table:formula="of:=([.K205]-123400)*[.C205]" office:value-type="float" office:value="263726.56" calcext:value-type="float">
            <text:p>263 726,56</text:p>
          </table:table-cell>
          <table:table-cell table:formula="of:=[.J205]*0.2" office:value-type="float" office:value="1371150.912" calcext:value-type="float">
            <text:p>1 371 150,91</text:p>
          </table:table-cell>
          <table:table-cell table:formula="of:=IF([.L205]&lt;0;[.M205];[.L205]+[.M205])" office:value-type="float" office:value="1634877.472" calcext:value-type="float">
            <text:p>1 634 877,4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921684" calcext:value-type="float">
            <text:p>8921684</text:p>
          </table:table-cell>
          <table:table-cell office:value-type="float" office:value="70.63" calcext:value-type="float">
            <text:p>70,63</text:p>
          </table:table-cell>
          <table:table-cell office:value-type="float" office:value="1793258.48" calcext:value-type="float">
            <text:p>1793258,48</text:p>
          </table:table-cell>
          <table:table-cell office:value-type="float" office:value="205942" calcext:value-type="float">
            <text:p>205942</text:p>
          </table:table-cell>
          <table:table-cell office:value-type="float" office:value="1999200.48" calcext:value-type="float">
            <text:p>1999200,4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28c1c.png</text:p>
          </table:table-cell>
          <table:table-cell table:formula="of:=IF([.H206]=&quot;Мегаполис&quot;;[.B206]*0.93;[.B206]*0.96)" office:value-type="float" office:value="8564816.64" calcext:value-type="float">
            <text:p>8 564 816,64</text:p>
          </table:table-cell>
          <table:table-cell table:formula="of:=[.J206]/[.C206]" office:value-type="float" office:value="121263.155033272" calcext:value-type="float">
            <text:p>121 263,16</text:p>
          </table:table-cell>
          <table:table-cell table:formula="of:=([.K206]-123400)*[.C206]" office:value-type="float" office:value="-150925.359999999" calcext:value-type="float">
            <text:p>-150 925,36</text:p>
          </table:table-cell>
          <table:table-cell table:formula="of:=[.J206]*0.2" office:value-type="float" office:value="1712963.328" calcext:value-type="float">
            <text:p>1 712 963,33</text:p>
          </table:table-cell>
          <table:table-cell table:formula="of:=IF([.L206]&lt;0;[.M206];[.L206]+[.M206])" office:value-type="float" office:value="1712963.328" calcext:value-type="float">
            <text:p>1 712 963,3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780263" calcext:value-type="float">
            <text:p>8780263</text:p>
          </table:table-cell>
          <table:table-cell office:value-type="float" office:value="66.73" calcext:value-type="float">
            <text:p>66,73</text:p>
          </table:table-cell>
          <table:table-cell office:value-type="float" office:value="1764832.86" calcext:value-type="float">
            <text:p>1764832,86</text:p>
          </table:table-cell>
          <table:table-cell office:value-type="float" office:value="545781" calcext:value-type="float">
            <text:p>545781</text:p>
          </table:table-cell>
          <table:table-cell office:value-type="float" office:value="2310613.86" calcext:value-type="float">
            <text:p>2310613,8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ce0c9.png</text:p>
          </table:table-cell>
          <table:table-cell table:formula="of:=IF([.H207]=&quot;Мегаполис&quot;;[.B207]*0.93;[.B207]*0.96)" office:value-type="float" office:value="8429052.48" calcext:value-type="float">
            <text:p>8 429 052,48</text:p>
          </table:table-cell>
          <table:table-cell table:formula="of:=[.J207]/[.C207]" office:value-type="float" office:value="126315.787202158" calcext:value-type="float">
            <text:p>126 315,79</text:p>
          </table:table-cell>
          <table:table-cell table:formula="of:=([.K207]-123400)*[.C207]" office:value-type="float" office:value="194570.48" calcext:value-type="float">
            <text:p>194 570,48</text:p>
          </table:table-cell>
          <table:table-cell table:formula="of:=[.J207]*0.2" office:value-type="float" office:value="1685810.496" calcext:value-type="float">
            <text:p>1 685 810,50</text:p>
          </table:table-cell>
          <table:table-cell table:formula="of:=IF([.L207]&lt;0;[.M207];[.L207]+[.M207])" office:value-type="float" office:value="1880380.976" calcext:value-type="float">
            <text:p>1 880 380,9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141411" calcext:value-type="float">
            <text:p>7141411</text:p>
          </table:table-cell>
          <table:table-cell office:value-type="float" office:value="53.42" calcext:value-type="float">
            <text:p>53,42</text:p>
          </table:table-cell>
          <table:table-cell office:value-type="float" office:value="1435423.61" calcext:value-type="float">
            <text:p>1435423,61</text:p>
          </table:table-cell>
          <table:table-cell office:value-type="float" office:value="549383" calcext:value-type="float">
            <text:p>549383</text:p>
          </table:table-cell>
          <table:table-cell office:value-type="float" office:value="1984806.61" calcext:value-type="float">
            <text:p>1984806,6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f286d3.png</text:p>
          </table:table-cell>
          <table:table-cell table:formula="of:=IF([.H208]=&quot;Мегаполис&quot;;[.B208]*0.93;[.B208]*0.96)" office:value-type="float" office:value="6855754.56" calcext:value-type="float">
            <text:p>6 855 754,56</text:p>
          </table:table-cell>
          <table:table-cell table:formula="of:=[.J208]/[.C208]" office:value-type="float" office:value="128336.850617746" calcext:value-type="float">
            <text:p>128 336,85</text:p>
          </table:table-cell>
          <table:table-cell table:formula="of:=([.K208]-123400)*[.C208]" office:value-type="float" office:value="263726.56" calcext:value-type="float">
            <text:p>263 726,56</text:p>
          </table:table-cell>
          <table:table-cell table:formula="of:=[.J208]*0.2" office:value-type="float" office:value="1371150.912" calcext:value-type="float">
            <text:p>1 371 150,91</text:p>
          </table:table-cell>
          <table:table-cell table:formula="of:=IF([.L208]&lt;0;[.M208];[.L208]+[.M208])" office:value-type="float" office:value="1634877.472" calcext:value-type="float">
            <text:p>1 634 877,4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850505" calcext:value-type="float">
            <text:p>8850505</text:p>
          </table:table-cell>
          <table:table-cell office:value-type="float" office:value="66.73" calcext:value-type="float">
            <text:p>66,73</text:p>
          </table:table-cell>
          <table:table-cell office:value-type="float" office:value="1778951.51" calcext:value-type="float">
            <text:p>1778951,51</text:p>
          </table:table-cell>
          <table:table-cell office:value-type="float" office:value="616023" calcext:value-type="float">
            <text:p>616023</text:p>
          </table:table-cell>
          <table:table-cell office:value-type="float" office:value="2394974.51" calcext:value-type="float">
            <text:p>2394974,5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ce0c9.png</text:p>
          </table:table-cell>
          <table:table-cell table:formula="of:=IF([.H209]=&quot;Мегаполис&quot;;[.B209]*0.93;[.B209]*0.96)" office:value-type="float" office:value="8496484.8" calcext:value-type="float">
            <text:p>8 496 484,80</text:p>
          </table:table-cell>
          <table:table-cell table:formula="of:=[.J209]/[.C209]" office:value-type="float" office:value="127326.312003597" calcext:value-type="float">
            <text:p>127 326,31</text:p>
          </table:table-cell>
          <table:table-cell table:formula="of:=([.K209]-123400)*[.C209]" office:value-type="float" office:value="262002.799999998" calcext:value-type="float">
            <text:p>262 002,80</text:p>
          </table:table-cell>
          <table:table-cell table:formula="of:=[.J209]*0.2" office:value-type="float" office:value="1699296.96" calcext:value-type="float">
            <text:p>1 699 296,96</text:p>
          </table:table-cell>
          <table:table-cell table:formula="of:=IF([.L209]&lt;0;[.M209];[.L209]+[.M209])" office:value-type="float" office:value="1961299.76" calcext:value-type="float">
            <text:p>1 961 299,7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478800" calcext:value-type="float">
            <text:p>7478800</text:p>
          </table:table-cell>
          <table:table-cell office:value-type="float" office:value="53.42" calcext:value-type="float">
            <text:p>53,42</text:p>
          </table:table-cell>
          <table:table-cell office:value-type="float" office:value="1503238.8" calcext:value-type="float">
            <text:p>1503238,8</text:p>
          </table:table-cell>
          <table:table-cell office:value-type="float" office:value="886772" calcext:value-type="float">
            <text:p>886772</text:p>
          </table:table-cell>
          <table:table-cell office:value-type="float" office:value="2390010.8" calcext:value-type="float">
            <text:p>2390010,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f286d3.png</text:p>
          </table:table-cell>
          <table:table-cell table:formula="of:=IF([.H210]=&quot;Мегаполис&quot;;[.B210]*0.93;[.B210]*0.96)" office:value-type="float" office:value="7179648" calcext:value-type="float">
            <text:p>7 179 648,00</text:p>
          </table:table-cell>
          <table:table-cell table:formula="of:=[.J210]/[.C210]" office:value-type="float" office:value="134400" calcext:value-type="float">
            <text:p>134 400,00</text:p>
          </table:table-cell>
          <table:table-cell table:formula="of:=([.K210]-123400)*[.C210]" office:value-type="float" office:value="587620" calcext:value-type="float">
            <text:p>587 620,00</text:p>
          </table:table-cell>
          <table:table-cell table:formula="of:=[.J210]*0.2" office:value-type="float" office:value="1435929.6" calcext:value-type="float">
            <text:p>1 435 929,60</text:p>
          </table:table-cell>
          <table:table-cell table:formula="of:=IF([.L210]&lt;0;[.M210];[.L210]+[.M210])" office:value-type="float" office:value="2023549.6" calcext:value-type="float">
            <text:p>2 023 549,6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850505" calcext:value-type="float">
            <text:p>8850505</text:p>
          </table:table-cell>
          <table:table-cell office:value-type="float" office:value="66.73" calcext:value-type="float">
            <text:p>66,73</text:p>
          </table:table-cell>
          <table:table-cell office:value-type="float" office:value="1778951.51" calcext:value-type="float">
            <text:p>1778951,51</text:p>
          </table:table-cell>
          <table:table-cell office:value-type="float" office:value="616023" calcext:value-type="float">
            <text:p>616023</text:p>
          </table:table-cell>
          <table:table-cell office:value-type="float" office:value="2394974.51" calcext:value-type="float">
            <text:p>2394974,5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ce0c9.png</text:p>
          </table:table-cell>
          <table:table-cell table:formula="of:=IF([.H211]=&quot;Мегаполис&quot;;[.B211]*0.93;[.B211]*0.96)" office:value-type="float" office:value="8496484.8" calcext:value-type="float">
            <text:p>8 496 484,80</text:p>
          </table:table-cell>
          <table:table-cell table:formula="of:=[.J211]/[.C211]" office:value-type="float" office:value="127326.312003597" calcext:value-type="float">
            <text:p>127 326,31</text:p>
          </table:table-cell>
          <table:table-cell table:formula="of:=([.K211]-123400)*[.C211]" office:value-type="float" office:value="262002.799999998" calcext:value-type="float">
            <text:p>262 002,80</text:p>
          </table:table-cell>
          <table:table-cell table:formula="of:=[.J211]*0.2" office:value-type="float" office:value="1699296.96" calcext:value-type="float">
            <text:p>1 699 296,96</text:p>
          </table:table-cell>
          <table:table-cell table:formula="of:=IF([.L211]&lt;0;[.M211];[.L211]+[.M211])" office:value-type="float" office:value="1961299.76" calcext:value-type="float">
            <text:p>1 961 299,7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478800" calcext:value-type="float">
            <text:p>7478800</text:p>
          </table:table-cell>
          <table:table-cell office:value-type="float" office:value="53.42" calcext:value-type="float">
            <text:p>53,42</text:p>
          </table:table-cell>
          <table:table-cell office:value-type="float" office:value="1503238.8" calcext:value-type="float">
            <text:p>1503238,8</text:p>
          </table:table-cell>
          <table:table-cell office:value-type="float" office:value="886772" calcext:value-type="float">
            <text:p>886772</text:p>
          </table:table-cell>
          <table:table-cell office:value-type="float" office:value="2390010.8" calcext:value-type="float">
            <text:p>2390010,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f286d3.png</text:p>
          </table:table-cell>
          <table:table-cell table:formula="of:=IF([.H212]=&quot;Мегаполис&quot;;[.B212]*0.93;[.B212]*0.96)" office:value-type="float" office:value="7179648" calcext:value-type="float">
            <text:p>7 179 648,00</text:p>
          </table:table-cell>
          <table:table-cell table:formula="of:=[.J212]/[.C212]" office:value-type="float" office:value="134400" calcext:value-type="float">
            <text:p>134 400,00</text:p>
          </table:table-cell>
          <table:table-cell table:formula="of:=([.K212]-123400)*[.C212]" office:value-type="float" office:value="587620" calcext:value-type="float">
            <text:p>587 620,00</text:p>
          </table:table-cell>
          <table:table-cell table:formula="of:=[.J212]*0.2" office:value-type="float" office:value="1435929.6" calcext:value-type="float">
            <text:p>1 435 929,60</text:p>
          </table:table-cell>
          <table:table-cell table:formula="of:=IF([.L212]&lt;0;[.M212];[.L212]+[.M212])" office:value-type="float" office:value="2023549.6" calcext:value-type="float">
            <text:p>2 023 549,6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850505" calcext:value-type="float">
            <text:p>8850505</text:p>
          </table:table-cell>
          <table:table-cell office:value-type="float" office:value="66.73" calcext:value-type="float">
            <text:p>66,73</text:p>
          </table:table-cell>
          <table:table-cell office:value-type="float" office:value="1778951.51" calcext:value-type="float">
            <text:p>1778951,51</text:p>
          </table:table-cell>
          <table:table-cell office:value-type="float" office:value="616023" calcext:value-type="float">
            <text:p>616023</text:p>
          </table:table-cell>
          <table:table-cell office:value-type="float" office:value="2394974.51" calcext:value-type="float">
            <text:p>2394974,5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dce0c9.png</text:p>
          </table:table-cell>
          <table:table-cell table:formula="of:=IF([.H213]=&quot;Мегаполис&quot;;[.B213]*0.93;[.B213]*0.96)" office:value-type="float" office:value="8496484.8" calcext:value-type="float">
            <text:p>8 496 484,80</text:p>
          </table:table-cell>
          <table:table-cell table:formula="of:=[.J213]/[.C213]" office:value-type="float" office:value="127326.312003597" calcext:value-type="float">
            <text:p>127 326,31</text:p>
          </table:table-cell>
          <table:table-cell table:formula="of:=([.K213]-123400)*[.C213]" office:value-type="float" office:value="262002.799999998" calcext:value-type="float">
            <text:p>262 002,80</text:p>
          </table:table-cell>
          <table:table-cell table:formula="of:=[.J213]*0.2" office:value-type="float" office:value="1699296.96" calcext:value-type="float">
            <text:p>1 699 296,96</text:p>
          </table:table-cell>
          <table:table-cell table:formula="of:=IF([.L213]&lt;0;[.M213];[.L213]+[.M213])" office:value-type="float" office:value="1961299.76" calcext:value-type="float">
            <text:p>1 961 299,7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478800" calcext:value-type="float">
            <text:p>7478800</text:p>
          </table:table-cell>
          <table:table-cell office:value-type="float" office:value="53.42" calcext:value-type="float">
            <text:p>53,42</text:p>
          </table:table-cell>
          <table:table-cell office:value-type="float" office:value="1503238.8" calcext:value-type="float">
            <text:p>1503238,8</text:p>
          </table:table-cell>
          <table:table-cell office:value-type="float" office:value="886772" calcext:value-type="float">
            <text:p>886772</text:p>
          </table:table-cell>
          <table:table-cell office:value-type="float" office:value="2390010.8" calcext:value-type="float">
            <text:p>2390010,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9dcf286d3.png</text:p>
          </table:table-cell>
          <table:table-cell table:formula="of:=IF([.H214]=&quot;Мегаполис&quot;;[.B214]*0.93;[.B214]*0.96)" office:value-type="float" office:value="7179648" calcext:value-type="float">
            <text:p>7 179 648,00</text:p>
          </table:table-cell>
          <table:table-cell table:formula="of:=[.J214]/[.C214]" office:value-type="float" office:value="134400" calcext:value-type="float">
            <text:p>134 400,00</text:p>
          </table:table-cell>
          <table:table-cell table:formula="of:=([.K214]-123400)*[.C214]" office:value-type="float" office:value="587620" calcext:value-type="float">
            <text:p>587 620,00</text:p>
          </table:table-cell>
          <table:table-cell table:formula="of:=[.J214]*0.2" office:value-type="float" office:value="1435929.6" calcext:value-type="float">
            <text:p>1 435 929,60</text:p>
          </table:table-cell>
          <table:table-cell table:formula="of:=IF([.L214]&lt;0;[.M214];[.L214]+[.M214])" office:value-type="float" office:value="2023549.6" calcext:value-type="float">
            <text:p>2 023 549,6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704358" calcext:value-type="float">
            <text:p>8704358</text:p>
          </table:table-cell>
          <table:table-cell office:value-type="float" office:value="68.34" calcext:value-type="float">
            <text:p>68,34</text:p>
          </table:table-cell>
          <table:table-cell office:value-type="float" office:value="1749575.96" calcext:value-type="float">
            <text:p>1749575,96</text:p>
          </table:table-cell>
          <table:table-cell office:value-type="float" office:value="271202" calcext:value-type="float">
            <text:p>271202</text:p>
          </table:table-cell>
          <table:table-cell office:value-type="float" office:value="2020777.96" calcext:value-type="float">
            <text:p>2020777,9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75adcd9e.png</text:p>
          </table:table-cell>
          <table:table-cell table:formula="of:=IF([.H215]=&quot;Мегаполис&quot;;[.B215]*0.93;[.B215]*0.96)" office:value-type="float" office:value="8356183.68" calcext:value-type="float">
            <text:p>8 356 183,68</text:p>
          </table:table-cell>
          <table:table-cell table:formula="of:=[.J215]/[.C215]" office:value-type="float" office:value="122273.685689201" calcext:value-type="float">
            <text:p>122 273,69</text:p>
          </table:table-cell>
          <table:table-cell table:formula="of:=([.K215]-123400)*[.C215]" office:value-type="float" office:value="-76972.3200000009" calcext:value-type="float">
            <text:p>-76 972,32</text:p>
          </table:table-cell>
          <table:table-cell table:formula="of:=[.J215]*0.2" office:value-type="float" office:value="1671236.736" calcext:value-type="float">
            <text:p>1 671 236,74</text:p>
          </table:table-cell>
          <table:table-cell table:formula="of:=IF([.L215]&lt;0;[.M215];[.L215]+[.M215])" office:value-type="float" office:value="1671236.736" calcext:value-type="float">
            <text:p>1 671 236,7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42453" calcext:value-type="float">
            <text:p>7342453</text:p>
          </table:table-cell>
          <table:table-cell office:value-type="float" office:value="56.71" calcext:value-type="float">
            <text:p>56,71</text:p>
          </table:table-cell>
          <table:table-cell office:value-type="float" office:value="1475833.05" calcext:value-type="float">
            <text:p>1475833,05</text:p>
          </table:table-cell>
          <table:table-cell office:value-type="float" office:value="344439" calcext:value-type="float">
            <text:p>344439</text:p>
          </table:table-cell>
          <table:table-cell office:value-type="float" office:value="1820272.05" calcext:value-type="float">
            <text:p>1820272,0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75d65ce3.png</text:p>
          </table:table-cell>
          <table:table-cell table:formula="of:=IF([.H216]=&quot;Мегаполис&quot;;[.B216]*0.93;[.B216]*0.96)" office:value-type="float" office:value="7048754.88" calcext:value-type="float">
            <text:p>7 048 754,88</text:p>
          </table:table-cell>
          <table:table-cell table:formula="of:=[.J216]/[.C216]" office:value-type="float" office:value="124294.743078822" calcext:value-type="float">
            <text:p>124 294,74</text:p>
          </table:table-cell>
          <table:table-cell table:formula="of:=([.K216]-123400)*[.C216]" office:value-type="float" office:value="50740.8799999994" calcext:value-type="float">
            <text:p>50 740,88</text:p>
          </table:table-cell>
          <table:table-cell table:formula="of:=[.J216]*0.2" office:value-type="float" office:value="1409750.976" calcext:value-type="float">
            <text:p>1 409 750,98</text:p>
          </table:table-cell>
          <table:table-cell table:formula="of:=IF([.L216]&lt;0;[.M216];[.L216]+[.M216])" office:value-type="float" office:value="1460491.856" calcext:value-type="float">
            <text:p>1 460 491,8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513463" calcext:value-type="float">
            <text:p>7513463</text:p>
          </table:table-cell>
          <table:table-cell office:value-type="float" office:value="58.99" calcext:value-type="float">
            <text:p>58,99</text:p>
          </table:table-cell>
          <table:table-cell office:value-type="float" office:value="1510206.06" calcext:value-type="float">
            <text:p>1510206,06</text:p>
          </table:table-cell>
          <table:table-cell office:value-type="float" office:value="234097" calcext:value-type="float">
            <text:p>234097</text:p>
          </table:table-cell>
          <table:table-cell office:value-type="float" office:value="1744303.06" calcext:value-type="float">
            <text:p>1744303,0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75dda163.png</text:p>
          </table:table-cell>
          <table:table-cell table:formula="of:=IF([.H217]=&quot;Мегаполис&quot;;[.B217]*0.93;[.B217]*0.96)" office:value-type="float" office:value="7212924.48" calcext:value-type="float">
            <text:p>7 212 924,48</text:p>
          </table:table-cell>
          <table:table-cell table:formula="of:=[.J217]/[.C217]" office:value-type="float" office:value="122273.681640956" calcext:value-type="float">
            <text:p>122 273,68</text:p>
          </table:table-cell>
          <table:table-cell table:formula="of:=([.K217]-123400)*[.C217]" office:value-type="float" office:value="-66441.5200000005" calcext:value-type="float">
            <text:p>-66 441,52</text:p>
          </table:table-cell>
          <table:table-cell table:formula="of:=[.J217]*0.2" office:value-type="float" office:value="1442584.896" calcext:value-type="float">
            <text:p>1 442 584,90</text:p>
          </table:table-cell>
          <table:table-cell table:formula="of:=IF([.L217]&lt;0;[.M217];[.L217]+[.M217])" office:value-type="float" office:value="1442584.896" calcext:value-type="float">
            <text:p>1 442 584,9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695453" calcext:value-type="float">
            <text:p>8695453</text:p>
          </table:table-cell>
          <table:table-cell office:value-type="float" office:value="67.16" calcext:value-type="float">
            <text:p>67,16</text:p>
          </table:table-cell>
          <table:table-cell office:value-type="float" office:value="1747786.05" calcext:value-type="float">
            <text:p>1747786,05</text:p>
          </table:table-cell>
          <table:table-cell office:value-type="float" office:value="407909" calcext:value-type="float">
            <text:p>407909</text:p>
          </table:table-cell>
          <table:table-cell office:value-type="float" office:value="2155695.05" calcext:value-type="float">
            <text:p>2155695,0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03ff5e.png</text:p>
          </table:table-cell>
          <table:table-cell table:formula="of:=IF([.H218]=&quot;Мегаполис&quot;;[.B218]*0.93;[.B218]*0.96)" office:value-type="float" office:value="8347634.88" calcext:value-type="float">
            <text:p>8 347 634,88</text:p>
          </table:table-cell>
          <table:table-cell table:formula="of:=[.J218]/[.C218]" office:value-type="float" office:value="124294.742108398" calcext:value-type="float">
            <text:p>124 294,74</text:p>
          </table:table-cell>
          <table:table-cell table:formula="of:=([.K218]-123400)*[.C218]" office:value-type="float" office:value="60090.88" calcext:value-type="float">
            <text:p>60 090,88</text:p>
          </table:table-cell>
          <table:table-cell table:formula="of:=[.J218]*0.2" office:value-type="float" office:value="1669526.976" calcext:value-type="float">
            <text:p>1 669 526,98</text:p>
          </table:table-cell>
          <table:table-cell table:formula="of:=IF([.L218]&lt;0;[.M218];[.L218]+[.M218])" office:value-type="float" office:value="1729617.856" calcext:value-type="float">
            <text:p>1 729 617,8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461842" calcext:value-type="float">
            <text:p>7461842</text:p>
          </table:table-cell>
          <table:table-cell office:value-type="float" office:value="56.71" calcext:value-type="float">
            <text:p>56,71</text:p>
          </table:table-cell>
          <table:table-cell office:value-type="float" office:value="1499830.24" calcext:value-type="float">
            <text:p>1499830,24</text:p>
          </table:table-cell>
          <table:table-cell office:value-type="float" office:value="463828" calcext:value-type="float">
            <text:p>463828</text:p>
          </table:table-cell>
          <table:table-cell office:value-type="float" office:value="1963658.24" calcext:value-type="float">
            <text:p>1963658,2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2ecdc7.png</text:p>
          </table:table-cell>
          <table:table-cell table:formula="of:=IF([.H219]=&quot;Мегаполис&quot;;[.B219]*0.93;[.B219]*0.96)" office:value-type="float" office:value="7163368.32" calcext:value-type="float">
            <text:p>7 163 368,32</text:p>
          </table:table-cell>
          <table:table-cell table:formula="of:=[.J219]/[.C219]" office:value-type="float" office:value="126315.787691765" calcext:value-type="float">
            <text:p>126 315,79</text:p>
          </table:table-cell>
          <table:table-cell table:formula="of:=([.K219]-123400)*[.C219]" office:value-type="float" office:value="165354.319999999" calcext:value-type="float">
            <text:p>165 354,32</text:p>
          </table:table-cell>
          <table:table-cell table:formula="of:=[.J219]*0.2" office:value-type="float" office:value="1432673.664" calcext:value-type="float">
            <text:p>1 432 673,66</text:p>
          </table:table-cell>
          <table:table-cell table:formula="of:=IF([.L219]&lt;0;[.M219];[.L219]+[.M219])" office:value-type="float" office:value="1598027.984" calcext:value-type="float">
            <text:p>1 598 027,9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506884" calcext:value-type="float">
            <text:p>7506884</text:p>
          </table:table-cell>
          <table:table-cell office:value-type="float" office:value="57.98" calcext:value-type="float">
            <text:p>57,98</text:p>
          </table:table-cell>
          <table:table-cell office:value-type="float" office:value="1508883.68" calcext:value-type="float">
            <text:p>1508883,68</text:p>
          </table:table-cell>
          <table:table-cell office:value-type="float" office:value="352152" calcext:value-type="float">
            <text:p>352152</text:p>
          </table:table-cell>
          <table:table-cell office:value-type="float" office:value="1861035.68" calcext:value-type="float">
            <text:p>1861035,6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3742f8.png</text:p>
          </table:table-cell>
          <table:table-cell table:formula="of:=IF([.H220]=&quot;Мегаполис&quot;;[.B220]*0.93;[.B220]*0.96)" office:value-type="float" office:value="7206608.64" calcext:value-type="float">
            <text:p>7 206 608,64</text:p>
          </table:table-cell>
          <table:table-cell table:formula="of:=[.J220]/[.C220]" office:value-type="float" office:value="124294.73335633" calcext:value-type="float">
            <text:p>124 294,73</text:p>
          </table:table-cell>
          <table:table-cell table:formula="of:=([.K220]-123400)*[.C220]" office:value-type="float" office:value="51876.6400000002" calcext:value-type="float">
            <text:p>51 876,64</text:p>
          </table:table-cell>
          <table:table-cell table:formula="of:=[.J220]*0.2" office:value-type="float" office:value="1441321.728" calcext:value-type="float">
            <text:p>1 441 321,73</text:p>
          </table:table-cell>
          <table:table-cell table:formula="of:=IF([.L220]&lt;0;[.M220];[.L220]+[.M220])" office:value-type="float" office:value="1493198.368" calcext:value-type="float">
            <text:p>1 493 198,3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695453" calcext:value-type="float">
            <text:p>8695453</text:p>
          </table:table-cell>
          <table:table-cell office:value-type="float" office:value="67.16" calcext:value-type="float">
            <text:p>67,16</text:p>
          </table:table-cell>
          <table:table-cell office:value-type="float" office:value="1747786.05" calcext:value-type="float">
            <text:p>1747786,05</text:p>
          </table:table-cell>
          <table:table-cell office:value-type="float" office:value="407909" calcext:value-type="float">
            <text:p>407909</text:p>
          </table:table-cell>
          <table:table-cell office:value-type="float" office:value="2155695.05" calcext:value-type="float">
            <text:p>2155695,0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03ff5e.png</text:p>
          </table:table-cell>
          <table:table-cell table:formula="of:=IF([.H221]=&quot;Мегаполис&quot;;[.B221]*0.93;[.B221]*0.96)" office:value-type="float" office:value="8347634.88" calcext:value-type="float">
            <text:p>8 347 634,88</text:p>
          </table:table-cell>
          <table:table-cell table:formula="of:=[.J221]/[.C221]" office:value-type="float" office:value="124294.742108398" calcext:value-type="float">
            <text:p>124 294,74</text:p>
          </table:table-cell>
          <table:table-cell table:formula="of:=([.K221]-123400)*[.C221]" office:value-type="float" office:value="60090.88" calcext:value-type="float">
            <text:p>60 090,88</text:p>
          </table:table-cell>
          <table:table-cell table:formula="of:=[.J221]*0.2" office:value-type="float" office:value="1669526.976" calcext:value-type="float">
            <text:p>1 669 526,98</text:p>
          </table:table-cell>
          <table:table-cell table:formula="of:=IF([.L221]&lt;0;[.M221];[.L221]+[.M221])" office:value-type="float" office:value="1729617.856" calcext:value-type="float">
            <text:p>1 729 617,8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506884" calcext:value-type="float">
            <text:p>7506884</text:p>
          </table:table-cell>
          <table:table-cell office:value-type="float" office:value="57.98" calcext:value-type="float">
            <text:p>57,98</text:p>
          </table:table-cell>
          <table:table-cell office:value-type="float" office:value="1508883.68" calcext:value-type="float">
            <text:p>1508883,68</text:p>
          </table:table-cell>
          <table:table-cell office:value-type="float" office:value="352152" calcext:value-type="float">
            <text:p>352152</text:p>
          </table:table-cell>
          <table:table-cell office:value-type="float" office:value="1861035.68" calcext:value-type="float">
            <text:p>1861035,6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3742f8.png</text:p>
          </table:table-cell>
          <table:table-cell table:formula="of:=IF([.H222]=&quot;Мегаполис&quot;;[.B222]*0.93;[.B222]*0.96)" office:value-type="float" office:value="7206608.64" calcext:value-type="float">
            <text:p>7 206 608,64</text:p>
          </table:table-cell>
          <table:table-cell table:formula="of:=[.J222]/[.C222]" office:value-type="float" office:value="124294.73335633" calcext:value-type="float">
            <text:p>124 294,73</text:p>
          </table:table-cell>
          <table:table-cell table:formula="of:=([.K222]-123400)*[.C222]" office:value-type="float" office:value="51876.6400000002" calcext:value-type="float">
            <text:p>51 876,64</text:p>
          </table:table-cell>
          <table:table-cell table:formula="of:=[.J222]*0.2" office:value-type="float" office:value="1441321.728" calcext:value-type="float">
            <text:p>1 441 321,73</text:p>
          </table:table-cell>
          <table:table-cell table:formula="of:=IF([.L222]&lt;0;[.M222];[.L222]+[.M222])" office:value-type="float" office:value="1493198.368" calcext:value-type="float">
            <text:p>1 493 198,3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695453" calcext:value-type="float">
            <text:p>8695453</text:p>
          </table:table-cell>
          <table:table-cell office:value-type="float" office:value="67.16" calcext:value-type="float">
            <text:p>67,16</text:p>
          </table:table-cell>
          <table:table-cell office:value-type="float" office:value="1747786.05" calcext:value-type="float">
            <text:p>1747786,05</text:p>
          </table:table-cell>
          <table:table-cell office:value-type="float" office:value="407909" calcext:value-type="float">
            <text:p>407909</text:p>
          </table:table-cell>
          <table:table-cell office:value-type="float" office:value="2155695.05" calcext:value-type="float">
            <text:p>2155695,0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03ff5e.png</text:p>
          </table:table-cell>
          <table:table-cell table:formula="of:=IF([.H223]=&quot;Мегаполис&quot;;[.B223]*0.93;[.B223]*0.96)" office:value-type="float" office:value="8347634.88" calcext:value-type="float">
            <text:p>8 347 634,88</text:p>
          </table:table-cell>
          <table:table-cell table:formula="of:=[.J223]/[.C223]" office:value-type="float" office:value="124294.742108398" calcext:value-type="float">
            <text:p>124 294,74</text:p>
          </table:table-cell>
          <table:table-cell table:formula="of:=([.K223]-123400)*[.C223]" office:value-type="float" office:value="60090.88" calcext:value-type="float">
            <text:p>60 090,88</text:p>
          </table:table-cell>
          <table:table-cell table:formula="of:=[.J223]*0.2" office:value-type="float" office:value="1669526.976" calcext:value-type="float">
            <text:p>1 669 526,98</text:p>
          </table:table-cell>
          <table:table-cell table:formula="of:=IF([.L223]&lt;0;[.M223];[.L223]+[.M223])" office:value-type="float" office:value="1729617.856" calcext:value-type="float">
            <text:p>1 729 617,8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461842" calcext:value-type="float">
            <text:p>7461842</text:p>
          </table:table-cell>
          <table:table-cell office:value-type="float" office:value="56.71" calcext:value-type="float">
            <text:p>56,71</text:p>
          </table:table-cell>
          <table:table-cell office:value-type="float" office:value="1499830.24" calcext:value-type="float">
            <text:p>1499830,24</text:p>
          </table:table-cell>
          <table:table-cell office:value-type="float" office:value="463828" calcext:value-type="float">
            <text:p>463828</text:p>
          </table:table-cell>
          <table:table-cell office:value-type="float" office:value="1963658.24" calcext:value-type="float">
            <text:p>1963658,2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2ecdc7.png</text:p>
          </table:table-cell>
          <table:table-cell table:formula="of:=IF([.H224]=&quot;Мегаполис&quot;;[.B224]*0.93;[.B224]*0.96)" office:value-type="float" office:value="7163368.32" calcext:value-type="float">
            <text:p>7 163 368,32</text:p>
          </table:table-cell>
          <table:table-cell table:formula="of:=[.J224]/[.C224]" office:value-type="float" office:value="126315.787691765" calcext:value-type="float">
            <text:p>126 315,79</text:p>
          </table:table-cell>
          <table:table-cell table:formula="of:=([.K224]-123400)*[.C224]" office:value-type="float" office:value="165354.319999999" calcext:value-type="float">
            <text:p>165 354,32</text:p>
          </table:table-cell>
          <table:table-cell table:formula="of:=[.J224]*0.2" office:value-type="float" office:value="1432673.664" calcext:value-type="float">
            <text:p>1 432 673,66</text:p>
          </table:table-cell>
          <table:table-cell table:formula="of:=IF([.L224]&lt;0;[.M224];[.L224]+[.M224])" office:value-type="float" office:value="1598027.984" calcext:value-type="float">
            <text:p>1 598 027,9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695453" calcext:value-type="float">
            <text:p>8695453</text:p>
          </table:table-cell>
          <table:table-cell office:value-type="float" office:value="67.16" calcext:value-type="float">
            <text:p>67,16</text:p>
          </table:table-cell>
          <table:table-cell office:value-type="float" office:value="1747786.05" calcext:value-type="float">
            <text:p>1747786,05</text:p>
          </table:table-cell>
          <table:table-cell office:value-type="float" office:value="407909" calcext:value-type="float">
            <text:p>407909</text:p>
          </table:table-cell>
          <table:table-cell office:value-type="float" office:value="2155695.05" calcext:value-type="float">
            <text:p>2155695,0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03ff5e.png</text:p>
          </table:table-cell>
          <table:table-cell table:formula="of:=IF([.H225]=&quot;Мегаполис&quot;;[.B225]*0.93;[.B225]*0.96)" office:value-type="float" office:value="8347634.88" calcext:value-type="float">
            <text:p>8 347 634,88</text:p>
          </table:table-cell>
          <table:table-cell table:formula="of:=[.J225]/[.C225]" office:value-type="float" office:value="124294.742108398" calcext:value-type="float">
            <text:p>124 294,74</text:p>
          </table:table-cell>
          <table:table-cell table:formula="of:=([.K225]-123400)*[.C225]" office:value-type="float" office:value="60090.88" calcext:value-type="float">
            <text:p>60 090,88</text:p>
          </table:table-cell>
          <table:table-cell table:formula="of:=[.J225]*0.2" office:value-type="float" office:value="1669526.976" calcext:value-type="float">
            <text:p>1 669 526,98</text:p>
          </table:table-cell>
          <table:table-cell table:formula="of:=IF([.L225]&lt;0;[.M225];[.L225]+[.M225])" office:value-type="float" office:value="1729617.856" calcext:value-type="float">
            <text:p>1 729 617,8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506884" calcext:value-type="float">
            <text:p>7506884</text:p>
          </table:table-cell>
          <table:table-cell office:value-type="float" office:value="57.98" calcext:value-type="float">
            <text:p>57,98</text:p>
          </table:table-cell>
          <table:table-cell office:value-type="float" office:value="1508883.68" calcext:value-type="float">
            <text:p>1508883,68</text:p>
          </table:table-cell>
          <table:table-cell office:value-type="float" office:value="352152" calcext:value-type="float">
            <text:p>352152</text:p>
          </table:table-cell>
          <table:table-cell office:value-type="float" office:value="1861035.68" calcext:value-type="float">
            <text:p>1861035,6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3742f8.png</text:p>
          </table:table-cell>
          <table:table-cell table:formula="of:=IF([.H226]=&quot;Мегаполис&quot;;[.B226]*0.93;[.B226]*0.96)" office:value-type="float" office:value="7206608.64" calcext:value-type="float">
            <text:p>7 206 608,64</text:p>
          </table:table-cell>
          <table:table-cell table:formula="of:=[.J226]/[.C226]" office:value-type="float" office:value="124294.73335633" calcext:value-type="float">
            <text:p>124 294,73</text:p>
          </table:table-cell>
          <table:table-cell table:formula="of:=([.K226]-123400)*[.C226]" office:value-type="float" office:value="51876.6400000002" calcext:value-type="float">
            <text:p>51 876,64</text:p>
          </table:table-cell>
          <table:table-cell table:formula="of:=[.J226]*0.2" office:value-type="float" office:value="1441321.728" calcext:value-type="float">
            <text:p>1 441 321,73</text:p>
          </table:table-cell>
          <table:table-cell table:formula="of:=IF([.L226]&lt;0;[.M226];[.L226]+[.M226])" office:value-type="float" office:value="1493198.368" calcext:value-type="float">
            <text:p>1 493 198,3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766147" calcext:value-type="float">
            <text:p>8766147</text:p>
          </table:table-cell>
          <table:table-cell office:value-type="float" office:value="67.16" calcext:value-type="float">
            <text:p>67,16</text:p>
          </table:table-cell>
          <table:table-cell office:value-type="float" office:value="1761995.55" calcext:value-type="float">
            <text:p>1761995,55</text:p>
          </table:table-cell>
          <table:table-cell office:value-type="float" office:value="478603" calcext:value-type="float">
            <text:p>478603</text:p>
          </table:table-cell>
          <table:table-cell office:value-type="float" office:value="2240598.55" calcext:value-type="float">
            <text:p>2240598,5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03ff5e.png</text:p>
          </table:table-cell>
          <table:table-cell table:formula="of:=IF([.H227]=&quot;Мегаполис&quot;;[.B227]*0.93;[.B227]*0.96)" office:value-type="float" office:value="8415501.12" calcext:value-type="float">
            <text:p>8 415 501,12</text:p>
          </table:table-cell>
          <table:table-cell table:formula="of:=[.J227]/[.C227]" office:value-type="float" office:value="125305.257891602" calcext:value-type="float">
            <text:p>125 305,26</text:p>
          </table:table-cell>
          <table:table-cell table:formula="of:=([.K227]-123400)*[.C227]" office:value-type="float" office:value="127957.12" calcext:value-type="float">
            <text:p>127 957,12</text:p>
          </table:table-cell>
          <table:table-cell table:formula="of:=[.J227]*0.2" office:value-type="float" office:value="1683100.224" calcext:value-type="float">
            <text:p>1 683 100,22</text:p>
          </table:table-cell>
          <table:table-cell table:formula="of:=IF([.L227]&lt;0;[.M227];[.L227]+[.M227])" office:value-type="float" office:value="1811057.344" calcext:value-type="float">
            <text:p>1 811 057,3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521537" calcext:value-type="float">
            <text:p>7521537</text:p>
          </table:table-cell>
          <table:table-cell office:value-type="float" office:value="56.71" calcext:value-type="float">
            <text:p>56,71</text:p>
          </table:table-cell>
          <table:table-cell office:value-type="float" office:value="1511828.94" calcext:value-type="float">
            <text:p>1511828,94</text:p>
          </table:table-cell>
          <table:table-cell office:value-type="float" office:value="523523" calcext:value-type="float">
            <text:p>523523</text:p>
          </table:table-cell>
          <table:table-cell office:value-type="float" office:value="2035351.94" calcext:value-type="float">
            <text:p>2035351,9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2ecdc7.png</text:p>
          </table:table-cell>
          <table:table-cell table:formula="of:=IF([.H228]=&quot;Мегаполис&quot;;[.B228]*0.93;[.B228]*0.96)" office:value-type="float" office:value="7220675.52" calcext:value-type="float">
            <text:p>7 220 675,52</text:p>
          </table:table-cell>
          <table:table-cell table:formula="of:=[.J228]/[.C228]" office:value-type="float" office:value="127326.318462352" calcext:value-type="float">
            <text:p>127 326,32</text:p>
          </table:table-cell>
          <table:table-cell table:formula="of:=([.K228]-123400)*[.C228]" office:value-type="float" office:value="222661.52" calcext:value-type="float">
            <text:p>222 661,52</text:p>
          </table:table-cell>
          <table:table-cell table:formula="of:=[.J228]*0.2" office:value-type="float" office:value="1444135.104" calcext:value-type="float">
            <text:p>1 444 135,10</text:p>
          </table:table-cell>
          <table:table-cell table:formula="of:=IF([.L228]&lt;0;[.M228];[.L228]+[.M228])" office:value-type="float" office:value="1666796.624" calcext:value-type="float">
            <text:p>1 666 796,6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567916" calcext:value-type="float">
            <text:p>7567916</text:p>
          </table:table-cell>
          <table:table-cell office:value-type="float" office:value="57.98" calcext:value-type="float">
            <text:p>57,98</text:p>
          </table:table-cell>
          <table:table-cell office:value-type="float" office:value="1521151.12" calcext:value-type="float">
            <text:p>1521151,12</text:p>
          </table:table-cell>
          <table:table-cell office:value-type="float" office:value="413184" calcext:value-type="float">
            <text:p>413184</text:p>
          </table:table-cell>
          <table:table-cell office:value-type="float" office:value="1934335.12" calcext:value-type="float">
            <text:p>1934335,1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3742f8.png</text:p>
          </table:table-cell>
          <table:table-cell table:formula="of:=IF([.H229]=&quot;Мегаполис&quot;;[.B229]*0.93;[.B229]*0.96)" office:value-type="float" office:value="7265199.36" calcext:value-type="float">
            <text:p>7 265 199,36</text:p>
          </table:table-cell>
          <table:table-cell table:formula="of:=[.J229]/[.C229]" office:value-type="float" office:value="125305.26664367" calcext:value-type="float">
            <text:p>125 305,27</text:p>
          </table:table-cell>
          <table:table-cell table:formula="of:=([.K229]-123400)*[.C229]" office:value-type="float" office:value="110467.36" calcext:value-type="float">
            <text:p>110 467,36</text:p>
          </table:table-cell>
          <table:table-cell table:formula="of:=[.J229]*0.2" office:value-type="float" office:value="1453039.872" calcext:value-type="float">
            <text:p>1 453 039,87</text:p>
          </table:table-cell>
          <table:table-cell table:formula="of:=IF([.L229]&lt;0;[.M229];[.L229]+[.M229])" office:value-type="float" office:value="1563507.232" calcext:value-type="float">
            <text:p>1 563 507,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766147" calcext:value-type="float">
            <text:p>8766147</text:p>
          </table:table-cell>
          <table:table-cell office:value-type="float" office:value="67.16" calcext:value-type="float">
            <text:p>67,16</text:p>
          </table:table-cell>
          <table:table-cell office:value-type="float" office:value="1761995.55" calcext:value-type="float">
            <text:p>1761995,55</text:p>
          </table:table-cell>
          <table:table-cell office:value-type="float" office:value="478603" calcext:value-type="float">
            <text:p>478603</text:p>
          </table:table-cell>
          <table:table-cell office:value-type="float" office:value="2240598.55" calcext:value-type="float">
            <text:p>2240598,55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03ff5e.png</text:p>
          </table:table-cell>
          <table:table-cell table:formula="of:=IF([.H230]=&quot;Мегаполис&quot;;[.B230]*0.93;[.B230]*0.96)" office:value-type="float" office:value="8415501.12" calcext:value-type="float">
            <text:p>8 415 501,12</text:p>
          </table:table-cell>
          <table:table-cell table:formula="of:=[.J230]/[.C230]" office:value-type="float" office:value="125305.257891602" calcext:value-type="float">
            <text:p>125 305,26</text:p>
          </table:table-cell>
          <table:table-cell table:formula="of:=([.K230]-123400)*[.C230]" office:value-type="float" office:value="127957.12" calcext:value-type="float">
            <text:p>127 957,12</text:p>
          </table:table-cell>
          <table:table-cell table:formula="of:=[.J230]*0.2" office:value-type="float" office:value="1683100.224" calcext:value-type="float">
            <text:p>1 683 100,22</text:p>
          </table:table-cell>
          <table:table-cell table:formula="of:=IF([.L230]&lt;0;[.M230];[.L230]+[.M230])" office:value-type="float" office:value="1811057.344" calcext:value-type="float">
            <text:p>1 811 057,3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521537" calcext:value-type="float">
            <text:p>7521537</text:p>
          </table:table-cell>
          <table:table-cell office:value-type="float" office:value="56.71" calcext:value-type="float">
            <text:p>56,71</text:p>
          </table:table-cell>
          <table:table-cell office:value-type="float" office:value="1511828.94" calcext:value-type="float">
            <text:p>1511828,94</text:p>
          </table:table-cell>
          <table:table-cell office:value-type="float" office:value="523523" calcext:value-type="float">
            <text:p>523523</text:p>
          </table:table-cell>
          <table:table-cell office:value-type="float" office:value="2035351.94" calcext:value-type="float">
            <text:p>2035351,9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2ecdc7.png</text:p>
          </table:table-cell>
          <table:table-cell table:formula="of:=IF([.H231]=&quot;Мегаполис&quot;;[.B231]*0.93;[.B231]*0.96)" office:value-type="float" office:value="7220675.52" calcext:value-type="float">
            <text:p>7 220 675,52</text:p>
          </table:table-cell>
          <table:table-cell table:formula="of:=[.J231]/[.C231]" office:value-type="float" office:value="127326.318462352" calcext:value-type="float">
            <text:p>127 326,32</text:p>
          </table:table-cell>
          <table:table-cell table:formula="of:=([.K231]-123400)*[.C231]" office:value-type="float" office:value="222661.52" calcext:value-type="float">
            <text:p>222 661,52</text:p>
          </table:table-cell>
          <table:table-cell table:formula="of:=[.J231]*0.2" office:value-type="float" office:value="1444135.104" calcext:value-type="float">
            <text:p>1 444 135,10</text:p>
          </table:table-cell>
          <table:table-cell table:formula="of:=IF([.L231]&lt;0;[.M231];[.L231]+[.M231])" office:value-type="float" office:value="1666796.624" calcext:value-type="float">
            <text:p>1 666 796,6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567916" calcext:value-type="float">
            <text:p>7567916</text:p>
          </table:table-cell>
          <table:table-cell office:value-type="float" office:value="57.98" calcext:value-type="float">
            <text:p>57,98</text:p>
          </table:table-cell>
          <table:table-cell office:value-type="float" office:value="1521151.12" calcext:value-type="float">
            <text:p>1521151,12</text:p>
          </table:table-cell>
          <table:table-cell office:value-type="float" office:value="413184" calcext:value-type="float">
            <text:p>413184</text:p>
          </table:table-cell>
          <table:table-cell office:value-type="float" office:value="1934335.12" calcext:value-type="float">
            <text:p>1934335,1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3742f8.png</text:p>
          </table:table-cell>
          <table:table-cell table:formula="of:=IF([.H232]=&quot;Мегаполис&quot;;[.B232]*0.93;[.B232]*0.96)" office:value-type="float" office:value="7265199.36" calcext:value-type="float">
            <text:p>7 265 199,36</text:p>
          </table:table-cell>
          <table:table-cell table:formula="of:=[.J232]/[.C232]" office:value-type="float" office:value="125305.26664367" calcext:value-type="float">
            <text:p>125 305,27</text:p>
          </table:table-cell>
          <table:table-cell table:formula="of:=([.K232]-123400)*[.C232]" office:value-type="float" office:value="110467.36" calcext:value-type="float">
            <text:p>110 467,36</text:p>
          </table:table-cell>
          <table:table-cell table:formula="of:=[.J232]*0.2" office:value-type="float" office:value="1453039.872" calcext:value-type="float">
            <text:p>1 453 039,87</text:p>
          </table:table-cell>
          <table:table-cell table:formula="of:=IF([.L232]&lt;0;[.M232];[.L232]+[.M232])" office:value-type="float" office:value="1563507.232" calcext:value-type="float">
            <text:p>1 563 507,2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766147" calcext:value-type="float">
            <text:p>8766147</text:p>
          </table:table-cell>
          <table:table-cell office:value-type="float" office:value="67.16" calcext:value-type="float">
            <text:p>67,16</text:p>
          </table:table-cell>
          <table:table-cell office:value-type="float" office:value="1761995.55" calcext:value-type="float">
            <text:p>1761995,55</text:p>
          </table:table-cell>
          <table:table-cell office:value-type="float" office:value="478603" calcext:value-type="float">
            <text:p>478603</text:p>
          </table:table-cell>
          <table:table-cell office:value-type="float" office:value="2240598.55" calcext:value-type="float">
            <text:p>2240598,5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03ff5e.png</text:p>
          </table:table-cell>
          <table:table-cell table:formula="of:=IF([.H233]=&quot;Мегаполис&quot;;[.B233]*0.93;[.B233]*0.96)" office:value-type="float" office:value="8415501.12" calcext:value-type="float">
            <text:p>8 415 501,12</text:p>
          </table:table-cell>
          <table:table-cell table:formula="of:=[.J233]/[.C233]" office:value-type="float" office:value="125305.257891602" calcext:value-type="float">
            <text:p>125 305,26</text:p>
          </table:table-cell>
          <table:table-cell table:formula="of:=([.K233]-123400)*[.C233]" office:value-type="float" office:value="127957.12" calcext:value-type="float">
            <text:p>127 957,12</text:p>
          </table:table-cell>
          <table:table-cell table:formula="of:=[.J233]*0.2" office:value-type="float" office:value="1683100.224" calcext:value-type="float">
            <text:p>1 683 100,22</text:p>
          </table:table-cell>
          <table:table-cell table:formula="of:=IF([.L233]&lt;0;[.M233];[.L233]+[.M233])" office:value-type="float" office:value="1811057.344" calcext:value-type="float">
            <text:p>1 811 057,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521537" calcext:value-type="float">
            <text:p>7521537</text:p>
          </table:table-cell>
          <table:table-cell office:value-type="float" office:value="56.71" calcext:value-type="float">
            <text:p>56,71</text:p>
          </table:table-cell>
          <table:table-cell office:value-type="float" office:value="1511828.94" calcext:value-type="float">
            <text:p>1511828,94</text:p>
          </table:table-cell>
          <table:table-cell office:value-type="float" office:value="523523" calcext:value-type="float">
            <text:p>523523</text:p>
          </table:table-cell>
          <table:table-cell office:value-type="float" office:value="2035351.94" calcext:value-type="float">
            <text:p>2035351,9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2ecdc7.png</text:p>
          </table:table-cell>
          <table:table-cell table:formula="of:=IF([.H234]=&quot;Мегаполис&quot;;[.B234]*0.93;[.B234]*0.96)" office:value-type="float" office:value="7220675.52" calcext:value-type="float">
            <text:p>7 220 675,52</text:p>
          </table:table-cell>
          <table:table-cell table:formula="of:=[.J234]/[.C234]" office:value-type="float" office:value="127326.318462352" calcext:value-type="float">
            <text:p>127 326,32</text:p>
          </table:table-cell>
          <table:table-cell table:formula="of:=([.K234]-123400)*[.C234]" office:value-type="float" office:value="222661.52" calcext:value-type="float">
            <text:p>222 661,52</text:p>
          </table:table-cell>
          <table:table-cell table:formula="of:=[.J234]*0.2" office:value-type="float" office:value="1444135.104" calcext:value-type="float">
            <text:p>1 444 135,10</text:p>
          </table:table-cell>
          <table:table-cell table:formula="of:=IF([.L234]&lt;0;[.M234];[.L234]+[.M234])" office:value-type="float" office:value="1666796.624" calcext:value-type="float">
            <text:p>1 666 796,6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567916" calcext:value-type="float">
            <text:p>7567916</text:p>
          </table:table-cell>
          <table:table-cell office:value-type="float" office:value="57.98" calcext:value-type="float">
            <text:p>57,98</text:p>
          </table:table-cell>
          <table:table-cell office:value-type="float" office:value="1521151.12" calcext:value-type="float">
            <text:p>1521151,12</text:p>
          </table:table-cell>
          <table:table-cell office:value-type="float" office:value="413184" calcext:value-type="float">
            <text:p>413184</text:p>
          </table:table-cell>
          <table:table-cell office:value-type="float" office:value="1934335.12" calcext:value-type="float">
            <text:p>1934335,1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3742f8.png</text:p>
          </table:table-cell>
          <table:table-cell table:formula="of:=IF([.H235]=&quot;Мегаполис&quot;;[.B235]*0.93;[.B235]*0.96)" office:value-type="float" office:value="7265199.36" calcext:value-type="float">
            <text:p>7 265 199,36</text:p>
          </table:table-cell>
          <table:table-cell table:formula="of:=[.J235]/[.C235]" office:value-type="float" office:value="125305.26664367" calcext:value-type="float">
            <text:p>125 305,27</text:p>
          </table:table-cell>
          <table:table-cell table:formula="of:=([.K235]-123400)*[.C235]" office:value-type="float" office:value="110467.36" calcext:value-type="float">
            <text:p>110 467,36</text:p>
          </table:table-cell>
          <table:table-cell table:formula="of:=[.J235]*0.2" office:value-type="float" office:value="1453039.872" calcext:value-type="float">
            <text:p>1 453 039,87</text:p>
          </table:table-cell>
          <table:table-cell table:formula="of:=IF([.L235]&lt;0;[.M235];[.L235]+[.M235])" office:value-type="float" office:value="1563507.232" calcext:value-type="float">
            <text:p>1 563 507,2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766147" calcext:value-type="float">
            <text:p>8766147</text:p>
          </table:table-cell>
          <table:table-cell office:value-type="float" office:value="67.16" calcext:value-type="float">
            <text:p>67,16</text:p>
          </table:table-cell>
          <table:table-cell office:value-type="float" office:value="1761995.55" calcext:value-type="float">
            <text:p>1761995,55</text:p>
          </table:table-cell>
          <table:table-cell office:value-type="float" office:value="478603" calcext:value-type="float">
            <text:p>478603</text:p>
          </table:table-cell>
          <table:table-cell office:value-type="float" office:value="2240598.55" calcext:value-type="float">
            <text:p>2240598,5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03ff5e.png</text:p>
          </table:table-cell>
          <table:table-cell table:formula="of:=IF([.H236]=&quot;Мегаполис&quot;;[.B236]*0.93;[.B236]*0.96)" office:value-type="float" office:value="8415501.12" calcext:value-type="float">
            <text:p>8 415 501,12</text:p>
          </table:table-cell>
          <table:table-cell table:formula="of:=[.J236]/[.C236]" office:value-type="float" office:value="125305.257891602" calcext:value-type="float">
            <text:p>125 305,26</text:p>
          </table:table-cell>
          <table:table-cell table:formula="of:=([.K236]-123400)*[.C236]" office:value-type="float" office:value="127957.12" calcext:value-type="float">
            <text:p>127 957,12</text:p>
          </table:table-cell>
          <table:table-cell table:formula="of:=[.J236]*0.2" office:value-type="float" office:value="1683100.224" calcext:value-type="float">
            <text:p>1 683 100,22</text:p>
          </table:table-cell>
          <table:table-cell table:formula="of:=IF([.L236]&lt;0;[.M236];[.L236]+[.M236])" office:value-type="float" office:value="1811057.344" calcext:value-type="float">
            <text:p>1 811 057,3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567916" calcext:value-type="float">
            <text:p>7567916</text:p>
          </table:table-cell>
          <table:table-cell office:value-type="float" office:value="57.98" calcext:value-type="float">
            <text:p>57,98</text:p>
          </table:table-cell>
          <table:table-cell office:value-type="float" office:value="1521151.12" calcext:value-type="float">
            <text:p>1521151,12</text:p>
          </table:table-cell>
          <table:table-cell office:value-type="float" office:value="413184" calcext:value-type="float">
            <text:p>413184</text:p>
          </table:table-cell>
          <table:table-cell office:value-type="float" office:value="1934335.12" calcext:value-type="float">
            <text:p>1934335,1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3742f8.png</text:p>
          </table:table-cell>
          <table:table-cell table:formula="of:=IF([.H237]=&quot;Мегаполис&quot;;[.B237]*0.93;[.B237]*0.96)" office:value-type="float" office:value="7265199.36" calcext:value-type="float">
            <text:p>7 265 199,36</text:p>
          </table:table-cell>
          <table:table-cell table:formula="of:=[.J237]/[.C237]" office:value-type="float" office:value="125305.26664367" calcext:value-type="float">
            <text:p>125 305,27</text:p>
          </table:table-cell>
          <table:table-cell table:formula="of:=([.K237]-123400)*[.C237]" office:value-type="float" office:value="110467.36" calcext:value-type="float">
            <text:p>110 467,36</text:p>
          </table:table-cell>
          <table:table-cell table:formula="of:=[.J237]*0.2" office:value-type="float" office:value="1453039.872" calcext:value-type="float">
            <text:p>1 453 039,87</text:p>
          </table:table-cell>
          <table:table-cell table:formula="of:=IF([.L237]&lt;0;[.M237];[.L237]+[.M237])" office:value-type="float" office:value="1563507.232" calcext:value-type="float">
            <text:p>1 563 507,2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836842" calcext:value-type="float">
            <text:p>8836842</text:p>
          </table:table-cell>
          <table:table-cell office:value-type="float" office:value="67.16" calcext:value-type="float">
            <text:p>67,16</text:p>
          </table:table-cell>
          <table:table-cell office:value-type="float" office:value="1776205.24" calcext:value-type="float">
            <text:p>1776205,24</text:p>
          </table:table-cell>
          <table:table-cell office:value-type="float" office:value="549298" calcext:value-type="float">
            <text:p>549298</text:p>
          </table:table-cell>
          <table:table-cell office:value-type="float" office:value="2325503.24" calcext:value-type="float">
            <text:p>2325503,2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03ff5e.png</text:p>
          </table:table-cell>
          <table:table-cell table:formula="of:=IF([.H238]=&quot;Мегаполис&quot;;[.B238]*0.93;[.B238]*0.96)" office:value-type="float" office:value="8483368.32" calcext:value-type="float">
            <text:p>8 483 368,32</text:p>
          </table:table-cell>
          <table:table-cell table:formula="of:=[.J238]/[.C238]" office:value-type="float" office:value="126315.787969029" calcext:value-type="float">
            <text:p>126 315,79</text:p>
          </table:table-cell>
          <table:table-cell table:formula="of:=([.K238]-123400)*[.C238]" office:value-type="float" office:value="195824.32" calcext:value-type="float">
            <text:p>195 824,32</text:p>
          </table:table-cell>
          <table:table-cell table:formula="of:=[.J238]*0.2" office:value-type="float" office:value="1696673.664" calcext:value-type="float">
            <text:p>1 696 673,66</text:p>
          </table:table-cell>
          <table:table-cell table:formula="of:=IF([.L238]&lt;0;[.M238];[.L238]+[.M238])" office:value-type="float" office:value="1892497.984" calcext:value-type="float">
            <text:p>1 892 497,9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581232" calcext:value-type="float">
            <text:p>7581232</text:p>
          </table:table-cell>
          <table:table-cell office:value-type="float" office:value="56.71" calcext:value-type="float">
            <text:p>56,71</text:p>
          </table:table-cell>
          <table:table-cell office:value-type="float" office:value="1523827.63" calcext:value-type="float">
            <text:p>1523827,63</text:p>
          </table:table-cell>
          <table:table-cell office:value-type="float" office:value="583218" calcext:value-type="float">
            <text:p>583218</text:p>
          </table:table-cell>
          <table:table-cell office:value-type="float" office:value="2107045.63" calcext:value-type="float">
            <text:p>2107045,6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2ecdc7.png</text:p>
          </table:table-cell>
          <table:table-cell table:formula="of:=IF([.H239]=&quot;Мегаполис&quot;;[.B239]*0.93;[.B239]*0.96)" office:value-type="float" office:value="7277982.72" calcext:value-type="float">
            <text:p>7 277 982,72</text:p>
          </table:table-cell>
          <table:table-cell table:formula="of:=[.J239]/[.C239]" office:value-type="float" office:value="128336.84923294" calcext:value-type="float">
            <text:p>128 336,85</text:p>
          </table:table-cell>
          <table:table-cell table:formula="of:=([.K239]-123400)*[.C239]" office:value-type="float" office:value="279968.72" calcext:value-type="float">
            <text:p>279 968,72</text:p>
          </table:table-cell>
          <table:table-cell table:formula="of:=[.J239]*0.2" office:value-type="float" office:value="1455596.544" calcext:value-type="float">
            <text:p>1 455 596,54</text:p>
          </table:table-cell>
          <table:table-cell table:formula="of:=IF([.L239]&lt;0;[.M239];[.L239]+[.M239])" office:value-type="float" office:value="1735565.264" calcext:value-type="float">
            <text:p>1 735 565,2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628947" calcext:value-type="float">
            <text:p>7628947</text:p>
          </table:table-cell>
          <table:table-cell office:value-type="float" office:value="57.98" calcext:value-type="float">
            <text:p>57,98</text:p>
          </table:table-cell>
          <table:table-cell office:value-type="float" office:value="1533418.35" calcext:value-type="float">
            <text:p>1533418,35</text:p>
          </table:table-cell>
          <table:table-cell office:value-type="float" office:value="474215" calcext:value-type="float">
            <text:p>474215</text:p>
          </table:table-cell>
          <table:table-cell office:value-type="float" office:value="2007633.35" calcext:value-type="float">
            <text:p>2007633,3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3742f8.png</text:p>
          </table:table-cell>
          <table:table-cell table:formula="of:=IF([.H240]=&quot;Мегаполис&quot;;[.B240]*0.93;[.B240]*0.96)" office:value-type="float" office:value="7323789.12" calcext:value-type="float">
            <text:p>7 323 789,12</text:p>
          </table:table-cell>
          <table:table-cell table:formula="of:=[.J240]/[.C240]" office:value-type="float" office:value="126315.783373577" calcext:value-type="float">
            <text:p>126 315,78</text:p>
          </table:table-cell>
          <table:table-cell table:formula="of:=([.K240]-123400)*[.C240]" office:value-type="float" office:value="169057.12" calcext:value-type="float">
            <text:p>169 057,12</text:p>
          </table:table-cell>
          <table:table-cell table:formula="of:=[.J240]*0.2" office:value-type="float" office:value="1464757.824" calcext:value-type="float">
            <text:p>1 464 757,82</text:p>
          </table:table-cell>
          <table:table-cell table:formula="of:=IF([.L240]&lt;0;[.M240];[.L240]+[.M240])" office:value-type="float" office:value="1633814.944" calcext:value-type="float">
            <text:p>1 633 814,9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836842" calcext:value-type="float">
            <text:p>8836842</text:p>
          </table:table-cell>
          <table:table-cell office:value-type="float" office:value="67.16" calcext:value-type="float">
            <text:p>67,16</text:p>
          </table:table-cell>
          <table:table-cell office:value-type="float" office:value="1776205.24" calcext:value-type="float">
            <text:p>1776205,24</text:p>
          </table:table-cell>
          <table:table-cell office:value-type="float" office:value="549298" calcext:value-type="float">
            <text:p>549298</text:p>
          </table:table-cell>
          <table:table-cell office:value-type="float" office:value="2325503.24" calcext:value-type="float">
            <text:p>2325503,2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03ff5e.png</text:p>
          </table:table-cell>
          <table:table-cell table:formula="of:=IF([.H241]=&quot;Мегаполис&quot;;[.B241]*0.93;[.B241]*0.96)" office:value-type="float" office:value="8483368.32" calcext:value-type="float">
            <text:p>8 483 368,32</text:p>
          </table:table-cell>
          <table:table-cell table:formula="of:=[.J241]/[.C241]" office:value-type="float" office:value="126315.787969029" calcext:value-type="float">
            <text:p>126 315,79</text:p>
          </table:table-cell>
          <table:table-cell table:formula="of:=([.K241]-123400)*[.C241]" office:value-type="float" office:value="195824.32" calcext:value-type="float">
            <text:p>195 824,32</text:p>
          </table:table-cell>
          <table:table-cell table:formula="of:=[.J241]*0.2" office:value-type="float" office:value="1696673.664" calcext:value-type="float">
            <text:p>1 696 673,66</text:p>
          </table:table-cell>
          <table:table-cell table:formula="of:=IF([.L241]&lt;0;[.M241];[.L241]+[.M241])" office:value-type="float" office:value="1892497.984" calcext:value-type="float">
            <text:p>1 892 497,9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628947" calcext:value-type="float">
            <text:p>7628947</text:p>
          </table:table-cell>
          <table:table-cell office:value-type="float" office:value="57.98" calcext:value-type="float">
            <text:p>57,98</text:p>
          </table:table-cell>
          <table:table-cell office:value-type="float" office:value="1533418.35" calcext:value-type="float">
            <text:p>1533418,35</text:p>
          </table:table-cell>
          <table:table-cell office:value-type="float" office:value="474215" calcext:value-type="float">
            <text:p>474215</text:p>
          </table:table-cell>
          <table:table-cell office:value-type="float" office:value="2007633.35" calcext:value-type="float">
            <text:p>2007633,3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3742f8.png</text:p>
          </table:table-cell>
          <table:table-cell table:formula="of:=IF([.H242]=&quot;Мегаполис&quot;;[.B242]*0.93;[.B242]*0.96)" office:value-type="float" office:value="7323789.12" calcext:value-type="float">
            <text:p>7 323 789,12</text:p>
          </table:table-cell>
          <table:table-cell table:formula="of:=[.J242]/[.C242]" office:value-type="float" office:value="126315.783373577" calcext:value-type="float">
            <text:p>126 315,78</text:p>
          </table:table-cell>
          <table:table-cell table:formula="of:=([.K242]-123400)*[.C242]" office:value-type="float" office:value="169057.12" calcext:value-type="float">
            <text:p>169 057,12</text:p>
          </table:table-cell>
          <table:table-cell table:formula="of:=[.J242]*0.2" office:value-type="float" office:value="1464757.824" calcext:value-type="float">
            <text:p>1 464 757,82</text:p>
          </table:table-cell>
          <table:table-cell table:formula="of:=IF([.L242]&lt;0;[.M242];[.L242]+[.M242])" office:value-type="float" office:value="1633814.944" calcext:value-type="float">
            <text:p>1 633 814,9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836842" calcext:value-type="float">
            <text:p>8836842</text:p>
          </table:table-cell>
          <table:table-cell office:value-type="float" office:value="67.16" calcext:value-type="float">
            <text:p>67,16</text:p>
          </table:table-cell>
          <table:table-cell office:value-type="float" office:value="1776205.24" calcext:value-type="float">
            <text:p>1776205,24</text:p>
          </table:table-cell>
          <table:table-cell office:value-type="float" office:value="549298" calcext:value-type="float">
            <text:p>549298</text:p>
          </table:table-cell>
          <table:table-cell office:value-type="float" office:value="2325503.24" calcext:value-type="float">
            <text:p>2325503,2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03ff5e.png</text:p>
          </table:table-cell>
          <table:table-cell table:formula="of:=IF([.H243]=&quot;Мегаполис&quot;;[.B243]*0.93;[.B243]*0.96)" office:value-type="float" office:value="8483368.32" calcext:value-type="float">
            <text:p>8 483 368,32</text:p>
          </table:table-cell>
          <table:table-cell table:formula="of:=[.J243]/[.C243]" office:value-type="float" office:value="126315.787969029" calcext:value-type="float">
            <text:p>126 315,79</text:p>
          </table:table-cell>
          <table:table-cell table:formula="of:=([.K243]-123400)*[.C243]" office:value-type="float" office:value="195824.32" calcext:value-type="float">
            <text:p>195 824,32</text:p>
          </table:table-cell>
          <table:table-cell table:formula="of:=[.J243]*0.2" office:value-type="float" office:value="1696673.664" calcext:value-type="float">
            <text:p>1 696 673,66</text:p>
          </table:table-cell>
          <table:table-cell table:formula="of:=IF([.L243]&lt;0;[.M243];[.L243]+[.M243])" office:value-type="float" office:value="1892497.984" calcext:value-type="float">
            <text:p>1 892 497,9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581232" calcext:value-type="float">
            <text:p>7581232</text:p>
          </table:table-cell>
          <table:table-cell office:value-type="float" office:value="56.71" calcext:value-type="float">
            <text:p>56,71</text:p>
          </table:table-cell>
          <table:table-cell office:value-type="float" office:value="1523827.63" calcext:value-type="float">
            <text:p>1523827,63</text:p>
          </table:table-cell>
          <table:table-cell office:value-type="float" office:value="583218" calcext:value-type="float">
            <text:p>583218</text:p>
          </table:table-cell>
          <table:table-cell office:value-type="float" office:value="2107045.63" calcext:value-type="float">
            <text:p>2107045,6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2ecdc7.png</text:p>
          </table:table-cell>
          <table:table-cell table:formula="of:=IF([.H244]=&quot;Мегаполис&quot;;[.B244]*0.93;[.B244]*0.96)" office:value-type="float" office:value="7277982.72" calcext:value-type="float">
            <text:p>7 277 982,72</text:p>
          </table:table-cell>
          <table:table-cell table:formula="of:=[.J244]/[.C244]" office:value-type="float" office:value="128336.84923294" calcext:value-type="float">
            <text:p>128 336,85</text:p>
          </table:table-cell>
          <table:table-cell table:formula="of:=([.K244]-123400)*[.C244]" office:value-type="float" office:value="279968.72" calcext:value-type="float">
            <text:p>279 968,72</text:p>
          </table:table-cell>
          <table:table-cell table:formula="of:=[.J244]*0.2" office:value-type="float" office:value="1455596.544" calcext:value-type="float">
            <text:p>1 455 596,54</text:p>
          </table:table-cell>
          <table:table-cell table:formula="of:=IF([.L244]&lt;0;[.M244];[.L244]+[.M244])" office:value-type="float" office:value="1735565.264" calcext:value-type="float">
            <text:p>1 735 565,2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628947" calcext:value-type="float">
            <text:p>7628947</text:p>
          </table:table-cell>
          <table:table-cell office:value-type="float" office:value="57.98" calcext:value-type="float">
            <text:p>57,98</text:p>
          </table:table-cell>
          <table:table-cell office:value-type="float" office:value="1533418.35" calcext:value-type="float">
            <text:p>1533418,35</text:p>
          </table:table-cell>
          <table:table-cell office:value-type="float" office:value="474215" calcext:value-type="float">
            <text:p>474215</text:p>
          </table:table-cell>
          <table:table-cell office:value-type="float" office:value="2007633.35" calcext:value-type="float">
            <text:p>2007633,3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3742f8.png</text:p>
          </table:table-cell>
          <table:table-cell table:formula="of:=IF([.H245]=&quot;Мегаполис&quot;;[.B245]*0.93;[.B245]*0.96)" office:value-type="float" office:value="7323789.12" calcext:value-type="float">
            <text:p>7 323 789,12</text:p>
          </table:table-cell>
          <table:table-cell table:formula="of:=[.J245]/[.C245]" office:value-type="float" office:value="126315.783373577" calcext:value-type="float">
            <text:p>126 315,78</text:p>
          </table:table-cell>
          <table:table-cell table:formula="of:=([.K245]-123400)*[.C245]" office:value-type="float" office:value="169057.12" calcext:value-type="float">
            <text:p>169 057,12</text:p>
          </table:table-cell>
          <table:table-cell table:formula="of:=[.J245]*0.2" office:value-type="float" office:value="1464757.824" calcext:value-type="float">
            <text:p>1 464 757,82</text:p>
          </table:table-cell>
          <table:table-cell table:formula="of:=IF([.L245]&lt;0;[.M245];[.L245]+[.M245])" office:value-type="float" office:value="1633814.944" calcext:value-type="float">
            <text:p>1 633 814,9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907537" calcext:value-type="float">
            <text:p>8907537</text:p>
          </table:table-cell>
          <table:table-cell office:value-type="float" office:value="67.16" calcext:value-type="float">
            <text:p>67,16</text:p>
          </table:table-cell>
          <table:table-cell office:value-type="float" office:value="1790414.94" calcext:value-type="float">
            <text:p>1790414,94</text:p>
          </table:table-cell>
          <table:table-cell office:value-type="float" office:value="619993" calcext:value-type="float">
            <text:p>619993</text:p>
          </table:table-cell>
          <table:table-cell office:value-type="float" office:value="2410407.94" calcext:value-type="float">
            <text:p>2410407,94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03ff5e.png</text:p>
          </table:table-cell>
          <table:table-cell table:formula="of:=IF([.H246]=&quot;Мегаполис&quot;;[.B246]*0.93;[.B246]*0.96)" office:value-type="float" office:value="8551235.52" calcext:value-type="float">
            <text:p>8 551 235,52</text:p>
          </table:table-cell>
          <table:table-cell table:formula="of:=[.J246]/[.C246]" office:value-type="float" office:value="127326.318046456" calcext:value-type="float">
            <text:p>127 326,32</text:p>
          </table:table-cell>
          <table:table-cell table:formula="of:=([.K246]-123400)*[.C246]" office:value-type="float" office:value="263691.52" calcext:value-type="float">
            <text:p>263 691,52</text:p>
          </table:table-cell>
          <table:table-cell table:formula="of:=[.J246]*0.2" office:value-type="float" office:value="1710247.104" calcext:value-type="float">
            <text:p>1 710 247,10</text:p>
          </table:table-cell>
          <table:table-cell table:formula="of:=IF([.L246]&lt;0;[.M246];[.L246]+[.M246])" office:value-type="float" office:value="1973938.624" calcext:value-type="float">
            <text:p>1 973 938,6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939400" calcext:value-type="float">
            <text:p>7939400</text:p>
          </table:table-cell>
          <table:table-cell office:value-type="float" office:value="56.71" calcext:value-type="float">
            <text:p>56,71</text:p>
          </table:table-cell>
          <table:table-cell office:value-type="float" office:value="1595819.4" calcext:value-type="float">
            <text:p>1595819,4</text:p>
          </table:table-cell>
          <table:table-cell office:value-type="float" office:value="941386" calcext:value-type="float">
            <text:p>941386</text:p>
          </table:table-cell>
          <table:table-cell office:value-type="float" office:value="2537205.4" calcext:value-type="float">
            <text:p>2537205,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2ecdc7.png</text:p>
          </table:table-cell>
          <table:table-cell table:formula="of:=IF([.H247]=&quot;Мегаполис&quot;;[.B247]*0.93;[.B247]*0.96)" office:value-type="float" office:value="7621824" calcext:value-type="float">
            <text:p>7 621 824,00</text:p>
          </table:table-cell>
          <table:table-cell table:formula="of:=[.J247]/[.C247]" office:value-type="float" office:value="134400" calcext:value-type="float">
            <text:p>134 400,00</text:p>
          </table:table-cell>
          <table:table-cell table:formula="of:=([.K247]-123400)*[.C247]" office:value-type="float" office:value="623810" calcext:value-type="float">
            <text:p>623 810,00</text:p>
          </table:table-cell>
          <table:table-cell table:formula="of:=[.J247]*0.2" office:value-type="float" office:value="1524364.8" calcext:value-type="float">
            <text:p>1 524 364,80</text:p>
          </table:table-cell>
          <table:table-cell table:formula="of:=IF([.L247]&lt;0;[.M247];[.L247]+[.M247])" office:value-type="float" office:value="2148174.8" calcext:value-type="float">
            <text:p>2 148 174,8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995137" calcext:value-type="float">
            <text:p>7995137</text:p>
          </table:table-cell>
          <table:table-cell office:value-type="float" office:value="57.98" calcext:value-type="float">
            <text:p>57,98</text:p>
          </table:table-cell>
          <table:table-cell office:value-type="float" office:value="1607022.54" calcext:value-type="float">
            <text:p>1607022,54</text:p>
          </table:table-cell>
          <table:table-cell office:value-type="float" office:value="840405" calcext:value-type="float">
            <text:p>840405</text:p>
          </table:table-cell>
          <table:table-cell office:value-type="float" office:value="2447427.54" calcext:value-type="float">
            <text:p>2447427,54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3742f8.png</text:p>
          </table:table-cell>
          <table:table-cell table:formula="of:=IF([.H248]=&quot;Мегаполис&quot;;[.B248]*0.93;[.B248]*0.96)" office:value-type="float" office:value="7675331.52" calcext:value-type="float">
            <text:p>7 675 331,52</text:p>
          </table:table-cell>
          <table:table-cell table:formula="of:=[.J248]/[.C248]" office:value-type="float" office:value="132378.949982753" calcext:value-type="float">
            <text:p>132 378,95</text:p>
          </table:table-cell>
          <table:table-cell table:formula="of:=([.K248]-123400)*[.C248]" office:value-type="float" office:value="520599.52" calcext:value-type="float">
            <text:p>520 599,52</text:p>
          </table:table-cell>
          <table:table-cell table:formula="of:=[.J248]*0.2" office:value-type="float" office:value="1535066.304" calcext:value-type="float">
            <text:p>1 535 066,30</text:p>
          </table:table-cell>
          <table:table-cell table:formula="of:=IF([.L248]&lt;0;[.M248];[.L248]+[.M248])" office:value-type="float" office:value="2055665.824" calcext:value-type="float">
            <text:p>2 055 665,8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907537" calcext:value-type="float">
            <text:p>8907537</text:p>
          </table:table-cell>
          <table:table-cell office:value-type="float" office:value="67.16" calcext:value-type="float">
            <text:p>67,16</text:p>
          </table:table-cell>
          <table:table-cell office:value-type="float" office:value="1790414.94" calcext:value-type="float">
            <text:p>1790414,94</text:p>
          </table:table-cell>
          <table:table-cell office:value-type="float" office:value="619993" calcext:value-type="float">
            <text:p>619993</text:p>
          </table:table-cell>
          <table:table-cell office:value-type="float" office:value="2410407.94" calcext:value-type="float">
            <text:p>2410407,9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03ff5e.png</text:p>
          </table:table-cell>
          <table:table-cell table:formula="of:=IF([.H249]=&quot;Мегаполис&quot;;[.B249]*0.93;[.B249]*0.96)" office:value-type="float" office:value="8551235.52" calcext:value-type="float">
            <text:p>8 551 235,52</text:p>
          </table:table-cell>
          <table:table-cell table:formula="of:=[.J249]/[.C249]" office:value-type="float" office:value="127326.318046456" calcext:value-type="float">
            <text:p>127 326,32</text:p>
          </table:table-cell>
          <table:table-cell table:formula="of:=([.K249]-123400)*[.C249]" office:value-type="float" office:value="263691.52" calcext:value-type="float">
            <text:p>263 691,52</text:p>
          </table:table-cell>
          <table:table-cell table:formula="of:=[.J249]*0.2" office:value-type="float" office:value="1710247.104" calcext:value-type="float">
            <text:p>1 710 247,10</text:p>
          </table:table-cell>
          <table:table-cell table:formula="of:=IF([.L249]&lt;0;[.M249];[.L249]+[.M249])" office:value-type="float" office:value="1973938.624" calcext:value-type="float">
            <text:p>1 973 938,6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939400" calcext:value-type="float">
            <text:p>7939400</text:p>
          </table:table-cell>
          <table:table-cell office:value-type="float" office:value="56.71" calcext:value-type="float">
            <text:p>56,71</text:p>
          </table:table-cell>
          <table:table-cell office:value-type="float" office:value="1595819.4" calcext:value-type="float">
            <text:p>1595819,4</text:p>
          </table:table-cell>
          <table:table-cell office:value-type="float" office:value="941386" calcext:value-type="float">
            <text:p>941386</text:p>
          </table:table-cell>
          <table:table-cell office:value-type="float" office:value="2537205.4" calcext:value-type="float">
            <text:p>2537205,4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2ecdc7.png</text:p>
          </table:table-cell>
          <table:table-cell table:formula="of:=IF([.H250]=&quot;Мегаполис&quot;;[.B250]*0.93;[.B250]*0.96)" office:value-type="float" office:value="7621824" calcext:value-type="float">
            <text:p>7 621 824,00</text:p>
          </table:table-cell>
          <table:table-cell table:formula="of:=[.J250]/[.C250]" office:value-type="float" office:value="134400" calcext:value-type="float">
            <text:p>134 400,00</text:p>
          </table:table-cell>
          <table:table-cell table:formula="of:=([.K250]-123400)*[.C250]" office:value-type="float" office:value="623810" calcext:value-type="float">
            <text:p>623 810,00</text:p>
          </table:table-cell>
          <table:table-cell table:formula="of:=[.J250]*0.2" office:value-type="float" office:value="1524364.8" calcext:value-type="float">
            <text:p>1 524 364,80</text:p>
          </table:table-cell>
          <table:table-cell table:formula="of:=IF([.L250]&lt;0;[.M250];[.L250]+[.M250])" office:value-type="float" office:value="2148174.8" calcext:value-type="float">
            <text:p>2 148 174,8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995137" calcext:value-type="float">
            <text:p>7995137</text:p>
          </table:table-cell>
          <table:table-cell office:value-type="float" office:value="57.98" calcext:value-type="float">
            <text:p>57,98</text:p>
          </table:table-cell>
          <table:table-cell office:value-type="float" office:value="1607022.54" calcext:value-type="float">
            <text:p>1607022,54</text:p>
          </table:table-cell>
          <table:table-cell office:value-type="float" office:value="840405" calcext:value-type="float">
            <text:p>840405</text:p>
          </table:table-cell>
          <table:table-cell office:value-type="float" office:value="2447427.54" calcext:value-type="float">
            <text:p>2447427,5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3742f8.png</text:p>
          </table:table-cell>
          <table:table-cell table:formula="of:=IF([.H251]=&quot;Мегаполис&quot;;[.B251]*0.93;[.B251]*0.96)" office:value-type="float" office:value="7675331.52" calcext:value-type="float">
            <text:p>7 675 331,52</text:p>
          </table:table-cell>
          <table:table-cell table:formula="of:=[.J251]/[.C251]" office:value-type="float" office:value="132378.949982753" calcext:value-type="float">
            <text:p>132 378,95</text:p>
          </table:table-cell>
          <table:table-cell table:formula="of:=([.K251]-123400)*[.C251]" office:value-type="float" office:value="520599.52" calcext:value-type="float">
            <text:p>520 599,52</text:p>
          </table:table-cell>
          <table:table-cell table:formula="of:=[.J251]*0.2" office:value-type="float" office:value="1535066.304" calcext:value-type="float">
            <text:p>1 535 066,30</text:p>
          </table:table-cell>
          <table:table-cell table:formula="of:=IF([.L251]&lt;0;[.M251];[.L251]+[.M251])" office:value-type="float" office:value="2055665.824" calcext:value-type="float">
            <text:p>2 055 665,8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907537" calcext:value-type="float">
            <text:p>8907537</text:p>
          </table:table-cell>
          <table:table-cell office:value-type="float" office:value="67.16" calcext:value-type="float">
            <text:p>67,16</text:p>
          </table:table-cell>
          <table:table-cell office:value-type="float" office:value="1790414.94" calcext:value-type="float">
            <text:p>1790414,94</text:p>
          </table:table-cell>
          <table:table-cell office:value-type="float" office:value="619993" calcext:value-type="float">
            <text:p>619993</text:p>
          </table:table-cell>
          <table:table-cell office:value-type="float" office:value="2410407.94" calcext:value-type="float">
            <text:p>2410407,9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03ff5e.png</text:p>
          </table:table-cell>
          <table:table-cell table:formula="of:=IF([.H252]=&quot;Мегаполис&quot;;[.B252]*0.93;[.B252]*0.96)" office:value-type="float" office:value="8551235.52" calcext:value-type="float">
            <text:p>8 551 235,52</text:p>
          </table:table-cell>
          <table:table-cell table:formula="of:=[.J252]/[.C252]" office:value-type="float" office:value="127326.318046456" calcext:value-type="float">
            <text:p>127 326,32</text:p>
          </table:table-cell>
          <table:table-cell table:formula="of:=([.K252]-123400)*[.C252]" office:value-type="float" office:value="263691.52" calcext:value-type="float">
            <text:p>263 691,52</text:p>
          </table:table-cell>
          <table:table-cell table:formula="of:=[.J252]*0.2" office:value-type="float" office:value="1710247.104" calcext:value-type="float">
            <text:p>1 710 247,10</text:p>
          </table:table-cell>
          <table:table-cell table:formula="of:=IF([.L252]&lt;0;[.M252];[.L252]+[.M252])" office:value-type="float" office:value="1973938.624" calcext:value-type="float">
            <text:p>1 973 938,6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995137" calcext:value-type="float">
            <text:p>7995137</text:p>
          </table:table-cell>
          <table:table-cell office:value-type="float" office:value="57.98" calcext:value-type="float">
            <text:p>57,98</text:p>
          </table:table-cell>
          <table:table-cell office:value-type="float" office:value="1607022.54" calcext:value-type="float">
            <text:p>1607022,54</text:p>
          </table:table-cell>
          <table:table-cell office:value-type="float" office:value="840405" calcext:value-type="float">
            <text:p>840405</text:p>
          </table:table-cell>
          <table:table-cell office:value-type="float" office:value="2447427.54" calcext:value-type="float">
            <text:p>2447427,5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3742f8.png</text:p>
          </table:table-cell>
          <table:table-cell table:formula="of:=IF([.H253]=&quot;Мегаполис&quot;;[.B253]*0.93;[.B253]*0.96)" office:value-type="float" office:value="7675331.52" calcext:value-type="float">
            <text:p>7 675 331,52</text:p>
          </table:table-cell>
          <table:table-cell table:formula="of:=[.J253]/[.C253]" office:value-type="float" office:value="132378.949982753" calcext:value-type="float">
            <text:p>132 378,95</text:p>
          </table:table-cell>
          <table:table-cell table:formula="of:=([.K253]-123400)*[.C253]" office:value-type="float" office:value="520599.52" calcext:value-type="float">
            <text:p>520 599,52</text:p>
          </table:table-cell>
          <table:table-cell table:formula="of:=[.J253]*0.2" office:value-type="float" office:value="1535066.304" calcext:value-type="float">
            <text:p>1 535 066,30</text:p>
          </table:table-cell>
          <table:table-cell table:formula="of:=IF([.L253]&lt;0;[.M253];[.L253]+[.M253])" office:value-type="float" office:value="2055665.824" calcext:value-type="float">
            <text:p>2 055 665,8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776653" calcext:value-type="float">
            <text:p>6776653</text:p>
          </table:table-cell>
          <table:table-cell office:value-type="float" office:value="52.34" calcext:value-type="float">
            <text:p>52,34</text:p>
          </table:table-cell>
          <table:table-cell office:value-type="float" office:value="1362107.25" calcext:value-type="float">
            <text:p>1362107,25</text:p>
          </table:table-cell>
          <table:table-cell office:value-type="float" office:value="317897" calcext:value-type="float">
            <text:p>317897</text:p>
          </table:table-cell>
          <table:table-cell office:value-type="float" office:value="1680004.25" calcext:value-type="float">
            <text:p>1680004,25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772d783f.png</text:p>
          </table:table-cell>
          <table:table-cell table:formula="of:=IF([.H254]=&quot;Мегаполис&quot;;[.B254]*0.93;[.B254]*0.96)" office:value-type="float" office:value="6505586.88" calcext:value-type="float">
            <text:p>6 505 586,88</text:p>
          </table:table-cell>
          <table:table-cell table:formula="of:=[.J254]/[.C254]" office:value-type="float" office:value="124294.743599541" calcext:value-type="float">
            <text:p>124 294,74</text:p>
          </table:table-cell>
          <table:table-cell table:formula="of:=([.K254]-123400)*[.C254]" office:value-type="float" office:value="46830.8799999998" calcext:value-type="float">
            <text:p>46 830,88</text:p>
          </table:table-cell>
          <table:table-cell table:formula="of:=[.J254]*0.2" office:value-type="float" office:value="1301117.376" calcext:value-type="float">
            <text:p>1 301 117,38</text:p>
          </table:table-cell>
          <table:table-cell table:formula="of:=IF([.L254]&lt;0;[.M254];[.L254]+[.M254])" office:value-type="float" office:value="1347948.256" calcext:value-type="float">
            <text:p>1 347 948,2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813158" calcext:value-type="float">
            <text:p>6813158</text:p>
          </table:table-cell>
          <table:table-cell office:value-type="float" office:value="51.78" calcext:value-type="float">
            <text:p>51,78</text:p>
          </table:table-cell>
          <table:table-cell office:value-type="float" office:value="1369444.76" calcext:value-type="float">
            <text:p>1369444,76</text:p>
          </table:table-cell>
          <table:table-cell office:value-type="float" office:value="423506" calcext:value-type="float">
            <text:p>423506</text:p>
          </table:table-cell>
          <table:table-cell office:value-type="float" office:value="1792950.76" calcext:value-type="float">
            <text:p>1792950,7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Форт</text:p>
          </table:table-cell>
          <table:table-cell office:value-type="string" calcext:value-type="string">
            <text:p>https://pb9457.profitbase.ru/uploads/preset/9457/658ee80fe85bd.png</text:p>
          </table:table-cell>
          <table:table-cell table:formula="of:=IF([.H255]=&quot;Мегаполис&quot;;[.B255]*0.93;[.B255]*0.96)" office:value-type="float" office:value="6540631.68" calcext:value-type="float">
            <text:p>6 540 631,68</text:p>
          </table:table-cell>
          <table:table-cell table:formula="of:=[.J255]/[.C255]" office:value-type="float" office:value="126315.791425261" calcext:value-type="float">
            <text:p>126 315,79</text:p>
          </table:table-cell>
          <table:table-cell table:formula="of:=([.K255]-123400)*[.C255]" office:value-type="float" office:value="150979.68" calcext:value-type="float">
            <text:p>150 979,68</text:p>
          </table:table-cell>
          <table:table-cell table:formula="of:=[.J255]*0.2" office:value-type="float" office:value="1308126.336" calcext:value-type="float">
            <text:p>1 308 126,34</text:p>
          </table:table-cell>
          <table:table-cell table:formula="of:=IF([.L255]&lt;0;[.M255];[.L255]+[.M255])" office:value-type="float" office:value="1459106.016" calcext:value-type="float">
            <text:p>1 459 106,0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170800" calcext:value-type="float">
            <text:p>7170800</text:p>
          </table:table-cell>
          <table:table-cell office:value-type="float" office:value="51.22" calcext:value-type="float">
            <text:p>51,22</text:p>
          </table:table-cell>
          <table:table-cell office:value-type="float" office:value="1441330.8" calcext:value-type="float">
            <text:p>1441330,8</text:p>
          </table:table-cell>
          <table:table-cell office:value-type="float" office:value="850252" calcext:value-type="float">
            <text:p>850252</text:p>
          </table:table-cell>
          <table:table-cell office:value-type="float" office:value="2291582.8" calcext:value-type="float">
            <text:p>2291582,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Мегаполис</text:p>
          </table:table-cell>
          <table:table-cell office:value-type="string" calcext:value-type="string">
            <text:p>https://pb9457.profitbase.ru/uploads/preset/9457/65c35c1434837.png</text:p>
          </table:table-cell>
          <table:table-cell table:formula="of:=IF([.H256]=&quot;Мегаполис&quot;;[.B256]*0.93;[.B256]*0.96)" office:value-type="float" office:value="6668844" calcext:value-type="float">
            <text:p>6 668 844,00</text:p>
          </table:table-cell>
          <table:table-cell table:formula="of:=[.J256]/[.C256]" office:value-type="float" office:value="130200" calcext:value-type="float">
            <text:p>130 200,00</text:p>
          </table:table-cell>
          <table:table-cell table:formula="of:=([.K256]-123400)*[.C256]" office:value-type="float" office:value="348296" calcext:value-type="float">
            <text:p>348 296,00</text:p>
          </table:table-cell>
          <table:table-cell table:formula="of:=[.J256]*0.2" office:value-type="float" office:value="1333768.8" calcext:value-type="float">
            <text:p>1 333 768,80</text:p>
          </table:table-cell>
          <table:table-cell table:formula="of:=IF([.L256]&lt;0;[.M256];[.L256]+[.M256])" office:value-type="float" office:value="1682064.8" calcext:value-type="float">
            <text:p>1 682 064,80</text:p>
          </table:table-cell>
        </table:table-row>
        <calcext:conditional-formats>
          <calcext:conditional-format calcext:target-range-address="'smk_2024-10-10 18:25:25.597117'.C2:'smk_2024-10-10 18:25:25.597117'.C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smk_2024-10-10 18:25:25.597117'.J2:'smk_2024-10-10 18:25:25.597117'.J25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smk_2024-10-10 18:25:25.597117'.N2:'smk_2024-10-10 18:25:25.597117'.N256">
            <calcext:color-scale>
              <calcext:color-scale-entry calcext:value="1500000" calcext:type="number" calcext:color="#00a933"/>
              <calcext:color-scale-entry calcext:value="1700000" calcext:type="number" calcext:color="#ffff00"/>
              <calcext:color-scale-entry calcext:value="1900000" calcext:type="number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DB__1" table:target-range-address="'smk_2024-10-10 18:25:25.597117'.C2:'smk_2024-10-10 18:25:25.597117'.C256" table:contains-header="false"/>
        <table:database-range table:name="__Anonymous_Sheet_DB__0" table:target-range-address="'smk_2024-10-10 18:25:25.597117'.A1:'smk_2024-10-10 18:25:25.597117'.N25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0T19:39:47.421863411</dc:date>
    <meta:editing-duration>PT13M55S</meta:editing-duration>
    <meta:editing-cycles>3</meta:editing-cycles>
    <meta:generator>LibreOffice/24.2.6.2$Linux_X86_64 LibreOffice_project/420$Build-2</meta:generator>
    <meta:document-statistic meta:table-count="1" meta:cell-count="3584" meta:object-count="0"/>
  </office:meta>
</office:document-meta>
</file>